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Hoja7.xml"/>
  <manifest:file-entry manifest:media-type="text/xml" manifest:full-path="Basic/Standard/Sheet28.xml"/>
  <manifest:file-entry manifest:media-type="text/xml" manifest:full-path="Basic/Standard/Módulo1.xml"/>
  <manifest:file-entry manifest:media-type="text/xml" manifest:full-path="Basic/Standard/Hoja1.xml"/>
  <manifest:file-entry manifest:media-type="text/xml" manifest:full-path="Basic/Standard/Hoja9.xml"/>
  <manifest:file-entry manifest:media-type="text/xml" manifest:full-path="Basic/Standard/Módulo2.xml"/>
  <manifest:file-entry manifest:media-type="text/xml" manifest:full-path="Basic/Standard/script-lb.xml"/>
  <manifest:file-entry manifest:media-type="text/xml" manifest:full-path="Basic/Standard/Hoja2.xml"/>
  <manifest:file-entry manifest:media-type="text/xml" manifest:full-path="Basic/Standard/Hoja3.xml"/>
  <manifest:file-entry manifest:media-type="text/xml" manifest:full-path="Basic/Standard/Module1.xml"/>
  <manifest:file-entry manifest:media-type="text/xml" manifest:full-path="Basic/Standard/Módulo3.xml"/>
  <manifest:file-entry manifest:media-type="text/xml" manifest:full-path="Basic/Standard/ThisWorkbook.xml"/>
  <manifest:file-entry manifest:media-type="text/xml" manifest:full-path="Basic/Standard/Hoja4.xml"/>
  <manifest:file-entry manifest:media-type="text/xml" manifest:full-path="Basic/Standard/Sheet1.xml"/>
  <manifest:file-entry manifest:media-type="text/xml" manifest:full-path="Basic/Standard/Hoja5.xml"/>
  <manifest:file-entry manifest:media-type="text/xml" manifest:full-path="Basic/Standard/Sheet26.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37" style:family="table-column">
      <style:table-column-properties fo:break-before="auto" style:column-width="0.647cm"/>
    </style:style>
    <style:style style:name="co38" style:family="table-column">
      <style:table-column-properties fo:break-before="auto" style:column-width="5.824cm"/>
    </style:style>
    <style:style style:name="co39" style:family="table-column">
      <style:table-column-properties fo:break-before="auto" style:column-width="7.232cm"/>
    </style:style>
    <style:style style:name="co40" style:family="table-column">
      <style:table-column-properties fo:break-before="auto" style:column-width="5.064cm"/>
    </style:style>
    <style:style style:name="co41" style:family="table-column">
      <style:table-column-properties fo:break-before="auto" style:column-width="5.657cm"/>
    </style:style>
    <style:style style:name="co47" style:family="table-column">
      <style:table-column-properties fo:break-before="auto" style:column-width="5.883cm"/>
    </style:style>
    <style:style style:name="co48" style:family="table-column">
      <style:table-column-properties fo:break-before="auto" style:column-width="0.73cm"/>
    </style:style>
    <style:style style:name="co49" style:family="table-column">
      <style:table-column-properties fo:break-before="auto" style:column-width="0.817cm"/>
    </style:style>
    <style:style style:name="co50" style:family="table-column">
      <style:table-column-properties fo:break-before="auto" style:column-width="0.676cm"/>
    </style:style>
    <style:style style:name="co51" style:family="table-column">
      <style:table-column-properties fo:break-before="auto" style:column-width="1.238cm"/>
    </style:style>
    <style:style style:name="co52" style:family="table-column">
      <style:table-column-properties fo:break-before="auto" style:column-width="0.76cm"/>
    </style:style>
    <style:style style:name="co53" style:family="table-column">
      <style:table-column-properties fo:break-before="auto" style:column-width="2.279cm"/>
    </style:style>
    <style:style style:name="co54" style:family="table-column">
      <style:table-column-properties fo:break-before="auto" style:column-width="4.08cm"/>
    </style:style>
    <style:style style:name="co55" style:family="table-column">
      <style:table-column-properties fo:break-before="auto" style:column-width="2.785cm"/>
    </style:style>
    <style:style style:name="co56" style:family="table-column">
      <style:table-column-properties fo:break-before="auto" style:column-width="2.392cm"/>
    </style:style>
    <style:style style:name="co57" style:family="table-column">
      <style:table-column-properties fo:break-before="auto" style:column-width="3.18cm"/>
    </style:style>
    <style:style style:name="co58" style:family="table-column">
      <style:table-column-properties fo:break-before="auto" style:column-width="2.11cm"/>
    </style:style>
    <style:style style:name="co59" style:family="table-column">
      <style:table-column-properties fo:break-before="auto" style:column-width="5.994cm"/>
    </style:style>
    <style:style style:name="co60" style:family="table-column">
      <style:table-column-properties fo:break-before="auto" style:column-width="0.984cm"/>
    </style:style>
    <style:style style:name="co61" style:family="table-column">
      <style:table-column-properties fo:break-before="auto" style:column-width="2.955cm"/>
    </style:style>
    <style:style style:name="co62" style:family="table-column">
      <style:table-column-properties fo:break-before="auto" style:column-width="4.643cm"/>
    </style:style>
    <style:style style:name="co63" style:family="table-column">
      <style:table-column-properties fo:break-before="auto" style:column-width="2.813cm"/>
    </style:style>
    <style:style style:name="co64" style:family="table-column">
      <style:table-column-properties fo:break-before="auto" style:column-width="2.251cm"/>
    </style:style>
    <style:style style:name="co65" style:family="table-column">
      <style:table-column-properties fo:break-before="auto" style:column-width="2.267cm"/>
    </style:style>
    <style:style style:name="co66" style:family="table-column">
      <style:table-column-properties fo:break-before="auto" style:column-width="4.925cm"/>
    </style:style>
    <style:style style:name="co67" style:family="table-column">
      <style:table-column-properties fo:break-before="auto" style:column-width="0.422cm"/>
    </style:style>
    <style:style style:name="co68" style:family="table-column">
      <style:table-column-properties fo:break-before="auto" style:column-width="4.249cm"/>
    </style:style>
    <style:style style:name="co69" style:family="table-column">
      <style:table-column-properties fo:break-before="auto" style:column-width="5.318cm"/>
    </style:style>
    <style:style style:name="co70" style:family="table-column">
      <style:table-column-properties fo:break-before="auto" style:column-width="4.784cm"/>
    </style:style>
    <style:style style:name="co71" style:family="table-column">
      <style:table-column-properties fo:break-before="auto" style:column-width="4.588cm"/>
    </style:style>
    <style:style style:name="co72" style:family="table-column">
      <style:table-column-properties fo:break-before="auto" style:column-width="4.334cm"/>
    </style:style>
    <style:style style:name="co73" style:family="table-column">
      <style:table-column-properties fo:break-before="auto" style:column-width="4.56cm"/>
    </style:style>
    <style:style style:name="co74" style:family="table-column">
      <style:table-column-properties fo:break-before="auto" style:column-width="3.856cm"/>
    </style:style>
    <style:style style:name="co75" style:family="table-column">
      <style:table-column-properties fo:break-before="auto" style:column-width="5.038cm"/>
    </style:style>
    <style:style style:name="co76" style:family="table-column">
      <style:table-column-properties fo:break-before="auto" style:column-width="4.614cm"/>
    </style:style>
    <style:style style:name="co77" style:family="table-column">
      <style:table-column-properties fo:break-before="auto" style:column-width="1.773cm"/>
    </style:style>
    <style:style style:name="co78" style:family="table-column">
      <style:table-column-properties fo:break-before="auto" style:column-width="5.151cm"/>
    </style:style>
    <style:style style:name="co79" style:family="table-column">
      <style:table-column-properties fo:break-before="auto" style:column-width="1.66cm"/>
    </style:style>
    <style:style style:name="co80" style:family="table-column">
      <style:table-column-properties fo:break-before="auto" style:column-width="2.533cm"/>
    </style:style>
    <style:style style:name="co81" style:family="table-column">
      <style:table-column-properties fo:break-before="auto" style:column-width="3.378cm"/>
    </style:style>
    <style:style style:name="co82" style:family="table-column">
      <style:table-column-properties fo:break-before="auto" style:column-width="3.828cm"/>
    </style:style>
    <style:style style:name="co83" style:family="table-column">
      <style:table-column-properties fo:break-before="auto" style:column-width="2.505cm"/>
    </style:style>
    <style:style style:name="co84" style:family="table-column">
      <style:table-column-properties fo:break-before="auto" style:column-width="2.701cm"/>
    </style:style>
    <style:style style:name="co85" style:family="table-column">
      <style:table-column-properties fo:break-before="auto" style:column-width="7.121cm"/>
    </style:style>
    <style:style style:name="co86" style:family="table-column">
      <style:table-column-properties fo:break-before="auto" style:column-width="2.731cm"/>
    </style:style>
    <style:style style:name="co87" style:family="table-column">
      <style:table-column-properties fo:break-before="auto" style:column-width="1.49cm"/>
    </style:style>
    <style:style style:name="co88" style:family="table-column">
      <style:table-column-properties fo:break-before="auto" style:column-width="2.983cm"/>
    </style:style>
    <style:style style:name="co89" style:family="table-column">
      <style:table-column-properties fo:break-before="auto" style:column-width="4.193cm"/>
    </style:style>
    <style:style style:name="co90" style:family="table-column">
      <style:table-column-properties fo:break-before="auto" style:column-width="2.618cm"/>
    </style:style>
    <style:style style:name="co91" style:family="table-column">
      <style:table-column-properties fo:break-before="auto" style:column-width="3.969cm"/>
    </style:style>
    <style:style style:name="co92" style:family="table-column">
      <style:table-column-properties fo:break-before="auto" style:column-width="3.404cm"/>
    </style:style>
    <style:style style:name="co93" style:family="table-column">
      <style:table-column-properties fo:break-before="auto" style:column-width="3.743cm"/>
    </style:style>
    <style:style style:name="co94" style:family="table-column">
      <style:table-column-properties fo:break-before="auto" style:column-width="2.646cm"/>
    </style:style>
    <style:style style:name="co95" style:family="table-column">
      <style:table-column-properties fo:break-before="auto" style:column-width="3.771cm"/>
    </style:style>
    <style:style style:name="co96" style:family="table-column">
      <style:table-column-properties fo:break-before="auto" style:column-width="11.848cm"/>
    </style:style>
    <style:style style:name="co97" style:family="table-column">
      <style:table-column-properties fo:break-before="auto" style:column-width="1.295cm"/>
    </style:style>
    <style:style style:name="co98" style:family="table-column">
      <style:table-column-properties fo:break-before="auto" style:column-width="10.469cm"/>
    </style:style>
    <style:style style:name="co99" style:family="table-column">
      <style:table-column-properties fo:break-before="auto" style:column-width="0.139cm"/>
    </style:style>
    <style:style style:name="co100" style:family="table-column">
      <style:table-column-properties fo:break-before="auto" style:column-width="10.61cm"/>
    </style:style>
    <style:style style:name="co101" style:family="table-column">
      <style:table-column-properties fo:break-before="auto" style:column-width="1.408cm"/>
    </style:style>
    <style:style style:name="co102" style:family="table-column">
      <style:table-column-properties fo:break-before="auto" style:column-width="2.477cm"/>
    </style:style>
    <style:style style:name="co103" style:family="table-column">
      <style:table-column-properties fo:break-before="auto" style:column-width="4.136cm"/>
    </style:style>
    <style:style style:name="co104" style:family="table-column">
      <style:table-column-properties fo:break-before="auto" style:column-width="4.39cm"/>
    </style:style>
    <style:style style:name="co105" style:family="table-column">
      <style:table-column-properties fo:break-before="auto" style:column-width="1.012cm"/>
    </style:style>
    <style:style style:name="co106" style:family="table-column">
      <style:table-column-properties fo:break-before="auto" style:column-width="0.843cm"/>
    </style:style>
    <style:style style:name="co107" style:family="table-column">
      <style:table-column-properties fo:break-before="auto" style:column-width="5.009cm"/>
    </style:style>
    <style:style style:name="co108" style:family="table-column">
      <style:table-column-properties fo:break-before="auto" style:column-width="3.658cm"/>
    </style:style>
    <style:style style:name="co109" style:family="table-column">
      <style:table-column-properties fo:break-before="auto" style:column-width="3.209cm"/>
    </style:style>
    <style:style style:name="co110" style:family="table-column">
      <style:table-column-properties fo:break-before="auto" style:column-width="4.419cm"/>
    </style:style>
    <style:style style:name="co111" style:family="table-column">
      <style:table-column-properties fo:break-before="auto" style:column-width="4.531cm"/>
    </style:style>
    <style:style style:name="co112" style:family="table-column">
      <style:table-column-properties fo:break-before="auto" style:column-width="3.152cm"/>
    </style:style>
    <style:style style:name="co113" style:family="table-column">
      <style:table-column-properties fo:break-before="auto" style:column-width="5.6cm"/>
    </style:style>
    <style:style style:name="co114" style:family="table-column">
      <style:table-column-properties fo:break-before="auto" style:column-width="4.953cm"/>
    </style:style>
    <style:style style:name="co115" style:family="table-column">
      <style:table-column-properties fo:break-before="auto" style:column-width="1.998cm"/>
    </style:style>
    <style:style style:name="co116" style:family="table-column">
      <style:table-column-properties fo:break-before="auto" style:column-width="4.221cm"/>
    </style:style>
    <style:style style:name="co117" style:family="table-column">
      <style:table-column-properties fo:break-before="auto" style:column-width="2.335cm"/>
    </style:style>
    <style:style style:name="co118" style:family="table-column">
      <style:table-column-properties fo:break-before="auto" style:column-width="3.067cm"/>
    </style:style>
    <style:style style:name="co119" style:family="table-column">
      <style:table-column-properties fo:break-before="auto" style:column-width="4.052cm"/>
    </style:style>
    <style:style style:name="co120" style:family="table-column">
      <style:table-column-properties fo:break-before="auto" style:column-width="6.163cm"/>
    </style:style>
    <style:style style:name="co121" style:family="table-column">
      <style:table-column-properties fo:break-before="auto" style:column-width="6.191cm"/>
    </style:style>
    <style:style style:name="co122" style:family="table-column">
      <style:table-column-properties fo:break-before="auto" style:column-width="4.023cm"/>
    </style:style>
    <style:style style:name="co123" style:family="table-column">
      <style:table-column-properties fo:break-before="auto" style:column-width="2.448cm"/>
    </style:style>
    <style:style style:name="co124" style:family="table-column">
      <style:table-column-properties fo:break-before="auto" style:column-width="2.672cm"/>
    </style:style>
    <style:style style:name="co125" style:family="table-column">
      <style:table-column-properties fo:break-before="auto" style:column-width="2.589cm"/>
    </style:style>
    <style:style style:name="co126" style:family="table-column">
      <style:table-column-properties fo:break-before="auto" style:column-width="3.715cm"/>
    </style:style>
    <style:style style:name="co127" style:family="table-column">
      <style:table-column-properties fo:break-before="auto" style:column-width="2.364cm"/>
    </style:style>
    <style:style style:name="co128" style:family="table-column">
      <style:table-column-properties fo:break-before="auto" style:column-width="3.461cm"/>
    </style:style>
    <style:style style:name="co129" style:family="table-column">
      <style:table-column-properties fo:break-before="auto" style:column-width="2.42cm"/>
    </style:style>
    <style:style style:name="co130" style:family="table-column">
      <style:table-column-properties fo:break-before="auto" style:column-width="0.252cm"/>
    </style:style>
    <style:style style:name="co131" style:family="table-column">
      <style:table-column-properties fo:break-before="auto" style:column-width="7.738cm"/>
    </style:style>
    <style:style style:name="co132" style:family="table-column">
      <style:table-column-properties fo:break-before="auto" style:column-width="0.534cm"/>
    </style:style>
    <style:style style:name="co133" style:family="table-column">
      <style:table-column-properties fo:break-before="auto" style:column-width="3cm"/>
    </style:style>
    <style:style style:name="co134" style:family="table-column">
      <style:table-column-properties fo:break-before="auto" style:column-width="2.307cm"/>
    </style:style>
    <style:style style:name="co135" style:family="table-column">
      <style:table-column-properties fo:break-before="auto" style:column-width="2.898cm"/>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3" style:family="table" style:master-page-name="PageStyle_5f_datosCP">
      <style:table-properties table:display="false" style:writing-mode="lr-tb"/>
    </style:style>
    <style:style style:name="ta5" style:family="table" style:master-page-name="PageStyle_5f_parametros">
      <style:table-properties table:display="false" style:writing-mode="lr-tb"/>
    </style:style>
    <style:style style:name="ta4" style:family="table" style:master-page-name="PageStyle_5f_Solicitud">
      <style:table-properties table:display="true" style:writing-mode="lr-tb"/>
    </style:style>
    <style:style style:name="ta6" style:family="table" style:master-page-name="PageStyle_5f_datos">
      <style:table-properties table:display="false" style:writing-mode="lr-tb"/>
    </style:style>
    <style:style style:name="ta7" style:family="table" style:master-page-name="PageStyle_5f_Evaluación_20_Cualitativa">
      <style:table-properties table:display="true" style:writing-mode="lr-tb"/>
    </style:style>
    <style:style style:name="ta8" style:family="table" style:master-page-name="PageStyle_5f_Evaluación_20_Cuantitativa">
      <style:table-properties table:display="true" style:writing-mode="lr-tb"/>
    </style:style>
    <style:style style:name="ta9" style:family="table" style:master-page-name="PageStyle_5f_Resumen_20_E._20_C.">
      <style:table-properties table:display="true" style:writing-mode="lr-tb"/>
    </style:style>
    <style:style style:name="ta10" style:family="table" style:master-page-name="PageStyle_5f_Costo_20_Produc.1">
      <style:table-properties table:display="true" style:writing-mode="lr-tb"/>
    </style:style>
    <style:style style:name="ta11" style:family="table" style:master-page-name="PageStyle_5f_Costo_20_Produc.2">
      <style:table-properties table:display="false" style:writing-mode="lr-tb"/>
    </style:style>
    <style:style style:name="ta12" style:family="table" style:master-page-name="PageStyle_5f_Costo_20_Produc.3">
      <style:table-properties table:display="false" style:writing-mode="lr-tb"/>
    </style:style>
    <style:style style:name="ta13" style:family="table" style:master-page-name="PageStyle_5f_data_20_cultivos">
      <style:table-properties table:display="true" style:writing-mode="lr-tb"/>
    </style:style>
    <style:style style:name="ta14"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able-cell-properties fo:background-color="#008000"/>
      <style:text-properties fo:color="#ffffff"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4"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5"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3"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7"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9"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2"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6"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7"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8"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2"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3"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7"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8"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3"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7"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5"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8"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0"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2"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2"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9"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4"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8"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2"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6"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8"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4"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5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3"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0" style:family="table-cell" style:parent-style-name="Default" style:data-style-name="N114"/>
    <style:style style:name="ce461"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2"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4"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3"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6"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0"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2"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3"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6"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9" style:family="table-cell" style:parent-style-name="Default" style:data-style-name="N114">
      <style:table-cell-properties style:cell-protect="protected" style:print-content="true"/>
    </style:style>
    <style:style style:name="ce490" style:family="table-cell" style:parent-style-name="Default" style:data-style-name="N113"/>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2"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8"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5"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0"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5"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2"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2"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4"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3"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0"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1"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5"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7"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8"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3"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9"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9"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2"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3"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6"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0"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2"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4"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5"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8"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9"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0"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8"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9"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50" style:family="table-cell" style:parent-style-name="Default">
      <style:table-cell-properties fo:border-bottom="none" style:diagonal-bl-tr="none" style:diagonal-tl-br="none" fo:border-left="0.088cm solid #ffffff" fo:border-right="none" style:rotation-align="none" fo:border-top="none"/>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fo:background-color="transparent" style:rotation-align="none"/>
    </style:style>
    <style:style style:name="ce6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8" style:family="table-cell" style:parent-style-name="Default" style:data-style-name="N8036">
      <style:table-cell-properties fo:background-color="#ffff00"/>
    </style:style>
    <style:style style:name="ce659" style:family="table-cell" style:parent-style-name="Normal_20_2">
      <style:table-cell-properties style:cell-protect="protected" style:print-content="true"/>
    </style:style>
    <style:style style:name="ce660" style:family="table-cell" style:parent-style-name="Normal_20_2">
      <style:table-cell-properties style:cell-protect="protected" style:print-content="true" fo:background-color="transparent"/>
    </style:style>
    <style:style style:name="ce66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2" style:family="table-cell" style:parent-style-name="Default">
      <style:table-cell-properties fo:background-color="#00cc00"/>
    </style:style>
    <style:style style:name="ce663"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70" style:family="table-cell" style:parent-style-name="Default" style:data-style-name="N8036">
      <style:table-cell-properties fo:background-color="#00b050"/>
    </style:style>
    <style:style style:name="ce671" style:family="table-cell" style:parent-style-name="Default" style:data-style-name="N128"/>
    <style:style style:name="ce672"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style:diagonal-bl-tr="none" style:diagonal-tl-br="none" fo:border="0.035cm solid #000000" style:rotation-align="none"/>
    </style:style>
    <style:style style:name="ce674"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6"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8"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9" style:family="table-cell" style:parent-style-name="Default" style:data-style-name="N8036">
      <style:table-cell-properties fo:background-color="#00cc00"/>
    </style:style>
    <style:style style:name="ce680"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2"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3"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7"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8" style:family="table-cell" style:parent-style-name="Normal_20_2" style:data-style-name="N113">
      <style:table-cell-properties style:cell-protect="protected" style:print-content="true"/>
    </style:style>
    <style:style style:name="ce689" style:family="table-cell" style:parent-style-name="Default">
      <style:table-cell-properties fo:background-color="#ff0000"/>
    </style:style>
    <style:style style:name="ce690" style:family="table-cell" style:parent-style-name="Default">
      <style:table-cell-properties fo:background-color="#fac090"/>
    </style:style>
    <style:style style:name="ce691" style:family="table-cell" style:parent-style-name="Default">
      <style:table-cell-properties fo:background-color="#ccc1da"/>
    </style:style>
    <style:style style:name="ce692"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4"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5"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8"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20"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4"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7"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7"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7" style:family="table-cell" style:parent-style-name="Default">
      <style:table-cell-properties fo:background-color="#00cc00" style:cell-protect="protected" style:print-content="true"/>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7"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6"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0"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1"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3"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4"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1"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2"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5"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0"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2"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3"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9"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1"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7"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8"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50"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3" style:family="table-cell" style:parent-style-name="Default" style:data-style-name="N131">
      <style:table-cell-properties style:cell-protect="protected" style:print-content="true"/>
    </style:style>
    <style:style style:name="ce854" style:family="table-cell" style:parent-style-name="Default" style:data-style-name="N8004">
      <style:table-cell-properties style:cell-protect="protected" style:print-content="true"/>
    </style:style>
    <style:style style:name="ce85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6" style:family="table-cell" style:parent-style-name="Default" style:data-style-name="N8036">
      <style:table-cell-properties style:cell-protect="protected" style:print-content="true"/>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0"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1"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2"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7"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0"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1" style:family="table-cell" style:parent-style-name="Normal_20_2">
      <style:table-cell-properties fo:background-color="#ffff00"/>
    </style:style>
    <style:style style:name="ce1102"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3"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7"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9"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4"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2" style:family="table-cell" style:parent-style-name="Default">
      <style:table-cell-properties fo:background-color="#0080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table-cell-properties style:cell-protect="none"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8"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1"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2"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s>
      <table:table table:name="Solicitud" table:style-name="ta4" table:protected="true" table:protection-key="SRHRxIDGJND2MU3nHPqWhLsZ1+Y=" table:print="false">
        <office:forms form:automatic-focus="false" form:apply-design-mode="false"/>
        <table:table-column table:style-name="co37" table:default-cell-style-name="Default"/>
        <table:table-column table:style-name="co38" table:default-cell-style-name="ce4"/>
        <table:table-column table:style-name="co39" table:default-cell-style-name="Default"/>
        <table:table-column table:style-name="co40" table:number-columns-repeated="4" table:default-cell-style-name="Default"/>
        <table:table-column table:style-name="co41" table:default-cell-style-name="Default"/>
        <table:table-column table:style-name="co47" table:default-cell-style-name="Default"/>
        <table:table-column table:style-name="co37" table:number-columns-repeated="9" table:default-cell-style-name="Default"/>
        <table:table-column table:style-name="co48" table:default-cell-style-name="Default"/>
        <table:table-column table:style-name="co49" table:default-cell-style-name="Default"/>
        <table:table-column table:style-name="co37" table:number-columns-repeated="5" table:default-cell-style-name="Default"/>
        <table:table-column table:style-name="co49" table:default-cell-style-name="Default"/>
        <table:table-column table:style-name="co37" table:number-columns-repeated="4" table:default-cell-style-name="Default"/>
        <table:table-column table:style-name="co50" table:default-cell-style-name="Default"/>
        <table:table-column table:style-name="co51" table:default-cell-style-name="Default"/>
        <table:table-column table:style-name="co37" table:number-columns-repeated="7" table:default-cell-style-name="Default"/>
        <table:table-column table:style-name="co52" table:default-cell-style-name="Default"/>
        <table:table-column table:style-name="co50" table:number-columns-repeated="2" table:default-cell-style-name="Default"/>
        <table:table-column table:style-name="co37" table:number-columns-repeated="12" table:default-cell-style-name="Default"/>
        <table:table-column table:style-name="co37" table:default-cell-style-name="ce3"/>
        <table:table-column table:style-name="co37" table:number-columns-repeated="23" table:default-cell-style-name="Default"/>
        <table:table-column table:style-name="co37" table:default-cell-style-name="ce3"/>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50" table:default-cell-style-name="Default"/>
        <table:table-column table:style-name="co37" table:number-columns-repeated="790" table:default-cell-style-name="Default"/>
        <table:table-row table:style-name="ro4">
          <table:table-cell table:number-columns-repeated="1024"/>
        </table:table-row>
        <table:table-row table:style-name="ro4">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4">
          <table:table-cell table:number-columns-repeated="10"/>
          <table:table-cell table:style-name="ce83"/>
          <table:table-cell table:style-name="ce7" table:number-columns-repeated="41"/>
          <table:table-cell table:style-name="ce132"/>
          <table:table-cell table:number-columns-repeated="971"/>
        </table:table-row>
        <table:table-row table:style-name="ro4">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table:number-columns-spanned="4" table:number-rows-spanned="1"/>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4">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Jurídica</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4">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4">
          <table:table-cell/>
          <table:covered-table-cell table:style-name="ce7"/>
          <table:table-cell table:style-name="ce29" office:value-type="string">
            <text:p>Analista de Créditos</text:p>
          </table:table-cell>
          <table:table-cell table:style-name="ce44" table:number-columns-spanned="4" table:number-rows-spanned="1"/>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4">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Atico</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azón Social de la Empresa</text:p>
          </table:table-cell>
          <table:table-cell table:style-name="ce44" office:value-type="string" table:number-columns-spanned="4" table:number-rows-spanned="1">
            <text:p>uni</text:p>
          </table:table-cell>
          <table:covered-table-cell table:number-columns-repeated="3" table:style-name="ce44"/>
          <table:table-cell table:style-name="ce46" office:value-type="string">
            <text:p>RUC</text:p>
          </table:table-cell>
          <table:table-cell table:style-name="ce75" table:content-validation-name="val3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tular del Crédito</text:p>
          </table:table-cell>
          <table:table-cell table:style-name="ce44" office:value-type="string" table:number-columns-spanned="4" table:number-rows-spanned="1">
            <text:p>jose</text:p>
          </table:table-cell>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5"/>
          <table:table-cell table:style-name="ce32" table:content-validation-name="val1" office:value-type="string">
            <text:p>Microempresa</text:p>
          </table:table-cell>
          <table:table-cell table:style-name="ce32" table:content-validation-name="val13"/>
          <table:table-cell table:style-name="ce32" table:content-validation-name="val22" office:value-type="string" table:number-columns-spanned="2" table:number-rows-spanned="1">
            <text:p>No</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office:value-type="float" office:value="1">
            <text:p>1</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28];[.$CD$129:.$DL$130];2;0));&quot;&quot;;HLOOKUP([.D28];[.$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4"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4"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4">
          <table:table-cell/>
          <table:covered-table-cell table:style-name="ce24"/>
          <table:table-cell table:style-name="ce32" table:content-validation-name="val5" office:value-type="string">
            <text:p>Mensual</text:p>
          </table:table-cell>
          <table:table-cell table:style-name="ce35" table:content-validation-name="val18" office:value-type="float" office:value="8">
            <text:p>8</text:p>
          </table:table-cell>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10-27">
            <text:p>27/10/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4">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4">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4">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4">
          <table:table-cell table:number-columns-repeated="2"/>
          <table:table-cell table:style-name="ce42" table:number-columns-repeated="6"/>
          <table:table-cell table:number-columns-repeated="2"/>
          <table:table-cell table:style-name="ce94"/>
          <table:table-cell table:number-columns-repeated="1013"/>
        </table:table-row>
        <table:table-row table:style-name="ro4">
          <table:table-cell table:number-columns-repeated="1024"/>
        </table:table-row>
        <table:table-row table:style-name="ro4">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1"/>
          <table:table-cell table:number-columns-repeated="1010"/>
        </table:table-row>
        <table:table-row table:style-name="ro4">
          <table:table-cell table:number-columns-repeated="18"/>
          <table:table-cell table:style-name="ce42"/>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3" table:number-columns-repeated="7"/>
          <table:table-cell/>
          <table:table-cell table:style-name="ce3" table:number-columns-repeated="43"/>
          <table:table-cell table:number-columns-repeated="971"/>
        </table:table-row>
        <table:table-row table:style-name="ro4">
          <table:table-cell table:number-columns-repeated="1024"/>
        </table:table-row>
        <table:table-row table:style-name="ro4">
          <table:table-cell/>
          <table:table-cell table:style-name="ce27"/>
          <table:table-cell table:number-columns-repeated="1022"/>
        </table:table-row>
        <table:table-row table:style-name="ro4">
          <table:table-cell table:number-columns-repeated="1024"/>
        </table:table-row>
        <table:table-row table:style-name="ro4">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4">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4">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4">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4">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4">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8"/>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51" table:formula="of:=[.I5]" office:value-type="float" office:value="41699">
            <text:p>01/03/2014</text:p>
          </table:table-cell>
          <table:table-cell table:style-name="ce153" table:formula="of:=[.F42]" office:value-type="date" office:date-value="2014-10-27">
            <text:p>27/10/2014</text:p>
          </table:table-cell>
          <table:table-cell table:style-name="ce3" office:value-type="string">
            <text:p>tam</text:p>
          </table:table-cell>
          <table:table-cell table:number-columns-repeated="940"/>
        </table:table-row>
        <table:table-row table:style-name="ro4">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8">
            <text:p>8</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45" table:formula="of:=TODAY()-[.I13]" office:value-type="float" office:value="27290">
            <text:p>27290</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4">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6" table:print="false">
        <table:table-column table:style-name="co59"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string" office:string-value="uni">
            <text:p>uni</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string" office:string-value="jose">
            <text:p>jose</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2"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00">
            <text:p>100</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7" table:protected="true" table:print="false">
        <table:table-column table:style-name="co60" table:default-cell-style-name="ce144"/>
        <table:table-column table:style-name="co61" table:default-cell-style-name="ce144"/>
        <table:table-column table:style-name="co36" table:number-columns-repeated="3" table:default-cell-style-name="ce144"/>
        <table:table-column table:style-name="co57" table:default-cell-style-name="ce144"/>
        <table:table-column table:style-name="co62" table:default-cell-style-name="ce144"/>
        <table:table-column table:style-name="co36" table:default-cell-style-name="ce144"/>
        <table:table-column table:style-name="co63" table:default-cell-style-name="ce144"/>
        <table:table-column table:style-name="co36" table:number-columns-repeated="5" table:default-cell-style-name="ce144"/>
        <table:table-column table:style-name="co56" table:default-cell-style-name="ce144"/>
        <table:table-column table:style-name="co64" table:default-cell-style-name="ce144"/>
        <table:table-column table:style-name="co65" table:visibility="collapse" table:default-cell-style-name="ce168"/>
        <table:table-column table:style-name="co64" table:default-cell-style-name="ce144"/>
        <table:table-column table:style-name="co66" table:default-cell-style-name="ce144"/>
        <table:table-column table:style-name="co64"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3">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Atico" table:number-columns-spanned="4" table:number-rows-spanned="1">
            <text:p>Atico</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office:value-type="string" office:string-value="jose" table:number-columns-spanned="4" table:number-rows-spanned="1">
            <text:p>jose</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3">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3">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3">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3">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3">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3">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office:value-type="float" office:value="3423432" table:number-columns-spanned="2" table:number-rows-spanned="1">
            <text:p>3423432</text:p>
          </table:table-cell>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3">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office:value-type="string" table:number-columns-spanned="2" table:number-rows-spanned="1">
            <text:p>*342143</text:p>
          </table:table-cell>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3">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3">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3">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9">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1">
            <text:p>1</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2">
            <text:p>2</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office:value-type="float" office:value="2">
            <text:p>2</text:p>
          </table:table-cell>
          <table:table-cell table:style-name="ce179"/>
          <table:table-cell table:style-name="ce172"/>
          <table:table-cell table:style-name="ce249"/>
          <table:table-cell table:number-columns-repeated="1007"/>
        </table:table-row>
        <table:table-row table:style-name="ro3">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3">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3">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3">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3">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3" table:number-rows-repeated="2">
          <table:table-cell table:number-columns-repeated="1024"/>
        </table:table-row>
        <table:table-row table:style-name="ro3">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6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3">
          <table:table-cell/>
          <table:table-cell table:style-name="ce186" table:number-columns-repeated="2"/>
          <table:table-cell table:number-columns-repeated="3"/>
          <table:table-cell table:style-name="ce186" table:number-columns-repeated="8"/>
          <table:table-cell table:number-columns-repeated="1010"/>
        </table:table-row>
        <table:table-row table:style-name="ro3">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3" table:number-rows-repeated="37">
          <table:table-cell/>
          <table:table-cell table:style-name="ce186" table:number-columns-repeated="13"/>
          <table:table-cell table:number-columns-repeated="1010"/>
        </table:table-row>
        <table:table-row table:style-name="ro3" table:visibility="collapse">
          <table:table-cell/>
          <table:table-cell table:style-name="ce186" table:number-columns-repeated="13"/>
          <table:table-cell table:number-columns-repeated="1010"/>
        </table:table-row>
        <table:table-row table:style-name="ro3"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6"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6" table:number-columns-repeated="13"/>
          <table:table-cell table:number-columns-repeated="1010"/>
        </table:table-row>
        <table:table-row table:style-name="ro3">
          <table:table-cell/>
          <table:table-cell table:style-name="ce186"/>
          <table:table-cell table:number-columns-repeated="1022"/>
        </table:table-row>
        <table:table-row table:style-name="ro3" table:number-rows-repeated="62">
          <table:table-cell table:number-columns-repeated="1024"/>
        </table:table-row>
        <table:table-row table:style-name="ro3">
          <table:table-cell table:style-name="ce169" table:number-columns-repeated="16"/>
          <table:table-cell/>
          <table:table-cell table:style-name="ce169" table:number-columns-repeated="1007"/>
        </table:table-row>
        <table:table-row table:style-name="ro3">
          <table:table-cell table:style-name="ce170" office:value-type="string">
            <text:p>Propio Cancelado</text:p>
          </table:table-cell>
          <table:table-cell table:number-columns-repeated="1023"/>
        </table:table-row>
        <table:table-row table:style-name="ro3">
          <table:table-cell table:style-name="ce170" office:value-type="string">
            <text:p>Propio pero hipotecado</text:p>
          </table:table-cell>
          <table:table-cell table:number-columns-repeated="1023"/>
        </table:table-row>
        <table:table-row table:style-name="ro3">
          <table:table-cell table:style-name="ce170" office:value-type="string">
            <text:p>Propio pero aun lo esta pagando</text:p>
          </table:table-cell>
          <table:table-cell table:number-columns-repeated="1023"/>
        </table:table-row>
        <table:table-row table:style-name="ro3">
          <table:table-cell table:style-name="ce170" office:value-type="string">
            <text:p>Alquilado</text:p>
          </table:table-cell>
          <table:table-cell table:number-columns-repeated="1023"/>
        </table:table-row>
        <table:table-row table:style-name="ro3">
          <table:table-cell table:style-name="ce170" office:value-type="string">
            <text:p>Otros Especificar</text:p>
          </table:table-cell>
          <table:table-cell table:number-columns-repeated="1023"/>
        </table:table-row>
        <table:table-row table:style-name="ro3" table:number-rows-repeated="3">
          <table:table-cell table:number-columns-repeated="1024"/>
        </table:table-row>
        <table:table-row table:style-name="ro3">
          <table:table-cell table:number-columns-repeated="2"/>
          <table:table-cell table:style-name="ce169" table:number-columns-repeated="13"/>
          <table:table-cell table:number-columns-repeated="1009"/>
        </table:table-row>
        <table:table-row table:style-name="ro3">
          <table:table-cell/>
          <table:table-cell table:style-name="ce169"/>
          <table:table-cell table:number-columns-repeated="2"/>
          <table:table-cell office:value-type="string">
            <text:p>Normal</text:p>
          </table:table-cell>
          <table:table-cell table:number-columns-repeated="1019"/>
        </table:table-row>
        <table:table-row table:style-name="ro3">
          <table:table-cell table:number-columns-repeated="4"/>
          <table:table-cell office:value-type="string">
            <text:p>CPP</text:p>
          </table:table-cell>
          <table:table-cell table:number-columns-repeated="1019"/>
        </table:table-row>
        <table:table-row table:style-name="ro3">
          <table:table-cell table:number-columns-repeated="4"/>
          <table:table-cell office:value-type="string">
            <text:p>Deficiente</text:p>
          </table:table-cell>
          <table:table-cell table:number-columns-repeated="1019"/>
        </table:table-row>
        <table:table-row table:style-name="ro3">
          <table:table-cell table:number-columns-repeated="4"/>
          <table:table-cell office:value-type="string">
            <text:p>Dudoso</text:p>
          </table:table-cell>
          <table:table-cell table:number-columns-repeated="1019"/>
        </table:table-row>
        <table:table-row table:style-name="ro3">
          <table:table-cell table:number-columns-repeated="4"/>
          <table:table-cell office:value-type="string">
            <text:p>Perdida</text:p>
          </table:table-cell>
          <table:table-cell table:number-columns-repeated="1019"/>
        </table:table-row>
        <table:table-row table:style-name="ro3" table:number-rows-repeated="1048358">
          <table:table-cell table:number-columns-repeated="1024"/>
        </table:table-row>
        <table:table-row table:style-name="ro3">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8"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40" table:default-cell-style-name="Default"/>
        <table:table-column table:style-name="co75" table:default-cell-style-name="Default"/>
        <table:table-column table:style-name="co76" table:default-cell-style-name="Default"/>
        <table:table-column table:style-name="co77" table:visibility="collapse" table:default-cell-style-name="Default"/>
        <table:table-column table:style-name="co78" table:default-cell-style-name="Default"/>
        <table:table-column table:style-name="co68" table:default-cell-style-name="ce460"/>
        <table:table-column table:style-name="co79" table:default-cell-style-name="Default"/>
        <table:table-column table:style-name="co64" table:number-columns-repeated="2"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ce164"/>
        <table:table-column table:style-name="co46" table:default-cell-style-name="ce490"/>
        <table:table-column table:style-name="co85" table:default-cell-style-name="ce490"/>
        <table:table-column table:style-name="co86" table:default-cell-style-name="Default"/>
        <table:table-column table:style-name="co64" table:default-cell-style-name="Default"/>
        <table:table-column table:style-name="co87" table:default-cell-style-name="Default"/>
        <table:table-column table:style-name="co71" table:default-cell-style-name="Default"/>
        <table:table-column table:style-name="co88" table:default-cell-style-name="Default"/>
        <table:table-column table:style-name="co89" table:number-columns-repeated="2" table:default-cell-style-name="Default"/>
        <table:table-column table:style-name="co90" table:default-cell-style-name="Default"/>
        <table:table-column table:style-name="co64" table:number-columns-repeated="21" table:default-cell-style-name="Default"/>
        <table:table-column table:style-name="co91" table:default-cell-style-name="Default"/>
        <table:table-column table:style-name="co92" table:default-cell-style-name="Default"/>
        <table:table-column table:style-name="co44" table:default-cell-style-name="Default"/>
        <table:table-column table:style-name="co86" table:default-cell-style-name="Default"/>
        <table:table-column table:style-name="co84" table:default-cell-style-name="Default"/>
        <table:table-column table:style-name="co55" table:default-cell-style-name="Default"/>
        <table:table-column table:style-name="co93" table:default-cell-style-name="Default"/>
        <table:table-column table:style-name="co94" table:default-cell-style-name="Default"/>
        <table:table-column table:style-name="co95" table:default-cell-style-name="Default"/>
        <table:table-column table:style-name="co64" table:number-columns-repeated="7" table:default-cell-style-name="Default"/>
        <table:table-column table:style-name="co43" table:default-cell-style-name="Default"/>
        <table:table-column table:style-name="co64" table:default-cell-style-name="Default"/>
        <table:table-column table:style-name="co96" table:default-cell-style-name="Default"/>
        <table:table-column table:style-name="co64" table:number-columns-repeated="952" table:default-cell-style-name="Default"/>
        <table:table-row table:style-name="ro4">
          <table:table-cell table:number-columns-repeated="1024"/>
        </table:table-row>
        <table:table-row table:style-name="ro4">
          <table:table-cell/>
          <table:table-cell table:style-name="ce257" office:value-type="string" table:number-columns-spanned="22" table:number-rows-spanned="1">
            <text:p>EVALUACIÓN CUANTITATIVA AGRÍCOLA</text:p>
          </table:table-cell>
          <table:covered-table-cell table:number-columns-repeated="11" table:style-name="ce295"/>
          <table:covered-table-cell table:style-name="ce461"/>
          <table:covered-table-cell table:number-columns-repeated="7" table:style-name="ce295"/>
          <table:covered-table-cell table:style-name="ce572"/>
          <table:covered-table-cell table:style-name="ce603"/>
          <table:table-cell table:style-name="ce638"/>
          <table:table-cell table:style-name="ce649" table:number-columns-repeated="3"/>
          <table:table-cell table:number-columns-repeated="997"/>
        </table:table-row>
        <table:table-row table:style-name="ro4">
          <table:table-cell/>
          <table:table-cell table:style-name="ce258" table:number-columns-repeated="2"/>
          <table:table-cell table:style-name="ce266" table:number-columns-repeated="10"/>
          <table:table-cell table:style-name="ce462"/>
          <table:table-cell table:number-columns-repeated="1010"/>
        </table:table-row>
        <table:table-row table:style-name="ro4">
          <table:table-cell/>
          <table:table-cell table:style-name="ce259" office:value-type="string" table:number-columns-spanned="13" table:number-rows-spanned="1">
            <text:p>ESTADO DE RESULTADOS</text:p>
          </table:table-cell>
          <table:covered-table-cell table:number-columns-repeated="11" table:style-name="ce296"/>
          <table:covered-table-cell table:style-name="ce463"/>
          <table:table-cell/>
          <table:table-cell table:style-name="ce494" office:value-type="string" table:number-columns-spanned="8" table:number-rows-spanned="1">
            <text:p>BALANCE GENERAL</text:p>
          </table:table-cell>
          <table:covered-table-cell table:number-columns-repeated="5" table:style-name="ce537"/>
          <table:covered-table-cell table:style-name="ce573"/>
          <table:covered-table-cell table:style-name="ce604"/>
          <table:table-cell table:style-name="ce639"/>
          <table:table-cell table:number-columns-repeated="1000"/>
        </table:table-row>
        <table:table-row table:style-name="ro4">
          <table:table-cell table:style-name="ce255"/>
          <table:table-cell table:style-name="ce260"/>
          <table:table-cell table:style-name="ce297" table:number-columns-repeated="8"/>
          <table:table-cell table:style-name="ce422" office:value-type="string">
            <text:p>Plazo</text:p>
          </table:table-cell>
          <table:table-cell table:style-name="ce422"/>
          <table:table-cell table:style-name="ce449" table:formula="of:=[$Solicitud.CF191]-1" office:value-type="float" office:value="7">
            <text:p>7</text:p>
          </table:table-cell>
          <table:table-cell table:style-name="ce464" office:value-type="string">
            <text:p>meses</text:p>
          </table:table-cell>
          <table:table-cell table:style-name="ce255"/>
          <table:table-cell table:style-name="ce495"/>
          <table:table-cell table:style-name="ce538" table:number-columns-repeated="5"/>
          <table:table-cell table:style-name="ce574"/>
          <table:table-cell table:style-name="ce605" table:number-columns-repeated="2"/>
          <table:table-cell table:style-name="ce255" table:number-columns-repeated="1000"/>
        </table:table-row>
        <table:table-row table:style-name="ro4">
          <table:table-cell/>
          <table:table-cell table:style-name="ce261" office:value-type="string" table:number-columns-spanned="12" table:number-rows-spanned="1">
            <text:p>INGRESOS TOTALES</text:p>
          </table:table-cell>
          <table:covered-table-cell table:number-columns-repeated="10" table:style-name="ce298"/>
          <table:covered-table-cell table:style-name="ce450"/>
          <table:table-cell table:style-name="ce465" table:formula="of:=[.N7]+[.N14]+[.N19]" office:value-type="float" office:value="0">
            <text:p>S/. 0</text:p>
          </table:table-cell>
          <table:table-cell/>
          <table:table-cell table:style-name="ce496" office:value-type="string" table:number-columns-spanned="7" table:number-rows-spanned="1">
            <text:p>TOTAL ACTIVOS</text:p>
          </table:table-cell>
          <table:covered-table-cell table:number-columns-repeated="5" table:style-name="ce539"/>
          <table:covered-table-cell table:style-name="ce575"/>
          <table:table-cell table:style-name="ce606" table:formula="of:=[.W7]+[.W31]" office:value-type="float" office:value="0">
            <text:p>S/. 0.00</text:p>
          </table:table-cell>
          <table:table-cell table:number-columns-repeated="2"/>
          <table:table-cell table:style-name="ce650"/>
          <table:table-cell table:number-columns-repeated="998"/>
        </table:table-row>
        <table:table-row table:style-name="ro4">
          <table:table-cell/>
          <table:table-cell table:style-name="ce262" office:value-type="string" table:number-columns-spanned="12" table:number-rows-spanned="1">
            <text:p>VENTAS AGROPECUARIAS</text:p>
          </table:table-cell>
          <table:covered-table-cell table:style-name="ce299"/>
          <table:covered-table-cell table:style-name="ce323"/>
          <table:covered-table-cell table:number-columns-repeated="2" table:style-name="ce299"/>
          <table:covered-table-cell table:number-columns-repeated="6" table:style-name="ce323"/>
          <table:covered-table-cell table:style-name="ce451"/>
          <table:table-cell table:style-name="ce466"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40"/>
          <table:covered-table-cell table:style-name="ce576"/>
          <table:table-cell table:style-name="ce607" table:formula="of:=[.W8]+[.W13]+[.W16]+[.W18]" office:value-type="float" office:value="0">
            <text:p>S/. 0.00</text:p>
          </table:table-cell>
          <table:table-cell table:number-columns-repeated="1001"/>
        </table:table-row>
        <table:table-row table:style-name="ro4">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300"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4"/>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9" office:value-type="string" table:number-columns-spanned="2" table:number-rows-spanned="2">
            <text:p>Ingresos</text:p>
          </table:table-cell>
          <table:covered-table-cell table:style-name="ce434"/>
          <table:table-cell table:style-name="ce263" office:value-type="string" table:number-columns-spanned="1" table:number-rows-spanned="2">
            <text:p>Frec. De Ventas</text:p>
          </table:table-cell>
          <table:table-cell table:style-name="ce462"/>
          <table:table-cell/>
          <table:table-cell table:style-name="ce497" office:value-type="string" table:number-columns-spanned="7" table:number-rows-spanned="1">
            <text:p>Caja y Bancos</text:p>
          </table:table-cell>
          <table:covered-table-cell table:number-columns-repeated="5" table:style-name="ce541"/>
          <table:covered-table-cell table:style-name="ce577"/>
          <table:table-cell table:style-name="ce607" table:formula="of:=SUM([.W9:.W12])" office:value-type="float" office:value="0">
            <text:p>S/. 0.00</text:p>
          </table:table-cell>
          <table:table-cell table:style-name="ce640"/>
          <table:table-cell table:number-columns-repeated="1000"/>
        </table:table-row>
        <table:table-row table:style-name="ro4">
          <table:table-cell/>
          <table:covered-table-cell table:number-columns-repeated="2" table:style-name="ce264"/>
          <table:table-cell table:style-name="ce324" office:value-type="string">
            <text:p>Camp. Anterior</text:p>
          </table:table-cell>
          <table:table-cell table:style-name="ce269"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3"/>
          <table:covered-table-cell table:style-name="ce264"/>
          <table:table-cell table:style-name="ce462"/>
          <table:table-cell/>
          <table:table-cell table:style-name="ce498" office:value-type="string" table:number-columns-spanned="7" table:number-rows-spanned="1">
            <text:p>Efectivo</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28]=&quot;&quot;;&quot;&quot;;[$Solicitud.$D$28])">
            <text:p/>
          </table:table-cell>
          <table:table-cell table:style-name="ce301" table:formula="of:=[$Solicitud.E28]" office:value-type="float" office:value="0">
            <text:p>0</text:p>
          </table:table-cell>
          <table:table-cell table:style-name="ce325"/>
          <table:table-cell table:style-name="ce345" table:formula="of:=[$'Costo Produc.1'.C6]" office:value-type="float" office:value="0">
            <text:p>0</text:p>
          </table:table-cell>
          <table:table-cell table:style-name="ce363"/>
          <table:table-cell table:style-name="ce371" table:formula="of:=IF([.$B$8]=&quot;CRIANZA&quot;;(([.E10]*2)+[.F10])/3;(([.E10]*2)+[.F10]+[.D10])/4)" office:value-type="float" office:value="0">
            <text:p>0</text:p>
          </table:table-cell>
          <table:table-cell table:style-name="ce363"/>
          <table:table-cell table:style-name="ce398" table:formula="of:=[.G10]-[.H10]" office:value-type="float" office:value="0">
            <text:p>0</text:p>
          </table:table-cell>
          <table:table-cell table:style-name="ce411" table:formula="of:=[$'Costo Produc.1'.I6]" office:value-type="float" office:value="0">
            <text:p>0.00</text:p>
          </table:table-cell>
          <table:table-cell table:style-name="ce424" table:formula="of:=[.C10]*[.I10]*[.J10]"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Corriente</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0]=&quot;&quot;;&quot;&quot;;[$Solicitud.$D$30])">
            <text:p/>
          </table:table-cell>
          <table:table-cell table:style-name="ce301" table:formula="of:=[$Solicitud.E30]" office:value-type="float" office:value="0">
            <text:p>0</text:p>
          </table:table-cell>
          <table:table-cell table:style-name="ce326"/>
          <table:table-cell table:style-name="ce345" table:formula="of:=[$'Costo Produc.2'.C6]" office:value-type="float" office:value="0">
            <text:p>0</text:p>
          </table:table-cell>
          <table:table-cell table:style-name="ce364"/>
          <table:table-cell table:style-name="ce371" table:formula="of:=IF([.$B$8]=&quot;CRIANZA&quot;;(([.E11]*2)+[.F11])/3;(([.E11]*2)+[.F11]+[.D11])/4)" office:value-type="float" office:value="0">
            <text:p>0</text:p>
          </table:table-cell>
          <table:table-cell table:style-name="ce386"/>
          <table:table-cell table:style-name="ce345" table:formula="of:=[.G11]-[.H11]" office:value-type="float" office:value="0">
            <text:p>0</text:p>
          </table:table-cell>
          <table:table-cell table:style-name="ce411" table:formula="of:=[$'Costo Produc.2'.I6]" office:value-type="float" office:value="0">
            <text:p>0.00</text:p>
          </table:table-cell>
          <table:table-cell table:style-name="ce424" table:formula="of:=[.C11]*[.I11]*[.J11]"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de ahorros moneda nacional</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2]=&quot;&quot;;&quot;&quot;;[$Solicitud.$D$32])">
            <text:p/>
          </table:table-cell>
          <table:table-cell table:style-name="ce301" table:formula="of:=[$Solicitud.E32]" office:value-type="float" office:value="0">
            <text:p>0</text:p>
          </table:table-cell>
          <table:table-cell table:style-name="ce327"/>
          <table:table-cell table:style-name="ce345" table:formula="of:=[$'Costo Produc.3'.C6]" office:value-type="float" office:value="0">
            <text:p>0</text:p>
          </table:table-cell>
          <table:table-cell table:style-name="ce364"/>
          <table:table-cell table:style-name="ce371" table:formula="of:=IF([.$B$8]=&quot;CRIANZA&quot;;(([.E12]*2)+[.F12])/3;(([.E12]*2)+[.F12]+[.D12])/4)" office:value-type="float" office:value="0">
            <text:p>0</text:p>
          </table:table-cell>
          <table:table-cell table:style-name="ce386"/>
          <table:table-cell table:style-name="ce345" table:formula="of:=[.G12]-[.H12]" office:value-type="float" office:value="0">
            <text:p>0</text:p>
          </table:table-cell>
          <table:table-cell table:style-name="ce412" table:formula="of:=[$'Costo Produc.3'.I6]" office:value-type="float" office:value="0">
            <text:p>0.00</text:p>
          </table:table-cell>
          <table:table-cell table:style-name="ce424" table:formula="of:=[.C12]*[.I12]*[.J12]" office:value-type="float" office:value="0" table:number-columns-spanned="2" table:number-rows-spanned="1">
            <text:p>S/. 0</text:p>
          </table:table-cell>
          <table:covered-table-cell table:style-name="ce435"/>
          <table:table-cell table:style-name="ce452" table:content-validation-name="val49"/>
          <table:table-cell table:style-name="ce462"/>
          <table:table-cell/>
          <table:table-cell table:style-name="ce499" office:value-type="string" table:number-columns-spanned="7" table:number-rows-spanned="1">
            <text:p>Cuenta de ahorros moneda extranjera</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6" table:number-columns-repeated="12"/>
          <table:table-cell table:style-name="ce462"/>
          <table:table-cell/>
          <table:table-cell table:style-name="ce497" office:value-type="string" table:number-columns-spanned="7" table:number-rows-spanned="1">
            <text:p>Cuentas por Cobrar</text:p>
          </table:table-cell>
          <table:covered-table-cell table:number-columns-repeated="5" table:style-name="ce541"/>
          <table:covered-table-cell table:style-name="ce577"/>
          <table:table-cell table:style-name="ce609" table:formula="of:=SUM([.W14:.W15])" office:value-type="float" office:value="0">
            <text:p>S/. 0.00</text:p>
          </table:table-cell>
          <table:table-cell table:style-name="ce641"/>
          <table:table-cell table:number-columns-repeated="1000"/>
        </table:table-row>
        <table:table-row table:style-name="ro4">
          <table:table-cell/>
          <table:table-cell table:style-name="ce262" office:value-type="string" table:number-columns-spanned="12" table:number-rows-spanned="1">
            <text:p>Otras Ventas (cultivo en proceso)</text:p>
          </table:table-cell>
          <table:covered-table-cell table:number-columns-repeated="10" table:style-name="ce299"/>
          <table:covered-table-cell table:style-name="ce451"/>
          <table:table-cell table:style-name="ce467" table:formula="of:=SUM([.F16:.F17])" office:value-type="float" office:value="0">
            <text:p>S/. 0</text:p>
          </table:table-cell>
          <table:table-cell/>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7" office:value-type="string">
            <text:p>Cultivos</text:p>
          </table:table-cell>
          <table:table-cell table:style-name="ce302" office:value-type="string">
            <text:p>Has.</text:p>
          </table:table-cell>
          <table:table-cell table:style-name="ce265" office:value-type="string">
            <text:p>Rendimiento</text:p>
          </table:table-cell>
          <table:table-cell table:style-name="ce346" office:value-type="string">
            <text:p>Precio S/.</text:p>
          </table:table-cell>
          <table:table-cell table:style-name="ce365"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6"/>
          <table:table-cell table:style-name="ce266"/>
          <table:table-cell table:style-name="ce462"/>
          <table:table-cell table:style-name="ce491"/>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8" table:formula="of:=IF([$Solicitud.C34]=&quot;&quot;;&quot;&quot;;[$Solicitud.C34])">
            <text:p/>
          </table:table-cell>
          <table:table-cell table:style-name="ce269" table:formula="of:=[$Solicitud.D34]" office:value-type="float" office:value="0">
            <text:p>0</text:p>
          </table:table-cell>
          <table:table-cell table:style-name="ce328"/>
          <table:table-cell table:style-name="ce347"/>
          <table:table-cell table:style-name="ce365" table:formula="of:=[.C16]*[.D16]*[.E16]" office:value-type="float" office:value="0">
            <text:p>S/. 0.00</text:p>
          </table:table-cell>
          <table:table-cell/>
          <table:table-cell table:style-name="ce387" table:content-validation-name="val49"/>
          <table:table-cell table:style-name="ce269" table:formula="of:=IF([.H16]=&quot;Al final&quot;;&quot;Cosecha&quot;;&quot;Inicio&quot;)" office:value-type="string" office:string-value="Inicio">
            <text:p>Inicio</text:p>
          </table:table-cell>
          <table:table-cell table:style-name="ce387" table:content-validation-name="val55"/>
          <table:table-cell/>
          <table:table-cell table:style-name="ce266" table:number-columns-repeated="2"/>
          <table:table-cell table:style-name="ce468"/>
          <table:table-cell table:style-name="ce491"/>
          <table:table-cell table:style-name="ce501" office:value-type="string" table:number-columns-spanned="7" table:number-rows-spanned="1">
            <text:p>Alquileres</text:p>
          </table:table-cell>
          <table:covered-table-cell table:number-columns-repeated="5" table:style-name="ce541"/>
          <table:covered-table-cell table:style-name="ce577"/>
          <table:table-cell table:style-name="ce609" table:formula="of:=[.W17]" office:value-type="float" office:value="0">
            <text:p>S/. 0.00</text:p>
          </table:table-cell>
          <table:table-cell table:style-name="ce641"/>
          <table:table-cell table:number-columns-repeated="1000"/>
        </table:table-row>
        <table:table-row table:style-name="ro4">
          <table:table-cell/>
          <table:table-cell table:style-name="ce268" table:formula="of:=IF([$Solicitud.C36]=&quot;&quot;;&quot;&quot;;[$Solicitud.C36])">
            <text:p/>
          </table:table-cell>
          <table:table-cell table:style-name="ce269" table:formula="of:=[$Solicitud.D36]" office:value-type="float" office:value="0">
            <text:p>0</text:p>
          </table:table-cell>
          <table:table-cell table:style-name="ce328"/>
          <table:table-cell table:style-name="ce347"/>
          <table:table-cell table:style-name="ce365" table:formula="of:=[.C17]*[.D17]*[.E17]" office:value-type="float" office:value="0">
            <text:p>S/. 0.00</text:p>
          </table:table-cell>
          <table:table-cell/>
          <table:table-cell table:style-name="ce387" table:content-validation-name="val49"/>
          <table:table-cell table:style-name="ce269" table:formula="of:=IF([.H17]=&quot;Al final&quot;;&quot;Cosecha&quot;;&quot;Inicio&quot;)" office:value-type="string" office:string-value="Inicio">
            <text:p>Inicio</text:p>
          </table:table-cell>
          <table:table-cell table:style-name="ce387" table:content-validation-name="val55"/>
          <table:table-cell/>
          <table:table-cell table:style-name="ce266"/>
          <table:table-cell table:style-name="ce266"/>
          <table:table-cell table:style-name="ce468"/>
          <table:table-cell table:style-name="ce491"/>
          <table:table-cell table:style-name="ce502" table:number-columns-spanned="7" table:number-rows-spanned="1"/>
          <table:covered-table-cell table:number-columns-repeated="5" table:style-name="ce544"/>
          <table:covered-table-cell table:style-name="ce580"/>
          <table:table-cell table:style-name="ce610"/>
          <table:table-cell table:style-name="ce641"/>
          <table:table-cell table:number-columns-repeated="1000"/>
        </table:table-row>
        <table:table-row table:style-name="ro4">
          <table:table-cell/>
          <table:table-cell table:style-name="ce266" table:number-columns-repeated="10"/>
          <table:table-cell table:style-name="ce436"/>
          <table:table-cell table:style-name="ce436"/>
          <table:table-cell table:style-name="ce468"/>
          <table:table-cell/>
          <table:table-cell table:style-name="ce503" office:value-type="string" table:number-columns-spanned="7" table:number-rows-spanned="1">
            <text:p>Inventario Agropecuario <text:s/>( insumos, producción almacenada, cultivos en pie, etc.)</text:p>
          </table:table-cell>
          <table:covered-table-cell table:number-columns-repeated="5" table:style-name="ce545"/>
          <table:covered-table-cell table:style-name="ce581"/>
          <table:table-cell table:style-name="ce611" table:formula="of:=[.W19]+[.W27]" office:value-type="float" office:value="0">
            <text:p>S/. 0.00</text:p>
          </table:table-cell>
          <table:table-cell table:style-name="ce641"/>
          <table:table-cell table:number-columns-repeated="1000"/>
        </table:table-row>
        <table:table-row table:style-name="ro4">
          <table:table-cell table:style-name="ce256"/>
          <table:table-cell table:style-name="ce262" office:value-type="string" table:number-columns-spanned="12" table:number-rows-spanned="1">
            <text:p>Otras Ventas pecuarias</text:p>
          </table:table-cell>
          <table:covered-table-cell table:number-columns-repeated="10" table:style-name="ce299"/>
          <table:covered-table-cell table:style-name="ce451"/>
          <table:table-cell table:style-name="ce469" table:formula="of:=SUM([.F21:.F22])" office:value-type="float" office:value="0">
            <text:p>S/. 0</text:p>
          </table:table-cell>
          <table:table-cell table:style-name="ce256"/>
          <table:table-cell table:style-name="ce504" office:value-type="string" table:number-columns-spanned="7" table:number-rows-spanned="1">
            <text:p>Inventario Agrícola</text:p>
          </table:table-cell>
          <table:covered-table-cell table:number-columns-repeated="5" table:style-name="ce546"/>
          <table:covered-table-cell table:style-name="ce582"/>
          <table:table-cell table:style-name="ce612" table:formula="of:=SUM([.W20:.W26])" office:value-type="float" office:value="0">
            <text:p>S/. 0.00</text:p>
          </table:table-cell>
          <table:table-cell table:style-name="ce642"/>
          <table:table-cell table:style-name="ce256" table:number-columns-repeated="1000"/>
        </table:table-row>
        <table:table-row table:style-name="ro11">
          <table:table-cell/>
          <table:table-cell table:style-name="ce267" office:value-type="string">
            <text:p>Crianza</text:p>
          </table:table-cell>
          <table:table-cell table:style-name="ce302" office:value-type="string">
            <text:p>Cabezas a vender</text:p>
          </table:table-cell>
          <table:table-cell table:style-name="ce302" office:value-type="string">
            <text:p>Kg / <text:s/>Cabeza</text:p>
          </table:table-cell>
          <table:table-cell table:style-name="ce346" office:value-type="string">
            <text:p>Precio S/.</text:p>
          </table:table-cell>
          <table:table-cell table:style-name="ce349"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7"/>
          <table:table-cell table:style-name="ce453"/>
          <table:table-cell table:style-name="ce470"/>
          <table:table-cell/>
          <table:table-cell table:style-name="ce505"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1'.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ayores</text:p>
          </table:table-cell>
          <table:table-cell table:number-columns-repeated="3" table:style-name="ce303"/>
          <table:table-cell table:style-name="ce366" table:formula="of:=[.C21]*[.D21]*[.E21]" office:value-type="float" office:value="0">
            <text:p>S/. 0</text:p>
          </table:table-cell>
          <table:table-cell/>
          <table:table-cell table:style-name="ce387" table:content-validation-name="val49"/>
          <table:table-cell table:style-name="ce269" table:formula="of:=IF([.H21]=&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style-name="ce492"/>
          <table:table-cell table:style-name="ce505"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2'.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enores</text:p>
          </table:table-cell>
          <table:table-cell table:number-columns-repeated="3" table:style-name="ce303"/>
          <table:table-cell table:style-name="ce366" table:formula="of:=[.C22]*[.D22]*[.E22]" office:value-type="float" office:value="0">
            <text:p>S/. 0</text:p>
          </table:table-cell>
          <table:table-cell/>
          <table:table-cell table:style-name="ce387" table:content-validation-name="val49"/>
          <table:table-cell table:style-name="ce269" table:formula="of:=IF([.H22]=&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table-cell table:style-name="ce505"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3'.M61]" office:value-type="float" office:value="0">
            <text:p>S/. 0.00</text:p>
          </table:table-cell>
          <table:table-cell table:style-name="ce641"/>
          <table:table-cell table:style-name="ce490"/>
          <table:table-cell table:number-columns-repeated="999"/>
        </table:table-row>
        <table:table-row table:style-name="ro4">
          <table:table-cell/>
          <table:table-cell table:style-name="ce266" table:number-columns-repeated="12"/>
          <table:table-cell table:style-name="ce471"/>
          <table:table-cell/>
          <table:table-cell table:style-name="ce506" office:value-type="string" table:number-columns-spanned="7" table:number-rows-spanned="1">
            <text:p>Insumos en stock</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61" office:value-type="string" table:number-columns-spanned="12" table:number-rows-spanned="1">
            <text:p>EGRESOS TOTALES</text:p>
          </table:table-cell>
          <table:covered-table-cell table:number-columns-repeated="10" table:style-name="ce298"/>
          <table:covered-table-cell table:style-name="ce450"/>
          <table:table-cell table:style-name="ce472" table:formula="of:=[.N25]+[.N31]+[.N36]" office:value-type="float" office:value="0">
            <text:p>#NOMBRE?</text:p>
          </table:table-cell>
          <table:table-cell/>
          <table:table-cell table:style-name="ce507" office:value-type="string" table:number-columns-spanned="7" table:number-rows-spanned="1">
            <text:p>Invent. cultivos <text:s/>secundarios</text:p>
          </table:table-cell>
          <table:covered-table-cell table:number-columns-repeated="5" table:style-name="ce549"/>
          <table:covered-table-cell table:style-name="ce584"/>
          <table:table-cell table:style-name="ce610"/>
          <table:table-cell table:style-name="ce641"/>
          <table:table-cell table:number-columns-repeated="1000"/>
        </table:table-row>
        <table:table-row table:style-name="ro4">
          <table:table-cell/>
          <table:table-cell table:style-name="ce270" office:value-type="string" table:number-columns-spanned="12" table:number-rows-spanned="1">
            <text:p>COSTO DE VENTAS AGROPECUARIAS</text:p>
          </table:table-cell>
          <table:covered-table-cell table:number-columns-repeated="2" table:style-name="ce304"/>
          <table:covered-table-cell table:number-columns-repeated="2" table:style-name="ce348"/>
          <table:covered-table-cell table:number-columns-repeated="6" table:style-name="ce304"/>
          <table:covered-table-cell table:style-name="ce399"/>
          <table:table-cell table:style-name="ce467" table:formula="of:=SUM([.E27:.F29])" office:value-type="float" office:value="0">
            <text:p>S/. 0</text:p>
          </table:table-cell>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71" table:formula="of:=[.B8]" office:value-type="string" office:string-value="CULTIVO">
            <text:p>CULTIVO</text:p>
          </table:table-cell>
          <table:table-cell table:style-name="ce305" table:formula="of:=[.C8]" office:value-type="string" office:string-value="Has.">
            <text:p>Has.</text:p>
          </table:table-cell>
          <table:table-cell table:style-name="ce329" office:value-type="string">
            <text:p>Costo Directos</text:p>
          </table:table-cell>
          <table:table-cell table:style-name="ce349" office:value-type="string" table:number-columns-spanned="2" table:number-rows-spanned="1">
            <text:p>Egresos</text:p>
          </table:table-cell>
          <table:covered-table-cell table:style-name="ce367"/>
          <table:table-cell table:style-name="ce372" table:number-columns-repeated="4"/>
          <table:table-cell table:style-name="ce425"/>
          <table:table-cell table:style-name="ce436"/>
          <table:table-cell table:style-name="ce454"/>
          <table:table-cell table:style-name="ce462"/>
          <table:table-cell/>
          <table:table-cell table:style-name="ce508" table:number-columns-spanned="7" table:number-rows-spanned="1"/>
          <table:covered-table-cell table:number-columns-repeated="5" table:style-name="ce550"/>
          <table:covered-table-cell table:style-name="ce585"/>
          <table:table-cell table:style-name="ce610"/>
          <table:table-cell table:style-name="ce641"/>
          <table:table-cell table:number-columns-repeated="1000"/>
        </table:table-row>
        <table:table-row table:style-name="ro4">
          <table:table-cell/>
          <table:table-cell table:style-name="ce268" table:formula="of:=[.B10]">
            <text:p/>
          </table:table-cell>
          <table:table-cell table:style-name="ce306" table:formula="of:=[.C10]" office:value-type="float" office:value="0">
            <text:p>0</text:p>
          </table:table-cell>
          <table:table-cell table:style-name="ce330" table:formula="of:=[$'Costo Produc.1'.I7]" office:value-type="float" office:value="0">
            <text:p>0.00</text:p>
          </table:table-cell>
          <table:table-cell table:style-name="ce349" table:formula="of:=[.C27]*[.D27]"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09" office:value-type="string" table:number-columns-spanned="7" table:number-rows-spanned="1">
            <text:p>Inventario Pecuario</text:p>
          </table:table-cell>
          <table:covered-table-cell table:number-columns-repeated="5" table:style-name="ce551"/>
          <table:covered-table-cell table:style-name="ce586"/>
          <table:table-cell table:style-name="ce612" table:formula="of:=SUM([.W28:.W30])" office:value-type="float" office:value="0">
            <text:p>S/. 0.00</text:p>
          </table:table-cell>
          <table:table-cell table:style-name="ce641"/>
          <table:table-cell table:number-columns-repeated="1000"/>
        </table:table-row>
        <table:table-row table:style-name="ro4">
          <table:table-cell/>
          <table:table-cell table:style-name="ce268" table:formula="of:=[.B11]">
            <text:p/>
          </table:table-cell>
          <table:table-cell table:style-name="ce306" table:formula="of:=[.C11]" office:value-type="float" office:value="0">
            <text:p>0</text:p>
          </table:table-cell>
          <table:table-cell table:style-name="ce330" table:formula="of:=[$'Costo Produc.2'.I7]" office:value-type="float" office:value="0">
            <text:p>0.00</text:p>
          </table:table-cell>
          <table:table-cell table:style-name="ce349" table:formula="of:=[.C28]*[.D28]" office:value-type="float" office:value="0" table:number-columns-spanned="2" table:number-rows-spanned="1">
            <text:p>S/. 0.00</text:p>
          </table:table-cell>
          <table:covered-table-cell table:style-name="ce349"/>
          <table:table-cell table:style-name="ce372"/>
          <table:table-cell table:style-name="ce373" table:number-columns-repeated="6"/>
          <table:table-cell table:style-name="ce462"/>
          <table:table-cell/>
          <table:table-cell table:style-name="ce510" office:value-type="string" table:number-columns-spanned="7" table:number-rows-spanned="1">
            <text:p>Inversión en Proceso:</text:p>
          </table:table-cell>
          <table:covered-table-cell table:number-columns-repeated="5" table:style-name="ce552"/>
          <table:covered-table-cell table:style-name="ce587"/>
          <table:table-cell table:style-name="ce614" table:formula="of:=IF([.B8]=&quot;CRIANZA&quot;;[$'Costo Produc.1'.M61];&quot;&quot;)">
            <text:p/>
          </table:table-cell>
          <table:table-cell table:style-name="ce641"/>
          <table:table-cell table:number-columns-repeated="1000"/>
        </table:table-row>
        <table:table-row table:style-name="ro4">
          <table:table-cell/>
          <table:table-cell table:style-name="ce265" table:formula="of:=[.B12]">
            <text:p/>
          </table:table-cell>
          <table:table-cell table:style-name="ce306" table:formula="of:=[.C12]" office:value-type="float" office:value="0">
            <text:p>0</text:p>
          </table:table-cell>
          <table:table-cell table:style-name="ce330" table:formula="of:=[$'Costo Produc.3'.I7]" office:value-type="float" office:value="0">
            <text:p>0.00</text:p>
          </table:table-cell>
          <table:table-cell table:style-name="ce349" table:formula="of:=[.C29]*[.D29]"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11" office:value-type="string" table:number-columns-spanned="7" table:number-rows-spanned="1">
            <text:p>Insumos en Stock:</text:p>
          </table:table-cell>
          <table:covered-table-cell table:number-columns-repeated="5" table:style-name="ce553"/>
          <table:covered-table-cell table:style-name="ce588"/>
          <table:table-cell table:style-name="ce610"/>
          <table:table-cell table:style-name="ce643"/>
          <table:table-cell table:number-columns-repeated="1000"/>
        </table:table-row>
        <table:table-row table:style-name="ro4">
          <table:table-cell/>
          <table:table-cell table:style-name="ce272"/>
          <table:table-cell table:style-name="ce307" table:number-columns-repeated="2"/>
          <table:table-cell table:style-name="ce350" table:number-columns-repeated="2"/>
          <table:table-cell table:style-name="ce307" table:number-columns-repeated="4"/>
          <table:table-cell table:style-name="ce350" table:number-columns-repeated="2"/>
          <table:table-cell table:style-name="ce455"/>
          <table:table-cell table:style-name="ce473"/>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number-columns-repeated="1001"/>
        </table:table-row>
        <table:table-row table:style-name="ro4">
          <table:table-cell/>
          <table:table-cell table:style-name="ce262" office:value-type="string" table:number-columns-spanned="12" table:number-rows-spanned="1">
            <text:p>Costos Otras Ventas (cultivo en proceso)</text:p>
          </table:table-cell>
          <table:covered-table-cell table:number-columns-repeated="9" table:style-name="ce308"/>
          <table:covered-table-cell table:style-name="ce299"/>
          <table:covered-table-cell table:style-name="ce456"/>
          <table:table-cell table:style-name="ce466"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40"/>
          <table:covered-table-cell table:style-name="ce576"/>
          <table:table-cell table:style-name="ce615" table:formula="of:=[.W32]+[.W37]+[.W44]" office:value-type="float" office:value="0">
            <text:p>S/. 0.00</text:p>
          </table:table-cell>
          <table:table-cell table:style-name="ce644"/>
          <table:table-cell table:number-columns-repeated="1000"/>
        </table:table-row>
        <table:table-row table:style-name="ro4">
          <table:table-cell/>
          <table:table-cell table:style-name="ce265" office:value-type="string">
            <text:p>Cultivo</text:p>
          </table:table-cell>
          <table:table-cell table:style-name="ce309" office:value-type="string">
            <text:p>Has.</text:p>
          </table:table-cell>
          <table:table-cell table:style-name="ce331" office:value-type="string">
            <text:p>Rentabilidad</text:p>
          </table:table-cell>
          <table:table-cell table:style-name="ce349" office:value-type="string" table:number-columns-spanned="2" table:number-rows-spanned="1">
            <text:p>Egresos</text:p>
          </table:table-cell>
          <table:covered-table-cell table:style-name="ce367"/>
          <table:table-cell table:style-name="ce374" table:number-columns-repeated="5"/>
          <table:table-cell table:style-name="ce439"/>
          <table:table-cell table:style-name="ce266"/>
          <table:table-cell table:style-name="ce462"/>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40"/>
          <table:covered-table-cell table:style-name="ce576"/>
          <table:table-cell table:style-name="ce615" table:formula="of:=SUM([.W33:.W36])" office:value-type="float" office:value="0">
            <text:p>S/. 0.00</text:p>
          </table:table-cell>
          <table:table-cell table:style-name="ce645"/>
          <table:table-cell table:number-columns-repeated="1000"/>
        </table:table-row>
        <table:table-row table:style-name="ro4">
          <table:table-cell/>
          <table:table-cell table:style-name="ce268" table:formula="of:=[.B16]">
            <text:p/>
          </table:table-cell>
          <table:table-cell table:style-name="ce310" table:formula="of:=[.C16]" office:value-type="float" office:value="0">
            <text:p>0</text:p>
          </table:table-cell>
          <table:table-cell table:style-name="ce332"/>
          <table:table-cell table:style-name="ce351" table:formula="of:=iferror([.F16]*(1-IF([.D33]=0;1;[.D33]));0)" office:value-type="float" office:value="0" table:number-columns-spanned="2" table:number-rows-spanned="1">
            <text:p>#NOMBRE?</text:p>
          </table:table-cell>
          <table:covered-table-cell table:style-name="ce351"/>
          <table:table-cell table:style-name="ce374" table:number-columns-repeated="4"/>
          <table:table-cell table:style-name="ce426"/>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8" table:formula="of:=[.B17]">
            <text:p/>
          </table:table-cell>
          <table:table-cell table:style-name="ce310" table:formula="of:=[.C17]" office:value-type="float" office:value="0">
            <text:p>0</text:p>
          </table:table-cell>
          <table:table-cell table:style-name="ce333"/>
          <table:table-cell table:style-name="ce351" table:formula="of:=iferror([.F17]*(1-IF([.D34]=0;1;[.D34]));0)" office:value-type="float" office:value="0" table:number-columns-spanned="2" table:number-rows-spanned="1">
            <text:p>#NOMBRE?</text:p>
          </table:table-cell>
          <table:covered-table-cell table:style-name="ce351"/>
          <table:table-cell table:style-name="ce374" table:number-columns-repeated="4"/>
          <table:table-cell table:style-name="ce427"/>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73"/>
          <table:table-cell table:style-name="ce311" table:number-columns-repeated="2"/>
          <table:table-cell table:style-name="ce352" table:number-columns-spanned="2" table:number-rows-spanned="1"/>
          <table:covered-table-cell table:style-name="ce368"/>
          <table:table-cell table:style-name="ce375"/>
          <table:table-cell table:style-name="ce388" table:number-columns-repeated="2"/>
          <table:table-cell table:style-name="ce414"/>
          <table:table-cell table:style-name="ce428"/>
          <table:table-cell table:style-name="ce441"/>
          <table:table-cell table:style-name="ce427"/>
          <table:table-cell table:style-name="ce475"/>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2" office:value-type="string" table:number-columns-spanned="12" table:number-rows-spanned="1">
            <text:p>Costos Otras Ventas pecuarias</text:p>
          </table:table-cell>
          <table:covered-table-cell table:number-columns-repeated="10" table:style-name="ce299"/>
          <table:covered-table-cell table:style-name="ce451"/>
          <table:table-cell table:style-name="ce476" table:formula="of:=SUM([.H39:.H40])" office:value-type="float" office:value="0">
            <text:p>S/. 0</text:p>
          </table:table-cell>
          <table:table-cell/>
          <table:table-cell table:style-name="ce513" table:number-columns-spanned="7" table:number-rows-spanned="1"/>
          <table:covered-table-cell table:number-columns-repeated="5" table:style-name="ce543"/>
          <table:covered-table-cell table:style-name="ce579"/>
          <table:table-cell table:style-name="ce616"/>
          <table:table-cell table:style-name="ce645"/>
          <table:table-cell table:number-columns-repeated="1000"/>
        </table:table-row>
        <table:table-row table:style-name="ro4">
          <table:table-cell/>
          <table:table-cell table:style-name="ce274" office:value-type="string" table:number-columns-spanned="1" table:number-rows-spanned="2">
            <text:p>Detalle</text:p>
          </table:table-cell>
          <table:table-cell table:style-name="ce312" office:value-type="string" table:number-columns-spanned="1" table:number-rows-spanned="2">
            <text:p>N°. Cabezas</text:p>
          </table:table-cell>
          <table:table-cell table:style-name="ce334" office:value-type="string" table:number-columns-spanned="4" table:number-rows-spanned="1">
            <text:p>Costos / cabeza</text:p>
          </table:table-cell>
          <table:covered-table-cell table:number-columns-repeated="2" table:style-name="ce353"/>
          <table:covered-table-cell table:style-name="ce376"/>
          <table:table-cell table:style-name="ce389" office:value-type="string" table:number-columns-spanned="1" table:number-rows-spanned="2">
            <text:p>Costo total</text:p>
          </table:table-cell>
          <table:table-cell/>
          <table:table-cell table:style-name="ce266" table:number-columns-repeated="2"/>
          <table:table-cell table:style-name="ce442" table:number-columns-repeated="2"/>
          <table:table-cell table:style-name="ce462"/>
          <table:table-cell/>
          <table:table-cell table:style-name="ce514" office:value-type="string" table:number-columns-spanned="7" table:number-rows-spanned="1">
            <text:p>Maquinaria y Equipo (Maquin.,Vehic., equipos, herramientas, instalaciones, etc.)</text:p>
          </table:table-cell>
          <table:covered-table-cell table:number-columns-repeated="5" table:style-name="ce555"/>
          <table:covered-table-cell table:style-name="ce590"/>
          <table:table-cell table:style-name="ce611" table:formula="of:=SUM([.W38:.W43])" office:value-type="float" office:value="0">
            <text:p>S/. 0.00</text:p>
          </table:table-cell>
          <table:table-cell table:style-name="ce645"/>
          <table:table-cell table:number-columns-repeated="1000"/>
        </table:table-row>
        <table:table-row table:style-name="ro4">
          <table:table-cell/>
          <table:covered-table-cell table:style-name="ce274"/>
          <table:covered-table-cell table:style-name="ce312"/>
          <table:table-cell table:style-name="ce335" office:value-type="string">
            <text:p>Compra</text:p>
          </table:table-cell>
          <table:table-cell table:style-name="ce335" office:value-type="string">
            <text:p>Alimentos</text:p>
          </table:table-cell>
          <table:table-cell table:style-name="ce334" office:value-type="string">
            <text:p>Otros</text:p>
          </table:table-cell>
          <table:table-cell table:style-name="ce349" office:value-type="string">
            <text:p>Total</text:p>
          </table:table-cell>
          <table:covered-table-cell table:style-name="ce389"/>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ayores</text:p>
          </table:table-cell>
          <table:table-cell table:style-name="ce269" table:formula="of:=[.C21]" office:value-type="float" office:value="0">
            <text:p>0</text:p>
          </table:table-cell>
          <table:table-cell table:number-columns-repeated="3" table:style-name="ce336"/>
          <table:table-cell table:style-name="ce366" table:formula="of:=[.D39]+[.E39]+[.F39]" office:value-type="float" office:value="0">
            <text:p>S/. 0</text:p>
          </table:table-cell>
          <table:table-cell table:style-name="ce366" table:formula="of:=[.G39]*[.C39]" office:value-type="float" office:value="0">
            <text:p>S/. 0</text:p>
          </table:table-cell>
          <table:table-cell/>
          <table:table-cell table:style-name="ce266" table:number-columns-repeated="2"/>
          <table:table-cell table:style-name="ce442" table:number-columns-repeated="2"/>
          <table:table-cell table:style-name="ce462"/>
          <table:table-cell table:style-name="ce493"/>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enores</text:p>
          </table:table-cell>
          <table:table-cell table:style-name="ce269" table:formula="of:=[.C22]" office:value-type="float" office:value="0">
            <text:p>0</text:p>
          </table:table-cell>
          <table:table-cell table:number-columns-repeated="3" table:style-name="ce336"/>
          <table:table-cell table:style-name="ce366" table:formula="of:=[.D40]+[.E40]+[.F40]" office:value-type="float" office:value="0">
            <text:p>S/. 0</text:p>
          </table:table-cell>
          <table:table-cell table:style-name="ce366" table:formula="of:=[.G40]*[.C40]" office:value-type="float" office:value="0">
            <text:p>S/. 0</text:p>
          </table:table-cell>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5" table:number-columns-repeated="2"/>
          <table:table-cell table:style-name="ce337" table:number-columns-repeated="2"/>
          <table:table-cell table:style-name="ce369"/>
          <table:table-cell table:style-name="ce377" table:number-columns-repeated="4"/>
          <table:table-cell table:style-name="ce266" table:number-columns-repeated="3"/>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1" office:value-type="string" table:number-columns-spanned="12" table:number-rows-spanned="1">
            <text:p>UTILIDAD BRUTA</text:p>
          </table:table-cell>
          <table:covered-table-cell table:number-columns-repeated="10" table:style-name="ce298"/>
          <table:covered-table-cell table:style-name="ce450"/>
          <table:table-cell table:style-name="ce472" table:formula="of:=[.N6]-[.N24]" office:value-type="float" office:value="0">
            <text:p>#NOMBRE?</text:p>
          </table:table-cell>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6"/>
          <table:table-cell table:style-name="ce313"/>
          <table:table-cell table:style-name="ce338"/>
          <table:table-cell table:style-name="ce354" table:number-columns-repeated="10"/>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0" office:value-type="string" table:number-columns-spanned="12" table:number-rows-spanned="1">
            <text:p>Gastos Financieros</text:p>
          </table:table-cell>
          <table:covered-table-cell table:number-columns-repeated="10" table:style-name="ce304"/>
          <table:covered-table-cell table:style-name="ce399"/>
          <table:table-cell table:style-name="ce467" table:formula="of:=SUM([$'Flujo de Caja'.E43:.E43])" office:value-type="float" office:value="0">
            <text:p>S/. 0</text:p>
          </table:table-cell>
          <table:table-cell/>
          <table:table-cell table:style-name="ce497" office:value-type="string" table:number-columns-spanned="7" table:number-rows-spanned="1">
            <text:p>Activos Pecuario</text:p>
          </table:table-cell>
          <table:covered-table-cell table:number-columns-repeated="5" table:style-name="ce541"/>
          <table:covered-table-cell table:style-name="ce577"/>
          <table:table-cell table:style-name="ce612" table:formula="of:=[.W4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number-columns-repeated="2"/>
          <table:table-cell table:style-name="ce355" table:number-columns-repeated="6"/>
          <table:table-cell table:style-name="ce429" table:number-columns-repeated="3"/>
          <table:table-cell table:style-name="ce477"/>
          <table:table-cell/>
          <table:table-cell table:style-name="ce515" table:number-columns-spanned="7" table:number-rows-spanned="1"/>
          <table:covered-table-cell table:number-columns-repeated="5" table:style-name="ce544"/>
          <table:covered-table-cell table:style-name="ce580"/>
          <table:table-cell table:style-name="ce617"/>
          <table:table-cell table:style-name="ce645"/>
          <table:table-cell table:number-columns-repeated="1000"/>
        </table:table-row>
        <table:table-row table:style-name="ro4">
          <table:table-cell/>
          <table:table-cell table:style-name="ce270" office:value-type="string" table:number-columns-spanned="8" table:number-rows-spanned="1">
            <text:p>Otros Gastos :</text:p>
          </table:table-cell>
          <table:covered-table-cell table:number-columns-repeated="6" table:style-name="ce304"/>
          <table:covered-table-cell table:style-name="ce399"/>
          <table:table-cell table:style-name="ce415" table:number-columns-spanned="4" table:number-rows-spanned="1"/>
          <table:covered-table-cell table:number-columns-repeated="2" table:style-name="ce430"/>
          <table:covered-table-cell table:style-name="ce457"/>
          <table:table-cell table:style-name="ce478"/>
          <table:table-cell/>
          <table:table-cell table:style-name="ce496" office:value-type="string" table:number-columns-spanned="7" table:number-rows-spanned="1">
            <text:p>TOTAL PASIVOS</text:p>
          </table:table-cell>
          <table:covered-table-cell table:number-columns-repeated="5" table:style-name="ce539"/>
          <table:covered-table-cell table:style-name="ce575"/>
          <table:table-cell table:style-name="ce606" table:formula="of:=[.W47]+[.W59]" office:value-type="float" office:value="0">
            <text:p>S/. 0.00</text:p>
          </table:table-cell>
          <table:table-cell table:number-columns-repeated="1001"/>
        </table:table-row>
        <table:table-row table:style-name="ro4">
          <table:table-cell/>
          <table:table-cell table:style-name="ce266" table:number-columns-repeated="12"/>
          <table:table-cell table:style-name="ce462"/>
          <table:table-cell/>
          <table:table-cell table:style-name="ce178" office:value-type="string" table:number-columns-spanned="7" table:number-rows-spanned="1">
            <text:p>A) PASIVO CORRIENTE</text:p>
          </table:table-cell>
          <table:covered-table-cell table:number-columns-repeated="5" table:style-name="ce540"/>
          <table:covered-table-cell table:style-name="ce576"/>
          <table:table-cell table:style-name="ce607" table:formula="of:=[.W48]+[.W52]+[.W56]" office:value-type="float" office:value="0">
            <text:p>S/. 0.00</text:p>
          </table:table-cell>
          <table:table-cell table:number-columns-repeated="1001"/>
        </table:table-row>
        <table:table-row table:style-name="ro4">
          <table:table-cell/>
          <table:table-cell table:style-name="ce277" office:value-type="string" table:number-columns-spanned="12" table:number-rows-spanned="1">
            <text:p>OTRAS OBLIGACIONES AGROPECUARIAS</text:p>
          </table:table-cell>
          <table:covered-table-cell table:number-columns-repeated="11" table:style-name="ce277"/>
          <table:table-cell table:style-name="ce479" table:formula="of:=SUM([.BG129:.BG130])" office:value-type="float" office:value="0">
            <text:p>#N/D</text:p>
          </table:table-cell>
          <table:table-cell/>
          <table:table-cell table:style-name="ce497" office:value-type="string" table:number-columns-spanned="7" table:number-rows-spanned="1">
            <text:p>Cuentas por Pagar Proveedores</text:p>
          </table:table-cell>
          <table:covered-table-cell table:number-columns-repeated="5" table:style-name="ce541"/>
          <table:covered-table-cell table:style-name="ce577"/>
          <table:table-cell table:style-name="ce609" table:formula="of:=SUM([.W49:.W51])" office:value-type="float" office:value="0">
            <text:p>S/. 0.00</text:p>
          </table:table-cell>
          <table:table-cell table:style-name="ce644"/>
          <table:table-cell table:number-columns-repeated="1000"/>
        </table:table-row>
        <table:table-row table:style-name="ro4">
          <table:table-cell/>
          <table:table-cell table:style-name="ce278" office:value-type="string" table:number-columns-spanned="3" table:number-rows-spanned="1">
            <text:p>Entidad</text:p>
          </table:table-cell>
          <table:covered-table-cell table:number-columns-repeated="2" table:style-name="ce278"/>
          <table:table-cell table:style-name="ce278" office:value-type="string" table:number-columns-spanned="2" table:number-rows-spanned="1">
            <text:p>Forma de <text:s/>Pago</text:p>
          </table:table-cell>
          <table:covered-table-cell table:style-name="ce278"/>
          <table:table-cell table:style-name="ce278" office:value-type="string" table:number-columns-spanned="2" table:number-rows-spanned="1">
            <text:p>Saldo Capital</text:p>
          </table:table-cell>
          <table:covered-table-cell table:style-name="ce390"/>
          <table:table-cell table:style-name="ce400" office:value-type="string">
            <text:p>Cuota</text:p>
          </table:table-cell>
          <table:table-cell table:style-name="ce416" office:value-type="string">
            <text:p>Vencimiento</text:p>
          </table:table-cell>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0" office:value-type="string" table:number-columns-spanned="5" table:number-rows-spanned="1">
            <text:p>TOTAL :</text:p>
          </table:table-cell>
          <table:covered-table-cell table:number-columns-repeated="4" table:style-name="ce280"/>
          <table:table-cell table:style-name="ce379" table:formula="of:=SUM([.G50:.H51])" office:value-type="float" office:value="0" table:number-columns-spanned="2" table:number-rows-spanned="1">
            <text:p>S/. 0.00</text:p>
          </table:table-cell>
          <table:covered-table-cell table:style-name="ce392"/>
          <table:table-cell table:style-name="ce266" table:number-columns-repeated="2"/>
          <table:table-cell table:style-name="ce431" table:number-columns-repeated="3"/>
          <table:table-cell table:style-name="ce480"/>
          <table:table-cell/>
          <table:table-cell table:style-name="ce497" office:value-type="string" table:number-columns-spanned="7" table:number-rows-spanned="1">
            <text:p>Deudas con empresas Financieras</text:p>
          </table:table-cell>
          <table:covered-table-cell table:number-columns-repeated="5" table:style-name="ce541"/>
          <table:covered-table-cell table:style-name="ce577"/>
          <table:table-cell table:style-name="ce609" table:formula="of:=SUM([.W53:.W5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table-cell table:style-name="ce339"/>
          <table:table-cell table:style-name="ce357" table:number-columns-repeated="2"/>
          <table:table-cell table:style-name="ce380" table:number-columns-repeated="7"/>
          <table:table-cell table:style-name="ce473"/>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UTILIDAD NETA</text:p>
          </table:table-cell>
          <table:covered-table-cell table:number-columns-repeated="10" table:style-name="ce298"/>
          <table:covered-table-cell table:style-name="ce450"/>
          <table:table-cell table:style-name="ce472" table:formula="of:=[.N42]-[.N46]-[.N44]-[.N48]" office:value-type="float" office:value="0">
            <text:p>#NOMBRE?</text:p>
          </table:table-cell>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1"/>
          <table:table-cell table:style-name="ce314"/>
          <table:table-cell table:style-name="ce340"/>
          <table:table-cell table:style-name="ce354" table:number-columns-repeated="2"/>
          <table:table-cell table:style-name="ce380" table:number-columns-repeated="7"/>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OTROS INGRESOS</text:p>
          </table:table-cell>
          <table:covered-table-cell table:number-columns-repeated="10" table:style-name="ce298"/>
          <table:covered-table-cell table:style-name="ce450"/>
          <table:table-cell table:style-name="ce472" table:formula="of:=SUM([.J58:.J61])*([$Solicitud.CF191]-1)" office:value-type="float" office:value="0">
            <text:p>#N/D</text:p>
          </table:table-cell>
          <table:table-cell/>
          <table:table-cell table:style-name="ce497" office:value-type="string" table:number-columns-spanned="7" table:number-rows-spanned="1">
            <text:p>Otras cuentas por pagar</text:p>
          </table:table-cell>
          <table:covered-table-cell table:number-columns-repeated="5" table:style-name="ce541"/>
          <table:covered-table-cell table:style-name="ce577"/>
          <table:table-cell table:style-name="ce609" table:formula="of:=SUM([.W57:.W58])" office:value-type="float" office:value="0">
            <text:p>S/. 0.00</text:p>
          </table:table-cell>
          <table:table-cell table:style-name="ce645"/>
          <table:table-cell table:number-columns-repeated="1000"/>
        </table:table-row>
        <table:table-row table:style-name="ro4">
          <table:table-cell/>
          <table:table-cell table:style-name="ce282" office:value-type="string">
            <text:p>Ventas</text:p>
          </table:table-cell>
          <table:table-cell table:style-name="ce315" table:content-validation-name="val42"/>
          <table:table-cell table:style-name="ce288" office:value-type="string" table:number-columns-spanned="4" table:number-rows-spanned="1">
            <text:p>Fuente de Ingresos</text:p>
          </table:table-cell>
          <table:covered-table-cell table:number-columns-repeated="2" table:style-name="ce358"/>
          <table:covered-table-cell table:style-name="ce381"/>
          <table:table-cell table:style-name="ce288" office:value-type="string">
            <text:p>Respaldado</text:p>
          </table:table-cell>
          <table:table-cell table:style-name="ce288" office:value-type="string">
            <text:p>Monto Declarado</text:p>
          </table:table-cell>
          <table:table-cell table:style-name="ce418" office:value-type="string">
            <text:p>Monto Ajustado</text:p>
          </table:table-cell>
          <table:table-cell table:style-name="ce432"/>
          <table:table-cell table:style-name="ce266"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7"/>
          <table:table-cell table:style-name="ce645"/>
          <table:table-cell table:number-columns-repeated="1000"/>
        </table:table-row>
        <table:table-row table:style-name="ro4">
          <table:table-cell/>
          <table:table-cell table:style-name="ce283" office:value-type="string">
            <text:p>Costo de Ventas</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0"/>
          <table:table-cell table:style-name="ce378"/>
          <table:table-cell table:style-name="ce419" table:formula="of:=[.BU120]" office:value-type="float" office:value="0">
            <text:p>#N/D</text:p>
          </table:table-cell>
          <table:table-cell table:style-name="ce432"/>
          <table:table-cell table:style-name="ce266" table:number-columns-repeated="2"/>
          <table:table-cell table:style-name="ce483"/>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5"/>
          <table:table-cell table:number-columns-repeated="1000"/>
        </table:table-row>
        <table:table-row table:style-name="ro4">
          <table:table-cell/>
          <table:table-cell table:style-name="ce283" office:value-type="string">
            <text:p>Gasto Operativo</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1"/>
          <table:table-cell table:style-name="ce378"/>
          <table:table-cell table:style-name="ce419" table:formula="of:=[.BU121]"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B) PASIVO NO CORRIENTE</text:p>
          </table:table-cell>
          <table:covered-table-cell table:number-columns-repeated="5" table:style-name="ce540"/>
          <table:covered-table-cell table:style-name="ce576"/>
          <table:table-cell table:style-name="ce607" table:formula="of:=[.W60]" office:value-type="float" office:value="0">
            <text:p>S/. 0.00</text:p>
          </table:table-cell>
          <table:table-cell table:number-columns-repeated="1001"/>
        </table:table-row>
        <table:table-row table:style-name="ro4">
          <table:table-cell/>
          <table:table-cell table:style-name="ce283" office:value-type="string">
            <text:p>Gastos Adm.</text:p>
          </table:table-cell>
          <table:table-cell table:style-name="ce317"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2"/>
          <table:table-cell table:style-name="ce378"/>
          <table:table-cell table:style-name="ce419" table:formula="of:=[.BU122]"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OBLIGACIONES A LARGO PLAZO</text:p>
          </table:table-cell>
          <table:covered-table-cell table:number-columns-repeated="5" table:style-name="ce540"/>
          <table:covered-table-cell table:style-name="ce576"/>
          <table:table-cell table:style-name="ce609" table:formula="of:=SUM([.W61:.W63])" office:value-type="float" office:value="0">
            <text:p>S/. 0.00</text:p>
          </table:table-cell>
          <table:table-cell table:style-name="ce646"/>
          <table:table-cell table:number-columns-repeated="1000"/>
        </table:table-row>
        <table:table-row table:style-name="ro4">
          <table:table-cell/>
          <table:table-cell table:style-name="ce284" office:value-type="string">
            <text:p>Utilidad Neta</text:p>
          </table:table-cell>
          <table:table-cell table:style-name="ce318" table:formula="of:=[.C57]-[.C58]-[.C59]-[.C60]" office:value-type="float" office:value="0">
            <text:p>S/. 0.00</text:p>
          </table:table-cell>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3"/>
          <table:table-cell table:style-name="ce378"/>
          <table:table-cell table:style-name="ce419" table:formula="of:=[.BU123]" office:value-type="float" office:value="0">
            <text:p>#N/D</text:p>
          </table:table-cell>
          <table:table-cell table:style-name="ce432"/>
          <table:table-cell table:style-name="ce266" table:number-columns-repeated="2"/>
          <table:table-cell table:style-name="ce484"/>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2"/>
          <table:table-cell table:style-name="ce285" table:content-validation-name="val44" table:number-columns-repeated="4"/>
          <table:table-cell table:style-name="ce393" office:value-type="string" table:number-columns-spanned="2" table:number-rows-spanned="1">
            <text:p>Total:</text:p>
          </table:table-cell>
          <table:covered-table-cell table:style-name="ce401"/>
          <table:table-cell table:style-name="ce419" table:formula="of:=SUM([.J58:.K61])" office:value-type="float" office:value="0">
            <text:p>#N/D</text:p>
          </table:table-cell>
          <table:table-cell table:style-name="ce432"/>
          <table:table-cell table:style-name="ce266" table:number-columns-repeated="2"/>
          <table:table-cell table:style-name="ce485"/>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12"/>
          <table:table-cell table:style-name="ce486"/>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61" office:value-type="string" table:number-columns-spanned="12" table:number-rows-spanned="1">
            <text:p>GASTOS FAMILIARES MENSUALES</text:p>
          </table:table-cell>
          <table:covered-table-cell table:number-columns-repeated="10" table:style-name="ce298"/>
          <table:covered-table-cell table:style-name="ce450"/>
          <table:table-cell table:style-name="ce465" table:formula="of:=[.I74]*[.M5]" office:value-type="float" office:value="0">
            <text:p>#N/D</text:p>
          </table:table-cell>
          <table:table-cell/>
          <table:table-cell table:style-name="ce496" office:value-type="string" table:number-columns-spanned="7" table:number-rows-spanned="1">
            <text:p>PATRIMONIO</text:p>
          </table:table-cell>
          <table:covered-table-cell table:number-columns-repeated="5" table:style-name="ce539"/>
          <table:covered-table-cell table:style-name="ce575"/>
          <table:table-cell table:style-name="ce606" table:formula="of:=[.W6]-[.W46]" office:value-type="float" office:value="0">
            <text:p>S/. 0.00</text:p>
          </table:table-cell>
          <table:table-cell table:number-columns-repeated="1001"/>
        </table:table-row>
        <table:table-row table:style-name="ro4">
          <table:table-cell/>
          <table:table-cell table:style-name="ce286" office:value-type="string" table:number-columns-spanned="2" table:number-rows-spanned="1">
            <text:p>GASTOS DECLARADOS</text:p>
          </table:table-cell>
          <table:covered-table-cell table:style-name="ce319"/>
          <table:table-cell table:style-name="ce342" table:formula="of:=SUM([.D66:.D74])" office:value-type="float" office:value="0">
            <text:p>0.00</text:p>
          </table:table-cell>
          <table:table-cell table:style-name="ce360" table:number-columns-repeated="2"/>
          <table:table-cell table:style-name="ce278" office:value-type="string" table:number-columns-spanned="2" table:number-rows-spanned="1">
            <text:p>LOCALIDAD</text:p>
          </table:table-cell>
          <table:covered-table-cell table:style-name="ce390"/>
          <table:table-cell table:style-name="ce402" table:content-validation-name="val54"/>
          <table:table-cell table:style-name="ce420"/>
          <table:table-cell table:style-name="ce266" table:number-columns-repeated="3"/>
          <table:table-cell table:style-name="ce480"/>
          <table:table-cell table:number-columns-repeated="1010"/>
        </table:table-row>
        <table:table-row table:style-name="ro4">
          <table:table-cell/>
          <table:table-cell table:style-name="ce287" office:value-type="string" table:number-columns-spanned="2" table:number-rows-spanned="1">
            <text:p>Alimentación</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0"/>
          <table:table-cell/>
          <table:table-cell table:style-name="ce520" office:value-type="string" table:number-columns-spanned="8" table:number-rows-spanned="1">
            <text:p>INDICADORES</text:p>
          </table:table-cell>
          <table:covered-table-cell table:number-columns-repeated="5" table:style-name="ce520"/>
          <table:covered-table-cell table:style-name="ce595"/>
          <table:covered-table-cell table:style-name="ce618"/>
          <table:table-cell table:number-columns-repeated="1001"/>
        </table:table-row>
        <table:table-row table:style-name="ro4">
          <table:table-cell/>
          <table:table-cell table:style-name="ce287" office:value-type="string" table:number-columns-spanned="2" table:number-rows-spanned="1">
            <text:p>Servicio (Luz, agua, telef.)</text:p>
          </table:table-cell>
          <table:covered-table-cell table:style-name="ce320"/>
          <table:table-cell table:style-name="ce303"/>
          <table:table-cell table:style-name="ce360" table:number-columns-repeated="2"/>
          <table:table-cell table:style-name="ce384" office:value-type="string" table:number-columns-spanned="3" table:number-rows-spanned="1">
            <text:p>GASTO MINIMO ESTIMADO</text:p>
          </table:table-cell>
          <table:covered-table-cell table:style-name="ce394"/>
          <table:covered-table-cell table:style-name="ce395"/>
          <table:table-cell table:style-name="ce420"/>
          <table:table-cell table:style-name="ce266" table:number-columns-repeated="3"/>
          <table:table-cell table:style-name="ce480"/>
          <table:table-cell/>
          <table:table-cell table:style-name="ce521" office:value-type="string" table:number-columns-spanned="7" table:number-rows-spanned="1">
            <text:p>Capital de Trabajo </text:p>
          </table:table-cell>
          <table:covered-table-cell table:number-columns-repeated="6" table:style-name="ce521"/>
          <table:table-cell table:style-name="ce619" table:formula="of:=iferror([.W7]-[.W47];0)" office:value-type="float" office:value="0">
            <text:p>#NOMBRE?</text:p>
          </table:table-cell>
          <table:table-cell table:style-name="ce648"/>
          <table:table-cell table:number-columns-repeated="1000"/>
        </table:table-row>
        <table:table-row table:style-name="ro4">
          <table:table-cell/>
          <table:table-cell table:style-name="ce287" office:value-type="string" table:number-columns-spanned="2" table:number-rows-spanned="1">
            <text:p>Vestido y calzado</text:p>
          </table:table-cell>
          <table:covered-table-cell table:style-name="ce320"/>
          <table:table-cell table:style-name="ce303"/>
          <table:table-cell table:style-name="ce360" table:number-columns-repeated="2"/>
          <table:table-cell table:style-name="ce278" office:value-type="string" table:number-columns-spanned="2" table:number-rows-spanned="1">
            <text:p>Adulto</text:p>
          </table:table-cell>
          <table:covered-table-cell table:style-name="ce390"/>
          <table:table-cell table:style-name="ce402" table:content-validation-name="val47"/>
          <table:table-cell table:style-name="ce420"/>
          <table:table-cell table:style-name="ce266" table:number-columns-repeated="3"/>
          <table:table-cell table:style-name="ce480"/>
          <table:table-cell/>
          <table:table-cell table:style-name="ce496" office:value-type="string" table:number-columns-spanned="8" table:number-rows-spanned="1">
            <text:p>INDICADORES DE SOLVENCIA</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Educación</text:p>
          </table:table-cell>
          <table:covered-table-cell table:style-name="ce320"/>
          <table:table-cell table:style-name="ce303"/>
          <table:table-cell table:style-name="ce360" table:number-columns-repeated="2"/>
          <table:table-cell table:style-name="ce278" office:value-type="string" table:number-columns-spanned="2" table:number-rows-spanned="1">
            <text:p>Menores</text:p>
          </table:table-cell>
          <table:covered-table-cell table:style-name="ce390"/>
          <table:table-cell table:style-name="ce402" table:content-validation-name="val47"/>
          <table:table-cell table:style-name="ce420" table:number-columns-repeated="2"/>
          <table:table-cell table:style-name="ce266" table:number-columns-repeated="2"/>
          <table:table-cell table:style-name="ce480"/>
          <table:table-cell/>
          <table:table-cell table:style-name="ce522" office:value-type="string" table:number-columns-spanned="7" table:number-rows-spanned="1">
            <text:p>Endeudamiento Patrimonial </text:p>
          </table:table-cell>
          <table:covered-table-cell table:number-columns-repeated="6" table:style-name="ce522"/>
          <table:table-cell table:style-name="ce621" table:formula="of:=iferror([.W46]/[.W64];0)" office:value-type="float" office:value="0">
            <text:p>#DIV/0!</text:p>
          </table:table-cell>
          <table:table-cell table:style-name="ce648" table:formula="of:=IF([.W69]&gt;1;&quot;No debe ser may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Salud</text:p>
          </table:table-cell>
          <table:covered-table-cell table:style-name="ce320"/>
          <table:table-cell table:style-name="ce303"/>
          <table:table-cell table:style-name="ce360" table:number-columns-repeated="2"/>
          <table:table-cell table:style-name="ce278" office:value-type="string" table:number-columns-spanned="2" table:number-rows-spanned="1">
            <text:p>Total</text:p>
          </table:table-cell>
          <table:covered-table-cell table:style-name="ce390"/>
          <table:table-cell table:style-name="ce404" table:formula="of:=SUM([.I68:.I69])" office:value-type="float" office:value="0">
            <text:p>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RENTABILIDAD</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Transporte</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7"/>
          <table:table-cell/>
          <table:table-cell table:style-name="ce523" office:value-type="string" table:number-columns-spanned="7" table:number-rows-spanned="1">
            <text:p>Rentabilidad del Negocio</text:p>
          </table:table-cell>
          <table:covered-table-cell table:number-columns-repeated="6" table:style-name="ce523"/>
          <table:table-cell table:style-name="ce622" table:formula="of:=iferror([.N54]/[.W67];0)" office:value-type="percentage" office:value="0">
            <text:p>#NOMBRE?</text:p>
          </table:table-cell>
          <table:table-cell table:style-name="ce648" table:formula="of:=IF([.W71]&gt;[$Solicitud.I40];&quot;&quot;;&quot;Debe ser mayor a la TE mensual&quot;)" office:value-type="float" office:value="0">
            <text:p>#NOMBRE?</text:p>
          </table:table-cell>
          <table:table-cell table:number-columns-repeated="1000"/>
        </table:table-row>
        <table:table-row table:style-name="ro4">
          <table:table-cell/>
          <table:table-cell table:style-name="ce287" office:value-type="string" table:number-columns-spanned="2" table:number-rows-spanned="1">
            <text:p>Alquiler de casa</text:p>
          </table:table-cell>
          <table:covered-table-cell table:style-name="ce320"/>
          <table:table-cell table:style-name="ce303"/>
          <table:table-cell table:style-name="ce360" table:number-columns-repeated="2"/>
          <table:table-cell table:style-name="ce384" office:value-type="string" table:number-columns-spanned="2" table:number-rows-spanned="1">
            <text:p>GF DECLARADO</text:p>
          </table:table-cell>
          <table:covered-table-cell table:style-name="ce395"/>
          <table:table-cell table:style-name="ce405" table:formula="of:=[.D65]" office:value-type="float" office:value="0">
            <text:p>S/. 0.0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LIQUIDEZ</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Gastos personales</text:p>
          </table:table-cell>
          <table:covered-table-cell table:style-name="ce320"/>
          <table:table-cell table:style-name="ce303"/>
          <table:table-cell table:style-name="ce360" table:number-columns-repeated="2"/>
          <table:table-cell table:style-name="ce278" office:value-type="string" table:number-columns-spanned="2" table:number-rows-spanned="1">
            <text:p>GF MINIMO</text:p>
          </table:table-cell>
          <table:covered-table-cell table:style-name="ce390"/>
          <table:table-cell table:style-name="ce406" table:formula="of:=SUM([.BI112];[.D69:.D74])" office:value-type="float" office:value="0">
            <text:p>#N/D</text:p>
          </table:table-cell>
          <table:table-cell table:style-name="ce420"/>
          <table:table-cell table:style-name="ce266" table:number-columns-repeated="3"/>
          <table:table-cell table:style-name="ce462"/>
          <table:table-cell/>
          <table:table-cell table:style-name="ce524" office:value-type="string" table:number-columns-spanned="7" table:number-rows-spanned="1">
            <text:p>Liquidez Corriente <text:s/></text:p>
          </table:table-cell>
          <table:covered-table-cell table:number-columns-repeated="6" table:style-name="ce524"/>
          <table:table-cell table:style-name="ce623" table:formula="of:=iferror([.W7]/[.W47];0)" office:value-type="float" office:value="0">
            <text:p>#DIV/0!</text:p>
          </table:table-cell>
          <table:table-cell table:style-name="ce648" table:formula="of:=IF([.W73]&lt;1;&quot;No debe ser men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Otros</text:p>
          </table:table-cell>
          <table:covered-table-cell table:style-name="ce320"/>
          <table:table-cell table:style-name="ce303"/>
          <table:table-cell table:style-name="ce360" table:number-columns-repeated="2"/>
          <table:table-cell table:style-name="ce384" office:value-type="string" table:number-columns-spanned="2" table:number-rows-spanned="1">
            <text:p>GF CALCULADO</text:p>
          </table:table-cell>
          <table:covered-table-cell table:style-name="ce395"/>
          <table:table-cell table:style-name="ce405" table:formula="of:=MAX([.I73];[.I72])" office:value-type="float" office:value="0">
            <text:p>#N/D</text:p>
          </table:table-cell>
          <table:table-cell table:style-name="ce420"/>
          <table:table-cell table:style-name="ce266" table:number-columns-repeated="3"/>
          <table:table-cell table:style-name="ce462"/>
          <table:table-cell/>
          <table:table-cell table:style-name="ce525" office:value-type="string" table:number-columns-spanned="7" table:number-rows-spanned="1">
            <text:p>Liquidez Inmediata </text:p>
          </table:table-cell>
          <table:covered-table-cell table:number-columns-repeated="5" table:style-name="ce560"/>
          <table:covered-table-cell table:style-name="ce597"/>
          <table:table-cell table:style-name="ce624" table:formula="of:=iferror(([.W7]-[.W18])/[.W47];0)" office:value-type="float" office:value="0">
            <text:p>#DIV/0!</text:p>
          </table:table-cell>
          <table:table-cell table:style-name="ce648" table:formula="of:=IF([.W74]&lt;1;&quot;No debe ser menor a 1&quot;;&quot;&quot;)" office:value-type="float" office:value="0">
            <text:p>#DIV/0!</text:p>
          </table:table-cell>
          <table:table-cell table:number-columns-repeated="1000"/>
        </table:table-row>
        <table:table-row table:style-name="ro4">
          <table:table-cell/>
          <table:table-cell table:style-name="ce276" office:value-type="string">
            <text:p>Gastos Financieros</text:p>
          </table:table-cell>
          <table:table-cell table:style-name="ce313"/>
          <table:table-cell table:style-name="ce339"/>
          <table:table-cell table:style-name="ce357" table:number-columns-repeated="2"/>
          <table:table-cell table:style-name="ce266" table:number-columns-repeated="7"/>
          <table:table-cell table:style-name="ce462"/>
          <table:table-cell/>
          <table:table-cell table:style-name="ce496" office:value-type="string" table:number-columns-spanned="8" table:number-rows-spanned="1">
            <text:p>MARGEN OPERATIVO</text:p>
          </table:table-cell>
          <table:covered-table-cell table:number-columns-repeated="5" table:style-name="ce496"/>
          <table:covered-table-cell table:style-name="ce596"/>
          <table:covered-table-cell table:style-name="ce625"/>
          <table:table-cell table:style-name="ce648"/>
          <table:table-cell table:number-columns-repeated="1000"/>
        </table:table-row>
        <table:table-row table:style-name="ro4">
          <table:table-cell/>
          <table:table-cell table:style-name="ce261" office:value-type="string" table:number-columns-spanned="12" table:number-rows-spanned="1">
            <text:p>DEUDAS FAMILIARES</text:p>
          </table:table-cell>
          <table:covered-table-cell table:number-columns-repeated="10" table:style-name="ce298"/>
          <table:covered-table-cell table:style-name="ce450"/>
          <table:table-cell table:style-name="ce465" table:formula="of:=SUM([.BI132:.BI134])" office:value-type="float" office:value="0">
            <text:p>#N/D</text:p>
          </table:table-cell>
          <table:table-cell/>
          <table:table-cell table:style-name="ce526" office:value-type="string">
            <text:p>Margen de Venta <text:s/></text:p>
          </table:table-cell>
          <table:table-cell table:style-name="ce561"/>
          <table:table-cell table:style-name="ce571" table:formula="of:=[.B10]"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6" table:formula="of:=iferror(([.K10]-[.E27])/[.K10];0)" office:value-type="percentage" office:value="0">
            <text:p>#DIV/0!</text:p>
          </table:table-cell>
          <table:table-cell table:number-columns-repeated="1001"/>
        </table:table-row>
        <table:table-row table:style-name="ro4">
          <table:table-cell/>
          <table:table-cell table:style-name="ce288" office:value-type="string" table:number-columns-spanned="3" table:number-rows-spanned="1">
            <text:p>Entidad</text:p>
          </table:table-cell>
          <table:covered-table-cell table:number-columns-repeated="2" table:style-name="ce288"/>
          <table:table-cell table:style-name="ce288" office:value-type="string" table:number-columns-spanned="2" table:number-rows-spanned="1">
            <text:p>Tipo</text:p>
          </table:table-cell>
          <table:covered-table-cell table:style-name="ce288"/>
          <table:table-cell table:style-name="ce288" office:value-type="string" table:number-columns-spanned="2" table:number-rows-spanned="1">
            <text:p>Forma de Pago</text:p>
          </table:table-cell>
          <table:covered-table-cell table:style-name="ce288"/>
          <table:table-cell table:style-name="ce288" office:value-type="string" table:number-columns-spanned="2" table:number-rows-spanned="1">
            <text:p>Saldo de Capital</text:p>
          </table:table-cell>
          <table:covered-table-cell table:style-name="ce381"/>
          <table:table-cell table:style-name="ce288" office:value-type="string">
            <text:p>Cuota Mensual</text:p>
          </table:table-cell>
          <table:table-cell table:style-name="ce443" office:value-type="string">
            <text:p>Fecha Final de Pago</text:p>
          </table:table-cell>
          <table:table-cell table:style-name="ce416" office:value-type="string">
            <text:p>Vencimiento</text:p>
          </table:table-cell>
          <table:table-cell table:style-name="ce480"/>
          <table:table-cell/>
          <table:table-cell table:style-name="ce526" office:value-type="string">
            <text:p>Margen de Venta </text:p>
          </table:table-cell>
          <table:table-cell table:style-name="ce561"/>
          <table:table-cell table:style-name="ce571" table:formula="of:=[.B11]"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7" table:formula="of:=iferror(([.K11]-[.E28])/[.K11];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6" office:value-type="string">
            <text:p>Margen de Venta</text:p>
          </table:table-cell>
          <table:table-cell table:style-name="ce561"/>
          <table:table-cell table:style-name="ce571" table:formula="of:=[.B12]" table:number-columns-spanned="2" table:number-rows-spanned="1">
            <text:p/>
          </table:table-cell>
          <table:covered-table-cell table:style-name="ce571"/>
          <table:table-cell table:style-name="ce571" table:number-columns-repeated="3"/>
          <table:table-cell table:style-name="ce628" table:formula="of:=iferror(([.K12]-[.E29])/[.K12];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0" office:value-type="string" table:number-columns-spanned="8" table:number-rows-spanned="1">
            <text:p>OTROS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44" table:content-validation-name="val47"/>
          <table:table-cell table:style-name="ce417" table:content-validation-name="val47"/>
          <table:table-cell table:style-name="ce480"/>
          <table:table-cell/>
          <table:table-cell table:style-name="ce527" office:value-type="string" table:number-columns-spanned="7" table:number-rows-spanned="1">
            <text:p>Costo de producción a financiar</text:p>
          </table:table-cell>
          <table:covered-table-cell table:number-columns-repeated="6" table:style-name="ce560"/>
          <table:table-cell table:style-name="ce630" table:formula="of:=iferror([$Solicitud.D40]/[$'Evaluación Cuantitativa'.N25];0)" office:value-type="percentage" office:value="0">
            <text:p>#DIV/0!</text:p>
          </table:table-cell>
          <table:table-cell table:style-name="ce648" table:formula="of:=IF([.W80]&gt;[.BK173];CONCATENATE(&quot;Financiamiento mayor a límite permitido &quot;;[.BK173]);&quot;&quot;)" office:value-type="float" office:value="0">
            <text:p>#DIV/0!</text:p>
          </table:table-cell>
          <table:table-cell table:number-columns-repeated="1000"/>
        </table:table-row>
        <table:table-row table:style-name="ro4">
          <table:table-cell table:number-columns-repeated="2"/>
          <table:table-cell table:style-name="ce321" table:number-columns-repeated="4"/>
          <table:table-cell table:style-name="ce385" office:value-type="string" table:number-columns-spanned="2" table:number-rows-spanned="1">
            <text:p>Total :</text:p>
          </table:table-cell>
          <table:covered-table-cell table:style-name="ce396"/>
          <table:table-cell table:style-name="ce408" table:formula="of:=SUM([.I78:.J80])" office:value-type="float" office:value="0" table:number-columns-spanned="2" table:number-rows-spanned="1">
            <text:p>S/. 0.00</text:p>
          </table:table-cell>
          <table:covered-table-cell table:style-name="ce408"/>
          <table:table-cell table:style-name="ce431" table:number-columns-repeated="3"/>
          <table:table-cell table:style-name="ce480"/>
          <table:table-cell/>
          <table:table-cell table:style-name="ce525" office:value-type="string" table:number-columns-spanned="7" table:number-rows-spanned="1">
            <text:p>Cobertura de la Garantía </text:p>
          </table:table-cell>
          <table:covered-table-cell table:number-columns-repeated="5" table:style-name="ce560"/>
          <table:covered-table-cell table:style-name="ce597"/>
          <table:table-cell table:style-name="ce622" table:formula="of:=iferror([$Solicitud.H50]/[.C97];0)" office:value-type="percentage" office:value="0">
            <text:p>#DIV/0!</text:p>
          </table:table-cell>
          <table:table-cell table:number-columns-repeated="1001"/>
        </table:table-row>
        <table:table-row table:style-name="ro4">
          <table:table-cell/>
          <table:table-cell table:style-name="ce289" table:number-columns-repeated="4"/>
          <table:table-cell table:style-name="ce370" table:number-columns-repeated="6"/>
          <table:table-cell table:style-name="ce445" table:number-columns-repeated="2"/>
          <table:table-cell table:style-name="ce488"/>
          <table:table-cell table:number-columns-repeated="1010"/>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table-cell table:style-name="ce520" office:value-type="string" table:number-columns-spanned="8" table:number-rows-spanned="1">
            <text:p>COMENTARIO DE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61" office:value-type="string" table:number-columns-spanned="12" table:number-rows-spanned="1">
            <text:p>SALDO DISPONIBLE</text:p>
          </table:table-cell>
          <table:covered-table-cell table:number-columns-repeated="10" table:style-name="ce298"/>
          <table:covered-table-cell table:style-name="ce450"/>
          <table:table-cell table:style-name="ce472" table:formula="of:=+[.N54]+[.N56]-[.N64]-[.N76]" office:value-type="float" office:value="0">
            <text:p>#NOMBRE?</text:p>
          </table:table-cell>
          <table:table-cell/>
          <table:table-cell table:style-name="ce528" table:number-columns-spanned="8" table:number-rows-spanned="7"/>
          <table:covered-table-cell table:number-columns-repeated="5" table:style-name="ce563"/>
          <table:covered-table-cell table:style-name="ce599"/>
          <table:covered-table-cell table:style-name="ce631"/>
          <table:table-cell table:number-columns-repeated="1001"/>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4"/>
          <table:table-cell table:style-name="ce653" table:number-columns-repeated="2"/>
          <table:table-cell table:style-name="ce655"/>
          <table:table-cell table:style-name="ce653"/>
          <table:table-cell table:number-columns-repeated="993"/>
        </table:table-row>
        <table:table-row table:style-name="ro4">
          <table:table-cell/>
          <table:table-cell table:style-name="ce291" office:value-type="string" table:number-columns-spanned="12" table:number-rows-spanned="1">
            <text:p>ARGUMENTO</text:p>
          </table:table-cell>
          <table:covered-table-cell table:number-columns-repeated="10" table:style-name="ce322"/>
          <table:covered-table-cell table:style-name="ce458"/>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1"/>
          <table:table-cell table:style-name="ce652" table:number-columns-repeated="2"/>
          <table:table-cell table:style-name="ce656"/>
          <table:table-cell table:style-name="ce654"/>
          <table:table-cell table:number-columns-repeated="993"/>
        </table:table-row>
        <table:table-row table:style-name="ro4">
          <table:table-cell/>
          <table:table-cell table:style-name="ce292" table:number-columns-spanned="12" table:number-rows-spanned="7"/>
          <table:covered-table-cell table:number-columns-repeated="11"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style-name="ce654" table:number-columns-repeated="2"/>
          <table:table-cell table:style-name="ce657"/>
          <table:table-cell table:style-name="ce652"/>
          <table:table-cell table:number-columns-repeated="993"/>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30"/>
          <table:covered-table-cell table:number-columns-repeated="5" table:style-name="ce564"/>
          <table:covered-table-cell table:style-name="ce601"/>
          <table:covered-table-cell table:style-name="ce633"/>
          <table:table-cell table:number-columns-repeated="1001"/>
        </table:table-row>
        <table:table-row table:style-name="ro4">
          <table:table-cell/>
          <table:covered-table-cell table:number-columns-repeated="12" table:style-name="ce292"/>
          <table:table-cell table:style-name="ce462"/>
          <table:table-cell/>
          <table:table-cell table:style-name="ce531" table:number-columns-repeated="6"/>
          <table:table-cell table:style-name="ce602"/>
          <table:table-cell table:style-name="ce634"/>
          <table:table-cell table:number-columns-repeated="1001"/>
        </table:table-row>
        <table:table-row table:style-name="ro4">
          <table:table-cell/>
          <table:covered-table-cell table:number-columns-repeated="12" table:style-name="ce292"/>
          <table:table-cell table:style-name="ce462"/>
          <table:table-cell/>
          <table:table-cell table:style-name="ce520" office:value-type="string" table:number-columns-spanned="8" table:number-rows-spanned="1">
            <text:p>EXCEPCION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covered-table-cell table:number-columns-repeated="12" table:style-name="ce292"/>
          <table:table-cell table:style-name="ce462"/>
          <table:table-cell/>
          <table:table-cell table:style-name="ce532" table:number-columns-spanned="8" table:number-rows-spanned="4"/>
          <table:covered-table-cell table:number-columns-repeated="6" table:style-name="ce565"/>
          <table:covered-table-cell table:style-name="ce635"/>
          <table:table-cell table:number-columns-repeated="1001"/>
        </table:table-row>
        <table:table-row table:style-name="ro4">
          <table:table-cell/>
          <table:table-cell table:style-name="ce293" office:value-type="string" table:number-columns-spanned="2" table:number-rows-spanned="1">
            <text:p>Propuesta de Monto y Desembolso</text:p>
          </table:table-cell>
          <table:covered-table-cell table:style-name="ce293"/>
          <table:table-cell table:style-name="ce343" table:number-columns-spanned="10" table:number-rows-spanned="1"/>
          <table:covered-table-cell table:number-columns-repeated="8" table:style-name="ce361"/>
          <table:covered-table-cell table:style-name="ce459"/>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table-cell table:style-name="ce278" office:value-type="string" table:number-columns-spanned="1" table:number-rows-spanned="2">
            <text:p>Moneda</text:p>
          </table:table-cell>
          <table:table-cell table:style-name="ce278" office:value-type="string" table:number-columns-spanned="1" table:number-rows-spanned="2">
            <text:p>Línea/Monto</text:p>
          </table:table-cell>
          <table:table-cell table:style-name="ce278" office:value-type="string" table:number-columns-spanned="1" table:number-rows-spanned="2">
            <text:p>Plazo</text:p>
          </table:table-cell>
          <table:table-cell table:style-name="ce278" office:value-type="string" table:number-columns-spanned="1" table:number-rows-spanned="2">
            <text:p>TEM</text:p>
          </table:table-cell>
          <table:table-cell table:style-name="ce278" office:value-type="string" table:number-columns-spanned="1" table:number-rows-spanned="2">
            <text:p>TEA</text:p>
          </table:table-cell>
          <table:table-cell table:style-name="ce278" office:value-type="string" table:number-columns-spanned="1" table:number-rows-spanned="2">
            <text:p>N° Desembolsos</text:p>
          </table:table-cell>
          <table:table-cell table:style-name="ce397"/>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446"/>
          <table:table-cell table:style-name="ce278" office:value-type="float" office:value="4">
            <text:p>4</text:p>
          </table:table-cell>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covered-table-cell table:number-columns-repeated="6" table:style-name="ce278"/>
          <table:table-cell table:style-name="ce397" office:value-type="string">
            <text:p>Fecha:</text:p>
          </table:table-cell>
          <table:table-cell table:style-name="ce409" table:formula="of:=iferror([$'Flujo de Caja'.E111];&quot;&quot;)" office:value-type="date" office:date-value="1899-12-30">
            <text:p>#NOMBRE?</text:p>
          </table:table-cell>
          <table:table-cell table:style-name="ce409" table:formula="of:=iferror([$'Flujo de Caja'.E112];&quot;&quot;)" office:value-type="date" office:date-value="1899-12-30">
            <text:p>#NOMBRE?</text:p>
          </table:table-cell>
          <table:table-cell table:style-name="ce409" table:formula="of:=iferror([$'Flujo de Caja'.E113];&quot;&quot;)" office:value-type="date" office:date-value="1899-12-30">
            <text:p>#NOMBRE?</text:p>
          </table:table-cell>
          <table:table-cell table:style-name="ce447"/>
          <table:table-cell table:style-name="ce409" table:formula="of:=iferror([$'Flujo de Caja'.E114];&quot;&quot;)" office:value-type="date" office:date-value="1899-12-30">
            <text:p>#NOMBRE?</text:p>
          </table:table-cell>
          <table:table-cell table:style-name="ce462"/>
          <table:table-cell/>
          <table:covered-table-cell table:style-name="ce534"/>
          <table:covered-table-cell table:number-columns-repeated="6" table:style-name="ce567"/>
          <table:covered-table-cell table:style-name="ce637"/>
          <table:table-cell table:number-columns-repeated="1001"/>
        </table:table-row>
        <table:table-row table:style-name="ro3">
          <table:table-cell/>
          <table:table-cell table:number-columns-repeated="2" table:style-name="ce294"/>
          <table:table-cell table:style-name="ce294"/>
          <table:table-cell table:style-name="ce362" table:number-columns-repeated="2"/>
          <table:table-cell table:style-name="ce294"/>
          <table:table-cell table:style-name="ce397" office:value-type="string">
            <text:p>Monto:</text:p>
          </table:table-cell>
          <table:table-cell table:style-name="ce410" table:formula="of:=iferror([$'Flujo de Caja'.D111];&quot;&quot;)" office:value-type="float" office:value="0">
            <text:p>#NOMBRE?</text:p>
          </table:table-cell>
          <table:table-cell table:style-name="ce410" table:formula="of:=iferror([$'Flujo de Caja'.D112];&quot;&quot;)" office:value-type="float" office:value="0">
            <text:p>#NOMBRE?</text:p>
          </table:table-cell>
          <table:table-cell table:style-name="ce410" table:formula="of:=iferror([$'Flujo de Caja'.D113];&quot;&quot;)" office:value-type="float" office:value="0">
            <text:p>#NOMBRE?</text:p>
          </table:table-cell>
          <table:table-cell table:style-name="ce448"/>
          <table:table-cell table:style-name="ce410" table:formula="of:=iferror([$'Flujo de Caja'.D114];&quot;&quot;)" office:value-type="float" office:value="0">
            <text:p>#NOMBRE?</text:p>
          </table:table-cell>
          <table:table-cell table:style-name="ce462"/>
          <table:table-cell/>
          <table:table-cell table:style-name="ce535"/>
          <table:table-cell table:style-name="ce568"/>
          <table:table-cell table:number-columns-repeated="1007"/>
        </table:table-row>
        <table:table-row table:style-name="ro3">
          <table:table-cell table:number-columns-repeated="15"/>
          <table:table-cell table:style-name="ce535"/>
          <table:table-cell table:style-name="ce568"/>
          <table:table-cell table:number-columns-repeated="1007"/>
        </table:table-row>
        <table:table-row table:style-name="ro3">
          <table:table-cell table:number-columns-repeated="15"/>
          <table:table-cell table:style-name="ce536" table:number-columns-spanned="2" table:number-rows-spanned="1"/>
          <table:covered-table-cell table:style-name="ce569"/>
          <table:table-cell table:number-columns-repeated="1007"/>
        </table:table-row>
        <table:table-row table:style-name="ro3">
          <table:table-cell table:number-columns-repeated="7"/>
          <table:table-cell>
            <draw:frame table:end-cell-address="'Evaluación Cuantitativa'.I104" table:end-x="3.754cm" table:end-y="0.121cm" draw:z-index="0" draw:name="CommandButton2" draw:style-name="gr1" draw:text-style-name="P1" svg:width="6.646cm" svg:height="1.744cm" svg:x="0.949cm" svg:y="0.352cm">
              <draw:image xlink:href="Pictures/2000002E0000157A00000347E9D71357.wmf" xlink:type="simple" xlink:show="embed" xlink:actuate="onLoad">
                <text:p/>
              </draw:image>
            </draw:frame>
          </table:table-cell>
          <table:table-cell/>
          <table:table-cell>
            <draw:control table:end-cell-address="'Evaluación Cuantitativa'.K104" table:end-x="3.962cm" table:end-y="0.217cm" draw:z-index="1" draw:name="Flujo de Caja" draw:text-style-name="P2" svg:width="7.403cm" svg:height="1.7cm" svg:x="1.577cm" svg:y="0.492cm" draw:control="control1"/>
          </table:table-cell>
          <table:table-cell table:number-columns-repeated="5"/>
          <table:table-cell table:style-name="ce535"/>
          <table:table-cell table:style-name="ce568"/>
          <table:table-cell table:number-columns-repeated="36"/>
          <table:table-cell table:style-name="ce159"/>
          <table:table-cell table:number-columns-repeated="970"/>
        </table:table-row>
        <table:table-row table:style-name="ro3">
          <table:table-cell table:number-columns-repeated="15"/>
          <table:table-cell table:style-name="ce535"/>
          <table:table-cell table:style-name="ce568"/>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table-cell table:number-columns-repeated="15"/>
          <table:table-cell table:style-name="ce535"/>
          <table:table-cell table:style-name="ce568"/>
          <table:table-cell table:number-columns-repeated="1007"/>
        </table:table-row>
        <table:table-row table:style-name="ro3">
          <table:table-cell table:number-columns-repeated="15"/>
          <table:table-cell table:style-name="ce536" table:number-columns-spanned="2" table:number-rows-spanned="1"/>
          <table:covered-table-cell table:style-name="ce569"/>
          <table:table-cell table:number-columns-repeated="37"/>
          <table:table-cell office:value-type="string">
            <text:p>Si</text:p>
          </table:table-cell>
          <table:table-cell office:value-type="string">
            <text:p>No</text:p>
          </table:table-cell>
          <table:table-cell table:number-columns-repeated="968"/>
        </table:table-row>
        <table:table-row table:style-name="ro3">
          <table:table-cell table:number-columns-repeated="15"/>
          <table:table-cell table:style-name="ce535"/>
          <table:table-cell table:style-name="ce570"/>
          <table:table-cell table:number-columns-repeated="1007"/>
        </table:table-row>
        <table:table-row table:style-name="ro3">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5"/>
          <table:table-cell table:style-name="ce570"/>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3">
          <table:table-cell table:number-columns-repeated="13"/>
          <table:table-cell table:style-name="ce489"/>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6"/>
          <table:table-cell table:style-name="ce144" table:number-columns-repeated="7"/>
          <table:table-cell table:style-name="ce489"/>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3">
          <table:table-cell table:number-columns-repeated="13"/>
          <table:table-cell table:style-name="ce489"/>
          <table:table-cell table:number-columns-repeated="1010"/>
        </table:table-row>
        <table:table-row table:style-name="ro3">
          <table:table-cell table:number-columns-repeated="13"/>
          <table:table-cell table:style-name="ce489"/>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3">
          <table:table-cell table:number-columns-repeated="13"/>
          <table:table-cell table:style-name="ce489"/>
          <table:table-cell table:number-columns-repeated="1010"/>
        </table:table-row>
        <table:table-row table:style-name="ro3">
          <table:table-cell table:number-columns-repeated="13"/>
          <table:table-cell table:style-name="ce489"/>
          <table:table-cell table:number-columns-repeated="40"/>
          <table:table-cell table:style-name="Normal_20_2"/>
          <table:table-cell table:style-name="ce659" office:value-type="string">
            <text:p>soltero</text:p>
          </table:table-cell>
          <table:table-cell table:style-name="ce659" office:value-type="string">
            <text:p>familia</text:p>
          </table:table-cell>
          <table:table-cell table:style-name="ce659" office:value-type="string">
            <text:p>adicional</text:p>
          </table:table-cell>
          <table:table-cell table:style-name="Normal_20_2" table:number-columns-repeated="2"/>
          <table:table-cell table:style-name="ce659" office:value-type="string">
            <text:p>GF MINIMOS</text:p>
          </table:table-cell>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Lima</text:p>
          </table:table-cell>
          <table:table-cell table:number-columns-repeated="2" table:style-name="ce659" office:value-type="float" office:value="500">
            <text:p>500</text:p>
          </table:table-cell>
          <table:table-cell table:style-name="ce659" office:value-type="float" office:value="100">
            <text:p>100</text:p>
          </table:table-cell>
          <table:table-cell table:style-name="ce659" table:formula="of:=[.BE112]+([.$I$70]-1)*[.BF112]" office:value-type="float" office:value="400">
            <text:p>400</text:p>
          </table:table-cell>
          <table:table-cell table:style-name="ce659" office:value-type="string">
            <text:p>FORMULA</text:p>
          </table:table-cell>
          <table:table-cell table:style-name="ce688" table:formula="of:=iferror(VLOOKUP([.I65];[.$BC$112:.$BG$116];IF([.$I$70]&gt;1;5;2);0);0)" office:value-type="float" office:value="0">
            <text:p>#N/D</text:p>
          </table:table-cell>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Sur</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3]+([.$I$70]-1)*[.BF113]" office:value-type="float" office:value="320">
            <text:p>320</text:p>
          </table:table-cell>
          <table:table-cell table:style-name="ce659" office:value-type="string">
            <text:p>OBTENIDO</text:p>
          </table:table-cell>
          <table:table-cell table:style-name="ce688"/>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Norte</text:p>
          </table:table-cell>
          <table:table-cell table:number-columns-repeated="2" table:style-name="ce659" office:value-type="float" office:value="450">
            <text:p>450</text:p>
          </table:table-cell>
          <table:table-cell table:style-name="ce659" office:value-type="float" office:value="100">
            <text:p>100</text:p>
          </table:table-cell>
          <table:table-cell table:style-name="ce659" table:formula="of:=[.BE114]+([.$I$70]-1)*[.BF114]" office:value-type="float" office:value="350">
            <text:p>350</text:p>
          </table:table-cell>
          <table:table-cell table:style-name="Normal_20_2"/>
          <table:table-cell table:style-name="ce688"/>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Oriente</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5]+([.$I$70]-1)*[.BF115]" office:value-type="float" office:value="320">
            <text:p>320</text:p>
          </table:table-cell>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0"/>
          <table:table-cell table:style-name="ce659" office:value-type="string">
            <text:p>Kiva</text:p>
          </table:table-cell>
          <table:table-cell table:number-columns-repeated="2" table:style-name="ce659" office:value-type="float" office:value="300">
            <text:p>300</text:p>
          </table:table-cell>
          <table:table-cell table:style-name="ce659" office:value-type="float" office:value="50">
            <text:p>50</text:p>
          </table:table-cell>
          <table:table-cell table:style-name="ce659" table:formula="of:=[.BE116]+([.$I$70]-1)*[.BF116]" office:value-type="float" office:value="250">
            <text:p>250</text:p>
          </table:table-cell>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5"/>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0"/>
          <table:table-cell table:style-name="ce660" office:value-type="string">
            <text:p>RMV</text:p>
          </table:table-cell>
          <table:table-cell table:style-name="ce660" office:value-type="float" office:value="750">
            <text:p>750</text:p>
          </table:table-cell>
          <table:table-cell table:number-columns-repeated="6"/>
          <table:table-cell/>
          <table:table-cell table:number-columns-repeated="961"/>
        </table:table-row>
        <table:table-row table:style-name="ro3">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3">
          <table:table-cell table:number-columns-repeated="54"/>
          <table:table-cell table:style-name="ce661" office:value-type="string">
            <text:p>Titular o Cónyuge(mayor a 3 meses menor a 1 año)</text:p>
          </table:table-cell>
          <table:table-cell table:style-name="ce669" table:number-columns-repeated="2"/>
          <table:table-cell table:style-name="ce676"/>
          <table:table-cell table:style-name="ce680" office:value-type="float" office:value="0.5">
            <text:p>0.5</text:p>
          </table:table-cell>
          <table:table-cell table:style-name="ce682"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3">
          <table:table-cell table:number-columns-repeated="54"/>
          <table:table-cell table:style-name="ce661" office:value-type="string">
            <text:p>Titular o Cónyuge(mayor a 1 año)</text:p>
          </table:table-cell>
          <table:table-cell table:style-name="ce669" table:number-columns-repeated="2"/>
          <table:table-cell table:style-name="ce676"/>
          <table:table-cell table:style-name="ce680" office:value-type="float" office:value="1">
            <text:p>1</text:p>
          </table:table-cell>
          <table:table-cell table:style-name="ce685"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3">
          <table:table-cell table:number-columns-repeated="54"/>
          <table:table-cell table:style-name="ce661" office:value-type="string">
            <text:p>Actividad No Complementaria(mayor a 1 año de permanencia)</text:p>
          </table:table-cell>
          <table:table-cell table:style-name="ce669" table:number-columns-repeated="2"/>
          <table:table-cell table:style-name="ce676"/>
          <table:table-cell table:style-name="ce680" office:value-type="float" office:value="1">
            <text:p>1</text:p>
          </table:table-cell>
          <table:table-cell table:style-name="ce680"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3">
          <table:table-cell table:number-columns-repeated="54"/>
          <table:table-cell table:style-name="ce661" office:value-type="string">
            <text:p>Actividad No Complementaria(menor a 1 año de permanencia)</text:p>
          </table:table-cell>
          <table:table-cell table:style-name="ce669" table:number-columns-repeated="2"/>
          <table:table-cell table:style-name="ce676"/>
          <table:table-cell table:style-name="ce680" office:value-type="float" office:value="0.5">
            <text:p>0.5</text:p>
          </table:table-cell>
          <table:table-cell table:style-name="ce680"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3">
          <table:table-cell table:number-columns-repeated="54"/>
          <table:table-cell table:style-name="ce661" office:value-type="string">
            <text:p>Remesas</text:p>
          </table:table-cell>
          <table:table-cell table:style-name="ce669" table:number-columns-repeated="2"/>
          <table:table-cell table:style-name="ce677"/>
          <table:table-cell table:style-name="ce681" office:value-type="float" office:value="1">
            <text:p>1</text:p>
          </table:table-cell>
          <table:table-cell table:style-name="ce686"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3">
          <table:table-cell table:number-columns-repeated="54"/>
          <table:table-cell table:style-name="ce661" office:value-type="string">
            <text:p>Jornales Eventuales Titular y Conyuque (hasta a 06 has.)</text:p>
          </table:table-cell>
          <table:table-cell table:style-name="ce669" table:number-columns-repeated="2"/>
          <table:table-cell table:style-name="ce678"/>
          <table:table-cell table:style-name="ce682" office:value-type="float" office:value="0">
            <text:p>0</text:p>
          </table:table-cell>
          <table:table-cell table:style-name="ce680"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3">
          <table:table-cell table:number-columns-repeated="54"/>
          <table:table-cell table:style-name="ce661" office:value-type="string">
            <text:p>Jornales Evantuales Titular o Conyugue (hasta a 06 has.)</text:p>
          </table:table-cell>
          <table:table-cell table:style-name="ce669" table:number-columns-repeated="2"/>
          <table:table-cell table:style-name="ce678"/>
          <table:table-cell table:style-name="ce683" office:value-type="float" office:value="0">
            <text:p>0</text:p>
          </table:table-cell>
          <table:table-cell table:style-name="ce680"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3">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3">
          <table:table-cell table:number-columns-repeated="54"/>
          <table:table-cell office:value-type="string">
            <text:p>otras obligaciones agropecuarias</text:p>
          </table:table-cell>
          <table:table-cell table:number-columns-repeated="969"/>
        </table:table-row>
        <table:table-row table:style-name="ro3">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90" table:formula="of:=[.I50]*[.BF129]" office:value-type="float" office:value="0">
            <text:p>#N/D</text:p>
          </table:table-cell>
          <table:table-cell table:number-columns-repeated="965"/>
        </table:table-row>
        <table:table-row table:style-name="ro3">
          <table:table-cell table:number-columns-repeated="52"/>
          <table:table-cell office:value-type="string">
            <text:p>fecha</text:p>
          </table:table-cell>
          <table:table-cell table:style-name="ce658"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90" table:formula="of:=[.I51]*[.BF130]" office:value-type="float" office:value="0">
            <text:p>#N/D</text:p>
          </table:table-cell>
          <table:table-cell table:number-columns-repeated="965"/>
        </table:table-row>
        <table:table-row table:style-name="ro3">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3">
          <table:table-cell table:number-columns-repeated="53"/>
          <table:table-cell office:value-type="float" office:value="1">
            <text:p>1</text:p>
          </table:table-cell>
          <table:table-cell table:style-name="ce490"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90" table:formula="of:=[.BH132]*[.BC132]" office:value-type="float" office:value="0">
            <text:p>#N/D</text:p>
          </table:table-cell>
          <table:table-cell table:number-columns-repeated="963"/>
        </table:table-row>
        <table:table-row table:style-name="ro3">
          <table:table-cell table:number-columns-repeated="53"/>
          <table:table-cell office:value-type="float" office:value="2">
            <text:p>2</text:p>
          </table:table-cell>
          <table:table-cell table:style-name="ce490"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90" table:formula="of:=[.BH133]*[.BC133]" office:value-type="float" office:value="0">
            <text:p>#N/D</text:p>
          </table:table-cell>
          <table:table-cell table:number-columns-repeated="963"/>
        </table:table-row>
        <table:table-row table:style-name="ro3">
          <table:table-cell table:number-columns-repeated="53"/>
          <table:table-cell office:value-type="float" office:value="3">
            <text:p>3</text:p>
          </table:table-cell>
          <table:table-cell table:style-name="ce490"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90" table:formula="of:=[.BH134]*[.BC134]" office:value-type="float" office:value="0">
            <text:p>#N/D</text:p>
          </table:table-cell>
          <table:table-cell table:number-columns-repeated="963"/>
        </table:table-row>
        <table:table-row table:style-name="ro3">
          <table:table-cell table:number-columns-repeated="54"/>
          <table:table-cell table:style-name="ce3" office:value-type="string">
            <text:p>fecha final</text:p>
          </table:table-cell>
          <table:table-cell table:style-name="ce670"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3">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ventas</text:p>
          </table:table-cell>
          <table:table-cell table:number-columns-repeated="969"/>
        </table:table-row>
        <table:table-row table:style-name="ro3">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3">
          <table:table-cell table:number-columns-repeated="54"/>
          <table:table-cell table:style-name="ce460" table:formula="of:=[.K10]" office:value-type="float" office:value="0">
            <text:p>S/. 0</text:p>
          </table:table-cell>
          <table:table-cell table:style-name="ce671"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60" table:formula="of:=[.BC139]*[.BI144]" office:value-type="float" office:value="-0">
            <text:p>S/. 0</text:p>
          </table:table-cell>
          <table:table-cell table:style-name="ce460" table:formula="of:=IF([.BF139]=1;[.BC139];[.BI139])" office:value-type="float" office:value="-0">
            <text:p>S/. 0</text:p>
          </table:table-cell>
          <table:table-cell table:number-columns-repeated="962"/>
        </table:table-row>
        <table:table-row table:style-name="ro3">
          <table:table-cell table:number-columns-repeated="54"/>
          <table:table-cell table:style-name="ce460" table:formula="of:=[.K11]" office:value-type="float" office:value="0">
            <text:p>S/. 0</text:p>
          </table:table-cell>
          <table:table-cell table:style-name="ce671"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60" table:formula="of:=[.BC140]*[.BI145]" office:value-type="float" office:value="-0">
            <text:p>S/. 0</text:p>
          </table:table-cell>
          <table:table-cell table:style-name="ce460" table:formula="of:=IF([.BF140]=1;[.BC140];[.BI140])" office:value-type="float" office:value="-0">
            <text:p>S/. 0</text:p>
          </table:table-cell>
          <table:table-cell table:number-columns-repeated="962"/>
        </table:table-row>
        <table:table-row table:style-name="ro3">
          <table:table-cell table:number-columns-repeated="54"/>
          <table:table-cell table:style-name="ce460" table:formula="of:=[.K12]" office:value-type="float" office:value="0">
            <text:p>S/. 0</text:p>
          </table:table-cell>
          <table:table-cell table:style-name="ce671"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60" table:formula="of:=[.BC141]*[.BI146]" office:value-type="float" office:value="-0">
            <text:p>S/. 0</text:p>
          </table:table-cell>
          <table:table-cell table:style-name="ce460" table:formula="of:=IF([.BF141]=1;[.BC141];[.BI141])"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3">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3">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3">
          <table:table-cell table:number-columns-repeated="54"/>
          <table:table-cell table:style-name="ce490" table:formula="of:=[.F16]" office:value-type="float" office:value="0">
            <text:p>S/. 0.00</text:p>
          </table:table-cell>
          <table:table-cell table:style-name="ce490"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90"/>
          <table:table-cell/>
          <table:table-cell table:style-name="ce460" table:formula="of:=[.BC148]*[.BI153]" office:value-type="float" office:value="-0">
            <text:p>S/. 0</text:p>
          </table:table-cell>
          <table:table-cell table:style-name="ce460" table:formula="of:=IF([.BF148]=1;[.BC148];[.BI148])" office:value-type="float" office:value="-0">
            <text:p>S/. 0</text:p>
          </table:table-cell>
          <table:table-cell table:number-columns-repeated="962"/>
        </table:table-row>
        <table:table-row table:style-name="ro3">
          <table:table-cell table:number-columns-repeated="54"/>
          <table:table-cell table:style-name="ce490" table:formula="of:=[.F17]" office:value-type="float" office:value="0">
            <text:p>S/. 0.00</text:p>
          </table:table-cell>
          <table:table-cell table:style-name="ce490"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60" table:formula="of:=[.BC149]*[.BI154]" office:value-type="float" office:value="-0">
            <text:p>S/. 0</text:p>
          </table:table-cell>
          <table:table-cell table:style-name="ce460" table:formula="of:=IF([.BF149]=1;[.BC149];[.BI149])" office:value-type="float" office:value="-0">
            <text:p>S/. 0</text:p>
          </table:table-cell>
          <table:table-cell table:number-columns-repeated="962"/>
        </table:table-row>
        <table:table-row table:style-name="ro3">
          <table:table-cell table:number-columns-repeated="57"/>
          <table:table-cell table:style-name="ce153"/>
          <table:table-cell table:number-columns-repeated="966"/>
        </table:table-row>
        <table:table-row table:style-name="ro3">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3">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3">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3">
          <table:table-cell table:number-columns-repeated="54"/>
          <table:table-cell table:style-name="ce460" table:formula="of:=[.F21]" office:value-type="float" office:value="0">
            <text:p>S/. 0</text:p>
          </table:table-cell>
          <table:table-cell table:style-name="ce460"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60" table:formula="of:=[.BC156]*[.BI161]" office:value-type="float" office:value="-0">
            <text:p>S/. 0</text:p>
          </table:table-cell>
          <table:table-cell table:style-name="ce460" table:formula="of:=IF([.BF156]=1;[.BC156];[.BI156])" office:value-type="float" office:value="-0">
            <text:p>S/. 0</text:p>
          </table:table-cell>
          <table:table-cell table:number-columns-repeated="962"/>
        </table:table-row>
        <table:table-row table:style-name="ro3">
          <table:table-cell table:number-columns-repeated="54"/>
          <table:table-cell table:style-name="ce460" table:formula="of:=[.F22]" office:value-type="float" office:value="0">
            <text:p>S/. 0</text:p>
          </table:table-cell>
          <table:table-cell table:style-name="ce460"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60" table:formula="of:=[.BC157]*[.BI162]" office:value-type="float" office:value="-0">
            <text:p>S/. 0</text:p>
          </table:table-cell>
          <table:table-cell table:style-name="ce460" table:formula="of:=IF([.BF157]=1;[.BC157];[.BI157])"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3">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3">
          <table:table-cell table:number-columns-repeated="1024"/>
        </table:table-row>
        <table:table-row table:style-name="ro3">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3">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3">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3" table:number-rows-repeated="2">
          <table:table-cell table:number-columns-repeated="1024"/>
        </table:table-row>
        <table:table-row table:style-name="ro3">
          <table:table-cell table:number-columns-repeated="54"/>
          <table:table-cell table:style-name="ce663" office:value-type="string">
            <text:p>Costo de Producción</text:p>
          </table:table-cell>
          <table:table-cell table:style-name="ce672" office:value-type="string">
            <text:p>Propietario</text:p>
          </table:table-cell>
          <table:table-cell table:style-name="ce674" office:value-type="string">
            <text:p>Posesionario</text:p>
          </table:table-cell>
          <table:table-cell table:style-name="ce674" office:value-type="string">
            <text:p>Arrendatario (+)</text:p>
          </table:table-cell>
          <table:table-cell table:style-name="ce674" office:value-type="string">
            <text:p>Hipoteca</text:p>
          </table:table-cell>
          <table:table-cell/>
          <table:table-cell table:style-name="ce668"/>
          <table:table-cell table:number-columns-repeated="963"/>
        </table:table-row>
        <table:table-row table:style-name="ro3">
          <table:table-cell table:number-columns-repeated="54"/>
          <table:table-cell table:style-name="ce664" office:value-type="string">
            <text:p>Hasta el 60%</text:p>
          </table:table-cell>
          <table:table-cell table:style-name="ce665"/>
          <table:table-cell table:style-name="ce665" office:value-type="string">
            <text:p>X</text:p>
          </table:table-cell>
          <table:table-cell table:style-name="ce665"/>
          <table:table-cell table:style-name="ce684"/>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3">
          <table:table-cell table:number-columns-repeated="54"/>
          <table:table-cell table:style-name="ce665" office:value-type="string">
            <text:p>Hasta el 70%</text:p>
          </table:table-cell>
          <table:table-cell table:style-name="ce665" office:value-type="string">
            <text:p>X</text:p>
          </table:table-cell>
          <table:table-cell table:style-name="ce675"/>
          <table:table-cell table:style-name="ce665" office:value-type="string">
            <text:p>X</text:p>
          </table:table-cell>
          <table:table-cell table:style-name="ce675"/>
          <table:table-cell table:style-name="ce687"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7">
            <text:p>70%</text:p>
          </table:table-cell>
          <table:table-cell table:number-columns-repeated="3"/>
          <table:table-cell table:style-name="ce689" office:value-type="string">
            <text:p>no kiva</text:p>
          </table:table-cell>
          <table:table-cell table:number-columns-repeated="957"/>
        </table:table-row>
        <table:table-row table:style-name="ro3">
          <table:table-cell table:number-columns-repeated="54"/>
          <table:table-cell table:style-name="ce666" office:value-type="string">
            <text:p>Hasta el 80%</text:p>
          </table:table-cell>
          <table:table-cell table:style-name="ce673" table:number-columns-repeated="3"/>
          <table:table-cell table:style-name="ce665"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3">
          <table:table-cell table:number-columns-repeated="54"/>
          <table:table-cell table:style-name="ce667"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3">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table-cell table:number-columns-repeated="53"/>
          <table:table-cell table:formula="of:=[$Solicitud.CF191]" office:value-type="float" office:value="8">
            <text:p>8</text:p>
          </table:table-cell>
          <table:table-cell table:style-name="ce668"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3">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3">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90" office:value-type="string">
            <text:p>recurrente</text:p>
          </table:table-cell>
          <table:table-cell table:number-columns-repeated="955"/>
        </table:table-row>
        <table:table-row table:style-name="ro3">
          <table:table-cell table:number-columns-repeated="53"/>
          <table:table-cell table:style-name="ce460" table:formula="of:=[.K10]" office:value-type="float" office:value="0">
            <text:p>S/. 0</text:p>
          </table:table-cell>
          <table:table-cell table:formula="of:=IF(ISERROR(HLOOKUP([.M10];[.$BC$178:.$BI$179];2;0));-1;HLOOKUP([.M10];[.$BC$178:.$BI$179];2;0))" office:value-type="float" office:value="-1">
            <text:p>-1</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0</text:p>
          </table:table-cell>
          <table:table-cell table:formula="of:=IF([.BC181]=-1;1;IF([.BC181]=0;1;IF([.BF181]&gt;0;1;0)+INT(([.$BB$177]-[.BE181]+1)/[.BC181])))" office:value-type="float" office:value="1">
            <text:p>1</text:p>
          </table:table-cell>
          <table:table-cell table:number-columns-repeated="10"/>
          <table:table-cell table:style-name="ce691" office:value-type="string">
            <text:p>propietario -arrendatario</text:p>
          </table:table-cell>
          <table:table-cell table:style-name="ce691" office:value-type="float" office:value="0.7">
            <text:p>0.7</text:p>
          </table:table-cell>
          <table:table-cell table:number-columns-repeated="953"/>
        </table:table-row>
        <table:table-row table:style-name="ro3">
          <table:table-cell table:number-columns-repeated="53"/>
          <table:table-cell table:style-name="ce460" table:formula="of:=[.K11]" office:value-type="float" office:value="0">
            <text:p>S/. 0</text:p>
          </table:table-cell>
          <table:table-cell table:formula="of:=IF(ISERROR(HLOOKUP([.M11];[.$BC$178:.$BI$179];2;0));-1;HLOOKUP([.M11];[.$BC$178:.$BI$179];2;0))" office:value-type="float" office:value="-1">
            <text:p>-1</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0</text:p>
          </table:table-cell>
          <table:table-cell table:formula="of:=IF([.BC182]=-1;1;IF([.BC182]=0;1;IF([.BF182]&gt;0;1;0)+INT(([.$BB$177]-[.BE182]+1)/[.BC182])))" office:value-type="float" office:value="1">
            <text:p>1</text:p>
          </table:table-cell>
          <table:table-cell table:number-columns-repeated="965"/>
        </table:table-row>
        <table:table-row table:style-name="ro3">
          <table:table-cell table:number-columns-repeated="53"/>
          <table:table-cell table:style-name="ce460" table:formula="of:=[.K12]" office:value-type="float" office:value="0">
            <text:p>S/. 0</text:p>
          </table:table-cell>
          <table:table-cell table:formula="of:=IF(ISERROR(HLOOKUP([.M12];[.$BC$178:.$BI$179];2;0));-1;HLOOKUP([.M12];[.$BC$178:.$BI$179];2;0))" office:value-type="float" office:value="-1">
            <text:p>-1</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0</text:p>
          </table:table-cell>
          <table:table-cell table:formula="of:=IF([.BC183]=-1;1;IF([.BC183]=0;1;IF([.BF183]&gt;0;1;0)+INT(([.$BB$177]-[.BE183]+1)/[.BC183])))" office:value-type="float" office:value="1">
            <text:p>1</text:p>
          </table:table-cell>
          <table:table-cell table:style-name="ce460"/>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3">
          <table:table-cell table:number-columns-repeated="1024"/>
        </table:table-row>
        <table:table-row table:style-name="ro3">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OTRAS VENT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90" table:formula="of:=[.F16]" office:value-type="float" office:value="0">
            <text:p>S/. 0.00</text:p>
          </table:table-cell>
          <table:table-cell table:formula="of:=IF(ISERROR(HLOOKUP([.M17];[.$BC$178:.$BI$179];2;0));-1;HLOOKUP([.M17];[.$BC$178:.$BI$179];2;0))" office:value-type="float" office:value="-1">
            <text:p>-1</text:p>
          </table:table-cell>
          <table:table-cell table:style-name="ce671"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0</text:p>
          </table:table-cell>
          <table:table-cell table:formula="of:=IF([.BC188]=-1;1;IF([.BC188]=0;1;IF([.BF188]&gt;0;1;0)+INT(([.$BB$177]-[.BE188]+1)/[.BC188])))" office:value-type="float" office:value="1">
            <text:p>1</text:p>
          </table:table-cell>
          <table:table-cell table:style-name="ce490" table:formula="of:=[.BB188]/[.BG188]" office:value-type="float" office:value="0">
            <text:p>S/. 0.00</text:p>
          </table:table-cell>
          <table:table-cell table:number-columns-repeated="964"/>
        </table:table-row>
        <table:table-row table:style-name="ro3">
          <table:table-cell table:number-columns-repeated="53"/>
          <table:table-cell table:style-name="ce490" table:formula="of:=[.F17]" office:value-type="float" office:value="0">
            <text:p>S/. 0.00</text:p>
          </table:table-cell>
          <table:table-cell table:formula="of:=IF(ISERROR(HLOOKUP([.M18];[.$BC$178:.$BI$179];2;0));-1;HLOOKUP([.M18];[.$BC$178:.$BI$179];2;0))" office:value-type="float" office:value="-1">
            <text:p>-1</text:p>
          </table:table-cell>
          <table:table-cell table:style-name="ce671"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0</text:p>
          </table:table-cell>
          <table:table-cell table:formula="of:=IF([.BC189]=-1;1;IF([.BC189]=0;1;IF([.BF189]&gt;0;1;0)+INT(([.$BB$177]-[.BE189]+1)/[.BC189])))" office:value-type="float" office:value="1">
            <text:p>1</text:p>
          </table:table-cell>
          <table:table-cell table:number-columns-repeated="965"/>
        </table:table-row>
        <table:table-row table:style-name="ro3">
          <table:table-cell table:number-columns-repeated="54"/>
          <table:table-cell office:value-type="string">
            <text:p>VENTAS PECUARI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90" table:formula="of:=[.F21]" office:value-type="float" office:value="0">
            <text:p>S/. 0.00</text:p>
          </table:table-cell>
          <table:table-cell table:formula="of:=IF(ISERROR(HLOOKUP([.M21];[.$BC$178:.$BI$179];2;0));-1;HLOOKUP([.M21];[.$BC$178:.$BI$179];2;0))" office:value-type="float" office:value="-1">
            <text:p>-1</text:p>
          </table:table-cell>
          <table:table-cell table:style-name="ce671"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0</text:p>
          </table:table-cell>
          <table:table-cell table:formula="of:=IF([.BC192]=-1;1;IF([.BC192]=0;1;IF([.BF192]&gt;0;1;0)+INT(([.$BB$177]-[.BE192]+1)/[.BC192])))" office:value-type="float" office:value="1">
            <text:p>1</text:p>
          </table:table-cell>
          <table:table-cell table:number-columns-repeated="965"/>
        </table:table-row>
        <table:table-row table:style-name="ro3">
          <table:table-cell table:number-columns-repeated="53"/>
          <table:table-cell table:style-name="ce490" table:formula="of:=[.F22]" office:value-type="float" office:value="0">
            <text:p>S/. 0.00</text:p>
          </table:table-cell>
          <table:table-cell table:formula="of:=IF(ISERROR(HLOOKUP([.M22];[.$BC$178:.$BI$179];2;0));-1;HLOOKUP([.M22];[.$BC$178:.$BI$179];2;0))" office:value-type="float" office:value="-1">
            <text:p>-1</text:p>
          </table:table-cell>
          <table:table-cell table:style-name="ce671"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0</text:p>
          </table:table-cell>
          <table:table-cell table:formula="of:=IF([.BC193]=-1;1;IF([.BC193]=0;1;IF([.BF193]&gt;0;1;0)+INT(([.$BB$177]-[.BE193]+1)/[.BC193])))" office:value-type="float" office:value="1">
            <text:p>1</text:p>
          </table:table-cell>
          <table:table-cell table:number-columns-repeated="965"/>
        </table:table-row>
        <table:table-row table:style-name="ro3" table:number-rows-repeated="2">
          <table:table-cell table:number-columns-repeated="1024"/>
        </table:table-row>
        <table:table-row table:style-name="ro3">
          <table:table-cell table:number-columns-repeated="53"/>
          <table:table-cell office:value-type="string">
            <text:p>validacion de rentabilidad</text:p>
          </table:table-cell>
          <table:table-cell table:number-columns-repeated="970"/>
        </table:table-row>
        <table:table-row table:style-name="ro3">
          <table:table-cell table:number-columns-repeated="53"/>
          <table:table-cell table:style-name="ce148" table:formula="of:=[$'data cultivos'.AB12]" office:value-type="percentage" office:value="1">
            <text:p>100.00%</text:p>
          </table:table-cell>
          <table:table-cell table:number-columns-repeated="970"/>
        </table:table-row>
        <table:table-row table:style-name="ro3">
          <table:table-cell table:number-columns-repeated="53"/>
          <table:table-cell table:style-name="ce148" table:formula="of:=[$'data cultivos'.AB13]" office:value-type="percentage" office:value="1">
            <text:p>100.00%</text:p>
          </table:table-cell>
          <table:table-cell table:number-columns-repeated="970"/>
        </table:table-row>
        <table:table-row table:style-name="ro3">
          <table:table-cell table:number-columns-repeated="53"/>
          <table:table-cell table:style-name="ce148" table:formula="of:=[$'data cultivos'.AB14]" office:value-type="percentage" office:value="1">
            <text:p>100.00%</text:p>
          </table:table-cell>
          <table:table-cell table:number-columns-repeated="970"/>
        </table:table-row>
        <table:table-row table:style-name="ro3">
          <table:table-cell table:number-columns-repeated="53"/>
          <table:table-cell table:style-name="ce148" table:formula="of:=[$'data cultivos'.AB15]" office:value-type="percentage" office:value="1">
            <text:p>100.00%</text:p>
          </table:table-cell>
          <table:table-cell table:number-columns-repeated="970"/>
        </table:table-row>
        <table:table-row table:style-name="ro3">
          <table:table-cell table:number-columns-repeated="53"/>
          <table:table-cell table:style-name="ce148" table:formula="of:=[$'data cultivos'.AB16]" office:value-type="percentage" office:value="1">
            <text:p>100.00%</text:p>
          </table:table-cell>
          <table:table-cell table:number-columns-repeated="970"/>
        </table:table-row>
        <table:table-row table:style-name="ro3" table:number-rows-repeated="1048374">
          <table:table-cell table:number-columns-repeated="1024"/>
        </table:table-row>
        <table:table-row table:style-name="ro3">
          <table:table-cell table:number-columns-repeated="1024"/>
        </table:table-row>
        <table:named-expressions/>
      </table:table>
      <table:table table:name="Resumen E. C." table:style-name="ta9" table:print="false">
        <table:table-column table:style-name="co97" table:default-cell-style-name="Default"/>
        <table:table-column table:style-name="co98" table:default-cell-style-name="ce693"/>
        <table:table-column table:style-name="co73" table:default-cell-style-name="ce704"/>
        <table:table-column table:style-name="co64" table:number-columns-repeated="2" table:default-cell-style-name="Default"/>
        <table:table-column table:style-name="co54" table:number-columns-repeated="3" table:default-cell-style-name="ce719"/>
        <table:table-column table:style-name="co54" table:default-cell-style-name="Default"/>
        <table:table-column table:style-name="co64" table:number-columns-repeated="1015" table:default-cell-style-name="Default"/>
        <table:table-row table:style-name="ro3">
          <table:table-cell table:number-columns-repeated="1024"/>
        </table:table-row>
        <table:table-row table:style-name="ro12">
          <table:table-cell/>
          <table:table-cell table:style-name="ce694" office:value-type="string" table:number-columns-spanned="8" table:number-rows-spanned="1">
            <text:p>RESUMEN DE LA EVALUACIÓN CUANTITATIVA</text:p>
          </table:table-cell>
          <table:covered-table-cell table:number-columns-repeated="7" table:style-name="ce295"/>
          <table:table-cell table:number-columns-repeated="1015"/>
        </table:table-row>
        <table:table-row table:style-name="ro3">
          <table:table-cell table:number-columns-repeated="1024"/>
        </table:table-row>
        <table:table-row table:style-name="ro3">
          <table:table-cell/>
          <table:table-cell table:style-name="ce185" office:value-type="string" table:number-columns-spanned="2" table:number-rows-spanned="1">
            <text:p>BALANCE GENERAL</text:p>
          </table:table-cell>
          <table:covered-table-cell table:style-name="ce705"/>
          <table:table-cell table:number-columns-repeated="2"/>
          <table:table-cell table:style-name="ce720" office:value-type="string" table:number-columns-spanned="4" table:number-rows-spanned="1">
            <text:p>ESTADOS DE RESULTADOS</text:p>
          </table:table-cell>
          <table:covered-table-cell table:number-columns-repeated="3" table:style-name="ce736"/>
          <table:table-cell table:number-columns-repeated="1015"/>
        </table:table-row>
        <table:table-row table:style-name="ro3">
          <table:table-cell table:number-columns-repeated="1024"/>
        </table:table-row>
        <table:table-row table:style-name="ro9">
          <table:table-cell/>
          <table:table-cell table:style-name="ce695" office:value-type="string">
            <text:p>ACTIVO</text:p>
          </table:table-cell>
          <table:table-cell table:style-name="ce706" table:formula="of:=[$'Evaluación Cuantitativa'.W6]" office:value-type="float" office:value="0">
            <text:p>S/. 0.00</text:p>
          </table:table-cell>
          <table:table-cell table:style-name="ce149" table:number-columns-repeated="2"/>
          <table:table-cell table:style-name="ce721" office:value-type="string" table:number-columns-spanned="3" table:number-rows-spanned="1">
            <text:p>VENTAS</text:p>
          </table:table-cell>
          <table:covered-table-cell table:style-name="ce737"/>
          <table:covered-table-cell table:style-name="ce744"/>
          <table:table-cell table:style-name="ce747" table:formula="of:=[$'Evaluación Cuantitativa'.N6]" office:value-type="currency" office:currency="S/." office:value="0">
            <text:p>S/. 0</text:p>
          </table:table-cell>
          <table:table-cell table:number-columns-repeated="1015"/>
        </table:table-row>
        <table:table-row table:style-name="ro9">
          <table:table-cell/>
          <table:table-cell table:style-name="ce696" office:value-type="string">
            <text:p>ACTIVO CORRIENTE</text:p>
          </table:table-cell>
          <table:table-cell table:style-name="ce707" table:formula="of:=[$'Evaluación Cuantitativa'.W7]" office:value-type="float" office:value="0">
            <text:p>S/. 0.00</text:p>
          </table:table-cell>
          <table:table-cell table:style-name="ce149" table:number-columns-repeated="2"/>
          <table:table-cell table:style-name="ce721" office:value-type="string" table:number-columns-spanned="3" table:number-rows-spanned="1">
            <text:p>COSTO DE VENTAS</text:p>
          </table:table-cell>
          <table:covered-table-cell table:style-name="ce737"/>
          <table:covered-table-cell table:style-name="ce744"/>
          <table:table-cell table:style-name="ce747" table:formula="of:=[$'Evaluación Cuantitativa'.N24]" office:value-type="currency" office:currency="S/." office:value="0">
            <text:p>#NOMBRE?</text:p>
          </table:table-cell>
          <table:table-cell table:number-columns-repeated="1015"/>
        </table:table-row>
        <table:table-row table:style-name="ro9">
          <table:table-cell/>
          <table:table-cell table:style-name="ce696" office:value-type="string">
            <text:p>Caja y Bancos</text:p>
          </table:table-cell>
          <table:table-cell table:style-name="ce707" table:formula="of:=[$'Evaluación Cuantitativa'.W8]" office:value-type="float" office:value="0">
            <text:p>S/. 0.00</text:p>
          </table:table-cell>
          <table:table-cell table:style-name="ce149" table:number-columns-repeated="2"/>
          <table:table-cell table:style-name="ce722" office:value-type="string" table:number-columns-spanned="3" table:number-rows-spanned="1">
            <text:p>UTILIDAD BRUTA</text:p>
          </table:table-cell>
          <table:covered-table-cell table:style-name="ce738"/>
          <table:covered-table-cell table:style-name="ce745"/>
          <table:table-cell table:style-name="ce748" table:formula="of:=[.I6]-[.I7]" office:value-type="currency" office:currency="S/." office:value="0">
            <text:p>#NOMBRE?</text:p>
          </table:table-cell>
          <table:table-cell table:number-columns-repeated="1015"/>
        </table:table-row>
        <table:table-row table:style-name="ro9">
          <table:table-cell/>
          <table:table-cell table:style-name="ce696" office:value-type="string">
            <text:p>Cuentas por cobrar comerciales</text:p>
          </table:table-cell>
          <table:table-cell table:style-name="ce707" table:formula="of:=[$'Evaluación Cuantitativa'.W13]" office:value-type="float" office:value="0">
            <text:p>S/. 0.00</text:p>
          </table:table-cell>
          <table:table-cell table:style-name="ce149" table:number-columns-repeated="2"/>
          <table:table-cell table:style-name="ce721" office:value-type="string" table:number-columns-spanned="3" table:number-rows-spanned="1">
            <text:p>GASTOS FINANCIEROS</text:p>
          </table:table-cell>
          <table:covered-table-cell table:style-name="ce737"/>
          <table:covered-table-cell table:style-name="ce744"/>
          <table:table-cell table:style-name="ce747" table:formula="of:=[$'Evaluación Cuantitativa'.N44]" office:value-type="currency" office:currency="S/." office:value="0">
            <text:p>S/. 0</text:p>
          </table:table-cell>
          <table:table-cell table:number-columns-repeated="1015"/>
        </table:table-row>
        <table:table-row table:style-name="ro9">
          <table:table-cell/>
          <table:table-cell table:style-name="ce696" office:value-type="string">
            <text:p>Alquileres</text:p>
          </table:table-cell>
          <table:table-cell table:style-name="ce707" table:formula="of:=[$'Evaluación Cuantitativa'.W16]" office:value-type="float" office:value="0">
            <text:p>S/. 0.00</text:p>
          </table:table-cell>
          <table:table-cell table:style-name="ce149" table:number-columns-repeated="2"/>
          <table:table-cell table:style-name="ce721" office:value-type="string" table:number-columns-spanned="3" table:number-rows-spanned="1">
            <text:p>OTROS GASTOS</text:p>
          </table:table-cell>
          <table:covered-table-cell table:style-name="ce737"/>
          <table:covered-table-cell table:style-name="ce744"/>
          <table:table-cell table:style-name="ce747" table:formula="of:=[$'Evaluación Cuantitativa'.N46]" office:value-type="currency" office:currency="S/." office:value="0">
            <text:p>S/. 0</text:p>
          </table:table-cell>
          <table:table-cell table:number-columns-repeated="1015"/>
        </table:table-row>
        <table:table-row table:style-name="ro9">
          <table:table-cell/>
          <table:table-cell table:style-name="ce696" office:value-type="string">
            <text:p>Existencias (Inventarios)</text:p>
          </table:table-cell>
          <table:table-cell table:style-name="ce707" table:formula="of:=[$'Evaluación Cuantitativa'.W18]" office:value-type="float" office:value="0">
            <text:p>S/. 0.00</text:p>
          </table:table-cell>
          <table:table-cell table:style-name="ce149" table:number-columns-repeated="2"/>
          <table:table-cell table:style-name="ce721" office:value-type="string" table:number-columns-spanned="3" table:number-rows-spanned="1">
            <text:p>OTRAS OBLIGACIONES AGRICOLAS</text:p>
          </table:table-cell>
          <table:covered-table-cell table:style-name="ce737"/>
          <table:covered-table-cell table:style-name="ce744"/>
          <table:table-cell table:style-name="ce747" table:formula="of:=[$'Evaluación Cuantitativa'.N48]" office:value-type="currency" office:currency="S/." office:value="0">
            <text:p>#N/D</text:p>
          </table:table-cell>
          <table:table-cell table:number-columns-repeated="1015"/>
        </table:table-row>
        <table:table-row table:style-name="ro9">
          <table:table-cell/>
          <table:table-cell table:style-name="ce696" office:value-type="string">
            <text:p>ACTIVO NO CORRIENTE</text:p>
          </table:table-cell>
          <table:table-cell table:style-name="ce707" table:formula="of:=[$'Evaluación Cuantitativa'.W31]" office:value-type="float" office:value="0">
            <text:p>S/. 0.00</text:p>
          </table:table-cell>
          <table:table-cell table:style-name="ce149" table:number-columns-repeated="2"/>
          <table:table-cell table:style-name="ce722" office:value-type="string" table:number-columns-spanned="3" table:number-rows-spanned="1">
            <text:p>UTILIDAD NETA</text:p>
          </table:table-cell>
          <table:covered-table-cell table:style-name="ce738"/>
          <table:covered-table-cell table:style-name="ce745"/>
          <table:table-cell table:style-name="ce748" table:formula="of:=[.I8]-[.I9]-[.I10]-[.I11]" office:value-type="currency" office:currency="S/." office:value="0">
            <text:p>#NOMBRE?</text:p>
          </table:table-cell>
          <table:table-cell table:number-columns-repeated="1015"/>
        </table:table-row>
        <table:table-row table:style-name="ro9">
          <table:table-cell/>
          <table:table-cell table:style-name="ce696" office:value-type="string">
            <text:p>Parcela Agrícolas</text:p>
          </table:table-cell>
          <table:table-cell table:style-name="ce707" table:formula="of:=[$'Evaluación Cuantitativa'.W32]" office:value-type="float" office:value="0">
            <text:p>S/. 0.00</text:p>
          </table:table-cell>
          <table:table-cell table:style-name="ce149" table:number-columns-repeated="2"/>
          <table:table-cell table:style-name="ce721" office:value-type="string" table:number-columns-spanned="3" table:number-rows-spanned="1">
            <text:p>OTROS INGRESOS</text:p>
          </table:table-cell>
          <table:covered-table-cell table:style-name="ce737"/>
          <table:covered-table-cell table:style-name="ce744"/>
          <table:table-cell table:style-name="ce747" table:formula="of:=[$'Evaluación Cuantitativa'.N56]" office:value-type="currency" office:currency="S/." office:value="0">
            <text:p>#N/D</text:p>
          </table:table-cell>
          <table:table-cell table:number-columns-repeated="1015"/>
        </table:table-row>
        <table:table-row table:style-name="ro9">
          <table:table-cell/>
          <table:table-cell table:style-name="ce696" office:value-type="string">
            <text:p>Maquinaria y Equipo</text:p>
          </table:table-cell>
          <table:table-cell table:style-name="ce707" table:formula="of:=[$'Evaluación Cuantitativa'.W37]" office:value-type="float" office:value="0">
            <text:p>S/. 0.00</text:p>
          </table:table-cell>
          <table:table-cell table:style-name="ce149" table:number-columns-repeated="2"/>
          <table:table-cell table:style-name="ce721" office:value-type="string" table:number-columns-spanned="3" table:number-rows-spanned="1">
            <text:p>GASTOS FAMILIARES(+ DEUDAS FAMILIARES)</text:p>
          </table:table-cell>
          <table:covered-table-cell table:style-name="ce737"/>
          <table:covered-table-cell table:style-name="ce744"/>
          <table:table-cell table:style-name="ce747"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6" office:value-type="string">
            <text:p>Activo Pecuario</text:p>
          </table:table-cell>
          <table:table-cell table:style-name="ce707" table:formula="of:=[$'Evaluación Cuantitativa'.W44]" office:value-type="float" office:value="0">
            <text:p>S/. 0.00</text:p>
          </table:table-cell>
          <table:table-cell table:style-name="ce149" table:number-columns-repeated="2"/>
          <table:table-cell table:style-name="ce722" office:value-type="string" table:number-columns-spanned="3" table:number-rows-spanned="1">
            <text:p>SALDOS DISPONIBLES</text:p>
          </table:table-cell>
          <table:covered-table-cell table:style-name="ce738"/>
          <table:covered-table-cell table:style-name="ce745"/>
          <table:table-cell table:style-name="ce748" table:formula="of:=[.I12]+[.I13]-[.I14]" office:value-type="currency" office:currency="S/." office:value="0">
            <text:p>#NOMBRE?</text:p>
          </table:table-cell>
          <table:table-cell table:number-columns-repeated="1015"/>
        </table:table-row>
        <table:table-row table:style-name="ro9">
          <table:table-cell/>
          <table:table-cell table:style-name="ce695" office:value-type="string">
            <text:p>PASIVO</text:p>
          </table:table-cell>
          <table:table-cell table:style-name="ce706"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6" office:value-type="string">
            <text:p>PASIVO CORRIENTE</text:p>
          </table:table-cell>
          <table:table-cell table:style-name="ce707" table:formula="of:=[$'Evaluación Cuantitativa'.W47]" office:value-type="float" office:value="0">
            <text:p>S/. 0.00</text:p>
          </table:table-cell>
          <table:table-cell table:style-name="ce149" table:number-columns-repeated="2"/>
          <table:table-cell table:style-name="ce723" office:value-type="string" table:number-columns-spanned="4" table:number-rows-spanned="1">
            <text:p>ARGUMENTO</text:p>
          </table:table-cell>
          <table:covered-table-cell table:number-columns-repeated="2" table:style-name="ce739"/>
          <table:covered-table-cell table:style-name="ce749"/>
          <table:table-cell table:number-columns-repeated="1015"/>
        </table:table-row>
        <table:table-row table:style-name="ro8">
          <table:table-cell/>
          <table:table-cell table:style-name="ce696" office:value-type="string">
            <text:p>Cuentas por pagar proveedores</text:p>
          </table:table-cell>
          <table:table-cell table:style-name="ce707" table:formula="of:=[$'Evaluación Cuantitativa'.W48]" office:value-type="float" office:value="0">
            <text:p>S/. 0.00</text:p>
          </table:table-cell>
          <table:table-cell table:style-name="ce149" table:number-columns-repeated="2"/>
          <table:table-cell table:style-name="ce724" table:formula="of:=[$'Evaluación Cuantitativa'.B87]" office:value-type="float" office:value="0" table:number-columns-spanned="4" table:number-rows-spanned="9">
            <text:p>0</text:p>
          </table:table-cell>
          <table:covered-table-cell table:number-columns-repeated="2" table:style-name="ce729"/>
          <table:covered-table-cell table:style-name="ce750"/>
          <table:table-cell table:number-columns-repeated="1015"/>
        </table:table-row>
        <table:table-row table:style-name="ro9">
          <table:table-cell/>
          <table:table-cell table:style-name="ce696" office:value-type="string">
            <text:p>Obligaciones con empresas financieras </text:p>
          </table:table-cell>
          <table:table-cell table:style-name="ce707" table:formula="of:=[$'Evaluación Cuantitativa'.W52]"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6" office:value-type="string">
            <text:p>Otras cuentas por pagar</text:p>
          </table:table-cell>
          <table:table-cell table:style-name="ce707" table:formula="of:=[$'Evaluación Cuantitativa'.W56]"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PASIVO NO CORRIENTE</text:p>
          </table:table-cell>
          <table:table-cell table:style-name="ce707" table:formula="of:=[$'Evaluación Cuantitativa'.W59]"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Obligaciones a Largo Plazo</text:p>
          </table:table-cell>
          <table:table-cell table:style-name="ce707" table:formula="of:=[$'Evaluación Cuantitativa'.W60]"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5" office:value-type="string">
            <text:p>PATRIMONIO</text:p>
          </table:table-cell>
          <table:table-cell table:style-name="ce706" table:formula="of:=[$'Evaluación Cuantitativa'.W64]"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4">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3">
          <table:table-cell/>
          <table:table-cell table:style-name="ce697"/>
          <table:table-cell table:style-name="ce708"/>
          <table:table-cell table:number-columns-repeated="2"/>
          <table:covered-table-cell table:style-name="ce726"/>
          <table:covered-table-cell table:number-columns-repeated="2" table:style-name="ce740"/>
          <table:covered-table-cell table:style-name="ce752"/>
          <table:table-cell table:number-columns-repeated="1015"/>
        </table:table-row>
        <table:table-row table:style-name="ro13">
          <table:table-cell/>
          <table:table-cell table:style-name="ce698"/>
          <table:table-cell table:style-name="ce709"/>
          <table:table-cell table:number-columns-repeated="2"/>
          <table:table-cell table:style-name="ce727" table:formula="of:=[$'Evaluación Cuantitativa'.B94]" office:value-type="string" office:string-value="Propuesta de Monto y Desembolso" table:number-columns-spanned="2" table:number-rows-spanned="1">
            <text:p>Propuesta de Monto y Desembolso</text:p>
          </table:table-cell>
          <table:covered-table-cell table:style-name="ce727"/>
          <table:table-cell table:style-name="ce746" table:formula="of:=[$'Evaluación Cuantitativa'.B97]" office:value-type="float" office:value="0" table:number-columns-spanned="2" table:number-rows-spanned="1">
            <text:p>S/. 0.00</text:p>
          </table:table-cell>
          <table:covered-table-cell table:style-name="ce746"/>
          <table:table-cell table:number-columns-repeated="1015"/>
        </table:table-row>
        <table:table-row table:style-name="ro8">
          <table:table-cell/>
          <table:table-cell table:style-name="ce185" office:value-type="string">
            <text:p>INDICADORES</text:p>
          </table:table-cell>
          <table:table-cell table:style-name="ce710"/>
          <table:table-cell table:number-columns-repeated="2"/>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390" office:value-type="float" office:value="4">
            <text:p>4</text:p>
          </table:table-cell>
          <table:table-cell table:number-columns-repeated="1015"/>
        </table:table-row>
        <table:table-row table:style-name="ro3">
          <table:table-cell/>
          <table:table-cell table:style-name="ce699" office:value-type="string">
            <text:p>Capital de Trabajo </text:p>
          </table:table-cell>
          <table:table-cell table:style-name="ce711" table:formula="of:=[$'Evaluación Cuantitativa'.W67]" office:value-type="float" office:value="0">
            <text:p>#NOMBRE?</text:p>
          </table:table-cell>
          <table:table-cell table:number-columns-repeated="2"/>
          <table:table-cell table:style-name="ce728" table:formula="of:=[$'Evaluación Cuantitativa'.I97]" office:value-type="float" office:value="0">
            <text:p>#NOMBRE?</text:p>
          </table:table-cell>
          <table:table-cell table:style-name="ce728" table:formula="of:=[$'Evaluación Cuantitativa'.J97]" office:value-type="float" office:value="0">
            <text:p>#NOMBRE?</text:p>
          </table:table-cell>
          <table:table-cell table:style-name="ce728" table:formula="of:=[$'Evaluación Cuantitativa'.K97]" office:value-type="float" office:value="0">
            <text:p>#NOMBRE?</text:p>
          </table:table-cell>
          <table:table-cell table:style-name="ce728" table:formula="of:=[$'Evaluación Cuantitativa'.L97]" office:value-type="float" office:value="0">
            <text:p>S/. 0.00</text:p>
          </table:table-cell>
          <table:table-cell table:number-columns-repeated="1015"/>
        </table:table-row>
        <table:table-row table:style-name="ro4">
          <table:table-cell/>
          <table:table-cell table:style-name="ce700" office:value-type="string">
            <text:p>INDICADORES DE SOLVENCIA</text:p>
          </table:table-cell>
          <table:table-cell table:style-name="ce712"/>
          <table:table-cell table:number-columns-repeated="1021"/>
        </table:table-row>
        <table:table-row table:style-name="ro4">
          <table:table-cell/>
          <table:table-cell table:style-name="ce699" office:value-type="string">
            <text:p>Endeudamiento Patrimonial </text:p>
          </table:table-cell>
          <table:table-cell table:style-name="ce713" table:formula="of:=[$'Evaluación Cuantitativa'.W69]" office:value-type="float" office:value="0">
            <text:p>#DIV/0!</text:p>
          </table:table-cell>
          <table:table-cell table:number-columns-repeated="2"/>
          <table:table-cell table:style-name="ce723" office:value-type="string" table:number-columns-spanned="4" table:number-rows-spanned="1">
            <text:p>COMENTARIO INDICADORES</text:p>
          </table:table-cell>
          <table:covered-table-cell table:number-columns-repeated="2" table:style-name="ce739"/>
          <table:covered-table-cell table:style-name="ce749"/>
          <table:table-cell table:number-columns-repeated="1015"/>
        </table:table-row>
        <table:table-row table:style-name="ro4">
          <table:table-cell/>
          <table:table-cell table:style-name="ce700" office:value-type="string">
            <text:p>INDICADORES DE RENTABILIDAD</text:p>
          </table:table-cell>
          <table:table-cell table:style-name="ce712"/>
          <table:table-cell table:number-columns-repeated="2"/>
          <table:table-cell table:style-name="ce729" table:formula="of:=[$'Evaluación Cuantitativa'.P83]" office:value-type="string" office:string-value="COMENTARIO DE INDICADORES" table:number-columns-spanned="4" table:number-rows-spanned="7">
            <text:p>COMENTARIO DE INDICADORES</text:p>
          </table:table-cell>
          <table:covered-table-cell table:number-columns-repeated="3" table:style-name="ce729"/>
          <table:table-cell table:number-columns-repeated="1015"/>
        </table:table-row>
        <table:table-row table:style-name="ro4">
          <table:table-cell/>
          <table:table-cell table:style-name="ce699" office:value-type="string">
            <text:p>Rentabilida de las Ventas </text:p>
          </table:table-cell>
          <table:table-cell table:style-name="ce714" table:formula="of:=[$'Evaluación Cuantitativa'.W71]" office:value-type="percentage" office:value="0">
            <text:p>#NOMBRE?</text:p>
          </table:table-cell>
          <table:table-cell table:number-columns-repeated="2"/>
          <table:covered-table-cell table:number-columns-repeated="4" table:style-name="ce730"/>
          <table:table-cell table:number-columns-repeated="1015"/>
        </table:table-row>
        <table:table-row table:style-name="ro4">
          <table:table-cell/>
          <table:table-cell table:style-name="ce700" office:value-type="string">
            <text:p>INDICADORES DE LIQUIDEZ</text:p>
          </table:table-cell>
          <table:table-cell table:style-name="ce712"/>
          <table:table-cell table:number-columns-repeated="2"/>
          <table:covered-table-cell table:number-columns-repeated="4" table:style-name="ce730"/>
          <table:table-cell table:number-columns-repeated="1015"/>
        </table:table-row>
        <table:table-row table:style-name="ro4">
          <table:table-cell table:style-name="ce255"/>
          <table:table-cell table:style-name="ce699" office:value-type="string">
            <text:p>Liquidez Corriente <text:s/></text:p>
          </table:table-cell>
          <table:table-cell table:style-name="ce715" table:formula="of:=[$'Evaluación Cuantitativa'.W73]" office:value-type="float" office:value="0">
            <text:p>#DIV/0!</text:p>
          </table:table-cell>
          <table:table-cell table:number-columns-repeated="2"/>
          <table:covered-table-cell table:number-columns-repeated="4" table:style-name="ce730"/>
          <table:table-cell table:number-columns-repeated="1015"/>
        </table:table-row>
        <table:table-row table:style-name="ro4">
          <table:table-cell table:style-name="ce692"/>
          <table:table-cell table:style-name="ce701" office:value-type="string">
            <text:p>Liquidez Inmediata </text:p>
          </table:table-cell>
          <table:table-cell table:style-name="ce715" table:formula="of:=[$'Evaluación Cuantitativa'.W74]" office:value-type="float" office:value="0">
            <text:p>#DIV/0!</text:p>
          </table:table-cell>
          <table:table-cell table:style-name="ce692" table:number-columns-repeated="2"/>
          <table:covered-table-cell table:number-columns-repeated="4" table:style-name="ce731"/>
          <table:table-cell table:style-name="ce692" table:number-columns-repeated="1015"/>
        </table:table-row>
        <table:table-row table:style-name="ro4">
          <table:table-cell/>
          <table:table-cell table:style-name="ce702" office:value-type="string">
            <text:p>MARGEN OPERATIVO</text:p>
          </table:table-cell>
          <table:table-cell table:style-name="ce716"/>
          <table:table-cell table:number-columns-repeated="2"/>
          <table:covered-table-cell table:number-columns-repeated="4" table:style-name="ce730"/>
          <table:table-cell table:number-columns-repeated="1015"/>
        </table:table-row>
        <table:table-row table:style-name="ro4">
          <table:table-cell/>
          <table:table-cell table:style-name="ce699" office:value-type="string">
            <text:p>Margen de Venta </text:p>
          </table:table-cell>
          <table:table-cell table:style-name="ce717" table:formula="of:=[$'Evaluación Cuantitativa'.W76]" office:value-type="percentage" office:value="0">
            <text:p>#DIV/0!</text:p>
          </table:table-cell>
          <table:table-cell table:number-columns-repeated="2"/>
          <table:covered-table-cell table:number-columns-repeated="4" table:style-name="ce730"/>
          <table:table-cell table:number-columns-repeated="1015"/>
        </table:table-row>
        <table:table-row table:style-name="ro3">
          <table:table-cell/>
          <table:table-cell table:style-name="ce699" office:value-type="string">
            <text:p>Margen de Venta </text:p>
          </table:table-cell>
          <table:table-cell table:style-name="ce717" table:formula="of:=[$'Evaluación Cuantitativa'.W77]" office:value-type="percentage" office:value="0">
            <text:p>#DIV/0!</text:p>
          </table:table-cell>
          <table:table-cell table:style-name="ce149" table:number-columns-repeated="2"/>
          <table:table-cell table:number-columns-repeated="1019"/>
        </table:table-row>
        <table:table-row table:style-name="ro4">
          <table:table-cell/>
          <table:table-cell table:style-name="ce699" office:value-type="string">
            <text:p>Margen de Venta </text:p>
          </table:table-cell>
          <table:table-cell table:style-name="ce717" table:formula="of:=[$'Evaluación Cuantitativa'.W78]" office:value-type="percentage" office:value="0">
            <text:p>#DIV/0!</text:p>
          </table:table-cell>
          <table:table-cell table:style-name="ce149" table:number-columns-repeated="2"/>
          <table:table-cell table:style-name="ce723" office:value-type="string" table:number-columns-spanned="4" table:number-rows-spanned="1">
            <text:p>EXCEPCIONES</text:p>
          </table:table-cell>
          <table:covered-table-cell table:number-columns-repeated="2" table:style-name="ce739"/>
          <table:covered-table-cell table:style-name="ce749"/>
          <table:table-cell table:number-columns-repeated="1015"/>
        </table:table-row>
        <table:table-row table:style-name="ro4">
          <table:table-cell/>
          <table:table-cell table:style-name="ce38" office:value-type="string" table:number-columns-spanned="2" table:number-rows-spanned="1">
            <text:p>OTROS INDICADORES</text:p>
          </table:table-cell>
          <table:covered-table-cell table:style-name="ce710"/>
          <table:table-cell table:style-name="ce149" table:number-columns-repeated="2"/>
          <table:table-cell table:style-name="ce732" table:formula="of:=[$'Evaluación Cuantitativa'.P92]" office:value-type="string" office:string-value="EXCEPCIONES" table:number-columns-spanned="4" table:number-rows-spanned="4">
            <text:p>EXCEPCIONES</text:p>
          </table:table-cell>
          <table:covered-table-cell table:number-columns-repeated="2" table:style-name="ce741"/>
          <table:covered-table-cell table:style-name="ce753"/>
          <table:table-cell table:number-columns-repeated="1015"/>
        </table:table-row>
        <table:table-row table:style-name="ro4">
          <table:table-cell/>
          <table:table-cell table:style-name="ce699" office:value-type="string">
            <text:p>Costo de producción a financiar</text:p>
          </table:table-cell>
          <table:table-cell table:style-name="ce718" table:formula="of:=[$'Evaluación Cuantitativa'.W80]"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4">
          <table:table-cell/>
          <table:table-cell table:style-name="ce699" office:value-type="string">
            <text:p>Cobertura de la Garantía </text:p>
          </table:table-cell>
          <table:table-cell table:style-name="ce718" table:formula="of:=[$'Evaluación Cuantitativa'.W81]"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3">
          <table:table-cell table:number-columns-repeated="3"/>
          <table:table-cell table:style-name="ce149" table:number-columns-repeated="2"/>
          <table:covered-table-cell table:style-name="ce734"/>
          <table:covered-table-cell table:number-columns-repeated="2" table:style-name="ce743"/>
          <table:covered-table-cell table:style-name="ce755"/>
          <table:table-cell table:number-columns-repeated="1015"/>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11">
          <table:table-cell/>
          <table:table-cell table:style-name="ce703"/>
          <table:table-cell table:style-name="ce149" table:number-columns-repeated="3"/>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10"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0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1"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table:formula="of:=IF([$Solicitud.D27]=&quot;Crianza&quot;;&quot;Total Cabezas&quot;;&quot;Total Has.&quot;)" office:value-type="string" office:string-value="Total Has."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758" office:value-type="string">
            <text:p>Nombre del Cliente</text:p>
          </table:table-cell>
          <table:table-cell table:style-name="ce767" table:formula="of:=[$Solicitud.D12]" office:value-type="string" office:string-value="jose" table:number-columns-spanned="7" table:number-rows-spanned="1">
            <text:p>jose</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Cultivo/Especie</text:p>
          </table:table-cell>
          <table:table-cell table:style-name="ce768" table:formula="of:=[$Solicitud.D28]"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aza&quot;;&quot;Variedad&quot;)" office:value-type="string" office:string-value="Variedad">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Fecha de Inicio de Inverna&quot;;&quot;Fecha de Siembra&quot;)" office:value-type="string" office:string-value="Fecha de Siembra">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endimiento minimo /Cabeza.&quot;;&quot;Rendimiento minimo /Ha.&quot;)" office:value-type="string" office:string-value="Rendimiento minimo /Ha.">
            <text:p>Rendimiento minimo /Ha.</text:p>
          </table:table-cell>
          <table:table-cell table:style-name="ce771" table:content-validation-name="val56"/>
          <table:table-cell table:style-name="ce520" office:value-type="string">
            <text:p>Unid.</text:p>
          </table:table-cell>
          <table:table-cell table:style-name="ce769"/>
          <table:table-cell table:style-name="ce797"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7"/>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Ingreso por Cabeza&quot;;&quot;Ingreso por Cosecha y Ha.&quot;)" office:value-type="string" office:string-value="Ingreso por Cosecha y Ha.">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Costo Total de Producc.</text:p>
          </table:table-cell>
          <table:covered-table-cell table:style-name="ce797"/>
          <table:covered-table-cell table:style-name="ce81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Sistema de Riego</text:p>
          </table:table-cell>
          <table:covered-table-cell table:style-name="ce797"/>
          <table:covered-table-cell table:style-name="ce810"/>
          <table:table-cell table:style-name="ce33" table:formula="of:=IF([$Solicitud.G28]=&quot;&quot;;&quot;&quot;;[$Solicitud.G28])">
            <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28]"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table:formula="of:=IF([$Solicitud.D27]=&quot;Crianza&quot;;&quot;      A. GASTOS DE GANADO&quot;;&quot;      A. GASTOS DE CULTIVO&quot;)" office:value-type="string" office:string-value="      A. GASTOS DE CULTIVO">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Preparación de terren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Limpieza de terreno</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Riego de machac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6"/>
          <table:table-cell table:style-name="ce764" office:value-type="string">
            <text:p>Preparación de melgas</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Siembra</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Distribución y tapado de semilla</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57"/>
          <table:table-cell table:style-name="ce806" table:content-validation-name="val57"/>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1er. Deshierbo</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2do. Deshierbo</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3er. Deshierb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1er. Corte (4 meses)</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2do. Corte</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3er. Corte</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57"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Arado</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Gradeo</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Mullido (roto-vector)</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Sulfato de Potasi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3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Cypermetrina</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Mancozeb</text:p>
          </table:table-cell>
          <table:table-cell table:style-name="ce777" table:formula="of:=[.D53]+[.$C$5]" office:value-type="date" office:date-value="1899-12-30">
            <text:p>30/12/1899</text:p>
          </table:table-cell>
          <table:table-cell table:style-name="ce786"/>
          <table:table-cell table:style-name="ce46" office:value-type="string">
            <text:p>0.25 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4]+[.$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5]+[.$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3"/>
          <table:table-cell table:number-columns-repeated="1011"/>
        </table:table-row>
        <table:table-row table:style-name="ro3">
          <table:table-cell table:number-columns-repeated="12"/>
          <table:table-cell table:style-name="ce854"/>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6"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1"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1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3"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table:formula="of:=[$Solicitud.D12]" office:value-type="string" office:string-value="jose" table:number-columns-spanned="7" table:number-rows-spanned="1">
            <text:p>jose</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0]"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table:formula="of:=[$Solicitud.G30]" office:value-type="float" office:value="0">
            <text:p>0</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0]"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1"/>
          <table:table-cell table:style-name="ce806" table:content-validation-name="val61"/>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1"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3 Trilla</text:p>
          </table:table-cell>
          <table:table-cell table:style-name="ce778" table:formula="of:=[.D39]+[.$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2"/>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Viaje de 8 tn</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table:formula="of:=[.D53]+[.$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table:formula="of:=[.D54]+[.$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5]+[.$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2"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0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4" table:number-columns-repeated="9" table:default-cell-style-name="ce144"/>
        <table:table-column table:style-name="co37" table:number-columns-repeated="3"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office:value-type="string" table:number-columns-spanned="7" table:number-rows-spanned="1">
            <text:p>TENORIO</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2]"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office:value-type="string">
            <text:p>Gravedad</text:p>
          </table:table-cell>
          <table:table-cell/>
          <table:covered-table-cell table:style-name="ce835"/>
          <table:table-cell/>
          <table:covered-table-cell table:style-name="ce783"/>
          <table:table-cell table:number-columns-repeated="1011"/>
        </table:table-row>
        <table:table-row table:style-name="ro17">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2]"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2"/>
          <table:table-cell table:style-name="ce806" table:content-validation-name="val62"/>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2"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0])"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4 Trilla</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table-cell table:style-name="ce786"/>
          <table:table-cell table:style-name="ce792"/>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51])" office:value-type="currency" office:currency="S/." office:value="0">
            <text:p>S/. 0.00</text:p>
          </table:table-cell>
          <table:table-cell table:style-name="ce832"/>
          <table:table-cell table:style-name="ce823"/>
          <table:table-cell/>
          <table:table-cell table:style-name="ce822"/>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QQ</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3" table:print="false">
        <table:table-column table:style-name="co95" table:default-cell-style-name="ce704"/>
        <table:table-column table:style-name="co115" table:default-cell-style-name="ce704"/>
        <table:table-column table:style-name="co116" table:default-cell-style-name="ce704"/>
        <table:table-column table:style-name="co53" table:default-cell-style-name="ce704"/>
        <table:table-column table:style-name="co117" table:default-cell-style-name="ce704"/>
        <table:table-column table:style-name="co118" table:default-cell-style-name="ce149"/>
        <table:table-column table:style-name="co119" table:default-cell-style-name="ce149"/>
        <table:table-column table:style-name="co46" table:default-cell-style-name="ce902"/>
        <table:table-column table:style-name="co81" table:default-cell-style-name="ce920"/>
        <table:table-column table:style-name="co120" table:default-cell-style-name="ce946"/>
        <table:table-column table:style-name="co121" table:default-cell-style-name="ce149"/>
        <table:table-column table:style-name="co122" table:default-cell-style-name="ce975"/>
        <table:table-column table:style-name="co123" table:default-cell-style-name="ce975"/>
        <table:table-column table:style-name="co123" table:default-cell-style-name="ce703"/>
        <table:table-column table:style-name="co124" table:number-columns-repeated="2" table:default-cell-style-name="ce149"/>
        <table:table-column table:style-name="co125" table:default-cell-style-name="ce149"/>
        <table:table-column table:style-name="co126" table:default-cell-style-name="ce149"/>
        <table:table-column table:style-name="co124" table:default-cell-style-name="ce149"/>
        <table:table-column table:style-name="co74" table:default-cell-style-name="ce149"/>
        <table:table-column table:style-name="co56" table:default-cell-style-name="ce1099"/>
        <table:table-column table:style-name="co127" table:default-cell-style-name="ce1105"/>
        <table:table-column table:style-name="co128" table:default-cell-style-name="ce1099"/>
        <table:table-column table:style-name="co88" table:default-cell-style-name="ce149"/>
        <table:table-column table:style-name="co64" table:number-columns-repeated="3" table:default-cell-style-name="ce149"/>
        <table:table-column table:style-name="co129" table:default-cell-style-name="ce149"/>
        <table:table-column table:style-name="co64"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20" table:formula="of:=[.I1]+1" office:value-type="float" office:value="3">
            <text:p>3</text:p>
          </table:table-cell>
          <table:table-cell table:style-name="ce920" table:formula="of:=[.J1]+1" office:value-type="float" office:value="4">
            <text:p>4</text:p>
          </table:table-cell>
          <table:table-cell table:style-name="ce920" table:formula="of:=[.K1]+1" office:value-type="float" office:value="5">
            <text:p>5</text:p>
          </table:table-cell>
          <table:table-cell table:style-name="ce920" table:formula="of:=[.L1]+1" office:value-type="float" office:value="6">
            <text:p>6</text:p>
          </table:table-cell>
          <table:table-cell table:style-name="ce920" table:formula="of:=[.M1]+1" office:value-type="float" office:value="7">
            <text:p>7</text:p>
          </table:table-cell>
          <table:table-cell table:style-name="ce920" table:formula="of:=[.N1]+1" office:value-type="float" office:value="8">
            <text:p>8</text:p>
          </table:table-cell>
          <table:table-cell table:style-name="ce920" table:formula="of:=[.O1]+1" office:value-type="float" office:value="9">
            <text:p>9</text:p>
          </table:table-cell>
          <table:table-cell table:style-name="ce920" table:formula="of:=[.P1]+1" office:value-type="float" office:value="10">
            <text:p>10</text:p>
          </table:table-cell>
          <table:table-cell table:style-name="ce920" table:formula="of:=[.Q1]+1" office:value-type="float" office:value="11">
            <text:p>11</text:p>
          </table:table-cell>
          <table:table-cell table:style-name="ce920" table:formula="of:=[.R1]+1" office:value-type="float" office:value="12">
            <text:p>12</text:p>
          </table:table-cell>
          <table:table-cell table:style-name="ce920" table:formula="of:=[.S1]+1" office:value-type="float" office:value="13">
            <text:p>13</text:p>
          </table:table-cell>
          <table:table-cell table:style-name="ce920" table:formula="of:=[.T1]+1" office:value-type="float" office:value="14">
            <text:p>14</text:p>
          </table:table-cell>
          <table:table-cell table:style-name="ce920" table:formula="of:=[.U1]+1" office:value-type="float" office:value="15">
            <text:p>15</text:p>
          </table:table-cell>
          <table:table-cell table:style-name="ce920" table:formula="of:=[.V1]+1" office:value-type="float" office:value="16">
            <text:p>16</text:p>
          </table:table-cell>
          <table:table-cell table:style-name="ce920" table:formula="of:=[.W1]+1" office:value-type="float" office:value="17">
            <text:p>17</text:p>
          </table:table-cell>
          <table:table-cell table:style-name="ce920" table:formula="of:=[.X1]+1" office:value-type="float" office:value="18">
            <text:p>18</text:p>
          </table:table-cell>
          <table:table-cell table:style-name="ce920" table:formula="of:=[.Y1]+1" office:value-type="float" office:value="19">
            <text:p>19</text:p>
          </table:table-cell>
          <table:table-cell table:number-columns-repeated="998"/>
        </table:table-row>
        <table:table-row table:style-name="ro19">
          <table:table-cell table:style-name="ce863" office:value-type="string" table:number-columns-spanned="21" table:number-rows-spanned="1">
            <text:p>CALENDARIO AGRONOMICO - CAJA SEÑOR DE LUREN 2014</text:p>
          </table:table-cell>
          <table:covered-table-cell table:number-columns-repeated="19" table:style-name="ce871"/>
          <table:covered-table-cell table:style-name="ce863"/>
          <table:table-cell table:style-name="ce1100"/>
          <table:table-cell table:style-name="ce1106" office:value-type="string" table:number-columns-spanned="1" table:number-rows-spanned="6">
            <text:p>Venta Máxima</text:p>
          </table:table-cell>
          <table:table-cell table:style-name="ce1109" office:value-type="string" table:number-columns-spanned="1" table:number-rows-spanned="6">
            <text:p>Rentabilidad Máximo</text:p>
          </table:table-cell>
          <table:table-cell table:style-name="ce1106" office:value-type="string" table:number-columns-spanned="1" table:number-rows-spanned="6">
            <text:p>Venta Mínima</text:p>
          </table:table-cell>
          <table:table-cell table:style-name="ce1112" office:value-type="string" table:number-columns-spanned="1" table:number-rows-spanned="6">
            <text:p>Rentabilidad Mínima</text:p>
          </table:table-cell>
          <table:table-cell table:style-name="ce1115" table:number-columns-repeated="3"/>
          <table:table-cell table:style-name="ce1116" table:number-columns-repeated="995"/>
        </table:table-row>
        <table:table-row table:style-name="ro16">
          <table:table-cell table:style-name="ce864" office:value-type="string" table:number-columns-spanned="1" table:number-rows-spanned="5">
            <text:p>REGIÓN</text:p>
          </table:table-cell>
          <table:table-cell table:style-name="ce864"/>
          <table:table-cell table:style-name="ce864" office:value-type="string" table:number-columns-spanned="1" table:number-rows-spanned="5">
            <text:p>AGENCIA/OFICINA</text:p>
          </table:table-cell>
          <table:table-cell table:style-name="ce877" table:number-columns-repeated="2"/>
          <table:table-cell table:style-name="ce880" office:value-type="string" table:number-columns-spanned="1" table:number-rows-spanned="5">
            <text:p>TIPO CAMPAÑA</text:p>
          </table:table-cell>
          <table:table-cell table:style-name="ce864" office:value-type="string" table:number-columns-spanned="1" table:number-rows-spanned="5">
            <text:p>CULTIVO</text:p>
          </table:table-cell>
          <table:table-cell table:style-name="ce903" office:value-type="string" table:number-columns-spanned="14" table:number-rows-spanned="1">
            <text:p>ACTUALIZACIÓN DE DATOS</text:p>
          </table:table-cell>
          <table:covered-table-cell table:number-columns-repeated="3" table:style-name="ce921"/>
          <table:covered-table-cell table:number-columns-repeated="4" table:style-name="ce959"/>
          <table:covered-table-cell table:number-columns-repeated="6" table:style-name="ce921"/>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20">
          <table:covered-table-cell table:style-name="ce864"/>
          <table:table-cell table:style-name="ce864"/>
          <table:covered-table-cell table:style-name="ce864"/>
          <table:table-cell table:style-name="ce878" table:number-columns-repeated="2"/>
          <table:covered-table-cell table:style-name="ce881"/>
          <table:covered-table-cell table:style-name="ce864"/>
          <table:table-cell table:style-name="ce904" office:value-type="string" table:number-columns-spanned="1" table:number-rows-spanned="4">
            <text:p>INTENSIÓN DE SIEMBRA HAS.</text:p>
          </table:table-cell>
          <table:table-cell table:style-name="ce922" office:value-type="string" table:number-columns-spanned="1" table:number-rows-spanned="4">
            <text:p>MESES DE INICIO CAMPAÑA (COLOCACIONES)</text:p>
          </table:table-cell>
          <table:table-cell table:style-name="ce880" office:value-type="string" table:number-columns-spanned="1" table:number-rows-spanned="4">
            <text:p>MESES DE COSECHA <text:s text:c="26"/>(RECUPERACION)</text:p>
          </table:table-cell>
          <table:table-cell table:style-name="ce904" office:value-type="string" table:number-columns-spanned="2" table:number-rows-spanned="3">
            <text:p>COSTO PROD X HA. <text:s/>S/.</text:p>
          </table:table-cell>
          <table:covered-table-cell table:style-name="ce960"/>
          <table:table-cell table:style-name="ce976" office:value-type="string" table:number-columns-spanned="3" table:number-rows-spanned="3">
            <text:p>RENDIMIENTO POR HA. </text:p>
          </table:table-cell>
          <table:covered-table-cell table:style-name="ce981"/>
          <table:covered-table-cell table:style-name="ce987"/>
          <table:table-cell table:style-name="ce1005" office:value-type="string" table:number-columns-spanned="6" table:number-rows-spanned="1">
            <text:p>Precios S/. por Kg. /Qq./Bol, etc.</text:p>
          </table:table-cell>
          <table:covered-table-cell table:number-columns-repeated="4" table:style-name="ce1028"/>
          <table:covered-table-cell table:style-name="ce1036"/>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4">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7"/>
          <table:covered-table-cell table:style-name="ce961"/>
          <table:covered-table-cell table:style-name="ce977"/>
          <table:covered-table-cell table:style-name="ce982"/>
          <table:covered-table-cell table:style-name="ce988"/>
          <table:table-cell table:style-name="ce1006" office:value-type="string" table:number-columns-spanned="1" table:number-rows-spanned="3">
            <text:p>Precio Mayorista </text:p>
          </table:table-cell>
          <table:table-cell table:style-name="ce880" office:value-type="string" table:number-columns-spanned="1" table:number-rows-spanned="3">
            <text:p>Precio Minorista</text:p>
          </table:table-cell>
          <table:table-cell table:style-name="ce1036" office:value-type="string" table:number-columns-spanned="4" table:number-rows-spanned="1">
            <text:p>Precio de Campo</text:p>
          </table:table-cell>
          <table:covered-table-cell table:number-columns-repeated="2" table:style-name="ce1028"/>
          <table:covered-table-cell table:style-name="ce1036"/>
          <table:table-cell table:style-name="ce1102" office:value-type="string" table:number-columns-spanned="1" table:number-rows-spanned="3">
            <text:p>Rend. Promedio</text:p>
          </table:table-cell>
          <table:covered-table-cell table:style-name="ce1106"/>
          <table:covered-table-cell table:style-name="ce1109"/>
          <table:covered-table-cell table:style-name="ce1106"/>
          <table:covered-table-cell table:style-name="ce1112"/>
          <table:table-cell table:number-columns-repeated="998"/>
        </table:table-row>
        <table:table-row table:style-name="ro8">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8"/>
          <table:covered-table-cell table:style-name="ce962"/>
          <table:covered-table-cell table:style-name="ce978"/>
          <table:covered-table-cell table:style-name="ce983"/>
          <table:covered-table-cell table:style-name="ce989"/>
          <table:covered-table-cell table:style-name="ce1006"/>
          <table:covered-table-cell table:style-name="ce880"/>
          <table:table-cell table:style-name="ce1037" office:value-type="string" table:number-columns-spanned="2" table:number-rows-spanned="1">
            <text:p>Precio 1°<text:span text:style-name="T3"> <text:s text:c="2"/>&gt;</text:span></text:p>
          </table:table-cell>
          <table:covered-table-cell table:style-name="ce1037"/>
          <table:table-cell table:style-name="ce1059" office:value-type="string" table:number-columns-spanned="2" table:number-rows-spanned="1">
            <text:p>Precio 2° <text:s/><text:span text:style-name="T3">&lt;</text:span></text:p>
          </table:table-cell>
          <table:covered-table-cell table:style-name="ce1059"/>
          <table:covered-table-cell table:style-name="ce1102"/>
          <table:covered-table-cell table:style-name="ce1106"/>
          <table:covered-table-cell table:style-name="ce1109"/>
          <table:covered-table-cell table:style-name="ce1106"/>
          <table:covered-table-cell table:style-name="ce1112"/>
          <table:table-cell table:number-columns-repeated="998"/>
        </table:table-row>
        <table:table-row table:style-name="ro17">
          <table:covered-table-cell table:style-name="ce864"/>
          <table:table-cell table:style-name="ce864"/>
          <table:covered-table-cell table:style-name="ce864"/>
          <table:table-cell table:style-name="ce879" table:number-columns-repeated="2"/>
          <table:covered-table-cell table:style-name="ce882"/>
          <table:covered-table-cell table:style-name="ce864"/>
          <table:covered-table-cell table:style-name="ce906"/>
          <table:covered-table-cell table:style-name="ce924"/>
          <table:covered-table-cell table:style-name="ce882"/>
          <table:table-cell table:style-name="ce949" office:value-type="string">
            <text:p>Máximo</text:p>
          </table:table-cell>
          <table:table-cell table:style-name="ce963" office:value-type="string">
            <text:p>Mínimo</text:p>
          </table:table-cell>
          <table:table-cell table:style-name="ce979" office:value-type="string">
            <text:p>Máximo </text:p>
          </table:table-cell>
          <table:table-cell table:style-name="ce963" office:value-type="string">
            <text:p>Mínimo</text:p>
          </table:table-cell>
          <table:table-cell table:style-name="ce990" office:value-type="string">
            <text:p>Unidad</text:p>
          </table:table-cell>
          <table:covered-table-cell table:style-name="ce1006"/>
          <table:covered-table-cell table:style-name="ce880"/>
          <table:table-cell table:style-name="ce1037" office:value-type="string">
            <text:p>S/.</text:p>
          </table:table-cell>
          <table:table-cell table:style-name="ce1057"/>
          <table:table-cell table:style-name="ce1060" office:value-type="string">
            <text:p>S/.</text:p>
          </table:table-cell>
          <table:table-cell table:style-name="ce1057" office:value-type="string">
            <text:p>Mes del Precio</text:p>
          </table:table-cell>
          <table:covered-table-cell table:style-name="ce1102"/>
          <table:covered-table-cell table:style-name="ce1106"/>
          <table:covered-table-cell table:style-name="ce1109"/>
          <table:covered-table-cell table:style-name="ce1106"/>
          <table:covered-table-cell table:style-name="ce1112"/>
          <table:table-cell table:style-name="ce1115" table:number-columns-repeated="3"/>
          <table:table-cell table:style-name="ce1118" table:number-columns-repeated="9"/>
          <table:table-cell table:style-name="ce1115" table:number-columns-repeated="986"/>
        </table:table-row>
        <table:table-row table:style-name="ro16">
          <table:table-cell table:style-name="ce865" office:value-type="string">
            <text:p>SUR MEDIO</text:p>
          </table:table-cell>
          <table:table-cell table:style-name="ce872" office:value-type="float" office:value="1">
            <text:p>1</text:p>
          </table:table-cell>
          <table:table-cell table:style-name="ce865" office:value-type="string">
            <text:p>Imperial</text:p>
          </table:table-cell>
          <table:table-cell table:style-name="ce872" office:value-type="float" office:value="1">
            <text:p>1</text:p>
          </table:table-cell>
          <table:table-cell table:style-name="ce873" table:formula="of:=IF([.B9]=1;[.B8];[.E9])" office:value-type="float" office:value="8">
            <text:p>8</text:p>
          </table:table-cell>
          <table:table-cell table:style-name="ce883" office:value-type="string">
            <text:p>Alta</text:p>
          </table:table-cell>
          <table:table-cell table:style-name="ce891" office:value-type="string">
            <text:p>Maíz Amarillo(Grano)</text:p>
          </table:table-cell>
          <table:table-cell table:style-name="ce907" office:value-type="float" office:value="1100">
            <text:p>1,100</text:p>
          </table:table-cell>
          <table:table-cell table:style-name="ce925" office:value-type="string">
            <text:p>Ene-Feb-Mar/Oct. Nov-Dic</text:p>
          </table:table-cell>
          <table:table-cell table:style-name="ce936" office:value-type="string">
            <text:p>Ago-Set-Oct/May-Jun-Jul</text:p>
          </table:table-cell>
          <table:table-cell table:style-name="ce950" office:value-type="float" office:value="6000">
            <text:p>6,000</text:p>
          </table:table-cell>
          <table:table-cell table:style-name="ce964" office:value-type="float" office:value="5500">
            <text:p>5,500</text:p>
          </table:table-cell>
          <table:table-cell table:style-name="ce950" office:value-type="float" office:value="10000">
            <text:p>10,000</text:p>
          </table:table-cell>
          <table:table-cell table:style-name="ce964" office:value-type="float" office:value="9000">
            <text:p>9,000</text:p>
          </table:table-cell>
          <table:table-cell table:style-name="ce991" office:value-type="string">
            <text:p>kg</text:p>
          </table:table-cell>
          <table:table-cell table:style-name="ce1007" office:value-type="float" office:value="0.95">
            <text:p>0.95</text:p>
          </table:table-cell>
          <table:table-cell table:style-name="ce1007" office:value-type="float" office:value="1.2">
            <text:p>1.20</text:p>
          </table:table-cell>
          <table:table-cell table:style-name="ce1038" office:value-type="float" office:value="1">
            <text:p>1.00</text:p>
          </table:table-cell>
          <table:table-cell table:style-name="ce1007" office:value-type="string">
            <text:p>Dic</text:p>
          </table:table-cell>
          <table:table-cell table:style-name="ce1061" office:value-type="float" office:value="0.9">
            <text:p>0.90</text:p>
          </table:table-cell>
          <table:table-cell table:style-name="ce1081" office:value-type="string">
            <text:p>Ene.</text:p>
          </table:table-cell>
          <table:table-cell table:style-name="ce1103" table:formula="of:=SUM([.M8:.N8])/2" office:value-type="float" office:value="9500">
            <text:p>9500.00</text:p>
          </table:table-cell>
          <table:table-cell table:style-name="ce1107" table:formula="of:=[.R8]*[.V8]" office:value-type="float" office:value="9500">
            <text:p>9,500.00</text:p>
          </table:table-cell>
          <table:table-cell table:style-name="ce1110" table:formula="of:=iferror(([.W8]-[.K8])/[.W8];0)" office:value-type="percentage" office:value="0">
            <text:p>#NOMBRE?</text:p>
          </table:table-cell>
          <table:table-cell table:style-name="ce1107" table:formula="of:=[.T8]*[.V8]" office:value-type="float" office:value="8550">
            <text:p>8,550.00</text:p>
          </table:table-cell>
          <table:table-cell table:style-name="ce1113" table:formula="of:=iferror(([.Y8]-[.L8])/[.Y8];0)" office:value-type="percentage" office:value="0">
            <text:p>#NOMBRE?</text:p>
          </table:table-cell>
          <table:table-cell table:style-name="ce1116" table:number-columns-repeated="3"/>
          <table:table-cell table:style-name="ce1119" table:number-columns-repeated="9"/>
          <table:table-cell table:number-columns-repeated="986"/>
        </table:table-row>
        <table:table-row table:style-name="ro21">
          <table:table-cell table:style-name="ce866"/>
          <table:table-cell table:style-name="ce873" table:formula="of:=IF([.C9]=[.C8];[.B8]+1;1)" office:value-type="float" office:value="2">
            <text:p>2</text:p>
          </table:table-cell>
          <table:table-cell table:style-name="ce865" office:value-type="string">
            <text:p>Imperial</text:p>
          </table:table-cell>
          <table:table-cell table:style-name="ce872" table:formula="of:=1+[.D8]" office:value-type="float" office:value="2">
            <text:p>2</text:p>
          </table:table-cell>
          <table:table-cell table:style-name="ce873" table:formula="of:=IF([.B10]=1;[.B9];[.E10])" office:value-type="float" office:value="8">
            <text:p>8</text:p>
          </table:table-cell>
          <table:table-cell table:style-name="ce884" office:value-type="string">
            <text:p>ALta</text:p>
          </table:table-cell>
          <table:table-cell table:style-name="ce892" office:value-type="string">
            <text:p>Maiz Amarillo(chala)</text:p>
          </table:table-cell>
          <table:table-cell table:style-name="ce908" office:value-type="float" office:value="400">
            <text:p>400</text:p>
          </table:table-cell>
          <table:table-cell table:style-name="ce926" office:value-type="string">
            <text:p>Ene-Feb-Mar/Jul-Ago-Set</text:p>
          </table:table-cell>
          <table:table-cell table:style-name="ce937" office:value-type="string">
            <text:p>May-Jun-Jul/Nov-Dic-Ene</text:p>
          </table:table-cell>
          <table:table-cell table:style-name="ce951" office:value-type="float" office:value="4000">
            <text:p>4,000</text:p>
          </table:table-cell>
          <table:table-cell table:style-name="ce965" office:value-type="float" office:value="4000">
            <text:p>4,000</text:p>
          </table:table-cell>
          <table:table-cell table:style-name="ce951" office:value-type="float" office:value="70">
            <text:p>70</text:p>
          </table:table-cell>
          <table:table-cell table:style-name="ce965" office:value-type="float" office:value="60">
            <text:p>60</text:p>
          </table:table-cell>
          <table:table-cell table:style-name="ce992" office:value-type="string">
            <text:p>Tn</text:p>
          </table:table-cell>
          <table:table-cell table:style-name="ce1008"/>
          <table:table-cell table:style-name="ce1008" office:value-type="float" office:value="120">
            <text:p>120.00</text:p>
          </table:table-cell>
          <table:table-cell table:style-name="ce1039" office:value-type="float" office:value="110">
            <text:p>110.00</text:p>
          </table:table-cell>
          <table:table-cell table:style-name="ce1008" office:value-type="string">
            <text:p>Julio-Agosto</text:p>
          </table:table-cell>
          <table:table-cell table:style-name="ce1062" office:value-type="float" office:value="90">
            <text:p>90.00</text:p>
          </table:table-cell>
          <table:table-cell table:style-name="ce1082" office:value-type="string">
            <text:p>Febrero_Marzo</text:p>
          </table:table-cell>
          <table:table-cell table:style-name="ce1104" table:formula="of:=SUM([.M9:.N9])/2" office:value-type="float" office:value="65">
            <text:p>65.00</text:p>
          </table:table-cell>
          <table:table-cell table:style-name="ce1108" table:formula="of:=[.R9]*[.V9]" office:value-type="float" office:value="7150">
            <text:p>7,150.00</text:p>
          </table:table-cell>
          <table:table-cell table:style-name="ce1111" table:formula="of:=iferror(([.W9]-[.K9])/[.W9];0)" office:value-type="percentage" office:value="0">
            <text:p>#NOMBRE?</text:p>
          </table:table-cell>
          <table:table-cell table:style-name="ce1108" table:formula="of:=[.T9]*[.V9]" office:value-type="float" office:value="5850">
            <text:p>5,850.00</text:p>
          </table:table-cell>
          <table:table-cell table:style-name="ce1114" table:formula="of:=iferror(([.Y9]-[.L9])/[.Y9];0)" office:value-type="percentage" office:value="0">
            <text:p>#NOMBRE?</text:p>
          </table:table-cell>
          <table:table-cell/>
          <table:table-cell table:style-name="ce975" table:formula="of:=IF(ISERROR(VLOOKUP([$Solicitud.$D$8];[$'data cultivos'.$C$8:.$D$105];2;0));0;VLOOKUP([$Solicitud.$D$8];[$'data cultivos'.$C$8:.$D$105];2;0))" office:value-type="float" office:value="0">
            <text:p>0</text:p>
          </table:table-cell>
          <table:table-cell table:style-name="ce975" table:formula="of:=IF(ISERROR(VLOOKUP([$Solicitud.$D$8];[$'data cultivos'.$C$8:.$E$105];3;0));0;VLOOKUP([$Solicitud.$D$8];[$'data cultivos'.$C$8:.$E$105];3;0))" office:value-type="float" office:value="0">
            <text:p>0</text:p>
          </table:table-cell>
          <table:table-cell table:number-columns-repeated="995"/>
        </table:table-row>
        <table:table-row table:style-name="ro21">
          <table:table-cell table:style-name="ce866"/>
          <table:table-cell table:style-name="ce873" table:formula="of:=IF([.C10]=[.C9];[.B9]+1;1)" office:value-type="float" office:value="3">
            <text:p>3</text:p>
          </table:table-cell>
          <table:table-cell table:style-name="ce865" office:value-type="string">
            <text:p>Imperial</text:p>
          </table:table-cell>
          <table:table-cell table:style-name="ce872" table:formula="of:=1+[.D9]" office:value-type="float" office:value="3">
            <text:p>3</text:p>
          </table:table-cell>
          <table:table-cell table:style-name="ce873" table:formula="of:=IF([.B11]=1;[.B10];[.E11])" office:value-type="float" office:value="8">
            <text:p>8</text:p>
          </table:table-cell>
          <table:table-cell table:style-name="ce885" office:value-type="string">
            <text:p>Media</text:p>
          </table:table-cell>
          <table:table-cell table:style-name="ce893" office:value-type="string">
            <text:p>Camote</text:p>
          </table:table-cell>
          <table:table-cell table:style-name="ce909" office:value-type="float" office:value="800">
            <text:p>800</text:p>
          </table:table-cell>
          <table:table-cell table:style-name="ce927" office:value-type="string">
            <text:p>Marzo - Abril-Mayo</text:p>
          </table:table-cell>
          <table:table-cell table:style-name="ce938" office:value-type="string">
            <text:p>Octubre - Noviembre-Diciembre</text:p>
          </table:table-cell>
          <table:table-cell table:style-name="ce952" office:value-type="float" office:value="6000">
            <text:p>6,000</text:p>
          </table:table-cell>
          <table:table-cell table:style-name="ce966" office:value-type="float" office:value="5800">
            <text:p>5,800</text:p>
          </table:table-cell>
          <table:table-cell table:style-name="ce952" office:value-type="float" office:value="20000">
            <text:p>20,000</text:p>
          </table:table-cell>
          <table:table-cell table:style-name="ce966" office:value-type="float" office:value="18000">
            <text:p>18,000</text:p>
          </table:table-cell>
          <table:table-cell table:style-name="ce993" office:value-type="string">
            <text:p>kg</text:p>
          </table:table-cell>
          <table:table-cell table:style-name="ce1009" office:value-type="float" office:value="0.6">
            <text:p>0.60</text:p>
          </table:table-cell>
          <table:table-cell table:style-name="ce1009" office:value-type="float" office:value="0.9">
            <text:p>0.90</text:p>
          </table:table-cell>
          <table:table-cell table:style-name="ce1040" office:value-type="float" office:value="0.6">
            <text:p>0.60</text:p>
          </table:table-cell>
          <table:table-cell table:style-name="ce1009" office:value-type="string">
            <text:p>Febrero</text:p>
          </table:table-cell>
          <table:table-cell table:style-name="ce1063" office:value-type="float" office:value="0.4">
            <text:p>0.40</text:p>
          </table:table-cell>
          <table:table-cell table:style-name="ce1083" office:value-type="string">
            <text:p>Julio</text:p>
          </table:table-cell>
          <table:table-cell table:style-name="ce1104" table:formula="of:=SUM([.M10:.N10])/2" office:value-type="float" office:value="19000">
            <text:p>19000.00</text:p>
          </table:table-cell>
          <table:table-cell table:style-name="ce1108" table:formula="of:=[.R10]*[.V10]" office:value-type="float" office:value="11400">
            <text:p>11,400.00</text:p>
          </table:table-cell>
          <table:table-cell table:style-name="ce1111" table:formula="of:=iferror(([.W10]-[.K10])/[.W10];0)" office:value-type="percentage" office:value="0">
            <text:p>#NOMBRE?</text:p>
          </table:table-cell>
          <table:table-cell table:style-name="ce1108" table:formula="of:=[.T10]*[.V10]" office:value-type="float" office:value="7600">
            <text:p>7,600.00</text:p>
          </table:table-cell>
          <table:table-cell table:style-name="ce1114" table:formula="of:=iferror(([.Y10]-[.L10])/[.Y10];0)" office:value-type="percentage" office:value="0">
            <text:p>#NOMBRE?</text:p>
          </table:table-cell>
          <table:table-cell table:number-columns-repeated="998"/>
        </table:table-row>
        <table:table-row table:style-name="ro21">
          <table:table-cell table:style-name="ce866"/>
          <table:table-cell table:style-name="ce873" table:formula="of:=IF([.C11]=[.C10];[.B10]+1;1)" office:value-type="float" office:value="4">
            <text:p>4</text:p>
          </table:table-cell>
          <table:table-cell table:style-name="ce865" office:value-type="string">
            <text:p>Imperial</text:p>
          </table:table-cell>
          <table:table-cell table:style-name="ce872" table:formula="of:=1+[.D10]" office:value-type="float" office:value="4">
            <text:p>4</text:p>
          </table:table-cell>
          <table:table-cell table:style-name="ce873" table:formula="of:=IF([.B12]=1;[.B11];[.E12])" office:value-type="float" office:value="8">
            <text:p>8</text:p>
          </table:table-cell>
          <table:table-cell table:style-name="ce885" office:value-type="string">
            <text:p>Media</text:p>
          </table:table-cell>
          <table:table-cell table:style-name="ce893" office:value-type="string">
            <text:p>Yuca</text:p>
          </table:table-cell>
          <table:table-cell table:style-name="ce909" office:value-type="float" office:value="500">
            <text:p>500</text:p>
          </table:table-cell>
          <table:table-cell table:style-name="ce927" office:value-type="string">
            <text:p>Abril-Mayo-Junio</text:p>
          </table:table-cell>
          <table:table-cell table:style-name="ce938" office:value-type="string">
            <text:p>Febrero-Marzo-Abril</text:p>
          </table:table-cell>
          <table:table-cell table:style-name="ce952" office:value-type="float" office:value="8000">
            <text:p>8,000</text:p>
          </table:table-cell>
          <table:table-cell table:style-name="ce966" office:value-type="float" office:value="7200">
            <text:p>7,200</text:p>
          </table:table-cell>
          <table:table-cell table:style-name="ce952" office:value-type="float" office:value="24000">
            <text:p>24,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7">
            <text:p>0.70</text:p>
          </table:table-cell>
          <table:table-cell table:style-name="ce1009" office:value-type="float" office:value="1">
            <text:p>1.00</text:p>
          </table:table-cell>
          <table:table-cell table:style-name="ce1040" office:value-type="float" office:value="0.6">
            <text:p>0.60</text:p>
          </table:table-cell>
          <table:table-cell table:style-name="ce1009" office:value-type="string">
            <text:p>Abr.</text:p>
          </table:table-cell>
          <table:table-cell table:style-name="ce1063" office:value-type="float" office:value="0.5">
            <text:p>0.50</text:p>
          </table:table-cell>
          <table:table-cell table:style-name="ce1083" office:value-type="string">
            <text:p>Jul.</text:p>
          </table:table-cell>
          <table:table-cell table:style-name="ce1104" table:formula="of:=SUM([.M11:.N11])/2" office:value-type="float" office:value="23500">
            <text:p>23500.00</text:p>
          </table:table-cell>
          <table:table-cell table:style-name="ce1108" table:formula="of:=[.R11]*[.V11]" office:value-type="float" office:value="14100">
            <text:p>14,100.00</text:p>
          </table:table-cell>
          <table:table-cell table:style-name="ce1111" table:formula="of:=iferror(([.W11]-[.K11])/[.W11];0)" office:value-type="percentage" office:value="0">
            <text:p>#NOMBRE?</text:p>
          </table:table-cell>
          <table:table-cell table:style-name="ce1108" table:formula="of:=[.T11]*[.V11]" office:value-type="float" office:value="11750">
            <text:p>11,750.00</text:p>
          </table:table-cell>
          <table:table-cell table:style-name="ce1114" table:formula="of:=iferror(([.Y11]-[.L11])/[.Y11];0)" office:value-type="percentage" office:value="0">
            <text:p>#NOMBRE?</text:p>
          </table:table-cell>
          <table:table-cell table:number-columns-repeated="998"/>
        </table:table-row>
        <table:table-row table:style-name="ro21">
          <table:table-cell table:style-name="ce866"/>
          <table:table-cell table:style-name="ce873" table:formula="of:=IF([.C12]=[.C11];[.B11]+1;1)" office:value-type="float" office:value="5">
            <text:p>5</text:p>
          </table:table-cell>
          <table:table-cell table:style-name="ce865" office:value-type="string">
            <text:p>Imperial</text:p>
          </table:table-cell>
          <table:table-cell table:style-name="ce872" table:formula="of:=1+[.D11]" office:value-type="float" office:value="5">
            <text:p>5</text:p>
          </table:table-cell>
          <table:table-cell table:style-name="ce873" table:formula="of:=IF([.B13]=1;[.B12];[.E13])" office:value-type="float" office:value="8">
            <text:p>8</text:p>
          </table:table-cell>
          <table:table-cell table:style-name="ce885" office:value-type="string">
            <text:p>Baja</text:p>
          </table:table-cell>
          <table:table-cell table:style-name="ce893" office:value-type="string">
            <text:p>Zanahoria</text:p>
          </table:table-cell>
          <table:table-cell table:style-name="ce909" office:value-type="float" office:value="200">
            <text:p>200</text:p>
          </table:table-cell>
          <table:table-cell table:style-name="ce927" office:value-type="string">
            <text:p>Abril - Junio</text:p>
          </table:table-cell>
          <table:table-cell table:style-name="ce938" office:value-type="string">
            <text:p>Julio - Setiembre</text:p>
          </table:table-cell>
          <table:table-cell table:style-name="ce952" office:value-type="float" office:value="6000">
            <text:p>6,000</text:p>
          </table:table-cell>
          <table:table-cell table:style-name="ce966" office:value-type="float" office:value="5400">
            <text:p>5,400</text:p>
          </table:table-cell>
          <table:table-cell table:style-name="ce952" office:value-type="float" office:value="400">
            <text:p>400</text:p>
          </table:table-cell>
          <table:table-cell table:style-name="ce966" office:value-type="float" office:value="350">
            <text:p>350</text:p>
          </table:table-cell>
          <table:table-cell table:style-name="ce993" office:value-type="string">
            <text:p>sacos</text:p>
          </table:table-cell>
          <table:table-cell table:style-name="ce1009" office:value-type="string">
            <text:p>35.00</text:p>
          </table:table-cell>
          <table:table-cell table:style-name="ce1009" office:value-type="float" office:value="50">
            <text:p>50.00</text:p>
          </table:table-cell>
          <table:table-cell table:style-name="ce1040" office:value-type="string">
            <text:p>30.00</text:p>
          </table:table-cell>
          <table:table-cell table:style-name="ce1009" office:value-type="string">
            <text:p>Febrero</text:p>
          </table:table-cell>
          <table:table-cell table:style-name="ce1063" office:value-type="string">
            <text:p>25.00</text:p>
          </table:table-cell>
          <table:table-cell table:style-name="ce1083" office:value-type="string">
            <text:p>Ago.</text:p>
          </table:table-cell>
          <table:table-cell table:style-name="ce1104" table:formula="of:=SUM([.M12:.N12])/2" office:value-type="float" office:value="375">
            <text:p>375.00</text:p>
          </table:table-cell>
          <table:table-cell table:style-name="ce1108" table:formula="of:=[.R12]*[.V12]" office:value-type="float" office:value="0">
            <text:p>#VALOR!</text:p>
          </table:table-cell>
          <table:table-cell table:style-name="ce1111" table:formula="of:=iferror(([.W12]-[.K12])/[.W12];0)" office:value-type="percentage" office:value="0">
            <text:p>#VALOR!</text:p>
          </table:table-cell>
          <table:table-cell table:style-name="ce1108" table:formula="of:=[.T12]*[.V12]" office:value-type="float" office:value="0">
            <text:p>#VALOR!</text:p>
          </table:table-cell>
          <table:table-cell table:style-name="ce1114" table:formula="of:=iferror(([.Y12]-[.L12])/[.Y12];0)" office:value-type="percentage" office:value="0">
            <text:p>#VALOR!</text:p>
          </table:table-cell>
          <table:table-cell table:formula="of:=[$'Evaluación Cuantitativa'.B10]">
            <text:p/>
          </table:table-cell>
          <table:table-cell table:style-name="ce1117" table:formula="of:=IF(ISERROR(VLOOKUP([.AA12];OFFSET([.$G$3];[.$AB$9];0;[.$AC$9];18);18;0));1;VLOOKUP([.AA12];OFFSET([.$G$3];[.$AB$9];0;[.$AC$9];18);18;0))" office:value-type="percentage" office:value="1">
            <text:p>100.00%</text:p>
          </table:table-cell>
          <table:table-cell table:number-columns-repeated="996"/>
        </table:table-row>
        <table:table-row table:style-name="ro21">
          <table:table-cell table:style-name="ce866"/>
          <table:table-cell table:style-name="ce873" table:formula="of:=IF([.C13]=[.C12];[.B12]+1;1)" office:value-type="float" office:value="6">
            <text:p>6</text:p>
          </table:table-cell>
          <table:table-cell table:style-name="ce865" office:value-type="string">
            <text:p>Imperial</text:p>
          </table:table-cell>
          <table:table-cell table:style-name="ce872" table:formula="of:=1+[.D12]" office:value-type="float" office:value="6">
            <text:p>6</text:p>
          </table:table-cell>
          <table:table-cell table:style-name="ce873" table:formula="of:=IF([.B14]=1;[.B13];[.E14])" office:value-type="float" office:value="8">
            <text:p>8</text:p>
          </table:table-cell>
          <table:table-cell table:style-name="ce885" office:value-type="string">
            <text:p>Baja</text:p>
          </table:table-cell>
          <table:table-cell table:style-name="ce894" office:value-type="string">
            <text:p>Vid Italia</text:p>
          </table:table-cell>
          <table:table-cell table:style-name="ce909" office:value-type="float" office:value="800">
            <text:p>800</text:p>
          </table:table-cell>
          <table:table-cell table:style-name="ce928" office:value-type="string">
            <text:p>Julio-Agosto-Setiembre</text:p>
          </table:table-cell>
          <table:table-cell table:style-name="ce939" office:value-type="string">
            <text:p>Marzo-Abril-Mayo</text:p>
          </table:table-cell>
          <table:table-cell table:style-name="ce952" office:value-type="float" office:value="10000">
            <text:p>10,000</text:p>
          </table:table-cell>
          <table:table-cell table:style-name="ce966" office:value-type="float" office:value="9000">
            <text:p>9,000</text:p>
          </table:table-cell>
          <table:table-cell table:style-name="ce952" office:value-type="float" office:value="20000">
            <text:p>20,000</text:p>
          </table:table-cell>
          <table:table-cell table:style-name="ce966" office:value-type="float" office:value="19000">
            <text:p>19,000</text:p>
          </table:table-cell>
          <table:table-cell table:style-name="ce994" office:value-type="string">
            <text:p>kg</text:p>
          </table:table-cell>
          <table:table-cell table:style-name="ce1010" office:value-type="float" office:value="1.3">
            <text:p>1.30</text:p>
          </table:table-cell>
          <table:table-cell table:style-name="ce1010" office:value-type="float" office:value="1">
            <text:p>1.00</text:p>
          </table:table-cell>
          <table:table-cell table:style-name="ce1041" office:value-type="float" office:value="0.9">
            <text:p>0.90</text:p>
          </table:table-cell>
          <table:table-cell table:style-name="ce1010" office:value-type="string">
            <text:p>Ene.</text:p>
          </table:table-cell>
          <table:table-cell table:style-name="ce1064" office:value-type="float" office:value="0.7">
            <text:p>0.70</text:p>
          </table:table-cell>
          <table:table-cell table:style-name="ce1084" office:value-type="string">
            <text:p>Feb</text:p>
          </table:table-cell>
          <table:table-cell table:style-name="ce1104" table:formula="of:=SUM([.M13:.N13])/2" office:value-type="float" office:value="19500">
            <text:p>19500.00</text:p>
          </table:table-cell>
          <table:table-cell table:style-name="ce1108" table:formula="of:=[.R13]*[.V13]" office:value-type="float" office:value="17550">
            <text:p>17,550.00</text:p>
          </table:table-cell>
          <table:table-cell table:style-name="ce1111" table:formula="of:=iferror(([.W13]-[.K13])/[.W13];0)" office:value-type="percentage" office:value="0">
            <text:p>#NOMBRE?</text:p>
          </table:table-cell>
          <table:table-cell table:style-name="ce1108" table:formula="of:=[.T13]*[.V13]" office:value-type="float" office:value="13650">
            <text:p>13,650.00</text:p>
          </table:table-cell>
          <table:table-cell table:style-name="ce1114" table:formula="of:=iferror(([.Y13]-[.L13])/[.Y13];0)" office:value-type="percentage" office:value="0">
            <text:p>#NOMBRE?</text:p>
          </table:table-cell>
          <table:table-cell table:formula="of:=[$'Evaluación Cuantitativa'.B11]">
            <text:p/>
          </table:table-cell>
          <table:table-cell table:style-name="ce1117" table:formula="of:=IF(ISERROR(VLOOKUP([.AA13];OFFSET([.$G$3];[.$AB$9];0;[.$AC$9];18);18;0));1;VLOOKUP([.AA13];OFFSET([.$G$3];[.$AB$9];0;[.$AC$9];18);18;0))" office:value-type="percentage" office:value="1">
            <text:p>100.00%</text:p>
          </table:table-cell>
          <table:table-cell table:style-name="ce1118"/>
          <table:table-cell table:number-columns-repeated="995"/>
        </table:table-row>
        <table:table-row table:style-name="ro21">
          <table:table-cell table:style-name="ce866"/>
          <table:table-cell table:style-name="ce873" table:formula="of:=IF([.C14]=[.C13];[.B13]+1;1)" office:value-type="float" office:value="7">
            <text:p>7</text:p>
          </table:table-cell>
          <table:table-cell table:style-name="ce865" office:value-type="string">
            <text:p>Imperial</text:p>
          </table:table-cell>
          <table:table-cell table:style-name="ce872" table:formula="of:=1+[.D13]" office:value-type="float" office:value="7">
            <text:p>7</text:p>
          </table:table-cell>
          <table:table-cell table:style-name="ce873" table:formula="of:=IF([.B15]=1;[.B14];[.E15])" office:value-type="float" office:value="8">
            <text:p>8</text:p>
          </table:table-cell>
          <table:table-cell table:style-name="ce885" office:value-type="string">
            <text:p>Baja</text:p>
          </table:table-cell>
          <table:table-cell table:style-name="ce893" office:value-type="string">
            <text:p>Manzano</text:p>
          </table:table-cell>
          <table:table-cell table:style-name="ce909" office:value-type="float" office:value="800">
            <text:p>800</text:p>
          </table:table-cell>
          <table:table-cell table:style-name="ce927" office:value-type="string">
            <text:p>Abril - Junio</text:p>
          </table:table-cell>
          <table:table-cell table:style-name="ce938" office:value-type="string">
            <text:p>Noviembre - Diciembre</text:p>
          </table:table-cell>
          <table:table-cell table:style-name="ce952" office:value-type="float" office:value="9000">
            <text:p>9,000</text:p>
          </table:table-cell>
          <table:table-cell table:style-name="ce966" office:value-type="float" office:value="8000">
            <text:p>8,000</text:p>
          </table:table-cell>
          <table:table-cell table:style-name="ce952" office:value-type="float" office:value="25000">
            <text:p>25,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8">
            <text:p>0.80</text:p>
          </table:table-cell>
          <table:table-cell table:style-name="ce1009" office:value-type="float" office:value="1">
            <text:p>1.00</text:p>
          </table:table-cell>
          <table:table-cell table:style-name="ce1040" office:value-type="float" office:value="0.8">
            <text:p>0.80</text:p>
          </table:table-cell>
          <table:table-cell table:style-name="ce1009" office:value-type="string">
            <text:p>nov.</text:p>
          </table:table-cell>
          <table:table-cell table:style-name="ce1063" office:value-type="float" office:value="0.5">
            <text:p>0.50</text:p>
          </table:table-cell>
          <table:table-cell table:style-name="ce1083" office:value-type="string">
            <text:p>Dic.</text:p>
          </table:table-cell>
          <table:table-cell table:style-name="ce1104" table:formula="of:=SUM([.M14:.N14])/2" office:value-type="float" office:value="24000">
            <text:p>24000.00</text:p>
          </table:table-cell>
          <table:table-cell table:style-name="ce1108" table:formula="of:=[.R14]*[.V14]" office:value-type="float" office:value="19200">
            <text:p>19,200.00</text:p>
          </table:table-cell>
          <table:table-cell table:style-name="ce1111" table:formula="of:=iferror(([.W14]-[.K14])/[.W14];0)" office:value-type="percentage" office:value="0">
            <text:p>#NOMBRE?</text:p>
          </table:table-cell>
          <table:table-cell table:style-name="ce1108" table:formula="of:=[.T14]*[.V14]" office:value-type="float" office:value="12000">
            <text:p>12,000.00</text:p>
          </table:table-cell>
          <table:table-cell table:style-name="ce1114" table:formula="of:=iferror(([.Y14]-[.L14])/[.Y14];0)" office:value-type="percentage" office:value="0">
            <text:p>#NOMBRE?</text:p>
          </table:table-cell>
          <table:table-cell table:formula="of:=[$'Evaluación Cuantitativa'.B12]">
            <text:p/>
          </table:table-cell>
          <table:table-cell table:style-name="ce1117" table:formula="of:=IF(ISERROR(VLOOKUP([.AA14];OFFSET([.$G$3];[.$AB$9];0;[.$AC$9];18);18;0));1;VLOOKUP([.AA14];OFFSET([.$G$3];[.$AB$9];0;[.$AC$9];18);18;0))" office:value-type="percentage" office:value="1">
            <text:p>100.00%</text:p>
          </table:table-cell>
          <table:table-cell table:style-name="ce1119"/>
          <table:table-cell table:number-columns-repeated="995"/>
        </table:table-row>
        <table:table-row table:style-name="ro21">
          <table:table-cell table:style-name="ce866"/>
          <table:table-cell table:style-name="ce873" table:formula="of:=IF([.C15]=[.C14];[.B14]+1;1)" office:value-type="float" office:value="8">
            <text:p>8</text:p>
          </table:table-cell>
          <table:table-cell table:style-name="ce865" office:value-type="string">
            <text:p>Imperial</text:p>
          </table:table-cell>
          <table:table-cell table:style-name="ce872" table:formula="of:=1+[.D14]" office:value-type="float" office:value="8">
            <text:p>8</text:p>
          </table:table-cell>
          <table:table-cell table:style-name="ce873" table:formula="of:=IF([.B16]=1;[.B15];[.E16])" office:value-type="float" office:value="8">
            <text:p>8</text:p>
          </table:table-cell>
          <table:table-cell table:style-name="ce886" office:value-type="string">
            <text:p>Baja</text:p>
          </table:table-cell>
          <table:table-cell table:style-name="ce895" office:value-type="string">
            <text:p>Pepino Dulce</text:p>
          </table:table-cell>
          <table:table-cell table:style-name="ce910" office:value-type="float" office:value="300">
            <text:p>300</text:p>
          </table:table-cell>
          <table:table-cell table:style-name="ce929" office:value-type="string">
            <text:p>Marzo - Mayo</text:p>
          </table:table-cell>
          <table:table-cell table:style-name="ce940" office:value-type="string">
            <text:p>Setiembre - Diciembre</text:p>
          </table:table-cell>
          <table:table-cell table:style-name="ce953" office:value-type="float" office:value="6500">
            <text:p>6,500</text:p>
          </table:table-cell>
          <table:table-cell table:style-name="ce967" office:value-type="float" office:value="6000">
            <text:p>6,000</text:p>
          </table:table-cell>
          <table:table-cell table:style-name="ce953" office:value-type="float" office:value="1500">
            <text:p>1,500</text:p>
          </table:table-cell>
          <table:table-cell table:style-name="ce967" office:value-type="float" office:value="1400">
            <text:p>1,400</text:p>
          </table:table-cell>
          <table:table-cell table:style-name="ce995" office:value-type="string">
            <text:p>Cajones</text:p>
          </table:table-cell>
          <table:table-cell table:style-name="ce1011" office:value-type="float" office:value="10">
            <text:p>10.00</text:p>
          </table:table-cell>
          <table:table-cell table:style-name="ce1011" office:value-type="float" office:value="12">
            <text:p>12.00</text:p>
          </table:table-cell>
          <table:table-cell table:style-name="ce1042" office:value-type="float" office:value="9">
            <text:p>9.00</text:p>
          </table:table-cell>
          <table:table-cell table:style-name="ce1011" office:value-type="string">
            <text:p>Set.</text:p>
          </table:table-cell>
          <table:table-cell table:style-name="ce1065" office:value-type="float" office:value="7">
            <text:p>7.00</text:p>
          </table:table-cell>
          <table:table-cell table:style-name="ce1085" office:value-type="string">
            <text:p>Nov.</text:p>
          </table:table-cell>
          <table:table-cell table:style-name="ce1104" table:formula="of:=SUM([.M15:.N15])/2" office:value-type="float" office:value="1450">
            <text:p>1450.00</text:p>
          </table:table-cell>
          <table:table-cell table:style-name="ce1108" table:formula="of:=[.R15]*[.V15]" office:value-type="float" office:value="13050">
            <text:p>13,050.00</text:p>
          </table:table-cell>
          <table:table-cell table:style-name="ce1111" table:formula="of:=iferror(([.W15]-[.K15])/[.W15];0)" office:value-type="percentage" office:value="0">
            <text:p>#NOMBRE?</text:p>
          </table:table-cell>
          <table:table-cell table:style-name="ce1108" table:formula="of:=[.T15]*[.V15]" office:value-type="float" office:value="10150">
            <text:p>10,150.00</text:p>
          </table:table-cell>
          <table:table-cell table:style-name="ce1114" table:formula="of:=iferror(([.Y15]-[.L15])/[.Y15];0)" office:value-type="percentage" office:value="0">
            <text:p>#NOMBRE?</text:p>
          </table:table-cell>
          <table:table-cell table:formula="of:=[$'Evaluación Cuantitativa'.B16]">
            <text:p/>
          </table:table-cell>
          <table:table-cell table:style-name="ce1117" table:formula="of:=IF(ISERROR(VLOOKUP([.AA15];OFFSET([.$G$3];[.$AB$9];0;[.$AC$9];18);18;0));1;VLOOKUP([.AA15];OFFSET([.$G$3];[.$AB$9];0;[.$AC$9];18);18;0))" office:value-type="percentage" office:value="1">
            <text:p>100.00%</text:p>
          </table:table-cell>
          <table:table-cell table:number-columns-repeated="996"/>
        </table:table-row>
        <table:table-row table:style-name="ro21">
          <table:table-cell table:style-name="ce866"/>
          <table:table-cell table:style-name="ce873" table:formula="of:=IF([.C16]=[.C15];[.B15]+1;1)" office:value-type="float" office:value="1">
            <text:p>1</text:p>
          </table:table-cell>
          <table:table-cell table:style-name="ce865" office:value-type="string">
            <text:p>Chincha</text:p>
          </table:table-cell>
          <table:table-cell table:style-name="ce872" table:formula="of:=1+[.D15]" office:value-type="float" office:value="9">
            <text:p>9</text:p>
          </table:table-cell>
          <table:table-cell table:style-name="ce873" table:formula="of:=IF([.B17]=1;[.B16];[.E17])" office:value-type="float" office:value="5">
            <text:p>5</text:p>
          </table:table-cell>
          <table:table-cell table:style-name="ce885" office:value-type="string">
            <text:p>Alta</text:p>
          </table:table-cell>
          <table:table-cell table:style-name="ce894" office:value-type="string">
            <text:p>Algodón</text:p>
          </table:table-cell>
          <table:table-cell table:style-name="ce911" office:value-type="float" office:value="12000">
            <text:p>12,000</text:p>
          </table:table-cell>
          <table:table-cell table:style-name="ce928" office:value-type="string">
            <text:p>Agosto - Octubre</text:p>
          </table:table-cell>
          <table:table-cell table:style-name="ce939" office:value-type="string">
            <text:p>Abril - Julio</text:p>
          </table:table-cell>
          <table:table-cell table:style-name="ce954" office:value-type="float" office:value="5700">
            <text:p>5,700</text:p>
          </table:table-cell>
          <table:table-cell table:style-name="ce968"/>
          <table:table-cell table:style-name="ce980" office:value-type="float" office:value="60">
            <text:p>60</text:p>
          </table:table-cell>
          <table:table-cell table:style-name="ce968"/>
          <table:table-cell table:style-name="ce996" office:value-type="string">
            <text:p>Qq</text:p>
          </table:table-cell>
          <table:table-cell table:style-name="ce1012" office:value-type="float" office:value="120">
            <text:p>120.00</text:p>
          </table:table-cell>
          <table:table-cell table:style-name="ce1012"/>
          <table:table-cell table:style-name="ce1043" office:value-type="float" office:value="130">
            <text:p>130.00</text:p>
          </table:table-cell>
          <table:table-cell table:style-name="ce1012" office:value-type="string">
            <text:p>Abr.</text:p>
          </table:table-cell>
          <table:table-cell table:style-name="ce1066" office:value-type="float" office:value="120">
            <text:p>120.00</text:p>
          </table:table-cell>
          <table:table-cell table:style-name="ce1086" office:value-type="string">
            <text:p>Jun.</text:p>
          </table:table-cell>
          <table:table-cell table:style-name="ce1104" table:formula="of:=SUM([.M16:.N16])/2" office:value-type="float" office:value="30">
            <text:p>30.00</text:p>
          </table:table-cell>
          <table:table-cell table:style-name="ce1108" table:formula="of:=[.R16]*[.V16]" office:value-type="float" office:value="3900">
            <text:p>3,900.00</text:p>
          </table:table-cell>
          <table:table-cell table:style-name="ce1111" table:formula="of:=iferror(([.W16]-[.K16])/[.W16];0)" office:value-type="percentage" office:value="0">
            <text:p>#NOMBRE?</text:p>
          </table:table-cell>
          <table:table-cell table:style-name="ce1108" table:formula="of:=[.T16]*[.V16]" office:value-type="float" office:value="3600">
            <text:p>3,600.00</text:p>
          </table:table-cell>
          <table:table-cell table:style-name="ce1114" table:formula="of:=iferror(([.Y16]-[.L16])/[.Y16];0)" office:value-type="percentage" office:value="0">
            <text:p>#NOMBRE?</text:p>
          </table:table-cell>
          <table:table-cell table:formula="of:=[$'Evaluación Cuantitativa'.B17]">
            <text:p/>
          </table:table-cell>
          <table:table-cell table:style-name="ce1117" table:formula="of:=IF(ISERROR(VLOOKUP([.AA16];OFFSET([.$G$3];[.$AB$9];0;[.$AC$9];18);18;0));1;VLOOKUP([.AA16];OFFSET([.$G$3];[.$AB$9];0;[.$AC$9];18);18;0))" office:value-type="percentage" office:value="1">
            <text:p>100.00%</text:p>
          </table:table-cell>
          <table:table-cell table:number-columns-repeated="996"/>
        </table:table-row>
        <table:table-row table:style-name="ro21">
          <table:table-cell table:style-name="ce866"/>
          <table:table-cell table:style-name="ce873" table:formula="of:=IF([.C17]=[.C16];[.B16]+1;1)" office:value-type="float" office:value="2">
            <text:p>2</text:p>
          </table:table-cell>
          <table:table-cell table:style-name="ce865" office:value-type="string">
            <text:p>Chincha</text:p>
          </table:table-cell>
          <table:table-cell table:style-name="ce872" table:formula="of:=1+[.D16]" office:value-type="float" office:value="10">
            <text:p>10</text:p>
          </table:table-cell>
          <table:table-cell table:style-name="ce873" table:formula="of:=IF([.B18]=1;[.B17];[.E18])" office:value-type="float" office:value="5">
            <text:p>5</text:p>
          </table:table-cell>
          <table:table-cell table:style-name="ce885" office:value-type="string">
            <text:p>Media</text:p>
          </table:table-cell>
          <table:table-cell table:style-name="ce893" office:value-type="string">
            <text:p>Maíz</text:p>
          </table:table-cell>
          <table:table-cell table:style-name="ce912" office:value-type="float" office:value="5000">
            <text:p>5,0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500">
            <text:p>5,500</text:p>
          </table:table-cell>
          <table:table-cell table:style-name="ce968"/>
          <table:table-cell table:style-name="ce980" office:value-type="float" office:value="9500">
            <text:p>9,500</text:p>
          </table:table-cell>
          <table:table-cell table:style-name="ce968"/>
          <table:table-cell table:style-name="ce997"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1">
            <text:p>1.00</text:p>
          </table:table-cell>
          <table:table-cell table:style-name="ce1018" office:value-type="string">
            <text:p>Jun.-Nov.</text:p>
          </table:table-cell>
          <table:table-cell table:style-name="ce1067" office:value-type="float" office:value="0.85">
            <text:p>0.85</text:p>
          </table:table-cell>
          <table:table-cell table:style-name="ce1087" office:value-type="string">
            <text:p>Dic.-Mar.</text:p>
          </table:table-cell>
          <table:table-cell table:style-name="ce1104" table:formula="of:=SUM([.M17:.N17])/2" office:value-type="float" office:value="4750">
            <text:p>4750.00</text:p>
          </table:table-cell>
          <table:table-cell table:style-name="ce1108" table:formula="of:=[.R17]*[.V17]" office:value-type="float" office:value="4750">
            <text:p>4,750.00</text:p>
          </table:table-cell>
          <table:table-cell table:style-name="ce1111" table:formula="of:=iferror(([.W17]-[.K17])/[.W17];0)" office:value-type="percentage" office:value="0">
            <text:p>#NOMBRE?</text:p>
          </table:table-cell>
          <table:table-cell table:style-name="ce1108" table:formula="of:=[.T17]*[.V17]" office:value-type="float" office:value="4037.5">
            <text:p>4,037.50</text:p>
          </table:table-cell>
          <table:table-cell table:style-name="ce1114" table:formula="of:=iferror(([.Y17]-[.L17])/[.Y17];0)" office:value-type="percentage" office:value="0">
            <text:p>#NOMBRE?</text:p>
          </table:table-cell>
          <table:table-cell table:number-columns-repeated="998"/>
        </table:table-row>
        <table:table-row table:style-name="ro21">
          <table:table-cell table:style-name="ce866"/>
          <table:table-cell table:style-name="ce873" table:formula="of:=IF([.C18]=[.C17];[.B17]+1;1)" office:value-type="float" office:value="3">
            <text:p>3</text:p>
          </table:table-cell>
          <table:table-cell table:style-name="ce865" office:value-type="string">
            <text:p>Chincha</text:p>
          </table:table-cell>
          <table:table-cell table:style-name="ce872" table:formula="of:=1+[.D17]" office:value-type="float" office:value="11">
            <text:p>11</text:p>
          </table:table-cell>
          <table:table-cell table:style-name="ce873" table:formula="of:=IF([.B19]=1;[.B18];[.E19])" office:value-type="float" office:value="5">
            <text:p>5</text:p>
          </table:table-cell>
          <table:table-cell table:style-name="ce885" office:value-type="string">
            <text:p>Baja</text:p>
          </table:table-cell>
          <table:table-cell table:style-name="ce893" office:value-type="string">
            <text:p>Vid Borgoña</text:p>
          </table:table-cell>
          <table:table-cell table:style-name="ce912" office:value-type="float" office:value="3000">
            <text:p>3,000</text:p>
          </table:table-cell>
          <table:table-cell table:style-name="ce927" office:value-type="string">
            <text:p>Abril - Agosto</text:p>
          </table:table-cell>
          <table:table-cell table:style-name="ce938" office:value-type="string">
            <text:p>Enero - Abril</text:p>
          </table:table-cell>
          <table:table-cell table:style-name="ce954" office:value-type="float" office:value="5000">
            <text:p>5,000</text:p>
          </table:table-cell>
          <table:table-cell table:style-name="ce968"/>
          <table:table-cell table:style-name="ce980" office:value-type="float" office:value="8000">
            <text:p>8,000</text:p>
          </table:table-cell>
          <table:table-cell table:style-name="ce968"/>
          <table:table-cell table:style-name="ce997" office:value-type="string">
            <text:p>kg</text:p>
          </table:table-cell>
          <table:table-cell table:style-name="ce1013" office:value-type="float" office:value="1.2">
            <text:p>1.20</text:p>
          </table:table-cell>
          <table:table-cell table:style-name="ce1013" office:value-type="float" office:value="1.6">
            <text:p>1.60</text:p>
          </table:table-cell>
          <table:table-cell table:style-name="ce1044" office:value-type="float" office:value="1">
            <text:p>1.00</text:p>
          </table:table-cell>
          <table:table-cell table:style-name="ce1013" office:value-type="string">
            <text:p>Ene.</text:p>
          </table:table-cell>
          <table:table-cell table:style-name="ce1068" office:value-type="float" office:value="0.9">
            <text:p>0.90</text:p>
          </table:table-cell>
          <table:table-cell table:style-name="ce1022" office:value-type="string">
            <text:p>Mar.</text:p>
          </table:table-cell>
          <table:table-cell table:style-name="ce1104" table:formula="of:=SUM([.M18:.N18])/2" office:value-type="float" office:value="4000">
            <text:p>4000.00</text:p>
          </table:table-cell>
          <table:table-cell table:style-name="ce1108" table:formula="of:=[.R18]*[.V18]" office:value-type="float" office:value="4000">
            <text:p>4,000.00</text:p>
          </table:table-cell>
          <table:table-cell table:style-name="ce1111" table:formula="of:=iferror(([.W18]-[.K18])/[.W18];0)" office:value-type="percentage" office:value="0">
            <text:p>#NOMBRE?</text:p>
          </table:table-cell>
          <table:table-cell table:style-name="ce1108" table:formula="of:=[.T18]*[.V18]" office:value-type="float" office:value="3600">
            <text:p>3,600.00</text:p>
          </table:table-cell>
          <table:table-cell table:style-name="ce1114" table:formula="of:=iferror(([.Y18]-[.L18])/[.Y18];0)" office:value-type="percentage" office:value="0">
            <text:p>#NOMBRE?</text:p>
          </table:table-cell>
          <table:table-cell table:number-columns-repeated="998"/>
        </table:table-row>
        <table:table-row table:style-name="ro21">
          <table:table-cell table:style-name="ce866"/>
          <table:table-cell table:style-name="ce873" table:formula="of:=IF([.C19]=[.C18];[.B18]+1;1)" office:value-type="float" office:value="4">
            <text:p>4</text:p>
          </table:table-cell>
          <table:table-cell table:style-name="ce865" office:value-type="string">
            <text:p>Chincha</text:p>
          </table:table-cell>
          <table:table-cell table:style-name="ce872" table:formula="of:=1+[.D18]" office:value-type="float" office:value="12">
            <text:p>12</text:p>
          </table:table-cell>
          <table:table-cell table:style-name="ce873" table:formula="of:=IF([.B20]=1;[.B19];[.E20])" office:value-type="float" office:value="5">
            <text:p>5</text:p>
          </table:table-cell>
          <table:table-cell table:style-name="ce885" office:value-type="string">
            <text:p>Baja</text:p>
          </table:table-cell>
          <table:table-cell table:style-name="ce893" office:value-type="string">
            <text:p>Zapallo</text:p>
          </table:table-cell>
          <table:table-cell table:style-name="ce912"/>
          <table:table-cell table:style-name="ce927" office:value-type="string">
            <text:p>Marzo-Abril</text:p>
          </table:table-cell>
          <table:table-cell table:style-name="ce938" office:value-type="string">
            <text:p>Julio-Agosto</text:p>
          </table:table-cell>
          <table:table-cell table:style-name="ce954" office:value-type="float" office:value="5500">
            <text:p>5,500</text:p>
          </table:table-cell>
          <table:table-cell table:style-name="ce968"/>
          <table:table-cell table:style-name="ce980" office:value-type="float" office:value="25000">
            <text:p>25,000</text:p>
          </table:table-cell>
          <table:table-cell table:style-name="ce968"/>
          <table:table-cell table:style-name="ce997" office:value-type="string">
            <text:p>kg</text:p>
          </table:table-cell>
          <table:table-cell table:style-name="ce1013" table:number-columns-repeated="2"/>
          <table:table-cell table:style-name="ce1044" office:value-type="float" office:value="0.2">
            <text:p>0.20</text:p>
          </table:table-cell>
          <table:table-cell table:style-name="ce1013" office:value-type="string">
            <text:p>Jul.</text:p>
          </table:table-cell>
          <table:table-cell table:style-name="ce1068" office:value-type="float" office:value="0.5">
            <text:p>0.50</text:p>
          </table:table-cell>
          <table:table-cell table:style-name="ce1022" office:value-type="string">
            <text:p>Ago.</text:p>
          </table:table-cell>
          <table:table-cell table:style-name="ce1104" table:formula="of:=SUM([.M19:.N19])/2" office:value-type="float" office:value="12500">
            <text:p>12500.00</text:p>
          </table:table-cell>
          <table:table-cell table:style-name="ce1108" table:formula="of:=[.R19]*[.V19]" office:value-type="float" office:value="2500">
            <text:p>2,500.00</text:p>
          </table:table-cell>
          <table:table-cell table:style-name="ce1111" table:formula="of:=iferror(([.W19]-[.K19])/[.W19];0)" office:value-type="percentage" office:value="0">
            <text:p>#NOMBRE?</text:p>
          </table:table-cell>
          <table:table-cell table:style-name="ce1108" table:formula="of:=[.T19]*[.V19]" office:value-type="float" office:value="6250">
            <text:p>6,250.00</text:p>
          </table:table-cell>
          <table:table-cell table:style-name="ce1114" table:formula="of:=iferror(([.Y19]-[.L19])/[.Y19];0)" office:value-type="percentage" office:value="0">
            <text:p>#NOMBRE?</text:p>
          </table:table-cell>
          <table:table-cell table:number-columns-repeated="998"/>
        </table:table-row>
        <table:table-row table:style-name="ro21">
          <table:table-cell table:style-name="ce866"/>
          <table:table-cell table:style-name="ce873" table:formula="of:=IF([.C20]=[.C19];[.B19]+1;1)" office:value-type="float" office:value="5">
            <text:p>5</text:p>
          </table:table-cell>
          <table:table-cell table:style-name="ce865" office:value-type="string">
            <text:p>Chincha</text:p>
          </table:table-cell>
          <table:table-cell table:style-name="ce872" table:formula="of:=1+[.D19]" office:value-type="float" office:value="13">
            <text:p>13</text:p>
          </table:table-cell>
          <table:table-cell table:style-name="ce873" table:formula="of:=IF([.B21]=1;[.B20];[.E21])" office:value-type="float" office:value="5">
            <text:p>5</text:p>
          </table:table-cell>
          <table:table-cell table:style-name="ce886" office:value-type="string">
            <text:p>Baja</text:p>
          </table:table-cell>
          <table:table-cell table:style-name="ce896" office:value-type="string">
            <text:p>Palto</text:p>
          </table:table-cell>
          <table:table-cell table:style-name="ce913" office:value-type="float" office:value="3000">
            <text:p>3,000</text:p>
          </table:table-cell>
          <table:table-cell table:style-name="ce930" office:value-type="string">
            <text:p>Mayo - Agosto</text:p>
          </table:table-cell>
          <table:table-cell table:style-name="ce941" office:value-type="string">
            <text:p>Abril - Junio</text:p>
          </table:table-cell>
          <table:table-cell table:style-name="ce955" office:value-type="float" office:value="9500">
            <text:p>9,500</text:p>
          </table:table-cell>
          <table:table-cell table:style-name="ce969"/>
          <table:table-cell table:style-name="ce955" office:value-type="float" office:value="13000">
            <text:p>13,000</text:p>
          </table:table-cell>
          <table:table-cell table:style-name="ce969"/>
          <table:table-cell table:style-name="ce917" office:value-type="string">
            <text:p>Kg</text:p>
          </table:table-cell>
          <table:table-cell table:style-name="ce1014" office:value-type="float" office:value="2.5">
            <text:p>2.50</text:p>
          </table:table-cell>
          <table:table-cell table:style-name="ce1014" office:value-type="float" office:value="4.5">
            <text:p>4.50</text:p>
          </table:table-cell>
          <table:table-cell table:style-name="ce1045" office:value-type="float" office:value="2">
            <text:p>2.00</text:p>
          </table:table-cell>
          <table:table-cell table:style-name="ce1014" office:value-type="string">
            <text:p>Abr.</text:p>
          </table:table-cell>
          <table:table-cell table:style-name="ce1069" office:value-type="float" office:value="1.8">
            <text:p>1.80</text:p>
          </table:table-cell>
          <table:table-cell table:style-name="ce1088" office:value-type="string">
            <text:p>Jun.</text:p>
          </table:table-cell>
          <table:table-cell table:style-name="ce1104" table:formula="of:=SUM([.M20:.N20])/2" office:value-type="float" office:value="6500">
            <text:p>6500.00</text:p>
          </table:table-cell>
          <table:table-cell table:style-name="ce1108" table:formula="of:=[.R20]*[.V20]" office:value-type="float" office:value="13000">
            <text:p>13,000.00</text:p>
          </table:table-cell>
          <table:table-cell table:style-name="ce1111" table:formula="of:=iferror(([.W20]-[.K20])/[.W20];0)" office:value-type="percentage" office:value="0">
            <text:p>#NOMBRE?</text:p>
          </table:table-cell>
          <table:table-cell table:style-name="ce1108" table:formula="of:=[.T20]*[.V20]" office:value-type="float" office:value="11700">
            <text:p>11,700.00</text:p>
          </table:table-cell>
          <table:table-cell table:style-name="ce1114" table:formula="of:=iferror(([.Y20]-[.L20])/[.Y20];0)" office:value-type="percentage" office:value="0">
            <text:p>#NOMBRE?</text:p>
          </table:table-cell>
          <table:table-cell table:number-columns-repeated="998"/>
        </table:table-row>
        <table:table-row table:style-name="ro21">
          <table:table-cell table:style-name="ce866"/>
          <table:table-cell table:style-name="ce873" table:formula="of:=IF([.C21]=[.C20];[.B20]+1;1)" office:value-type="float" office:value="1">
            <text:p>1</text:p>
          </table:table-cell>
          <table:table-cell table:style-name="ce865" office:value-type="string">
            <text:p>Pisco</text:p>
          </table:table-cell>
          <table:table-cell table:style-name="ce872" table:formula="of:=1+[.D20]" office:value-type="float" office:value="14">
            <text:p>14</text:p>
          </table:table-cell>
          <table:table-cell table:style-name="ce873" table:formula="of:=IF([.B22]=1;[.B21];[.E22])" office:value-type="float" office:value="6">
            <text:p>6</text:p>
          </table:table-cell>
          <table:table-cell table:style-name="ce883" office:value-type="string">
            <text:p>Alta</text:p>
          </table:table-cell>
          <table:table-cell table:style-name="ce891" office:value-type="string">
            <text:p>Algodón</text:p>
          </table:table-cell>
          <table:table-cell table:style-name="ce907" office:value-type="float" office:value="1100">
            <text:p>1,100</text:p>
          </table:table-cell>
          <table:table-cell table:style-name="ce925" office:value-type="string">
            <text:p>Junio - Octubre</text:p>
          </table:table-cell>
          <table:table-cell table:style-name="ce936" office:value-type="string">
            <text:p>Marzo - Julio</text:p>
          </table:table-cell>
          <table:table-cell table:style-name="ce950" office:value-type="float" office:value="5500">
            <text:p>5,500</text:p>
          </table:table-cell>
          <table:table-cell table:style-name="ce964"/>
          <table:table-cell table:style-name="ce950" office:value-type="float" office:value="60">
            <text:p>60</text:p>
          </table:table-cell>
          <table:table-cell table:style-name="ce964"/>
          <table:table-cell table:style-name="ce991" office:value-type="string">
            <text:p>Qq</text:p>
          </table:table-cell>
          <table:table-cell table:style-name="ce1007" office:value-type="float" office:value="120">
            <text:p>120.00</text:p>
          </table:table-cell>
          <table:table-cell table:style-name="ce1007"/>
          <table:table-cell table:style-name="ce1038" office:value-type="float" office:value="130">
            <text:p>130.00</text:p>
          </table:table-cell>
          <table:table-cell table:style-name="ce1007" office:value-type="string">
            <text:p>Abr.</text:p>
          </table:table-cell>
          <table:table-cell table:style-name="ce1061" office:value-type="float" office:value="120">
            <text:p>120.00</text:p>
          </table:table-cell>
          <table:table-cell table:style-name="ce1081" office:value-type="string">
            <text:p>May.</text:p>
          </table:table-cell>
          <table:table-cell table:style-name="ce1104" table:formula="of:=SUM([.M21:.N21])/2" office:value-type="float" office:value="30">
            <text:p>30.00</text:p>
          </table:table-cell>
          <table:table-cell table:style-name="ce1108" table:formula="of:=[.R21]*[.V21]" office:value-type="float" office:value="3900">
            <text:p>3,900.00</text:p>
          </table:table-cell>
          <table:table-cell table:style-name="ce1111" table:formula="of:=iferror(([.W21]-[.K21])/[.W21];0)" office:value-type="percentage" office:value="0">
            <text:p>#NOMBRE?</text:p>
          </table:table-cell>
          <table:table-cell table:style-name="ce1108" table:formula="of:=[.T21]*[.V21]" office:value-type="float" office:value="3600">
            <text:p>3,600.00</text:p>
          </table:table-cell>
          <table:table-cell table:style-name="ce1114" table:formula="of:=iferror(([.Y21]-[.L21])/[.Y21];0)" office:value-type="percentage" office:value="0">
            <text:p>#NOMBRE?</text:p>
          </table:table-cell>
          <table:table-cell table:number-columns-repeated="998"/>
        </table:table-row>
        <table:table-row table:style-name="ro21">
          <table:table-cell table:style-name="ce866"/>
          <table:table-cell table:style-name="ce873" table:formula="of:=IF([.C22]=[.C21];[.B21]+1;1)" office:value-type="float" office:value="2">
            <text:p>2</text:p>
          </table:table-cell>
          <table:table-cell table:style-name="ce865" office:value-type="string">
            <text:p>Pisco</text:p>
          </table:table-cell>
          <table:table-cell table:style-name="ce872" table:formula="of:=1+[.D21]" office:value-type="float" office:value="15">
            <text:p>15</text:p>
          </table:table-cell>
          <table:table-cell table:style-name="ce873" table:formula="of:=IF([.B23]=1;[.B22];[.E23])" office:value-type="float" office:value="6">
            <text:p>6</text:p>
          </table:table-cell>
          <table:table-cell table:style-name="ce885" office:value-type="string">
            <text:p>Alta</text:p>
          </table:table-cell>
          <table:table-cell table:style-name="ce893" office:value-type="string">
            <text:p>Maíz Amarillo</text:p>
          </table:table-cell>
          <table:table-cell table:style-name="ce914" office:value-type="float" office:value="800">
            <text:p>800</text:p>
          </table:table-cell>
          <table:table-cell table:style-name="ce931" office:value-type="string">
            <text:p>Todo el año</text:p>
          </table:table-cell>
          <table:table-cell table:style-name="ce938" office:value-type="string">
            <text:p>Todo el año</text:p>
          </table:table-cell>
          <table:table-cell table:style-name="ce952" office:value-type="float" office:value="5500">
            <text:p>5,500</text:p>
          </table:table-cell>
          <table:table-cell table:style-name="ce966"/>
          <table:table-cell table:style-name="ce952" office:value-type="float" office:value="11000">
            <text:p>11,000</text:p>
          </table:table-cell>
          <table:table-cell table:style-name="ce966"/>
          <table:table-cell table:style-name="ce993" office:value-type="string">
            <text:p>Kg</text:p>
          </table:table-cell>
          <table:table-cell table:style-name="ce1015" office:value-type="float" office:value="0.95">
            <text:p>0.95</text:p>
          </table:table-cell>
          <table:table-cell table:style-name="ce1009" office:value-type="float" office:value="1.1">
            <text:p>1.10</text:p>
          </table:table-cell>
          <table:table-cell table:style-name="ce1046" office:value-type="float" office:value="0.85">
            <text:p>0.85</text:p>
          </table:table-cell>
          <table:table-cell table:style-name="ce1018" office:value-type="string">
            <text:p>Jun.-Nov.</text:p>
          </table:table-cell>
          <table:table-cell table:style-name="ce1070" office:value-type="float" office:value="0.7">
            <text:p>0.7</text:p>
          </table:table-cell>
          <table:table-cell table:style-name="ce1087" office:value-type="string">
            <text:p>Dic.-Mar.</text:p>
          </table:table-cell>
          <table:table-cell table:style-name="ce1104" table:formula="of:=SUM([.M22:.N22])/2" office:value-type="float" office:value="5500">
            <text:p>5500.00</text:p>
          </table:table-cell>
          <table:table-cell table:style-name="ce1108" table:formula="of:=[.R22]*[.V22]" office:value-type="float" office:value="4675">
            <text:p>4,675.00</text:p>
          </table:table-cell>
          <table:table-cell table:style-name="ce1111" table:formula="of:=iferror(([.W22]-[.K22])/[.W22];0)" office:value-type="percentage" office:value="0">
            <text:p>#NOMBRE?</text:p>
          </table:table-cell>
          <table:table-cell table:style-name="ce1108" table:formula="of:=[.T22]*[.V22]" office:value-type="float" office:value="3850">
            <text:p>3,850.00</text:p>
          </table:table-cell>
          <table:table-cell table:style-name="ce1114" table:formula="of:=iferror(([.Y22]-[.L22])/[.Y22];0)" office:value-type="percentage" office:value="0">
            <text:p>#NOMBRE?</text:p>
          </table:table-cell>
          <table:table-cell table:number-columns-repeated="998"/>
        </table:table-row>
        <table:table-row table:style-name="ro21">
          <table:table-cell table:style-name="ce866"/>
          <table:table-cell table:style-name="ce873" table:formula="of:=IF([.C23]=[.C22];[.B22]+1;1)" office:value-type="float" office:value="3">
            <text:p>3</text:p>
          </table:table-cell>
          <table:table-cell table:style-name="ce865" office:value-type="string">
            <text:p>Pisco</text:p>
          </table:table-cell>
          <table:table-cell table:style-name="ce872" table:formula="of:=1+[.D22]" office:value-type="float" office:value="16">
            <text:p>16</text:p>
          </table:table-cell>
          <table:table-cell table:style-name="ce873" table:formula="of:=IF([.B24]=1;[.B23];[.E24])" office:value-type="float" office:value="6">
            <text:p>6</text:p>
          </table:table-cell>
          <table:table-cell table:style-name="ce885" office:value-type="string">
            <text:p>Media</text:p>
          </table:table-cell>
          <table:table-cell table:style-name="ce893" office:value-type="string">
            <text:p>Maíz Amilaceo</text:p>
          </table:table-cell>
          <table:table-cell table:style-name="ce909" office:value-type="float" office:value="300">
            <text:p>300</text:p>
          </table:table-cell>
          <table:table-cell table:style-name="ce927" office:value-type="string">
            <text:p>Abril - Junio</text:p>
          </table:table-cell>
          <table:table-cell table:style-name="ce938" office:value-type="string">
            <text:p>Setiembre - Noviembre</text:p>
          </table:table-cell>
          <table:table-cell table:style-name="ce952" office:value-type="float" office:value="6500">
            <text:p>6,500</text:p>
          </table:table-cell>
          <table:table-cell table:style-name="ce966"/>
          <table:table-cell table:style-name="ce952" office:value-type="float" office:value="12000">
            <text:p>12,000</text:p>
          </table:table-cell>
          <table:table-cell table:style-name="ce966"/>
          <table:table-cell table:style-name="ce993" office:value-type="string">
            <text:p>Kg</text:p>
          </table:table-cell>
          <table:table-cell table:style-name="ce1009" office:value-type="float" office:value="0.7">
            <text:p>0.70</text:p>
          </table:table-cell>
          <table:table-cell table:style-name="ce1009" office:value-type="float" office:value="0.85">
            <text:p>0.85</text:p>
          </table:table-cell>
          <table:table-cell table:style-name="ce1040" office:value-type="float" office:value="1">
            <text:p>1.00</text:p>
          </table:table-cell>
          <table:table-cell table:style-name="ce1009" office:value-type="string">
            <text:p>Set.-Oct.</text:p>
          </table:table-cell>
          <table:table-cell table:style-name="ce1063" office:value-type="float" office:value="0.8">
            <text:p>0.80</text:p>
          </table:table-cell>
          <table:table-cell table:style-name="ce1083" office:value-type="string">
            <text:p>Nov.-Dic.</text:p>
          </table:table-cell>
          <table:table-cell table:style-name="ce1104" table:formula="of:=SUM([.M23:.N23])/2" office:value-type="float" office:value="6000">
            <text:p>6000.00</text:p>
          </table:table-cell>
          <table:table-cell table:style-name="ce1108" table:formula="of:=[.R23]*[.V23]" office:value-type="float" office:value="6000">
            <text:p>6,000.00</text:p>
          </table:table-cell>
          <table:table-cell table:style-name="ce1111" table:formula="of:=iferror(([.W23]-[.K23])/[.W23];0)" office:value-type="percentage" office:value="0">
            <text:p>#NOMBRE?</text:p>
          </table:table-cell>
          <table:table-cell table:style-name="ce1108" table:formula="of:=[.T23]*[.V23]" office:value-type="float" office:value="4800">
            <text:p>4,800.00</text:p>
          </table:table-cell>
          <table:table-cell table:style-name="ce1114" table:formula="of:=iferror(([.Y23]-[.L23])/[.Y23];0)" office:value-type="percentage" office:value="0">
            <text:p>#NOMBRE?</text:p>
          </table:table-cell>
          <table:table-cell table:number-columns-repeated="998"/>
        </table:table-row>
        <table:table-row table:style-name="ro21">
          <table:table-cell table:style-name="ce866"/>
          <table:table-cell table:style-name="ce873" table:formula="of:=IF([.C24]=[.C23];[.B23]+1;1)" office:value-type="float" office:value="4">
            <text:p>4</text:p>
          </table:table-cell>
          <table:table-cell table:style-name="ce865" office:value-type="string">
            <text:p>Pisco</text:p>
          </table:table-cell>
          <table:table-cell table:style-name="ce872" table:formula="of:=1+[.D23]" office:value-type="float" office:value="17">
            <text:p>17</text:p>
          </table:table-cell>
          <table:table-cell table:style-name="ce873" table:formula="of:=IF([.B25]=1;[.B24];[.E25])" office:value-type="float" office:value="6">
            <text:p>6</text:p>
          </table:table-cell>
          <table:table-cell table:style-name="ce885" office:value-type="string">
            <text:p>Baja</text:p>
          </table:table-cell>
          <table:table-cell table:style-name="ce893" office:value-type="string">
            <text:p>Vid Italia</text:p>
          </table:table-cell>
          <table:table-cell table:style-name="ce909" office:value-type="float" office:value="180">
            <text:p>180</text:p>
          </table:table-cell>
          <table:table-cell table:style-name="ce927" office:value-type="string">
            <text:p>Junio - Julio</text:p>
          </table:table-cell>
          <table:table-cell table:style-name="ce938" office:value-type="string">
            <text:p>Enero - Febrero</text:p>
          </table:table-cell>
          <table:table-cell table:style-name="ce952" office:value-type="float" office:value="10000">
            <text:p>10,000</text:p>
          </table:table-cell>
          <table:table-cell table:style-name="ce966"/>
          <table:table-cell table:style-name="ce952" office:value-type="float" office:value="12500">
            <text:p>12,500</text:p>
          </table:table-cell>
          <table:table-cell table:style-name="ce966"/>
          <table:table-cell table:style-name="ce993" office:value-type="string">
            <text:p>Kg</text:p>
          </table:table-cell>
          <table:table-cell table:style-name="ce1015" office:value-type="float" office:value="2">
            <text:p>2</text:p>
          </table:table-cell>
          <table:table-cell table:style-name="ce1009" office:value-type="float" office:value="2.4">
            <text:p>2.40</text:p>
          </table:table-cell>
          <table:table-cell table:style-name="ce1040" office:value-type="float" office:value="2.8">
            <text:p>2.80</text:p>
          </table:table-cell>
          <table:table-cell table:style-name="ce1015" office:value-type="string">
            <text:p>Jul.-Ag.</text:p>
          </table:table-cell>
          <table:table-cell table:style-name="ce1063" office:value-type="float" office:value="2">
            <text:p>2.00</text:p>
          </table:table-cell>
          <table:table-cell table:style-name="ce1089" office:value-type="string">
            <text:p>Dic.-Ene.</text:p>
          </table:table-cell>
          <table:table-cell table:style-name="ce1104" table:formula="of:=SUM([.M24:.N24])/2" office:value-type="float" office:value="6250">
            <text:p>6250.00</text:p>
          </table:table-cell>
          <table:table-cell table:style-name="ce1108" table:formula="of:=[.R24]*[.V24]" office:value-type="float" office:value="17500">
            <text:p>17,500.00</text:p>
          </table:table-cell>
          <table:table-cell table:style-name="ce1111" table:formula="of:=iferror(([.W24]-[.K24])/[.W24];0)" office:value-type="percentage" office:value="0">
            <text:p>#NOMBRE?</text:p>
          </table:table-cell>
          <table:table-cell table:style-name="ce1108" table:formula="of:=[.T24]*[.V24]" office:value-type="float" office:value="12500">
            <text:p>12,500.00</text:p>
          </table:table-cell>
          <table:table-cell table:style-name="ce1114" table:formula="of:=iferror(([.Y24]-[.L24])/[.Y24];0)" office:value-type="percentage" office:value="0">
            <text:p>#NOMBRE?</text:p>
          </table:table-cell>
          <table:table-cell table:number-columns-repeated="998"/>
        </table:table-row>
        <table:table-row table:style-name="ro21">
          <table:table-cell table:style-name="ce867"/>
          <table:table-cell table:style-name="ce873" table:formula="of:=IF([.C25]=[.C24];[.B24]+1;1)" office:value-type="float" office:value="5">
            <text:p>5</text:p>
          </table:table-cell>
          <table:table-cell table:style-name="ce865" office:value-type="string">
            <text:p>Pisco</text:p>
          </table:table-cell>
          <table:table-cell table:style-name="ce872" table:formula="of:=1+[.D24]" office:value-type="float" office:value="18">
            <text:p>18</text:p>
          </table:table-cell>
          <table:table-cell table:style-name="ce873" table:formula="of:=IF([.B26]=1;[.B25];[.E26])" office:value-type="float" office:value="6">
            <text:p>6</text:p>
          </table:table-cell>
          <table:table-cell table:style-name="ce885" office:value-type="string">
            <text:p>Baja</text:p>
          </table:table-cell>
          <table:table-cell table:style-name="ce894" office:value-type="string">
            <text:p>Palto</text:p>
          </table:table-cell>
          <table:table-cell table:style-name="ce909"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2" office:value-type="float" office:value="18000">
            <text:p>18,000</text:p>
          </table:table-cell>
          <table:table-cell table:style-name="ce966"/>
          <table:table-cell table:style-name="ce952" office:value-type="float" office:value="10000">
            <text:p>10,000</text:p>
          </table:table-cell>
          <table:table-cell table:style-name="ce966"/>
          <table:table-cell table:style-name="ce993" office:value-type="string">
            <text:p>Kg</text:p>
          </table:table-cell>
          <table:table-cell table:style-name="ce1010" office:value-type="float" office:value="2.2">
            <text:p>2.20</text:p>
          </table:table-cell>
          <table:table-cell table:style-name="ce1010" office:value-type="float" office:value="4.5">
            <text:p>4.50</text:p>
          </table:table-cell>
          <table:table-cell table:style-name="ce1041" office:value-type="float" office:value="3">
            <text:p>3.00</text:p>
          </table:table-cell>
          <table:table-cell table:style-name="ce1010" office:value-type="string">
            <text:p>Abr.</text:p>
          </table:table-cell>
          <table:table-cell table:style-name="ce1064" office:value-type="float" office:value="2.8">
            <text:p>2.80</text:p>
          </table:table-cell>
          <table:table-cell table:style-name="ce1084" office:value-type="string">
            <text:p>Jun.</text:p>
          </table:table-cell>
          <table:table-cell table:style-name="ce1104" table:formula="of:=SUM([.M25:.N25])/2" office:value-type="float" office:value="5000">
            <text:p>5000.00</text:p>
          </table:table-cell>
          <table:table-cell table:style-name="ce1108" table:formula="of:=[.R25]*[.V25]" office:value-type="float" office:value="15000">
            <text:p>15,000.00</text:p>
          </table:table-cell>
          <table:table-cell table:style-name="ce1111" table:formula="of:=iferror(([.W25]-[.K25])/[.W25];0)" office:value-type="percentage" office:value="0">
            <text:p>#NOMBRE?</text:p>
          </table:table-cell>
          <table:table-cell table:style-name="ce1108" table:formula="of:=[.T25]*[.V25]" office:value-type="float" office:value="14000">
            <text:p>14,000.00</text:p>
          </table:table-cell>
          <table:table-cell table:style-name="ce1114" table:formula="of:=iferror(([.Y25]-[.L25])/[.Y25];0)" office:value-type="percentage" office:value="0">
            <text:p>#NOMBRE?</text:p>
          </table:table-cell>
          <table:table-cell table:number-columns-repeated="998"/>
        </table:table-row>
        <table:table-row table:style-name="ro21">
          <table:table-cell table:style-name="ce865" office:value-type="string">
            <text:p>SUR</text:p>
          </table:table-cell>
          <table:table-cell table:style-name="ce873" table:formula="of:=IF([.C26]=[.C25];[.B25]+1;1)" office:value-type="float" office:value="6">
            <text:p>6</text:p>
          </table:table-cell>
          <table:table-cell table:style-name="ce865" office:value-type="string">
            <text:p>Pisco</text:p>
          </table:table-cell>
          <table:table-cell table:style-name="ce872" table:formula="of:=1+[.D25]" office:value-type="float" office:value="19">
            <text:p>19</text:p>
          </table:table-cell>
          <table:table-cell table:style-name="ce873" table:formula="of:=IF([.B27]=1;[.B26];[.E27])" office:value-type="float" office:value="6">
            <text:p>6</text:p>
          </table:table-cell>
          <table:table-cell table:style-name="ce886" office:value-type="string">
            <text:p>Baja</text:p>
          </table:table-cell>
          <table:table-cell table:style-name="ce895" office:value-type="string">
            <text:p>Alfalfa</text:p>
          </table:table-cell>
          <table:table-cell table:style-name="ce910" office:value-type="float" office:value="150">
            <text:p>150</text:p>
          </table:table-cell>
          <table:table-cell table:style-name="ce929" office:value-type="string">
            <text:p>Todo el año</text:p>
          </table:table-cell>
          <table:table-cell table:style-name="ce940" office:value-type="string">
            <text:p>Todo el año</text:p>
          </table:table-cell>
          <table:table-cell table:style-name="ce953" office:value-type="float" office:value="3500">
            <text:p>3,500</text:p>
          </table:table-cell>
          <table:table-cell table:style-name="ce967"/>
          <table:table-cell table:style-name="ce953" office:value-type="float" office:value="13000">
            <text:p>13,000</text:p>
          </table:table-cell>
          <table:table-cell table:style-name="ce967"/>
          <table:table-cell table:style-name="ce995" office:value-type="string">
            <text:p>Kg</text:p>
          </table:table-cell>
          <table:table-cell table:number-columns-repeated="2" table:style-name="ce1011" office:value-type="float" office:value="0.85">
            <text:p>0.85</text:p>
          </table:table-cell>
          <table:table-cell table:style-name="ce1047" office:value-type="float" office:value="0.8">
            <text:p>0.8</text:p>
          </table:table-cell>
          <table:table-cell table:style-name="ce1058" office:value-type="string">
            <text:p>abril</text:p>
          </table:table-cell>
          <table:table-cell table:style-name="ce1071" office:value-type="float" office:value="0.65">
            <text:p>0.65</text:p>
          </table:table-cell>
          <table:table-cell table:style-name="ce1090" office:value-type="string">
            <text:p>May.</text:p>
          </table:table-cell>
          <table:table-cell table:style-name="ce1104" table:formula="of:=SUM([.M26:.N26])/2" office:value-type="float" office:value="6500">
            <text:p>6500.00</text:p>
          </table:table-cell>
          <table:table-cell table:style-name="ce1108" table:formula="of:=[.R26]*[.V26]" office:value-type="float" office:value="5200">
            <text:p>5,200.00</text:p>
          </table:table-cell>
          <table:table-cell table:style-name="ce1111" table:formula="of:=iferror(([.W26]-[.K26])/[.W26];0)" office:value-type="percentage" office:value="0">
            <text:p>#NOMBRE?</text:p>
          </table:table-cell>
          <table:table-cell table:style-name="ce1108" table:formula="of:=[.T26]*[.V26]" office:value-type="float" office:value="4225">
            <text:p>4,225.00</text:p>
          </table:table-cell>
          <table:table-cell table:style-name="ce1114" table:formula="of:=iferror(([.Y26]-[.L26])/[.Y26];0)" office:value-type="percentage" office:value="0">
            <text:p>#NOMBRE?</text:p>
          </table:table-cell>
          <table:table-cell table:number-columns-repeated="998"/>
        </table:table-row>
        <table:table-row table:style-name="ro21">
          <table:table-cell table:style-name="ce866"/>
          <table:table-cell table:style-name="ce873" table:formula="of:=IF([.C27]=[.C26];[.B26]+1;1)" office:value-type="float" office:value="1">
            <text:p>1</text:p>
          </table:table-cell>
          <table:table-cell table:style-name="ce874" office:value-type="string">
            <text:p>Parcona</text:p>
          </table:table-cell>
          <table:table-cell table:style-name="ce872" table:formula="of:=1+[.D26]" office:value-type="float" office:value="20">
            <text:p>20</text:p>
          </table:table-cell>
          <table:table-cell table:style-name="ce873" table:formula="of:=IF([.B28]=1;[.B27];[.E28])" office:value-type="float" office:value="5">
            <text:p>5</text:p>
          </table:table-cell>
          <table:table-cell table:style-name="ce883" office:value-type="string">
            <text:p>Alta</text:p>
          </table:table-cell>
          <table:table-cell table:style-name="ce891" office:value-type="string">
            <text:p>Algodón</text:p>
          </table:table-cell>
          <table:table-cell table:style-name="ce915" office:value-type="float" office:value="250">
            <text:p>250</text:p>
          </table:table-cell>
          <table:table-cell table:style-name="ce925" office:value-type="string">
            <text:p>Mayo - Jul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table:table-cell table:style-name="ce1048" office:value-type="float" office:value="120">
            <text:p>120.00</text:p>
          </table:table-cell>
          <table:table-cell table:style-name="ce1016" office:value-type="string">
            <text:p>Feb.</text:p>
          </table:table-cell>
          <table:table-cell table:style-name="ce1072" office:value-type="float" office:value="128">
            <text:p>128.00</text:p>
          </table:table-cell>
          <table:table-cell table:style-name="ce1091" office:value-type="string">
            <text:p>Mar.</text:p>
          </table:table-cell>
          <table:table-cell table:style-name="ce1104" table:formula="of:=SUM([.M27:.N27])/2" office:value-type="float" office:value="30">
            <text:p>30.00</text:p>
          </table:table-cell>
          <table:table-cell table:style-name="ce1108" table:formula="of:=[.R27]*[.V27]" office:value-type="float" office:value="3600">
            <text:p>3,600.00</text:p>
          </table:table-cell>
          <table:table-cell table:style-name="ce1111" table:formula="of:=iferror(([.W27]-[.K27])/[.W27];0)" office:value-type="percentage" office:value="0">
            <text:p>#NOMBRE?</text:p>
          </table:table-cell>
          <table:table-cell table:style-name="ce1108" table:formula="of:=[.T27]*[.V27]" office:value-type="float" office:value="3840">
            <text:p>3,840.00</text:p>
          </table:table-cell>
          <table:table-cell table:style-name="ce1114" table:formula="of:=iferror(([.Y27]-[.L27])/[.Y27];0)" office:value-type="percentage" office:value="0">
            <text:p>#NOMBRE?</text:p>
          </table:table-cell>
          <table:table-cell table:number-columns-repeated="998"/>
        </table:table-row>
        <table:table-row table:style-name="ro21">
          <table:table-cell table:style-name="ce866"/>
          <table:table-cell table:style-name="ce873" table:formula="of:=IF([.C28]=[.C27];[.B27]+1;1)" office:value-type="float" office:value="2">
            <text:p>2</text:p>
          </table:table-cell>
          <table:table-cell table:style-name="ce874" office:value-type="string">
            <text:p>Parcona</text:p>
          </table:table-cell>
          <table:table-cell table:style-name="ce872" table:formula="of:=1+[.D27]" office:value-type="float" office:value="21">
            <text:p>21</text:p>
          </table:table-cell>
          <table:table-cell table:style-name="ce873" table:formula="of:=IF([.B29]=1;[.B28];[.E29])" office:value-type="float" office:value="5">
            <text:p>5</text:p>
          </table:table-cell>
          <table:table-cell table:style-name="ce885" office:value-type="string">
            <text:p>Baja</text:p>
          </table:table-cell>
          <table:table-cell table:style-name="ce894" office:value-type="string">
            <text:p>Palto</text:p>
          </table:table-cell>
          <table:table-cell table:style-name="ce912" office:value-type="float" office:value="200">
            <text:p>200</text:p>
          </table:table-cell>
          <table:table-cell table:style-name="ce928" office:value-type="string">
            <text:p>Mayo - Agosto</text:p>
          </table:table-cell>
          <table:table-cell table:style-name="ce939" office:value-type="string">
            <text:p>Abril - Junio</text:p>
          </table:table-cell>
          <table:table-cell table:style-name="ce954" office:value-type="float" office:value="12500">
            <text:p>12,500</text:p>
          </table:table-cell>
          <table:table-cell table:style-name="ce971"/>
          <table:table-cell table:style-name="ce954" office:value-type="float" office:value="8000">
            <text:p>8,000</text:p>
          </table:table-cell>
          <table:table-cell table:style-name="ce971"/>
          <table:table-cell table:style-name="ce911" office:value-type="string">
            <text:p>kg</text:p>
          </table:table-cell>
          <table:table-cell table:style-name="ce1012" office:value-type="float" office:value="3">
            <text:p>3.00</text:p>
          </table:table-cell>
          <table:table-cell table:style-name="ce1012" office:value-type="float" office:value="2.5">
            <text:p>2.50</text:p>
          </table:table-cell>
          <table:table-cell table:style-name="ce1043" office:value-type="float" office:value="2.5">
            <text:p>2.50</text:p>
          </table:table-cell>
          <table:table-cell table:style-name="ce1012" office:value-type="string">
            <text:p>Abr.</text:p>
          </table:table-cell>
          <table:table-cell table:style-name="ce1066" office:value-type="float" office:value="3.5">
            <text:p>3.50</text:p>
          </table:table-cell>
          <table:table-cell table:style-name="ce1086" office:value-type="string">
            <text:p>Jun.</text:p>
          </table:table-cell>
          <table:table-cell table:style-name="ce1104" table:formula="of:=SUM([.M28:.N28])/2" office:value-type="float" office:value="4000">
            <text:p>4000.00</text:p>
          </table:table-cell>
          <table:table-cell table:style-name="ce1108" table:formula="of:=[.R28]*[.V28]" office:value-type="float" office:value="10000">
            <text:p>10,000.00</text:p>
          </table:table-cell>
          <table:table-cell table:style-name="ce1111" table:formula="of:=iferror(([.W28]-[.K28])/[.W28];0)" office:value-type="percentage" office:value="0">
            <text:p>#NOMBRE?</text:p>
          </table:table-cell>
          <table:table-cell table:style-name="ce1108" table:formula="of:=[.T28]*[.V28]" office:value-type="float" office:value="14000">
            <text:p>14,000.00</text:p>
          </table:table-cell>
          <table:table-cell table:style-name="ce1114" table:formula="of:=iferror(([.Y28]-[.L28])/[.Y28];0)" office:value-type="percentage" office:value="0">
            <text:p>#NOMBRE?</text:p>
          </table:table-cell>
          <table:table-cell table:number-columns-repeated="998"/>
        </table:table-row>
        <table:table-row table:style-name="ro21">
          <table:table-cell table:style-name="ce866"/>
          <table:table-cell table:style-name="ce873" table:formula="of:=IF([.C29]=[.C28];[.B28]+1;1)" office:value-type="float" office:value="3">
            <text:p>3</text:p>
          </table:table-cell>
          <table:table-cell table:style-name="ce874" office:value-type="string">
            <text:p>Parcona</text:p>
          </table:table-cell>
          <table:table-cell table:style-name="ce872" table:formula="of:=1+[.D28]" office:value-type="float" office:value="22">
            <text:p>22</text:p>
          </table:table-cell>
          <table:table-cell table:style-name="ce873" table:formula="of:=IF([.B30]=1;[.B29];[.E30])" office:value-type="float" office:value="5">
            <text:p>5</text:p>
          </table:table-cell>
          <table:table-cell table:style-name="ce885" office:value-type="string">
            <text:p>Alta</text:p>
          </table:table-cell>
          <table:table-cell table:style-name="ce894" office:value-type="string">
            <text:p>Papa</text:p>
          </table:table-cell>
          <table:table-cell table:style-name="ce912" office:value-type="float" office:value="2000">
            <text:p>2,000</text:p>
          </table:table-cell>
          <table:table-cell table:style-name="ce928" office:value-type="string">
            <text:p>Abril - Mayo</text:p>
          </table:table-cell>
          <table:table-cell table:style-name="ce939" office:value-type="string">
            <text:p>Agosto - Octubre</text:p>
          </table:table-cell>
          <table:table-cell table:style-name="ce954" office:value-type="float" office:value="13000">
            <text:p>13,000</text:p>
          </table:table-cell>
          <table:table-cell table:style-name="ce971"/>
          <table:table-cell table:style-name="ce954" office:value-type="float" office:value="30000">
            <text:p>30,000</text:p>
          </table:table-cell>
          <table:table-cell table:style-name="ce971"/>
          <table:table-cell table:style-name="ce911"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6" office:value-type="float" office:value="0.65">
            <text:p>0.65</text:p>
          </table:table-cell>
          <table:table-cell table:style-name="ce1086" office:value-type="string">
            <text:p>Nov.</text:p>
          </table:table-cell>
          <table:table-cell table:style-name="ce1104" table:formula="of:=SUM([.M29:.N29])/2" office:value-type="float" office:value="15000">
            <text:p>15000.00</text:p>
          </table:table-cell>
          <table:table-cell table:style-name="ce1108" table:formula="of:=[.R29]*[.V29]" office:value-type="float" office:value="8250">
            <text:p>8,250.00</text:p>
          </table:table-cell>
          <table:table-cell table:style-name="ce1111" table:formula="of:=iferror(([.W29]-[.K29])/[.W29];0)" office:value-type="percentage" office:value="0">
            <text:p>#NOMBRE?</text:p>
          </table:table-cell>
          <table:table-cell table:style-name="ce1108" table:formula="of:=[.T29]*[.V29]" office:value-type="float" office:value="9750">
            <text:p>9,750.00</text:p>
          </table:table-cell>
          <table:table-cell table:style-name="ce1114" table:formula="of:=iferror(([.Y29]-[.L29])/[.Y29];0)" office:value-type="percentage" office:value="0">
            <text:p>#NOMBRE?</text:p>
          </table:table-cell>
          <table:table-cell table:number-columns-repeated="998"/>
        </table:table-row>
        <table:table-row table:style-name="ro21">
          <table:table-cell table:style-name="ce866"/>
          <table:table-cell table:style-name="ce873" table:formula="of:=IF([.C30]=[.C29];[.B29]+1;1)" office:value-type="float" office:value="4">
            <text:p>4</text:p>
          </table:table-cell>
          <table:table-cell table:style-name="ce874" office:value-type="string">
            <text:p>Parcona</text:p>
          </table:table-cell>
          <table:table-cell table:style-name="ce872" table:formula="of:=1+[.D29]" office:value-type="float" office:value="23">
            <text:p>23</text:p>
          </table:table-cell>
          <table:table-cell table:style-name="ce873" table:formula="of:=IF([.B31]=1;[.B30];[.E31])" office:value-type="float" office:value="5">
            <text:p>5</text:p>
          </table:table-cell>
          <table:table-cell table:style-name="ce885" office:value-type="string">
            <text:p>Baja</text:p>
          </table:table-cell>
          <table:table-cell table:style-name="ce893" office:value-type="string">
            <text:p>Maíz Amarillo</text:p>
          </table:table-cell>
          <table:table-cell table:style-name="ce912" office:value-type="float" office:value="1500">
            <text:p>1,5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900">
            <text:p>5,9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8">
            <text:p>0.88</text:p>
          </table:table-cell>
          <table:table-cell table:style-name="ce1018" office:value-type="string">
            <text:p>Feb.</text:p>
          </table:table-cell>
          <table:table-cell table:style-name="ce1067" office:value-type="float" office:value="0.9">
            <text:p>0.9</text:p>
          </table:table-cell>
          <table:table-cell table:style-name="ce1087" office:value-type="string">
            <text:p>Mar.</text:p>
          </table:table-cell>
          <table:table-cell table:style-name="ce1104" table:formula="of:=SUM([.M30:.N30])/2" office:value-type="float" office:value="4500">
            <text:p>4500.00</text:p>
          </table:table-cell>
          <table:table-cell table:style-name="ce1108" table:formula="of:=[.R30]*[.V30]" office:value-type="float" office:value="3960">
            <text:p>3,960.00</text:p>
          </table:table-cell>
          <table:table-cell table:style-name="ce1111" table:formula="of:=iferror(([.W30]-[.K30])/[.W30];0)" office:value-type="percentage" office:value="0">
            <text:p>#NOMBRE?</text:p>
          </table:table-cell>
          <table:table-cell table:style-name="ce1108" table:formula="of:=[.T30]*[.V30]" office:value-type="float" office:value="4050">
            <text:p>4,050.00</text:p>
          </table:table-cell>
          <table:table-cell table:style-name="ce1114" table:formula="of:=iferror(([.Y30]-[.L30])/[.Y30];0)" office:value-type="percentage" office:value="0">
            <text:p>#NOMBRE?</text:p>
          </table:table-cell>
          <table:table-cell table:number-columns-repeated="998"/>
        </table:table-row>
        <table:table-row table:style-name="ro21">
          <table:table-cell table:style-name="ce866"/>
          <table:table-cell table:style-name="ce873" table:formula="of:=IF([.C31]=[.C30];[.B30]+1;1)" office:value-type="float" office:value="5">
            <text:p>5</text:p>
          </table:table-cell>
          <table:table-cell table:style-name="ce874" office:value-type="string">
            <text:p>Parcona</text:p>
          </table:table-cell>
          <table:table-cell table:style-name="ce872" table:formula="of:=1+[.D30]" office:value-type="float" office:value="24">
            <text:p>24</text:p>
          </table:table-cell>
          <table:table-cell table:style-name="ce873" table:formula="of:=IF([.B32]=1;[.B31];[.E32])" office:value-type="float" office:value="5">
            <text:p>5</text:p>
          </table:table-cell>
          <table:table-cell table:style-name="ce886" office:value-type="string">
            <text:p>Baja</text:p>
          </table:table-cell>
          <table:table-cell table:style-name="ce895" office:value-type="string">
            <text:p>Pecana</text:p>
          </table:table-cell>
          <table:table-cell table:style-name="ce913" office:value-type="float" office:value="10">
            <text:p>10</text:p>
          </table:table-cell>
          <table:table-cell table:style-name="ce929" office:value-type="string">
            <text:p>Abril-Agosto</text:p>
          </table:table-cell>
          <table:table-cell table:style-name="ce929" office:value-type="string">
            <text:p>Abril-Junio</text:p>
          </table:table-cell>
          <table:table-cell table:style-name="ce955" office:value-type="float" office:value="13000">
            <text:p>13,000</text:p>
          </table:table-cell>
          <table:table-cell table:style-name="ce969"/>
          <table:table-cell table:style-name="ce955" office:value-type="float" office:value="2000">
            <text:p>2,000</text:p>
          </table:table-cell>
          <table:table-cell table:style-name="ce969"/>
          <table:table-cell table:style-name="ce998" office:value-type="string">
            <text:p>kg</text:p>
          </table:table-cell>
          <table:table-cell table:style-name="ce1017" office:value-type="float" office:value="20">
            <text:p>20.00</text:p>
          </table:table-cell>
          <table:table-cell table:style-name="ce1017" office:value-type="float" office:value="40">
            <text:p>40.00</text:p>
          </table:table-cell>
          <table:table-cell table:style-name="ce1050" office:value-type="float" office:value="10">
            <text:p>10.00</text:p>
          </table:table-cell>
          <table:table-cell table:style-name="ce1020" office:value-type="string">
            <text:p>Abr.</text:p>
          </table:table-cell>
          <table:table-cell table:style-name="ce1073" office:value-type="float" office:value="12">
            <text:p>12.00</text:p>
          </table:table-cell>
          <table:table-cell table:style-name="ce1092" office:value-type="string">
            <text:p>Jun.</text:p>
          </table:table-cell>
          <table:table-cell table:style-name="ce1104" table:formula="of:=SUM([.M31:.N31])/2" office:value-type="float" office:value="1000">
            <text:p>1000.00</text:p>
          </table:table-cell>
          <table:table-cell table:style-name="ce1108" table:formula="of:=[.R31]*[.V31]" office:value-type="float" office:value="10000">
            <text:p>10,000.00</text:p>
          </table:table-cell>
          <table:table-cell table:style-name="ce1111" table:formula="of:=iferror(([.W31]-[.K31])/[.W31];0)" office:value-type="percentage" office:value="0">
            <text:p>#NOMBRE?</text:p>
          </table:table-cell>
          <table:table-cell table:style-name="ce1108" table:formula="of:=[.T31]*[.V31]" office:value-type="float" office:value="12000">
            <text:p>12,000.00</text:p>
          </table:table-cell>
          <table:table-cell table:style-name="ce1114" table:formula="of:=iferror(([.Y31]-[.L31])/[.Y31];0)" office:value-type="percentage" office:value="0">
            <text:p>#NOMBRE?</text:p>
          </table:table-cell>
          <table:table-cell table:number-columns-repeated="998"/>
        </table:table-row>
        <table:table-row table:style-name="ro21">
          <table:table-cell table:style-name="ce866"/>
          <table:table-cell table:style-name="ce873" table:formula="of:=IF([.C32]=[.C31];[.B31]+1;1)" office:value-type="float" office:value="1">
            <text:p>1</text:p>
          </table:table-cell>
          <table:table-cell table:style-name="ce874" office:value-type="string">
            <text:p>Casona</text:p>
          </table:table-cell>
          <table:table-cell table:style-name="ce872" table:formula="of:=1+[.D31]" office:value-type="float" office:value="25">
            <text:p>25</text:p>
          </table:table-cell>
          <table:table-cell table:style-name="ce873" table:formula="of:=IF([.B33]=1;[.B32];[.E33])" office:value-type="float" office:value="8">
            <text:p>8</text:p>
          </table:table-cell>
          <table:table-cell table:style-name="ce883" office:value-type="string">
            <text:p>Alta</text:p>
          </table:table-cell>
          <table:table-cell table:style-name="ce891" office:value-type="string">
            <text:p>Algodón</text:p>
          </table:table-cell>
          <table:table-cell table:style-name="ce916" office:value-type="float" office:value="250">
            <text:p>250</text:p>
          </table:table-cell>
          <table:table-cell table:style-name="ce925" office:value-type="string">
            <text:p>Abril - Julio</text:p>
          </table:table-cell>
          <table:table-cell table:style-name="ce936" office:value-type="string">
            <text:p>Diciembre - Febrero</text:p>
          </table:table-cell>
          <table:table-cell table:style-name="ce956" office:value-type="float" office:value="5200">
            <text:p>5,2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office:value-type="float" office:value="116">
            <text:p>116.00</text:p>
          </table:table-cell>
          <table:table-cell table:style-name="ce1048" office:value-type="float" office:value="110">
            <text:p>110.00</text:p>
          </table:table-cell>
          <table:table-cell table:style-name="ce1016" office:value-type="string">
            <text:p>Feb.</text:p>
          </table:table-cell>
          <table:table-cell table:style-name="ce1072" office:value-type="float" office:value="115">
            <text:p>115.00</text:p>
          </table:table-cell>
          <table:table-cell table:style-name="ce1091" office:value-type="string">
            <text:p>Mar.</text:p>
          </table:table-cell>
          <table:table-cell table:style-name="ce1104" table:formula="of:=SUM([.M32:.N32])/2" office:value-type="float" office:value="30">
            <text:p>30.00</text:p>
          </table:table-cell>
          <table:table-cell table:style-name="ce1108" table:formula="of:=[.R32]*[.V32]" office:value-type="float" office:value="3300">
            <text:p>3,300.00</text:p>
          </table:table-cell>
          <table:table-cell table:style-name="ce1111" table:formula="of:=iferror(([.W32]-[.K32])/[.W32];0)" office:value-type="percentage" office:value="0">
            <text:p>#NOMBRE?</text:p>
          </table:table-cell>
          <table:table-cell table:style-name="ce1108" table:formula="of:=[.T32]*[.V32]" office:value-type="float" office:value="3450">
            <text:p>3,450.00</text:p>
          </table:table-cell>
          <table:table-cell table:style-name="ce1114" table:formula="of:=iferror(([.Y32]-[.L32])/[.Y32];0)" office:value-type="percentage" office:value="0">
            <text:p>#NOMBRE?</text:p>
          </table:table-cell>
          <table:table-cell table:number-columns-repeated="998"/>
        </table:table-row>
        <table:table-row table:style-name="ro21">
          <table:table-cell table:style-name="ce866"/>
          <table:table-cell table:style-name="ce873" table:formula="of:=IF([.C33]=[.C32];[.B32]+1;1)" office:value-type="float" office:value="2">
            <text:p>2</text:p>
          </table:table-cell>
          <table:table-cell table:style-name="ce874" office:value-type="string">
            <text:p>Casona</text:p>
          </table:table-cell>
          <table:table-cell table:style-name="ce872" table:formula="of:=1+[.D32]" office:value-type="float" office:value="26">
            <text:p>26</text:p>
          </table:table-cell>
          <table:table-cell table:style-name="ce873" table:formula="of:=IF([.B34]=1;[.B33];[.E34])" office:value-type="float" office:value="8">
            <text:p>8</text:p>
          </table:table-cell>
          <table:table-cell table:style-name="ce885" office:value-type="string">
            <text:p>Media</text:p>
          </table:table-cell>
          <table:table-cell table:style-name="ce893" office:value-type="string">
            <text:p>Maíz Amarillo</text:p>
          </table:table-cell>
          <table:table-cell table:style-name="ce911" office:value-type="float" office:value="200">
            <text:p>2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600">
            <text:p>5,6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87">
            <text:p>0.87</text:p>
          </table:table-cell>
          <table:table-cell table:style-name="ce1049" office:value-type="float" office:value="0.86">
            <text:p>0.86</text:p>
          </table:table-cell>
          <table:table-cell table:style-name="ce1018" office:value-type="string">
            <text:p>Feb.</text:p>
          </table:table-cell>
          <table:table-cell table:style-name="ce1067" office:value-type="float" office:value="0.87">
            <text:p>0.87</text:p>
          </table:table-cell>
          <table:table-cell table:style-name="ce1087" office:value-type="string">
            <text:p>Mar.</text:p>
          </table:table-cell>
          <table:table-cell table:style-name="ce1104" table:formula="of:=SUM([.M33:.N33])/2" office:value-type="float" office:value="4500">
            <text:p>4500.00</text:p>
          </table:table-cell>
          <table:table-cell table:style-name="ce1108" table:formula="of:=[.R33]*[.V33]" office:value-type="float" office:value="3870">
            <text:p>3,870.00</text:p>
          </table:table-cell>
          <table:table-cell table:style-name="ce1111" table:formula="of:=iferror(([.W33]-[.K33])/[.W33];0)" office:value-type="percentage" office:value="0">
            <text:p>#NOMBRE?</text:p>
          </table:table-cell>
          <table:table-cell table:style-name="ce1108" table:formula="of:=[.T33]*[.V33]" office:value-type="float" office:value="3915">
            <text:p>3,915.00</text:p>
          </table:table-cell>
          <table:table-cell table:style-name="ce1114" table:formula="of:=iferror(([.Y33]-[.L33])/[.Y33];0)" office:value-type="percentage" office:value="0">
            <text:p>#NOMBRE?</text:p>
          </table:table-cell>
          <table:table-cell table:number-columns-repeated="998"/>
        </table:table-row>
        <table:table-row table:style-name="ro21">
          <table:table-cell table:style-name="ce866"/>
          <table:table-cell table:style-name="ce873" table:formula="of:=IF([.C34]=[.C33];[.B33]+1;1)" office:value-type="float" office:value="3">
            <text:p>3</text:p>
          </table:table-cell>
          <table:table-cell table:style-name="ce874" office:value-type="string">
            <text:p>Casona</text:p>
          </table:table-cell>
          <table:table-cell table:style-name="ce872" table:formula="of:=1+[.D33]" office:value-type="float" office:value="27">
            <text:p>27</text:p>
          </table:table-cell>
          <table:table-cell table:style-name="ce873" table:formula="of:=IF([.B35]=1;[.B34];[.E35])" office:value-type="float" office:value="8">
            <text:p>8</text:p>
          </table:table-cell>
          <table:table-cell table:style-name="ce885" office:value-type="string">
            <text:p>Media</text:p>
          </table:table-cell>
          <table:table-cell table:style-name="ce893" office:value-type="string">
            <text:p>Sandía</text:p>
          </table:table-cell>
          <table:table-cell table:style-name="ce911" office:value-type="float" office:value="40">
            <text:p>40</text:p>
          </table:table-cell>
          <table:table-cell table:style-name="ce927" office:value-type="string">
            <text:p>Oct.- Dic.</text:p>
          </table:table-cell>
          <table:table-cell table:style-name="ce938" office:value-type="string">
            <text:p>Enero-Marzo</text:p>
          </table:table-cell>
          <table:table-cell table:style-name="ce954" office:value-type="float" office:value="7500">
            <text:p>7,500</text:p>
          </table:table-cell>
          <table:table-cell table:style-name="ce971"/>
          <table:table-cell table:style-name="ce954" office:value-type="float" office:value="30000">
            <text:p>30,000</text:p>
          </table:table-cell>
          <table:table-cell table:style-name="ce971"/>
          <table:table-cell table:style-name="ce997" office:value-type="string">
            <text:p>kg</text:p>
          </table:table-cell>
          <table:table-cell table:style-name="ce1018" office:value-type="float" office:value="0.35">
            <text:p>0.35</text:p>
          </table:table-cell>
          <table:table-cell table:style-name="ce1013" office:value-type="float" office:value="0.5">
            <text:p>0.50</text:p>
          </table:table-cell>
          <table:table-cell table:style-name="ce1044" office:value-type="float" office:value="0.3">
            <text:p>0.30</text:p>
          </table:table-cell>
          <table:table-cell table:style-name="ce1018" office:value-type="string">
            <text:p>Ene.</text:p>
          </table:table-cell>
          <table:table-cell table:style-name="ce1067" office:value-type="float" office:value="0.35">
            <text:p>0.35</text:p>
          </table:table-cell>
          <table:table-cell table:style-name="ce1087" office:value-type="string">
            <text:p>Mar.</text:p>
          </table:table-cell>
          <table:table-cell table:style-name="ce1104" table:formula="of:=SUM([.M34:.N34])/2" office:value-type="float" office:value="15000">
            <text:p>15000.00</text:p>
          </table:table-cell>
          <table:table-cell table:style-name="ce1108" table:formula="of:=[.R34]*[.V34]" office:value-type="float" office:value="4500">
            <text:p>4,500.00</text:p>
          </table:table-cell>
          <table:table-cell table:style-name="ce1111" table:formula="of:=iferror(([.W34]-[.K34])/[.W34];0)" office:value-type="percentage" office:value="0">
            <text:p>#NOMBRE?</text:p>
          </table:table-cell>
          <table:table-cell table:style-name="ce1108" table:formula="of:=[.T34]*[.V34]" office:value-type="float" office:value="5250">
            <text:p>5,250.00</text:p>
          </table:table-cell>
          <table:table-cell table:style-name="ce1114" table:formula="of:=iferror(([.Y34]-[.L34])/[.Y34];0)" office:value-type="percentage" office:value="0">
            <text:p>#NOMBRE?</text:p>
          </table:table-cell>
          <table:table-cell table:number-columns-repeated="998"/>
        </table:table-row>
        <table:table-row table:style-name="ro21">
          <table:table-cell table:style-name="ce866"/>
          <table:table-cell table:style-name="ce873" table:formula="of:=IF([.C35]=[.C34];[.B34]+1;1)" office:value-type="float" office:value="4">
            <text:p>4</text:p>
          </table:table-cell>
          <table:table-cell table:style-name="ce874" office:value-type="string">
            <text:p>Casona</text:p>
          </table:table-cell>
          <table:table-cell table:style-name="ce872" table:formula="of:=1+[.D34]" office:value-type="float" office:value="28">
            <text:p>28</text:p>
          </table:table-cell>
          <table:table-cell table:style-name="ce873" table:formula="of:=IF([.B36]=1;[.B35];[.E36])" office:value-type="float" office:value="8">
            <text:p>8</text:p>
          </table:table-cell>
          <table:table-cell table:style-name="ce885" office:value-type="string">
            <text:p>Media</text:p>
          </table:table-cell>
          <table:table-cell table:style-name="ce894" office:value-type="string">
            <text:p>Esparrago</text:p>
          </table:table-cell>
          <table:table-cell table:style-name="ce911" office:value-type="float" office:value="0">
            <text:p>0</text:p>
          </table:table-cell>
          <table:table-cell table:style-name="ce928" office:value-type="string">
            <text:p>Marzo-Junio </text:p>
          </table:table-cell>
          <table:table-cell table:style-name="ce939" office:value-type="string">
            <text:p>Agosto - Noviembre</text:p>
          </table:table-cell>
          <table:table-cell table:style-name="ce954" office:value-type="float" office:value="13000">
            <text:p>13,000</text:p>
          </table:table-cell>
          <table:table-cell table:style-name="ce971"/>
          <table:table-cell table:style-name="ce954" office:value-type="float" office:value="7000">
            <text:p>7,000</text:p>
          </table:table-cell>
          <table:table-cell table:style-name="ce971"/>
          <table:table-cell table:style-name="ce911" office:value-type="string">
            <text:p>kg</text:p>
          </table:table-cell>
          <table:table-cell table:style-name="ce1012" office:value-type="float" office:value="3.7">
            <text:p>3.70</text:p>
          </table:table-cell>
          <table:table-cell table:style-name="ce1012" office:value-type="float" office:value="1.7">
            <text:p>1.70</text:p>
          </table:table-cell>
          <table:table-cell table:style-name="ce1043" office:value-type="float" office:value="2">
            <text:p>2.00</text:p>
          </table:table-cell>
          <table:table-cell table:style-name="ce1012" office:value-type="string">
            <text:p>May.-Jun.</text:p>
          </table:table-cell>
          <table:table-cell table:style-name="ce1066" office:value-type="float" office:value="2.5">
            <text:p>2.50</text:p>
          </table:table-cell>
          <table:table-cell table:style-name="ce1086" office:value-type="string">
            <text:p>Set.-Dic.</text:p>
          </table:table-cell>
          <table:table-cell table:style-name="ce1104" table:formula="of:=SUM([.M35:.N35])/2" office:value-type="float" office:value="3500">
            <text:p>3500.00</text:p>
          </table:table-cell>
          <table:table-cell table:style-name="ce1108" table:formula="of:=[.R35]*[.V35]" office:value-type="float" office:value="7000">
            <text:p>7,000.00</text:p>
          </table:table-cell>
          <table:table-cell table:style-name="ce1111" table:formula="of:=iferror(([.W35]-[.K35])/[.W35];0)" office:value-type="percentage" office:value="0">
            <text:p>#NOMBRE?</text:p>
          </table:table-cell>
          <table:table-cell table:style-name="ce1108" table:formula="of:=[.T35]*[.V35]" office:value-type="float" office:value="8750">
            <text:p>8,750.00</text:p>
          </table:table-cell>
          <table:table-cell table:style-name="ce1114" table:formula="of:=iferror(([.Y35]-[.L35])/[.Y35];0)" office:value-type="percentage" office:value="0">
            <text:p>#NOMBRE?</text:p>
          </table:table-cell>
          <table:table-cell table:number-columns-repeated="998"/>
        </table:table-row>
        <table:table-row table:style-name="ro21">
          <table:table-cell table:style-name="ce866"/>
          <table:table-cell table:style-name="ce873" table:formula="of:=IF([.C36]=[.C35];[.B35]+1;1)" office:value-type="float" office:value="5">
            <text:p>5</text:p>
          </table:table-cell>
          <table:table-cell table:style-name="ce874" office:value-type="string">
            <text:p>Casona</text:p>
          </table:table-cell>
          <table:table-cell table:style-name="ce872" table:formula="of:=1+[.D35]" office:value-type="float" office:value="29">
            <text:p>29</text:p>
          </table:table-cell>
          <table:table-cell table:style-name="ce873" table:formula="of:=IF([.B37]=1;[.B36];[.E37])" office:value-type="float" office:value="8">
            <text:p>8</text:p>
          </table:table-cell>
          <table:table-cell table:style-name="ce885" office:value-type="string">
            <text:p>Media</text:p>
          </table:table-cell>
          <table:table-cell table:style-name="ce894" office:value-type="string">
            <text:p>Pecana</text:p>
          </table:table-cell>
          <table:table-cell table:style-name="ce911" office:value-type="float" office:value="10">
            <text:p>10</text:p>
          </table:table-cell>
          <table:table-cell table:style-name="ce928" office:value-type="string">
            <text:p>Enero-Abril</text:p>
          </table:table-cell>
          <table:table-cell table:style-name="ce939" office:value-type="string">
            <text:p>May/Julio</text:p>
          </table:table-cell>
          <table:table-cell table:style-name="ce954" office:value-type="float" office:value="8500">
            <text:p>8,500</text:p>
          </table:table-cell>
          <table:table-cell table:style-name="ce971"/>
          <table:table-cell table:style-name="ce954" office:value-type="float" office:value="2000">
            <text:p>2,000</text:p>
          </table:table-cell>
          <table:table-cell table:style-name="ce971"/>
          <table:table-cell table:style-name="ce911" office:value-type="string">
            <text:p>kg</text:p>
          </table:table-cell>
          <table:table-cell table:style-name="ce1012" office:value-type="float" office:value="15">
            <text:p>15.00</text:p>
          </table:table-cell>
          <table:table-cell table:style-name="ce1012" office:value-type="float" office:value="30">
            <text:p>30.00</text:p>
          </table:table-cell>
          <table:table-cell table:style-name="ce1043" office:value-type="float" office:value="14">
            <text:p>14.00</text:p>
          </table:table-cell>
          <table:table-cell table:style-name="ce1012" office:value-type="string">
            <text:p>Abr.</text:p>
          </table:table-cell>
          <table:table-cell table:style-name="ce1066" office:value-type="float" office:value="15">
            <text:p>15.00</text:p>
          </table:table-cell>
          <table:table-cell table:style-name="ce1086" office:value-type="string">
            <text:p>Jun.</text:p>
          </table:table-cell>
          <table:table-cell table:style-name="ce1104" table:formula="of:=SUM([.M36:.N36])/2" office:value-type="float" office:value="1000">
            <text:p>1000.00</text:p>
          </table:table-cell>
          <table:table-cell table:style-name="ce1108" table:formula="of:=[.R36]*[.V36]" office:value-type="float" office:value="14000">
            <text:p>14,000.00</text:p>
          </table:table-cell>
          <table:table-cell table:style-name="ce1111" table:formula="of:=iferror(([.W36]-[.K36])/[.W36];0)" office:value-type="percentage" office:value="0">
            <text:p>#NOMBRE?</text:p>
          </table:table-cell>
          <table:table-cell table:style-name="ce1108" table:formula="of:=[.T36]*[.V36]" office:value-type="float" office:value="15000">
            <text:p>15,000.00</text:p>
          </table:table-cell>
          <table:table-cell table:style-name="ce1114" table:formula="of:=iferror(([.Y36]-[.L36])/[.Y36];0)" office:value-type="percentage" office:value="0">
            <text:p>#NOMBRE?</text:p>
          </table:table-cell>
          <table:table-cell table:number-columns-repeated="998"/>
        </table:table-row>
        <table:table-row table:style-name="ro21">
          <table:table-cell table:style-name="ce866"/>
          <table:table-cell table:style-name="ce873" table:formula="of:=IF([.C37]=[.C36];[.B36]+1;1)" office:value-type="float" office:value="6">
            <text:p>6</text:p>
          </table:table-cell>
          <table:table-cell table:style-name="ce874" office:value-type="string">
            <text:p>Casona</text:p>
          </table:table-cell>
          <table:table-cell table:style-name="ce872" table:formula="of:=1+[.D36]" office:value-type="float" office:value="30">
            <text:p>30</text:p>
          </table:table-cell>
          <table:table-cell table:style-name="ce873" table:formula="of:=IF([.B38]=1;[.B37];[.E38])" office:value-type="float" office:value="8">
            <text:p>8</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500">
            <text:p>4,5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2.5">
            <text:p>2.50</text:p>
          </table:table-cell>
          <table:table-cell table:style-name="ce1013" office:value-type="float" office:value="3">
            <text:p>3.00</text:p>
          </table:table-cell>
          <table:table-cell table:style-name="ce1044" office:value-type="float" office:value="2.5">
            <text:p>2.50</text:p>
          </table:table-cell>
          <table:table-cell table:style-name="ce1018" office:value-type="string">
            <text:p>Set.</text:p>
          </table:table-cell>
          <table:table-cell table:style-name="ce1068" office:value-type="float" office:value="2.5">
            <text:p>2.50</text:p>
          </table:table-cell>
          <table:table-cell table:style-name="ce1087" office:value-type="string">
            <text:p>Oct.</text:p>
          </table:table-cell>
          <table:table-cell table:style-name="ce1104" table:formula="of:=SUM([.M37:.N37])/2" office:value-type="float" office:value="1250">
            <text:p>1250.00</text:p>
          </table:table-cell>
          <table:table-cell table:style-name="ce1108" table:formula="of:=[.R37]*[.V37]" office:value-type="float" office:value="3125">
            <text:p>3,125.00</text:p>
          </table:table-cell>
          <table:table-cell table:style-name="ce1111" table:formula="of:=iferror(([.W37]-[.K37])/[.W37];0)" office:value-type="percentage" office:value="0">
            <text:p>#NOMBRE?</text:p>
          </table:table-cell>
          <table:table-cell table:style-name="ce1108" table:formula="of:=[.T37]*[.V37]" office:value-type="float" office:value="3125">
            <text:p>3,125.00</text:p>
          </table:table-cell>
          <table:table-cell table:style-name="ce1114" table:formula="of:=iferror(([.Y37]-[.L37])/[.Y37];0)" office:value-type="percentage" office:value="0">
            <text:p>#NOMBRE?</text:p>
          </table:table-cell>
          <table:table-cell table:number-columns-repeated="998"/>
        </table:table-row>
        <table:table-row table:style-name="ro21">
          <table:table-cell table:style-name="ce866"/>
          <table:table-cell table:style-name="ce873" table:formula="of:=IF([.C38]=[.C37];[.B37]+1;1)" office:value-type="float" office:value="7">
            <text:p>7</text:p>
          </table:table-cell>
          <table:table-cell table:style-name="ce874" office:value-type="string">
            <text:p>Casona</text:p>
          </table:table-cell>
          <table:table-cell table:style-name="ce872" table:formula="of:=1+[.D37]" office:value-type="float" office:value="31">
            <text:p>31</text:p>
          </table:table-cell>
          <table:table-cell table:style-name="ce873" table:formula="of:=IF([.B39]=1;[.B38];[.E39])" office:value-type="float" office:value="8">
            <text:p>8</text:p>
          </table:table-cell>
          <table:table-cell table:style-name="ce885" office:value-type="string">
            <text:p>Baja</text:p>
          </table:table-cell>
          <table:table-cell table:style-name="ce893" office:value-type="string">
            <text:p>Vid Quebranta</text:p>
          </table:table-cell>
          <table:table-cell table:style-name="ce911" office:value-type="float" office:value="50">
            <text:p>50</text:p>
          </table:table-cell>
          <table:table-cell table:style-name="ce927" office:value-type="string">
            <text:p>Mayo - Junio </text:p>
          </table:table-cell>
          <table:table-cell table:style-name="ce938" office:value-type="string">
            <text:p>Diciembre - Febrero</text:p>
          </table:table-cell>
          <table:table-cell table:style-name="ce954" office:value-type="float" office:value="10400">
            <text:p>10,400</text:p>
          </table:table-cell>
          <table:table-cell table:style-name="ce971"/>
          <table:table-cell table:style-name="ce954" office:value-type="float" office:value="14000">
            <text:p>14,000</text:p>
          </table:table-cell>
          <table:table-cell table:style-name="ce971"/>
          <table:table-cell table:style-name="ce997" office:value-type="string">
            <text:p>kg</text:p>
          </table:table-cell>
          <table:table-cell table:style-name="ce1013" office:value-type="float" office:value="1.2">
            <text:p>1.20</text:p>
          </table:table-cell>
          <table:table-cell table:style-name="ce1013" office:value-type="float" office:value="1">
            <text:p>1.00</text:p>
          </table:table-cell>
          <table:table-cell table:style-name="ce1044" office:value-type="float" office:value="0.9">
            <text:p>0.90</text:p>
          </table:table-cell>
          <table:table-cell table:style-name="ce1018" office:value-type="string">
            <text:p>Feb.</text:p>
          </table:table-cell>
          <table:table-cell table:style-name="ce1068" office:value-type="float" office:value="1">
            <text:p>1.00</text:p>
          </table:table-cell>
          <table:table-cell table:style-name="ce1087" office:value-type="string">
            <text:p>Marz.</text:p>
          </table:table-cell>
          <table:table-cell table:style-name="ce1104" table:formula="of:=SUM([.M38:.N38])/2" office:value-type="float" office:value="7000">
            <text:p>7000.00</text:p>
          </table:table-cell>
          <table:table-cell table:style-name="ce1108" table:formula="of:=[.R38]*[.V38]" office:value-type="float" office:value="6300">
            <text:p>6,300.00</text:p>
          </table:table-cell>
          <table:table-cell table:style-name="ce1111" table:formula="of:=iferror(([.W38]-[.K38])/[.W38];0)" office:value-type="percentage" office:value="0">
            <text:p>#NOMBRE?</text:p>
          </table:table-cell>
          <table:table-cell table:style-name="ce1108" table:formula="of:=[.T38]*[.V38]" office:value-type="float" office:value="7000">
            <text:p>7,000.00</text:p>
          </table:table-cell>
          <table:table-cell table:style-name="ce1114" table:formula="of:=iferror(([.Y38]-[.L38])/[.Y38];0)" office:value-type="percentage" office:value="0">
            <text:p>#NOMBRE?</text:p>
          </table:table-cell>
          <table:table-cell table:number-columns-repeated="998"/>
        </table:table-row>
        <table:table-row table:style-name="ro21">
          <table:table-cell table:style-name="ce866"/>
          <table:table-cell table:style-name="ce873" table:formula="of:=IF([.C39]=[.C38];[.B38]+1;1)" office:value-type="float" office:value="8">
            <text:p>8</text:p>
          </table:table-cell>
          <table:table-cell table:style-name="ce874" office:value-type="string">
            <text:p>Casona</text:p>
          </table:table-cell>
          <table:table-cell table:style-name="ce872" table:formula="of:=1+[.D38]" office:value-type="float" office:value="32">
            <text:p>32</text:p>
          </table:table-cell>
          <table:table-cell table:style-name="ce873" table:formula="of:=IF([.B40]=1;[.B39];[.E40])" office:value-type="float" office:value="8">
            <text:p>8</text:p>
          </table:table-cell>
          <table:table-cell table:style-name="ce886" office:value-type="string">
            <text:p>Alta</text:p>
          </table:table-cell>
          <table:table-cell table:style-name="ce896" office:value-type="string">
            <text:p>Papa</text:p>
          </table:table-cell>
          <table:table-cell table:style-name="ce917" office:value-type="float" office:value="50">
            <text:p>50</text:p>
          </table:table-cell>
          <table:table-cell table:style-name="ce930" office:value-type="string">
            <text:p>Abril - Mayo</text:p>
          </table:table-cell>
          <table:table-cell table:style-name="ce941" office:value-type="string">
            <text:p>Agosto - Octubre</text:p>
          </table:table-cell>
          <table:table-cell table:style-name="ce955" office:value-type="float" office:value="13000">
            <text:p>13,000</text:p>
          </table:table-cell>
          <table:table-cell table:style-name="ce969"/>
          <table:table-cell table:style-name="ce955" office:value-type="float" office:value="30000">
            <text:p>30,000</text:p>
          </table:table-cell>
          <table:table-cell table:style-name="ce969"/>
          <table:table-cell table:style-name="ce917" office:value-type="string">
            <text:p>kg</text:p>
          </table:table-cell>
          <table:table-cell table:style-name="ce1014" office:value-type="float" office:value="1">
            <text:p>1.00</text:p>
          </table:table-cell>
          <table:table-cell table:style-name="ce1014" office:value-type="float" office:value="1.3">
            <text:p>1.30</text:p>
          </table:table-cell>
          <table:table-cell table:style-name="ce1045" office:value-type="float" office:value="0.55">
            <text:p>0.55</text:p>
          </table:table-cell>
          <table:table-cell table:style-name="ce1014" office:value-type="string">
            <text:p>Oct.</text:p>
          </table:table-cell>
          <table:table-cell table:style-name="ce1069" office:value-type="float" office:value="0.6">
            <text:p>0.60</text:p>
          </table:table-cell>
          <table:table-cell table:style-name="ce1088" office:value-type="string">
            <text:p>Nov.</text:p>
          </table:table-cell>
          <table:table-cell table:style-name="ce1104" table:formula="of:=SUM([.M39:.N39])/2" office:value-type="float" office:value="15000">
            <text:p>15000.00</text:p>
          </table:table-cell>
          <table:table-cell table:style-name="ce1108" table:formula="of:=[.R39]*[.V39]" office:value-type="float" office:value="8250">
            <text:p>8,250.00</text:p>
          </table:table-cell>
          <table:table-cell table:style-name="ce1111" table:formula="of:=iferror(([.W39]-[.K39])/[.W39];0)" office:value-type="percentage" office:value="0">
            <text:p>#NOMBRE?</text:p>
          </table:table-cell>
          <table:table-cell table:style-name="ce1108" table:formula="of:=[.T39]*[.V39]" office:value-type="float" office:value="9000">
            <text:p>9,000.00</text:p>
          </table:table-cell>
          <table:table-cell table:style-name="ce1114" table:formula="of:=iferror(([.Y39]-[.L39])/[.Y39];0)" office:value-type="percentage" office:value="0">
            <text:p>#NOMBRE?</text:p>
          </table:table-cell>
          <table:table-cell table:number-columns-repeated="998"/>
        </table:table-row>
        <table:table-row table:style-name="ro21">
          <table:table-cell table:style-name="ce866"/>
          <table:table-cell table:style-name="ce873" table:formula="of:=IF([.C40]=[.C39];[.B39]+1;1)" office:value-type="float" office:value="1">
            <text:p>1</text:p>
          </table:table-cell>
          <table:table-cell table:style-name="ce874" office:value-type="string">
            <text:p>Santiago</text:p>
          </table:table-cell>
          <table:table-cell table:style-name="ce872" table:formula="of:=1+[.D39]" office:value-type="float" office:value="33">
            <text:p>33</text:p>
          </table:table-cell>
          <table:table-cell table:style-name="ce873" table:formula="of:=IF([.B41]=1;[.B40];[.E41])" office:value-type="float" office:value="6">
            <text:p>6</text:p>
          </table:table-cell>
          <table:table-cell table:style-name="ce883" office:value-type="string">
            <text:p>Alta</text:p>
          </table:table-cell>
          <table:table-cell table:style-name="ce891" office:value-type="string">
            <text:p>Algodón</text:p>
          </table:table-cell>
          <table:table-cell table:style-name="ce915" office:value-type="float" office:value="430">
            <text:p>430</text:p>
          </table:table-cell>
          <table:table-cell table:style-name="ce925" office:value-type="string">
            <text:p>Abril - Jun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5">
            <text:p>65</text:p>
          </table:table-cell>
          <table:table-cell table:style-name="ce970"/>
          <table:table-cell table:style-name="ce916" office:value-type="string">
            <text:p>Qq</text:p>
          </table:table-cell>
          <table:table-cell table:style-name="ce1016" office:value-type="float" office:value="140">
            <text:p>140.00</text:p>
          </table:table-cell>
          <table:table-cell table:style-name="ce1029"/>
          <table:table-cell table:style-name="ce1048" office:value-type="float" office:value="110">
            <text:p>110.00</text:p>
          </table:table-cell>
          <table:table-cell table:style-name="ce1016" office:value-type="string">
            <text:p>Ene.</text:p>
          </table:table-cell>
          <table:table-cell table:style-name="ce1072" office:value-type="float" office:value="120">
            <text:p>120.00</text:p>
          </table:table-cell>
          <table:table-cell table:style-name="ce1091" office:value-type="string">
            <text:p>Mar.</text:p>
          </table:table-cell>
          <table:table-cell table:style-name="ce1104" table:formula="of:=SUM([.M40:.N40])/2" office:value-type="float" office:value="32.5">
            <text:p>32.50</text:p>
          </table:table-cell>
          <table:table-cell table:style-name="ce1108" table:formula="of:=[.R40]*[.V40]" office:value-type="float" office:value="3575">
            <text:p>3,575.00</text:p>
          </table:table-cell>
          <table:table-cell table:style-name="ce1111" table:formula="of:=iferror(([.W40]-[.K40])/[.W40];0)" office:value-type="percentage" office:value="0">
            <text:p>#NOMBRE?</text:p>
          </table:table-cell>
          <table:table-cell table:style-name="ce1108" table:formula="of:=[.T40]*[.V40]" office:value-type="float" office:value="3900">
            <text:p>3,900.00</text:p>
          </table:table-cell>
          <table:table-cell table:style-name="ce1114" table:formula="of:=iferror(([.Y40]-[.L40])/[.Y40];0)" office:value-type="percentage" office:value="0">
            <text:p>#NOMBRE?</text:p>
          </table:table-cell>
          <table:table-cell table:number-columns-repeated="998"/>
        </table:table-row>
        <table:table-row table:style-name="ro21">
          <table:table-cell table:style-name="ce866"/>
          <table:table-cell table:style-name="ce873" table:formula="of:=IF([.C41]=[.C40];[.B40]+1;1)" office:value-type="float" office:value="2">
            <text:p>2</text:p>
          </table:table-cell>
          <table:table-cell table:style-name="ce874" office:value-type="string">
            <text:p>Santiago</text:p>
          </table:table-cell>
          <table:table-cell table:style-name="ce872" table:formula="of:=1+[.D40]" office:value-type="float" office:value="34">
            <text:p>34</text:p>
          </table:table-cell>
          <table:table-cell table:style-name="ce873" table:formula="of:=IF([.B42]=1;[.B41];[.E42])" office:value-type="float" office:value="6">
            <text:p>6</text:p>
          </table:table-cell>
          <table:table-cell table:style-name="ce885" office:value-type="string">
            <text:p>Baja</text:p>
          </table:table-cell>
          <table:table-cell table:style-name="ce894" office:value-type="string">
            <text:p>Esparrago</text:p>
          </table:table-cell>
          <table:table-cell table:style-name="ce912" office:value-type="float" office:value="550">
            <text:p>550</text:p>
          </table:table-cell>
          <table:table-cell table:style-name="ce928" office:value-type="string">
            <text:p>Marzo-Junio / Agosto-Noviembre</text:p>
          </table:table-cell>
          <table:table-cell table:style-name="ce939" office:value-type="string">
            <text:p>Enero-Febrero / Julio-Agosto</text:p>
          </table:table-cell>
          <table:table-cell table:style-name="ce954" office:value-type="float" office:value="12500">
            <text:p>12,500</text:p>
          </table:table-cell>
          <table:table-cell table:style-name="ce971"/>
          <table:table-cell table:style-name="ce954" office:value-type="float" office:value="7500">
            <text:p>7,500</text:p>
          </table:table-cell>
          <table:table-cell table:style-name="ce971"/>
          <table:table-cell table:style-name="ce911" office:value-type="string">
            <text:p>kg</text:p>
          </table:table-cell>
          <table:table-cell table:style-name="ce1012" office:value-type="float" office:value="2.4">
            <text:p>2.40</text:p>
          </table:table-cell>
          <table:table-cell table:style-name="ce1012" office:value-type="float" office:value="0">
            <text:p>0.00</text:p>
          </table:table-cell>
          <table:table-cell table:style-name="ce1043" office:value-type="float" office:value="2.1">
            <text:p>2.10</text:p>
          </table:table-cell>
          <table:table-cell table:style-name="ce1012" office:value-type="string">
            <text:p>May.-Jun.</text:p>
          </table:table-cell>
          <table:table-cell table:style-name="ce1066" office:value-type="float" office:value="2">
            <text:p>2.00</text:p>
          </table:table-cell>
          <table:table-cell table:style-name="ce1086" office:value-type="string">
            <text:p>Set.-Dic.</text:p>
          </table:table-cell>
          <table:table-cell table:style-name="ce1104" table:formula="of:=SUM([.M41:.N41])/2" office:value-type="float" office:value="3750">
            <text:p>3750.00</text:p>
          </table:table-cell>
          <table:table-cell table:style-name="ce1108" table:formula="of:=[.R41]*[.V41]" office:value-type="float" office:value="7875">
            <text:p>7,875.00</text:p>
          </table:table-cell>
          <table:table-cell table:style-name="ce1111" table:formula="of:=iferror(([.W41]-[.K41])/[.W41];0)" office:value-type="percentage" office:value="0">
            <text:p>#NOMBRE?</text:p>
          </table:table-cell>
          <table:table-cell table:style-name="ce1108" table:formula="of:=[.T41]*[.V41]" office:value-type="float" office:value="7500">
            <text:p>7,500.00</text:p>
          </table:table-cell>
          <table:table-cell table:style-name="ce1114" table:formula="of:=iferror(([.Y41]-[.L41])/[.Y41];0)" office:value-type="percentage" office:value="0">
            <text:p>#NOMBRE?</text:p>
          </table:table-cell>
          <table:table-cell table:number-columns-repeated="998"/>
        </table:table-row>
        <table:table-row table:style-name="ro21">
          <table:table-cell table:style-name="ce866"/>
          <table:table-cell table:style-name="ce873" table:formula="of:=IF([.C42]=[.C41];[.B41]+1;1)" office:value-type="float" office:value="3">
            <text:p>3</text:p>
          </table:table-cell>
          <table:table-cell table:style-name="ce874" office:value-type="string">
            <text:p>Santiago</text:p>
          </table:table-cell>
          <table:table-cell table:style-name="ce872" table:formula="of:=1+[.D41]" office:value-type="float" office:value="35">
            <text:p>35</text:p>
          </table:table-cell>
          <table:table-cell table:style-name="ce873" table:formula="of:=IF([.B43]=1;[.B42];[.E43])" office:value-type="float" office:value="6">
            <text:p>6</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700">
            <text:p>4,7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3.5">
            <text:p>3.50</text:p>
          </table:table-cell>
          <table:table-cell table:style-name="ce1013" office:value-type="float" office:value="3">
            <text:p>3.00</text:p>
          </table:table-cell>
          <table:table-cell table:style-name="ce1044" office:value-type="float" office:value="2.7">
            <text:p>2.70</text:p>
          </table:table-cell>
          <table:table-cell table:style-name="ce1018" office:value-type="string">
            <text:p>Set.</text:p>
          </table:table-cell>
          <table:table-cell table:style-name="ce1068" office:value-type="float" office:value="3">
            <text:p>3.00</text:p>
          </table:table-cell>
          <table:table-cell table:style-name="ce1087" office:value-type="string">
            <text:p>Oct.</text:p>
          </table:table-cell>
          <table:table-cell table:style-name="ce1104" table:formula="of:=SUM([.M42:.N42])/2" office:value-type="float" office:value="1250">
            <text:p>1250.00</text:p>
          </table:table-cell>
          <table:table-cell table:style-name="ce1108" table:formula="of:=[.R42]*[.V42]" office:value-type="float" office:value="3375">
            <text:p>3,375.00</text:p>
          </table:table-cell>
          <table:table-cell table:style-name="ce1111" table:formula="of:=iferror(([.W42]-[.K42])/[.W42];0)" office:value-type="percentage" office:value="0">
            <text:p>#NOMBRE?</text:p>
          </table:table-cell>
          <table:table-cell table:style-name="ce1108" table:formula="of:=[.T42]*[.V42]" office:value-type="float" office:value="3750">
            <text:p>3,750.00</text:p>
          </table:table-cell>
          <table:table-cell table:style-name="ce1114" table:formula="of:=iferror(([.Y42]-[.L42])/[.Y42];0)" office:value-type="percentage" office:value="0">
            <text:p>#NOMBRE?</text:p>
          </table:table-cell>
          <table:table-cell table:number-columns-repeated="998"/>
        </table:table-row>
        <table:table-row table:style-name="ro21">
          <table:table-cell table:style-name="ce866"/>
          <table:table-cell table:style-name="ce873" table:formula="of:=IF([.C43]=[.C42];[.B42]+1;1)" office:value-type="float" office:value="4">
            <text:p>4</text:p>
          </table:table-cell>
          <table:table-cell table:style-name="ce874" office:value-type="string">
            <text:p>Santiago</text:p>
          </table:table-cell>
          <table:table-cell table:style-name="ce872" table:formula="of:=1+[.D42]" office:value-type="float" office:value="36">
            <text:p>36</text:p>
          </table:table-cell>
          <table:table-cell table:style-name="ce873" table:formula="of:=IF([.B44]=1;[.B43];[.E44])" office:value-type="float" office:value="6">
            <text:p>6</text:p>
          </table:table-cell>
          <table:table-cell table:style-name="ce885" office:value-type="string">
            <text:p>Baja</text:p>
          </table:table-cell>
          <table:table-cell table:style-name="ce893" office:value-type="string">
            <text:p>Vid Quebranta</text:p>
          </table:table-cell>
          <table:table-cell table:style-name="ce912" office:value-type="float" office:value="70">
            <text:p>70</text:p>
          </table:table-cell>
          <table:table-cell table:style-name="ce927" office:value-type="string">
            <text:p>Julio - Agosto</text:p>
          </table:table-cell>
          <table:table-cell table:style-name="ce938" office:value-type="string">
            <text:p>Enero - Marzo</text:p>
          </table:table-cell>
          <table:table-cell table:style-name="ce954" office:value-type="float" office:value="5700">
            <text:p>5,700</text:p>
          </table:table-cell>
          <table:table-cell table:style-name="ce971"/>
          <table:table-cell table:style-name="ce954" office:value-type="float" office:value="8000">
            <text:p>8,000</text:p>
          </table:table-cell>
          <table:table-cell table:style-name="ce971"/>
          <table:table-cell table:style-name="ce997" office:value-type="string">
            <text:p>kg</text:p>
          </table:table-cell>
          <table:table-cell table:style-name="ce1018" office:value-type="float" office:value="1">
            <text:p>1</text:p>
          </table:table-cell>
          <table:table-cell table:style-name="ce1013" office:value-type="float" office:value="1.2">
            <text:p>1.20</text:p>
          </table:table-cell>
          <table:table-cell table:style-name="ce1044" office:value-type="float" office:value="0.95">
            <text:p>0.95</text:p>
          </table:table-cell>
          <table:table-cell table:style-name="ce1018" office:value-type="string">
            <text:p>Ene.</text:p>
          </table:table-cell>
          <table:table-cell table:style-name="ce1068" office:value-type="float" office:value="0.9">
            <text:p>0.90</text:p>
          </table:table-cell>
          <table:table-cell table:style-name="ce1087" office:value-type="string">
            <text:p>Feb.</text:p>
          </table:table-cell>
          <table:table-cell table:style-name="ce1104" table:formula="of:=SUM([.M43:.N43])/2" office:value-type="float" office:value="4000">
            <text:p>4000.00</text:p>
          </table:table-cell>
          <table:table-cell table:style-name="ce1108" table:formula="of:=[.R43]*[.V43]" office:value-type="float" office:value="3800">
            <text:p>3,800.00</text:p>
          </table:table-cell>
          <table:table-cell table:style-name="ce1111" table:formula="of:=iferror(([.W43]-[.K43])/[.W43];0)" office:value-type="percentage" office:value="0">
            <text:p>#NOMBRE?</text:p>
          </table:table-cell>
          <table:table-cell table:style-name="ce1108" table:formula="of:=[.T43]*[.V43]" office:value-type="float" office:value="3600">
            <text:p>3,600.00</text:p>
          </table:table-cell>
          <table:table-cell table:style-name="ce1114" table:formula="of:=iferror(([.Y43]-[.L43])/[.Y43];0)" office:value-type="percentage" office:value="0">
            <text:p>#NOMBRE?</text:p>
          </table:table-cell>
          <table:table-cell table:number-columns-repeated="998"/>
        </table:table-row>
        <table:table-row table:style-name="ro21">
          <table:table-cell table:style-name="ce866"/>
          <table:table-cell table:style-name="ce873" table:formula="of:=IF([.C44]=[.C43];[.B43]+1;1)" office:value-type="float" office:value="5">
            <text:p>5</text:p>
          </table:table-cell>
          <table:table-cell table:style-name="ce874" office:value-type="string">
            <text:p>Santiago</text:p>
          </table:table-cell>
          <table:table-cell table:style-name="ce872" table:formula="of:=1+[.D43]" office:value-type="float" office:value="37">
            <text:p>37</text:p>
          </table:table-cell>
          <table:table-cell table:style-name="ce873" table:formula="of:=IF([.B45]=1;[.B44];[.E45])" office:value-type="float" office:value="6">
            <text:p>6</text:p>
          </table:table-cell>
          <table:table-cell table:style-name="ce885" office:value-type="string">
            <text:p>Baja</text:p>
          </table:table-cell>
          <table:table-cell table:style-name="ce893" office:value-type="string">
            <text:p>Pecana</text:p>
          </table:table-cell>
          <table:table-cell table:style-name="ce912" office:value-type="float" office:value="10">
            <text:p>10</text:p>
          </table:table-cell>
          <table:table-cell table:style-name="ce927" office:value-type="string">
            <text:p>Abril-Agosto</text:p>
          </table:table-cell>
          <table:table-cell table:style-name="ce927" office:value-type="string">
            <text:p>Mayo-Julio</text:p>
          </table:table-cell>
          <table:table-cell table:style-name="ce954" office:value-type="float" office:value="13000">
            <text:p>13,000</text:p>
          </table:table-cell>
          <table:table-cell table:style-name="ce971"/>
          <table:table-cell table:style-name="ce954" office:value-type="float" office:value="2000">
            <text:p>2,000</text:p>
          </table:table-cell>
          <table:table-cell table:style-name="ce971"/>
          <table:table-cell table:style-name="ce997" office:value-type="string">
            <text:p>kg</text:p>
          </table:table-cell>
          <table:table-cell table:style-name="ce1013" office:value-type="float" office:value="20">
            <text:p>20.00</text:p>
          </table:table-cell>
          <table:table-cell table:style-name="ce1013" office:value-type="float" office:value="40">
            <text:p>40.00</text:p>
          </table:table-cell>
          <table:table-cell table:style-name="ce1044" office:value-type="float" office:value="14">
            <text:p>14.00</text:p>
          </table:table-cell>
          <table:table-cell table:style-name="ce1018" office:value-type="string">
            <text:p>Abr.</text:p>
          </table:table-cell>
          <table:table-cell table:style-name="ce1068" office:value-type="float" office:value="16">
            <text:p>16.00</text:p>
          </table:table-cell>
          <table:table-cell table:style-name="ce1087" office:value-type="string">
            <text:p>Jun.</text:p>
          </table:table-cell>
          <table:table-cell table:style-name="ce1104" table:formula="of:=SUM([.M44:.N44])/2" office:value-type="float" office:value="1000">
            <text:p>1000.00</text:p>
          </table:table-cell>
          <table:table-cell table:style-name="ce1108" table:formula="of:=[.R44]*[.V44]" office:value-type="float" office:value="14000">
            <text:p>14,000.00</text:p>
          </table:table-cell>
          <table:table-cell table:style-name="ce1111" table:formula="of:=iferror(([.W44]-[.K44])/[.W44];0)" office:value-type="percentage" office:value="0">
            <text:p>#NOMBRE?</text:p>
          </table:table-cell>
          <table:table-cell table:style-name="ce1108" table:formula="of:=[.T44]*[.V44]" office:value-type="float" office:value="16000">
            <text:p>16,000.00</text:p>
          </table:table-cell>
          <table:table-cell table:style-name="ce1114" table:formula="of:=iferror(([.Y44]-[.L44])/[.Y44];0)" office:value-type="percentage" office:value="0">
            <text:p>#NOMBRE?</text:p>
          </table:table-cell>
          <table:table-cell table:number-columns-repeated="998"/>
        </table:table-row>
        <table:table-row table:style-name="ro21">
          <table:table-cell table:style-name="ce866"/>
          <table:table-cell table:style-name="ce873" table:formula="of:=IF([.C45]=[.C44];[.B44]+1;1)" office:value-type="float" office:value="6">
            <text:p>6</text:p>
          </table:table-cell>
          <table:table-cell table:style-name="ce874" office:value-type="string">
            <text:p>Santiago</text:p>
          </table:table-cell>
          <table:table-cell table:style-name="ce872" table:formula="of:=1+[.D44]" office:value-type="float" office:value="38">
            <text:p>38</text:p>
          </table:table-cell>
          <table:table-cell table:style-name="ce873" table:formula="of:=IF([.B46]=1;[.B45];[.E46])" office:value-type="float" office:value="6">
            <text:p>6</text:p>
          </table:table-cell>
          <table:table-cell table:style-name="ce886" office:value-type="string">
            <text:p>Baja</text:p>
          </table:table-cell>
          <table:table-cell table:style-name="ce895" office:value-type="string">
            <text:p>Maíz Amarillo</text:p>
          </table:table-cell>
          <table:table-cell table:style-name="ce913" office:value-type="float" office:value="100">
            <text:p>100</text:p>
          </table:table-cell>
          <table:table-cell table:style-name="ce929" office:value-type="string">
            <text:p>Todo el año</text:p>
          </table:table-cell>
          <table:table-cell table:style-name="ce940" office:value-type="string">
            <text:p>Todo el año</text:p>
          </table:table-cell>
          <table:table-cell table:style-name="ce955" office:value-type="float" office:value="5800">
            <text:p>5,800</text:p>
          </table:table-cell>
          <table:table-cell table:style-name="ce969"/>
          <table:table-cell table:style-name="ce955" office:value-type="float" office:value="9000">
            <text:p>9,000</text:p>
          </table:table-cell>
          <table:table-cell table:style-name="ce969"/>
          <table:table-cell table:style-name="ce998" office:value-type="string">
            <text:p>kg</text:p>
          </table:table-cell>
          <table:table-cell table:style-name="ce1017" office:value-type="float" office:value="1">
            <text:p>1.00</text:p>
          </table:table-cell>
          <table:table-cell table:style-name="ce1017" office:value-type="float" office:value="1.1">
            <text:p>1.10</text:p>
          </table:table-cell>
          <table:table-cell table:style-name="ce1051" office:value-type="float" office:value="0.88">
            <text:p>0.88</text:p>
          </table:table-cell>
          <table:table-cell table:style-name="ce1020" office:value-type="string">
            <text:p>Feb.</text:p>
          </table:table-cell>
          <table:table-cell table:style-name="ce1074" office:value-type="float" office:value="0.9">
            <text:p>0.9</text:p>
          </table:table-cell>
          <table:table-cell table:style-name="ce1092" office:value-type="string">
            <text:p>Mar.</text:p>
          </table:table-cell>
          <table:table-cell table:style-name="ce1104" table:formula="of:=SUM([.M45:.N45])/2" office:value-type="float" office:value="4500">
            <text:p>4500.00</text:p>
          </table:table-cell>
          <table:table-cell table:style-name="ce1108" table:formula="of:=[.R45]*[.V45]" office:value-type="float" office:value="3960">
            <text:p>3,960.00</text:p>
          </table:table-cell>
          <table:table-cell table:style-name="ce1111" table:formula="of:=iferror(([.W45]-[.K45])/[.W45];0)" office:value-type="percentage" office:value="0">
            <text:p>#NOMBRE?</text:p>
          </table:table-cell>
          <table:table-cell table:style-name="ce1108" table:formula="of:=[.T45]*[.V45]" office:value-type="float" office:value="4050">
            <text:p>4,050.00</text:p>
          </table:table-cell>
          <table:table-cell table:style-name="ce1114" table:formula="of:=iferror(([.Y45]-[.L45])/[.Y45];0)" office:value-type="percentage" office:value="0">
            <text:p>#NOMBRE?</text:p>
          </table:table-cell>
          <table:table-cell table:number-columns-repeated="998"/>
        </table:table-row>
        <table:table-row table:style-name="ro21">
          <table:table-cell table:style-name="ce866"/>
          <table:table-cell table:style-name="ce873" table:formula="of:=IF([.C46]=[.C45];[.B45]+1;1)" office:value-type="float" office:value="1">
            <text:p>1</text:p>
          </table:table-cell>
          <table:table-cell table:style-name="ce868" office:value-type="string">
            <text:p>Palpa</text:p>
          </table:table-cell>
          <table:table-cell table:style-name="ce872" table:formula="of:=1+[.D45]" office:value-type="float" office:value="39">
            <text:p>39</text:p>
          </table:table-cell>
          <table:table-cell table:style-name="ce873" table:formula="of:=IF([.B47]=1;[.B46];[.E47])" office:value-type="float" office:value="7">
            <text:p>7</text:p>
          </table:table-cell>
          <table:table-cell table:style-name="ce883" office:value-type="string">
            <text:p>Alta</text:p>
          </table:table-cell>
          <table:table-cell table:style-name="ce891" office:value-type="string">
            <text:p>Pallar</text:p>
          </table:table-cell>
          <table:table-cell table:style-name="ce915" office:value-type="float" office:value="800">
            <text:p>800</text:p>
          </table:table-cell>
          <table:table-cell table:style-name="ce925" office:value-type="string">
            <text:p>Febrero- Marzo</text:p>
          </table:table-cell>
          <table:table-cell table:style-name="ce936" office:value-type="string">
            <text:p>Setiembre- Noviembre</text:p>
          </table:table-cell>
          <table:table-cell table:style-name="ce956" office:value-type="float" office:value="5000">
            <text:p>5,000</text:p>
          </table:table-cell>
          <table:table-cell table:style-name="ce970"/>
          <table:table-cell table:style-name="ce956" office:value-type="float" office:value="3000">
            <text:p>3,000</text:p>
          </table:table-cell>
          <table:table-cell table:style-name="ce970"/>
          <table:table-cell table:style-name="ce916" office:value-type="string">
            <text:p>Kg</text:p>
          </table:table-cell>
          <table:table-cell table:style-name="ce1016" office:value-type="float" office:value="3.8">
            <text:p>3.80</text:p>
          </table:table-cell>
          <table:table-cell table:style-name="ce1016" office:value-type="float" office:value="4">
            <text:p>4.00</text:p>
          </table:table-cell>
          <table:table-cell table:style-name="ce1048" office:value-type="float" office:value="3.2">
            <text:p>3.20</text:p>
          </table:table-cell>
          <table:table-cell table:style-name="ce1026" office:value-type="string">
            <text:p>Set.</text:p>
          </table:table-cell>
          <table:table-cell table:style-name="ce1072" office:value-type="float" office:value="0.5">
            <text:p>0.50</text:p>
          </table:table-cell>
          <table:table-cell table:style-name="ce1093" office:value-type="string">
            <text:p>Oct.</text:p>
          </table:table-cell>
          <table:table-cell table:style-name="ce1104" table:formula="of:=SUM([.M46:.N46])/2" office:value-type="float" office:value="1500">
            <text:p>1500.00</text:p>
          </table:table-cell>
          <table:table-cell table:style-name="ce1108" table:formula="of:=[.R46]*[.V46]" office:value-type="float" office:value="4800">
            <text:p>4,800.00</text:p>
          </table:table-cell>
          <table:table-cell table:style-name="ce1111" table:formula="of:=iferror(([.W46]-[.K46])/[.W46];0)" office:value-type="percentage" office:value="0">
            <text:p>#NOMBRE?</text:p>
          </table:table-cell>
          <table:table-cell table:style-name="ce1108" table:formula="of:=[.T46]*[.V46]" office:value-type="float" office:value="750">
            <text:p>750.00</text:p>
          </table:table-cell>
          <table:table-cell table:style-name="ce1114" table:formula="of:=iferror(([.Y46]-[.L46])/[.Y46];0)" office:value-type="percentage" office:value="0">
            <text:p>#NOMBRE?</text:p>
          </table:table-cell>
          <table:table-cell table:number-columns-repeated="998"/>
        </table:table-row>
        <table:table-row table:style-name="ro21">
          <table:table-cell table:style-name="ce866"/>
          <table:table-cell table:style-name="ce873" table:formula="of:=IF([.C47]=[.C46];[.B46]+1;1)" office:value-type="float" office:value="2">
            <text:p>2</text:p>
          </table:table-cell>
          <table:table-cell table:style-name="ce868" office:value-type="string">
            <text:p>Palpa</text:p>
          </table:table-cell>
          <table:table-cell table:style-name="ce872" table:formula="of:=1+[.D46]" office:value-type="float" office:value="40">
            <text:p>40</text:p>
          </table:table-cell>
          <table:table-cell table:style-name="ce873" table:formula="of:=IF([.B48]=1;[.B47];[.E48])" office:value-type="float" office:value="7">
            <text:p>7</text:p>
          </table:table-cell>
          <table:table-cell table:style-name="ce885" office:value-type="string">
            <text:p>Alta</text:p>
          </table:table-cell>
          <table:table-cell table:style-name="ce894" office:value-type="string">
            <text:p>Tuna/cochinilla</text:p>
          </table:table-cell>
          <table:table-cell table:style-name="ce912" office:value-type="float" office:value="200">
            <text:p>200</text:p>
          </table:table-cell>
          <table:table-cell table:style-name="ce928" office:value-type="string">
            <text:p>Abril - Mayo</text:p>
          </table:table-cell>
          <table:table-cell table:style-name="ce939" office:value-type="string">
            <text:p>Setiembre - octubre</text:p>
          </table:table-cell>
          <table:table-cell table:style-name="ce954" office:value-type="float" office:value="5000">
            <text:p>5,000</text:p>
          </table:table-cell>
          <table:table-cell table:style-name="ce971"/>
          <table:table-cell table:style-name="ce954" office:value-type="float" office:value="250">
            <text:p>250</text:p>
          </table:table-cell>
          <table:table-cell table:style-name="ce971"/>
          <table:table-cell table:style-name="ce911" office:value-type="string">
            <text:p>kg</text:p>
          </table:table-cell>
          <table:table-cell table:style-name="ce1012" office:value-type="float" office:value="0">
            <text:p>0.00</text:p>
          </table:table-cell>
          <table:table-cell table:style-name="ce1012" office:value-type="float" office:value="32">
            <text:p>32.00</text:p>
          </table:table-cell>
          <table:table-cell table:style-name="ce1043" office:value-type="float" office:value="55">
            <text:p>55.00</text:p>
          </table:table-cell>
          <table:table-cell table:style-name="ce1012" office:value-type="string">
            <text:p>Jun.</text:p>
          </table:table-cell>
          <table:table-cell table:style-name="ce1066" office:value-type="float" office:value="0.5">
            <text:p>0.50</text:p>
          </table:table-cell>
          <table:table-cell table:style-name="ce1086" office:value-type="string">
            <text:p>Ene.</text:p>
          </table:table-cell>
          <table:table-cell table:style-name="ce1104" table:formula="of:=SUM([.M47:.N47])/2" office:value-type="float" office:value="125">
            <text:p>125.00</text:p>
          </table:table-cell>
          <table:table-cell table:style-name="ce1108" table:formula="of:=[.R47]*[.V47]" office:value-type="float" office:value="6875">
            <text:p>6,875.00</text:p>
          </table:table-cell>
          <table:table-cell table:style-name="ce1111" table:formula="of:=iferror(([.W47]-[.K47])/[.W47];0)" office:value-type="percentage" office:value="0">
            <text:p>#NOMBRE?</text:p>
          </table:table-cell>
          <table:table-cell table:style-name="ce1108" table:formula="of:=[.T47]*[.V47]" office:value-type="float" office:value="62.5">
            <text:p>62.50</text:p>
          </table:table-cell>
          <table:table-cell table:style-name="ce1114" table:formula="of:=iferror(([.Y47]-[.L47])/[.Y47];0)" office:value-type="percentage" office:value="0">
            <text:p>#NOMBRE?</text:p>
          </table:table-cell>
          <table:table-cell table:number-columns-repeated="998"/>
        </table:table-row>
        <table:table-row table:style-name="ro21">
          <table:table-cell table:style-name="ce866"/>
          <table:table-cell table:style-name="ce873" table:formula="of:=IF([.C48]=[.C47];[.B47]+1;1)" office:value-type="float" office:value="3">
            <text:p>3</text:p>
          </table:table-cell>
          <table:table-cell table:style-name="ce868" office:value-type="string">
            <text:p>Palpa</text:p>
          </table:table-cell>
          <table:table-cell table:style-name="ce872" table:formula="of:=1+[.D47]" office:value-type="float" office:value="41">
            <text:p>41</text:p>
          </table:table-cell>
          <table:table-cell table:style-name="ce873" table:formula="of:=IF([.B49]=1;[.B48];[.E49])" office:value-type="float" office:value="7">
            <text:p>7</text:p>
          </table:table-cell>
          <table:table-cell table:style-name="ce885" office:value-type="string">
            <text:p>Media</text:p>
          </table:table-cell>
          <table:table-cell table:style-name="ce893" office:value-type="string">
            <text:p>Maíz Amarillo</text:p>
          </table:table-cell>
          <table:table-cell table:style-name="ce912" office:value-type="float" office:value="300">
            <text:p>300</text:p>
          </table:table-cell>
          <table:table-cell table:style-name="ce927" office:value-type="string">
            <text:p>Febrero - Abril (todo el año)</text:p>
          </table:table-cell>
          <table:table-cell table:style-name="ce938" office:value-type="string">
            <text:p>Agosto - Noviembre (todo el año)</text:p>
          </table:table-cell>
          <table:table-cell table:style-name="ce954" office:value-type="float" office:value="5000">
            <text:p>5,0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5">
            <text:p>0.85</text:p>
          </table:table-cell>
          <table:table-cell table:style-name="ce1018" office:value-type="string">
            <text:p>Feb.</text:p>
          </table:table-cell>
          <table:table-cell table:style-name="ce1067" office:value-type="float" office:value="0.5">
            <text:p>0.5</text:p>
          </table:table-cell>
          <table:table-cell table:style-name="ce1087" office:value-type="string">
            <text:p>Marz.</text:p>
          </table:table-cell>
          <table:table-cell table:style-name="ce1104" table:formula="of:=SUM([.M48:.N48])/2" office:value-type="float" office:value="4500">
            <text:p>4500.00</text:p>
          </table:table-cell>
          <table:table-cell table:style-name="ce1108" table:formula="of:=[.R48]*[.V48]" office:value-type="float" office:value="3825">
            <text:p>3,825.00</text:p>
          </table:table-cell>
          <table:table-cell table:style-name="ce1111" table:formula="of:=iferror(([.W48]-[.K48])/[.W48];0)" office:value-type="percentage" office:value="0">
            <text:p>#NOMBRE?</text:p>
          </table:table-cell>
          <table:table-cell table:style-name="ce1108" table:formula="of:=[.T48]*[.V48]" office:value-type="float" office:value="2250">
            <text:p>2,250.00</text:p>
          </table:table-cell>
          <table:table-cell table:style-name="ce1114" table:formula="of:=iferror(([.Y48]-[.L48])/[.Y48];0)" office:value-type="percentage" office:value="0">
            <text:p>#NOMBRE?</text:p>
          </table:table-cell>
          <table:table-cell table:number-columns-repeated="998"/>
        </table:table-row>
        <table:table-row table:style-name="ro21">
          <table:table-cell table:style-name="ce866"/>
          <table:table-cell table:style-name="ce873" table:formula="of:=IF([.C49]=[.C48];[.B48]+1;1)" office:value-type="float" office:value="4">
            <text:p>4</text:p>
          </table:table-cell>
          <table:table-cell table:style-name="ce868" office:value-type="string">
            <text:p>Palpa</text:p>
          </table:table-cell>
          <table:table-cell table:style-name="ce872" table:formula="of:=1+[.D48]" office:value-type="float" office:value="42">
            <text:p>42</text:p>
          </table:table-cell>
          <table:table-cell table:style-name="ce873" table:formula="of:=IF([.B50]=1;[.B49];[.E50])" office:value-type="float" office:value="7">
            <text:p>7</text:p>
          </table:table-cell>
          <table:table-cell table:style-name="ce885" office:value-type="string">
            <text:p>Media</text:p>
          </table:table-cell>
          <table:table-cell table:style-name="ce893" office:value-type="string">
            <text:p>Algodón</text:p>
          </table:table-cell>
          <table:table-cell table:style-name="ce912" office:value-type="float" office:value="200">
            <text:p>200</text:p>
          </table:table-cell>
          <table:table-cell table:style-name="ce927" office:value-type="string">
            <text:p>Mayo - Junio</text:p>
          </table:table-cell>
          <table:table-cell table:style-name="ce938" office:value-type="string">
            <text:p>Enero - Abril </text:p>
          </table:table-cell>
          <table:table-cell table:style-name="ce954" office:value-type="float" office:value="5000">
            <text:p>5,000</text:p>
          </table:table-cell>
          <table:table-cell table:style-name="ce971"/>
          <table:table-cell table:style-name="ce954" office:value-type="float" office:value="55">
            <text:p>55</text:p>
          </table:table-cell>
          <table:table-cell table:style-name="ce971"/>
          <table:table-cell table:style-name="ce997" office:value-type="string">
            <text:p>Qq</text:p>
          </table:table-cell>
          <table:table-cell table:style-name="ce1013" office:value-type="float" office:value="120">
            <text:p>120.00</text:p>
          </table:table-cell>
          <table:table-cell table:style-name="ce1030"/>
          <table:table-cell table:style-name="ce1044" office:value-type="float" office:value="110">
            <text:p>110.00</text:p>
          </table:table-cell>
          <table:table-cell table:style-name="ce1018" office:value-type="string">
            <text:p>Ene.</text:p>
          </table:table-cell>
          <table:table-cell table:style-name="ce1068" office:value-type="float" office:value="100">
            <text:p>100.00</text:p>
          </table:table-cell>
          <table:table-cell table:style-name="ce1087" office:value-type="string">
            <text:p>Mar.</text:p>
          </table:table-cell>
          <table:table-cell table:style-name="ce1104" table:formula="of:=SUM([.M49:.N49])/2" office:value-type="float" office:value="27.5">
            <text:p>27.50</text:p>
          </table:table-cell>
          <table:table-cell table:style-name="ce1108" table:formula="of:=[.R49]*[.V49]" office:value-type="float" office:value="3025">
            <text:p>3,025.00</text:p>
          </table:table-cell>
          <table:table-cell table:style-name="ce1111" table:formula="of:=iferror(([.W49]-[.K49])/[.W49];0)" office:value-type="percentage" office:value="0">
            <text:p>#NOMBRE?</text:p>
          </table:table-cell>
          <table:table-cell table:style-name="ce1108" table:formula="of:=[.T49]*[.V49]" office:value-type="float" office:value="2750">
            <text:p>2,750.00</text:p>
          </table:table-cell>
          <table:table-cell table:style-name="ce1114" table:formula="of:=iferror(([.Y49]-[.L49])/[.Y49];0)" office:value-type="percentage" office:value="0">
            <text:p>#NOMBRE?</text:p>
          </table:table-cell>
          <table:table-cell table:number-columns-repeated="998"/>
        </table:table-row>
        <table:table-row table:style-name="ro21">
          <table:table-cell table:style-name="ce866"/>
          <table:table-cell table:style-name="ce873" table:formula="of:=IF([.C50]=[.C49];[.B49]+1;1)" office:value-type="float" office:value="5">
            <text:p>5</text:p>
          </table:table-cell>
          <table:table-cell table:style-name="ce868" office:value-type="string">
            <text:p>Palpa</text:p>
          </table:table-cell>
          <table:table-cell table:style-name="ce872" table:formula="of:=1+[.D49]" office:value-type="float" office:value="43">
            <text:p>43</text:p>
          </table:table-cell>
          <table:table-cell table:style-name="ce873" table:formula="of:=IF([.B51]=1;[.B50];[.E51])" office:value-type="float" office:value="7">
            <text:p>7</text:p>
          </table:table-cell>
          <table:table-cell table:style-name="ce885" office:value-type="string">
            <text:p>Baja</text:p>
          </table:table-cell>
          <table:table-cell table:style-name="ce893" office:value-type="string">
            <text:p>Garbanzo</text:p>
          </table:table-cell>
          <table:table-cell table:style-name="ce912" office:value-type="float" office:value="100">
            <text:p>100</text:p>
          </table:table-cell>
          <table:table-cell table:style-name="ce927" office:value-type="string">
            <text:p>Abril-Mayo</text:p>
          </table:table-cell>
          <table:table-cell table:style-name="ce938" office:value-type="string">
            <text:p>Setiembre-Octubre</text:p>
          </table:table-cell>
          <table:table-cell table:style-name="ce952" office:value-type="float" office:value="4500">
            <text:p>4,500</text:p>
          </table:table-cell>
          <table:table-cell table:style-name="ce966"/>
          <table:table-cell table:style-name="ce952" office:value-type="float" office:value="2500">
            <text:p>2,500</text:p>
          </table:table-cell>
          <table:table-cell table:style-name="ce966"/>
          <table:table-cell table:style-name="ce993" office:value-type="string">
            <text:p>kg</text:p>
          </table:table-cell>
          <table:table-cell table:style-name="ce1019" office:value-type="float" office:value="3.9">
            <text:p>3.90</text:p>
          </table:table-cell>
          <table:table-cell table:style-name="ce1009" office:value-type="float" office:value="5">
            <text:p>5.00</text:p>
          </table:table-cell>
          <table:table-cell table:style-name="ce1040" office:value-type="float" office:value="3.8">
            <text:p>3.8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0:.N50])/2" office:value-type="float" office:value="1250">
            <text:p>1250.00</text:p>
          </table:table-cell>
          <table:table-cell table:style-name="ce1108" table:formula="of:=[.R50]*[.V50]" office:value-type="float" office:value="4750">
            <text:p>4,750.00</text:p>
          </table:table-cell>
          <table:table-cell table:style-name="ce1111" table:formula="of:=iferror(([.W50]-[.K50])/[.W50];0)" office:value-type="percentage" office:value="0">
            <text:p>#NOMBRE?</text:p>
          </table:table-cell>
          <table:table-cell table:style-name="ce1108" table:formula="of:=[.T50]*[.V50]" office:value-type="float" office:value="625">
            <text:p>625.00</text:p>
          </table:table-cell>
          <table:table-cell table:style-name="ce1114" table:formula="of:=iferror(([.Y50]-[.L50])/[.Y50];0)" office:value-type="percentage" office:value="0">
            <text:p>#NOMBRE?</text:p>
          </table:table-cell>
          <table:table-cell table:number-columns-repeated="998"/>
        </table:table-row>
        <table:table-row table:style-name="ro21">
          <table:table-cell table:style-name="ce866"/>
          <table:table-cell table:style-name="ce873" table:formula="of:=IF([.C51]=[.C50];[.B50]+1;1)" office:value-type="float" office:value="6">
            <text:p>6</text:p>
          </table:table-cell>
          <table:table-cell table:style-name="ce868" office:value-type="string">
            <text:p>Palpa</text:p>
          </table:table-cell>
          <table:table-cell table:style-name="ce872" table:formula="of:=1+[.D50]" office:value-type="float" office:value="44">
            <text:p>44</text:p>
          </table:table-cell>
          <table:table-cell table:style-name="ce873" table:formula="of:=IF([.B52]=1;[.B51];[.E52])" office:value-type="float" office:value="7">
            <text:p>7</text:p>
          </table:table-cell>
          <table:table-cell table:style-name="ce885" office:value-type="string">
            <text:p>Baja</text:p>
          </table:table-cell>
          <table:table-cell table:style-name="ce893" office:value-type="string">
            <text:p>Naranja</text:p>
          </table:table-cell>
          <table:table-cell table:style-name="ce912" office:value-type="float" office:value="200">
            <text:p>200</text:p>
          </table:table-cell>
          <table:table-cell table:style-name="ce927" office:value-type="string">
            <text:p>Setiembre - Octubre</text:p>
          </table:table-cell>
          <table:table-cell table:style-name="ce938" office:value-type="string">
            <text:p>Julio - Agosto</text:p>
          </table:table-cell>
          <table:table-cell table:style-name="ce954" office:value-type="float" office:value="8000">
            <text:p>8,000</text:p>
          </table:table-cell>
          <table:table-cell table:style-name="ce971"/>
          <table:table-cell table:style-name="ce954" office:value-type="float" office:value="16000">
            <text:p>16,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1.8">
            <text:p>1.80</text:p>
          </table:table-cell>
          <table:table-cell table:style-name="ce1049" office:value-type="float" office:value="1">
            <text:p>1</text:p>
          </table:table-cell>
          <table:table-cell table:style-name="ce1018" office:value-type="string">
            <text:p>Jul.</text:p>
          </table:table-cell>
          <table:table-cell table:style-name="ce1067" office:value-type="float" office:value="0.5">
            <text:p>0.5</text:p>
          </table:table-cell>
          <table:table-cell table:style-name="ce1087" office:value-type="string">
            <text:p>Ago.</text:p>
          </table:table-cell>
          <table:table-cell table:style-name="ce1104" table:formula="of:=SUM([.M51:.N51])/2" office:value-type="float" office:value="8000">
            <text:p>8000.00</text:p>
          </table:table-cell>
          <table:table-cell table:style-name="ce1108" table:formula="of:=[.R51]*[.V51]" office:value-type="float" office:value="8000">
            <text:p>8,000.00</text:p>
          </table:table-cell>
          <table:table-cell table:style-name="ce1111" table:formula="of:=iferror(([.W51]-[.K51])/[.W51];0)" office:value-type="percentage" office:value="0">
            <text:p>#NOMBRE?</text:p>
          </table:table-cell>
          <table:table-cell table:style-name="ce1108" table:formula="of:=[.T51]*[.V51]" office:value-type="float" office:value="4000">
            <text:p>4,000.00</text:p>
          </table:table-cell>
          <table:table-cell table:style-name="ce1114" table:formula="of:=iferror(([.Y51]-[.L51])/[.Y51];0)" office:value-type="percentage" office:value="0">
            <text:p>#NOMBRE?</text:p>
          </table:table-cell>
          <table:table-cell table:number-columns-repeated="998"/>
        </table:table-row>
        <table:table-row table:style-name="ro21">
          <table:table-cell table:style-name="ce866"/>
          <table:table-cell table:style-name="ce873" table:formula="of:=IF([.C52]=[.C51];[.B51]+1;1)" office:value-type="float" office:value="7">
            <text:p>7</text:p>
          </table:table-cell>
          <table:table-cell table:style-name="ce868" office:value-type="string">
            <text:p>Palpa</text:p>
          </table:table-cell>
          <table:table-cell table:style-name="ce872" table:formula="of:=1+[.D51]" office:value-type="float" office:value="45">
            <text:p>45</text:p>
          </table:table-cell>
          <table:table-cell table:style-name="ce873" table:formula="of:=IF([.B53]=1;[.B52];[.E53])" office:value-type="float" office:value="7">
            <text:p>7</text:p>
          </table:table-cell>
          <table:table-cell table:style-name="ce886" office:value-type="string">
            <text:p>Baja</text:p>
          </table:table-cell>
          <table:table-cell table:style-name="ce895" office:value-type="string">
            <text:p>Mango</text:p>
          </table:table-cell>
          <table:table-cell table:style-name="ce913" office:value-type="float" office:value="200">
            <text:p>200</text:p>
          </table:table-cell>
          <table:table-cell table:style-name="ce929" office:value-type="string">
            <text:p>Julio - Noviembre</text:p>
          </table:table-cell>
          <table:table-cell table:style-name="ce940" office:value-type="string">
            <text:p>Febrero - Marzo</text:p>
          </table:table-cell>
          <table:table-cell table:style-name="ce955" office:value-type="float" office:value="7000">
            <text:p>7,000</text:p>
          </table:table-cell>
          <table:table-cell table:style-name="ce969"/>
          <table:table-cell table:style-name="ce955" office:value-type="float" office:value="13000">
            <text:p>13,000</text:p>
          </table:table-cell>
          <table:table-cell table:style-name="ce969"/>
          <table:table-cell table:style-name="ce998" office:value-type="string">
            <text:p>Kg</text:p>
          </table:table-cell>
          <table:table-cell table:style-name="ce1020" table:number-columns-spanned="2" table:number-rows-spanned="1"/>
          <table:covered-table-cell table:style-name="ce1031"/>
          <table:table-cell table:style-name="ce1051" office:value-type="float" office:value="1">
            <text:p>1</text:p>
          </table:table-cell>
          <table:table-cell table:style-name="ce1020" office:value-type="string">
            <text:p>Feb.</text:p>
          </table:table-cell>
          <table:table-cell table:style-name="ce1074" office:value-type="float" office:value="0.5">
            <text:p>0.5</text:p>
          </table:table-cell>
          <table:table-cell table:style-name="ce1092" office:value-type="string">
            <text:p>Marz.</text:p>
          </table:table-cell>
          <table:table-cell table:style-name="ce1104" table:formula="of:=SUM([.M52:.N52])/2" office:value-type="float" office:value="6500">
            <text:p>6500.00</text:p>
          </table:table-cell>
          <table:table-cell table:style-name="ce1108" table:formula="of:=[.R52]*[.V52]" office:value-type="float" office:value="6500">
            <text:p>6,500.00</text:p>
          </table:table-cell>
          <table:table-cell table:style-name="ce1111" table:formula="of:=iferror(([.W52]-[.K52])/[.W52];0)" office:value-type="percentage" office:value="0">
            <text:p>#NOMBRE?</text:p>
          </table:table-cell>
          <table:table-cell table:style-name="ce1108" table:formula="of:=[.T52]*[.V52]" office:value-type="float" office:value="3250">
            <text:p>3,250.00</text:p>
          </table:table-cell>
          <table:table-cell table:style-name="ce1114" table:formula="of:=iferror(([.Y52]-[.L52])/[.Y52];0)" office:value-type="percentage" office:value="0">
            <text:p>#NOMBRE?</text:p>
          </table:table-cell>
          <table:table-cell table:number-columns-repeated="998"/>
        </table:table-row>
        <table:table-row table:style-name="ro21">
          <table:table-cell table:style-name="ce866"/>
          <table:table-cell table:style-name="ce873" table:formula="of:=IF([.C53]=[.C52];[.B52]+1;1)" office:value-type="float" office:value="1">
            <text:p>1</text:p>
          </table:table-cell>
          <table:table-cell table:style-name="ce868" office:value-type="string">
            <text:p>Nazca</text:p>
          </table:table-cell>
          <table:table-cell table:style-name="ce872" table:formula="of:=1+[.D52]" office:value-type="float" office:value="46">
            <text:p>46</text:p>
          </table:table-cell>
          <table:table-cell table:style-name="ce873" table:formula="of:=IF([.B54]=1;[.B53];[.E54])" office:value-type="float" office:value="8">
            <text:p>8</text:p>
          </table:table-cell>
          <table:table-cell table:style-name="ce883" office:value-type="string">
            <text:p>Alta</text:p>
          </table:table-cell>
          <table:table-cell table:style-name="ce891" office:value-type="string">
            <text:p>Papa</text:p>
          </table:table-cell>
          <table:table-cell table:style-name="ce907" office:value-type="float" office:value="1000">
            <text:p>1,000</text:p>
          </table:table-cell>
          <table:table-cell table:style-name="ce925" office:value-type="string">
            <text:p>Abril - Mayo</text:p>
          </table:table-cell>
          <table:table-cell table:style-name="ce936" office:value-type="string">
            <text:p>Agosto - Octubre</text:p>
          </table:table-cell>
          <table:table-cell table:style-name="ce950" office:value-type="float" office:value="13500">
            <text:p>13,500</text:p>
          </table:table-cell>
          <table:table-cell table:style-name="ce964" office:value-type="float" office:value="13000">
            <text:p>13,000</text:p>
          </table:table-cell>
          <table:table-cell table:style-name="ce950" office:value-type="float" office:value="33000">
            <text:p>33,000</text:p>
          </table:table-cell>
          <table:table-cell table:style-name="ce964" office:value-type="float" office:value="30000">
            <text:p>30,000</text:p>
          </table:table-cell>
          <table:table-cell table:style-name="ce991" office:value-type="string">
            <text:p>kg</text:p>
          </table:table-cell>
          <table:table-cell table:style-name="ce1007" office:value-type="float" office:value="0.65">
            <text:p>0.65</text:p>
          </table:table-cell>
          <table:table-cell table:style-name="ce1007" office:value-type="float" office:value="1.2">
            <text:p>1.20</text:p>
          </table:table-cell>
          <table:table-cell table:style-name="ce1038" office:value-type="float" office:value="0.53">
            <text:p>0.53</text:p>
          </table:table-cell>
          <table:table-cell table:style-name="ce1007" office:value-type="string">
            <text:p>Oct.</text:p>
          </table:table-cell>
          <table:table-cell table:style-name="ce1061" office:value-type="float" office:value="0.5">
            <text:p>0.50</text:p>
          </table:table-cell>
          <table:table-cell table:style-name="ce1081" office:value-type="string">
            <text:p>Ago.</text:p>
          </table:table-cell>
          <table:table-cell table:style-name="ce1104" table:formula="of:=SUM([.M53:.N53])/2" office:value-type="float" office:value="31500">
            <text:p>31500.00</text:p>
          </table:table-cell>
          <table:table-cell table:style-name="ce1108" table:formula="of:=[.R53]*[.V53]" office:value-type="float" office:value="16695">
            <text:p>16,695.00</text:p>
          </table:table-cell>
          <table:table-cell table:style-name="ce1111" table:formula="of:=iferror(([.W53]-[.K53])/[.W53];0)" office:value-type="percentage" office:value="0">
            <text:p>#NOMBRE?</text:p>
          </table:table-cell>
          <table:table-cell table:style-name="ce1108" table:formula="of:=[.T53]*[.V53]" office:value-type="float" office:value="15750">
            <text:p>15,750.00</text:p>
          </table:table-cell>
          <table:table-cell table:style-name="ce1114" table:formula="of:=iferror(([.Y53]-[.L53])/[.Y53];0)" office:value-type="percentage" office:value="0">
            <text:p>#NOMBRE?</text:p>
          </table:table-cell>
          <table:table-cell table:number-columns-repeated="998"/>
        </table:table-row>
        <table:table-row table:style-name="ro21">
          <table:table-cell table:style-name="ce866"/>
          <table:table-cell table:style-name="ce873" table:formula="of:=IF([.C54]=[.C53];[.B53]+1;1)" office:value-type="float" office:value="2">
            <text:p>2</text:p>
          </table:table-cell>
          <table:table-cell table:style-name="ce868" office:value-type="string">
            <text:p>Nazca</text:p>
          </table:table-cell>
          <table:table-cell table:style-name="ce872" table:formula="of:=1+[.D53]" office:value-type="float" office:value="47">
            <text:p>47</text:p>
          </table:table-cell>
          <table:table-cell table:style-name="ce873" table:formula="of:=IF([.B55]=1;[.B54];[.E55])" office:value-type="float" office:value="8">
            <text:p>8</text:p>
          </table:table-cell>
          <table:table-cell table:style-name="ce885" office:value-type="string">
            <text:p>Alta</text:p>
          </table:table-cell>
          <table:table-cell table:style-name="ce894" office:value-type="string">
            <text:p>Tuna/cochinilla</text:p>
          </table:table-cell>
          <table:table-cell table:style-name="ce909" office:value-type="float" office:value="700">
            <text:p>70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7000">
            <text:p>7,000</text:p>
          </table:table-cell>
          <table:table-cell table:style-name="ce966" office:value-type="float" office:value="6700">
            <text:p>6,700</text:p>
          </table:table-cell>
          <table:table-cell table:style-name="ce952" office:value-type="float" office:value="250">
            <text:p>250</text:p>
          </table:table-cell>
          <table:table-cell table:style-name="ce966" office:value-type="float" office:value="220">
            <text:p>220</text:p>
          </table:table-cell>
          <table:table-cell table:style-name="ce994"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8">
            <text:p>58.00</text:p>
          </table:table-cell>
          <table:table-cell table:style-name="ce1010" office:value-type="string">
            <text:p>Agos.</text:p>
          </table:table-cell>
          <table:table-cell table:style-name="ce1064" office:value-type="float" office:value="55">
            <text:p>55.00</text:p>
          </table:table-cell>
          <table:table-cell table:style-name="ce1084" office:value-type="string">
            <text:p>Oct.</text:p>
          </table:table-cell>
          <table:table-cell table:style-name="ce1104" table:formula="of:=SUM([.M54:.N54])/2" office:value-type="float" office:value="235">
            <text:p>235.00</text:p>
          </table:table-cell>
          <table:table-cell table:style-name="ce1108" table:formula="of:=[.R54]*[.V54]" office:value-type="float" office:value="13630">
            <text:p>13,630.00</text:p>
          </table:table-cell>
          <table:table-cell table:style-name="ce1111" table:formula="of:=iferror(([.W54]-[.K54])/[.W54];0)" office:value-type="percentage" office:value="0">
            <text:p>#NOMBRE?</text:p>
          </table:table-cell>
          <table:table-cell table:style-name="ce1108" table:formula="of:=[.T54]*[.V54]" office:value-type="float" office:value="12925">
            <text:p>12,925.00</text:p>
          </table:table-cell>
          <table:table-cell table:style-name="ce1114" table:formula="of:=iferror(([.Y54]-[.L54])/[.Y54];0)" office:value-type="percentage" office:value="0">
            <text:p>#NOMBRE?</text:p>
          </table:table-cell>
          <table:table-cell table:number-columns-repeated="998"/>
        </table:table-row>
        <table:table-row table:style-name="ro21">
          <table:table-cell table:style-name="ce866"/>
          <table:table-cell table:style-name="ce873" table:formula="of:=IF([.C55]=[.C54];[.B54]+1;1)" office:value-type="float" office:value="3">
            <text:p>3</text:p>
          </table:table-cell>
          <table:table-cell table:style-name="ce868" office:value-type="string">
            <text:p>Nazca</text:p>
          </table:table-cell>
          <table:table-cell table:style-name="ce872" table:formula="of:=1+[.D54]" office:value-type="float" office:value="48">
            <text:p>48</text:p>
          </table:table-cell>
          <table:table-cell table:style-name="ce873" table:formula="of:=IF([.B56]=1;[.B55];[.E56])" office:value-type="float" office:value="8">
            <text:p>8</text:p>
          </table:table-cell>
          <table:table-cell table:style-name="ce885" office:value-type="string">
            <text:p>Media</text:p>
          </table:table-cell>
          <table:table-cell table:style-name="ce893" office:value-type="string">
            <text:p>Frijol</text:p>
          </table:table-cell>
          <table:table-cell table:style-name="ce909" office:value-type="float" office:value="80">
            <text:p>80</text:p>
          </table:table-cell>
          <table:table-cell table:style-name="ce927" office:value-type="string">
            <text:p>Enero - Febrero</text:p>
          </table:table-cell>
          <table:table-cell table:style-name="ce938" office:value-type="string">
            <text:p>Mayo - Junio</text:p>
          </table:table-cell>
          <table:table-cell table:style-name="ce952" office:value-type="float" office:value="5400">
            <text:p>5,400</text:p>
          </table:table-cell>
          <table:table-cell table:style-name="ce966" office:value-type="float" office:value="5400">
            <text:p>5,4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4.2">
            <text:p>4.20</text:p>
          </table:table-cell>
          <table:table-cell table:style-name="ce1015" office:value-type="string">
            <text:p>Oct.</text:p>
          </table:table-cell>
          <table:table-cell table:style-name="ce1063" office:value-type="float" office:value="3.8">
            <text:p>3.80</text:p>
          </table:table-cell>
          <table:table-cell table:style-name="ce1089" office:value-type="string">
            <text:p>Ene.</text:p>
          </table:table-cell>
          <table:table-cell table:style-name="ce1104" table:formula="of:=SUM([.M55:.N55])/2" office:value-type="float" office:value="2350">
            <text:p>2350.00</text:p>
          </table:table-cell>
          <table:table-cell table:style-name="ce1108" table:formula="of:=[.R55]*[.V55]" office:value-type="float" office:value="9870">
            <text:p>9,870.00</text:p>
          </table:table-cell>
          <table:table-cell table:style-name="ce1111" table:formula="of:=iferror(([.W55]-[.K55])/[.W55];0)" office:value-type="percentage" office:value="0">
            <text:p>#NOMBRE?</text:p>
          </table:table-cell>
          <table:table-cell table:style-name="ce1108" table:formula="of:=[.T55]*[.V55]" office:value-type="float" office:value="8930">
            <text:p>8,930.00</text:p>
          </table:table-cell>
          <table:table-cell table:style-name="ce1114" table:formula="of:=iferror(([.Y55]-[.L55])/[.Y55];0)" office:value-type="percentage" office:value="0">
            <text:p>#NOMBRE?</text:p>
          </table:table-cell>
          <table:table-cell table:number-columns-repeated="998"/>
        </table:table-row>
        <table:table-row table:style-name="ro21">
          <table:table-cell table:style-name="ce866"/>
          <table:table-cell table:style-name="ce873" table:formula="of:=IF([.C56]=[.C55];[.B55]+1;1)" office:value-type="float" office:value="4">
            <text:p>4</text:p>
          </table:table-cell>
          <table:table-cell table:style-name="ce868" office:value-type="string">
            <text:p>Nazca</text:p>
          </table:table-cell>
          <table:table-cell table:style-name="ce872" table:formula="of:=1+[.D55]" office:value-type="float" office:value="49">
            <text:p>49</text:p>
          </table:table-cell>
          <table:table-cell table:style-name="ce873" table:formula="of:=IF([.B57]=1;[.B56];[.E57])" office:value-type="float" office:value="8">
            <text:p>8</text:p>
          </table:table-cell>
          <table:table-cell table:style-name="ce885" office:value-type="string">
            <text:p>Media</text:p>
          </table:table-cell>
          <table:table-cell table:style-name="ce893" office:value-type="string">
            <text:p>Maíz Amarillo</text:p>
          </table:table-cell>
          <table:table-cell table:style-name="ce909" office:value-type="float" office:value="100">
            <text:p>100</text:p>
          </table:table-cell>
          <table:table-cell table:style-name="ce927" office:value-type="string">
            <text:p>Enero - Marzo</text:p>
          </table:table-cell>
          <table:table-cell table:style-name="ce938" office:value-type="string">
            <text:p>Junio - Octubre</text:p>
          </table:table-cell>
          <table:table-cell table:style-name="ce952" office:value-type="float" office:value="5925">
            <text:p>5,925</text:p>
          </table:table-cell>
          <table:table-cell table:style-name="ce966" office:value-type="float" office:value="5500">
            <text:p>5,500</text:p>
          </table:table-cell>
          <table:table-cell table:style-name="ce952" office:value-type="float" office:value="9000">
            <text:p>9,000</text:p>
          </table:table-cell>
          <table:table-cell table:style-name="ce966" office:value-type="float" office:value="8000">
            <text:p>8,000</text:p>
          </table:table-cell>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0" office:value-type="float" office:value="0.9">
            <text:p>0.90</text:p>
          </table:table-cell>
          <table:table-cell table:style-name="ce1015" office:value-type="string">
            <text:p>Set.</text:p>
          </table:table-cell>
          <table:table-cell table:style-name="ce1063" office:value-type="float" office:value="0.7">
            <text:p>0.70</text:p>
          </table:table-cell>
          <table:table-cell table:style-name="ce1089" office:value-type="string">
            <text:p>Ene.</text:p>
          </table:table-cell>
          <table:table-cell table:style-name="ce1104" table:formula="of:=SUM([.M56:.N56])/2" office:value-type="float" office:value="8500">
            <text:p>8500.00</text:p>
          </table:table-cell>
          <table:table-cell table:style-name="ce1108" table:formula="of:=[.R56]*[.V56]" office:value-type="float" office:value="7650">
            <text:p>7,650.00</text:p>
          </table:table-cell>
          <table:table-cell table:style-name="ce1111" table:formula="of:=iferror(([.W56]-[.K56])/[.W56];0)" office:value-type="percentage" office:value="0">
            <text:p>#NOMBRE?</text:p>
          </table:table-cell>
          <table:table-cell table:style-name="ce1108" table:formula="of:=[.T56]*[.V56]" office:value-type="float" office:value="5950">
            <text:p>5,950.00</text:p>
          </table:table-cell>
          <table:table-cell table:style-name="ce1114" table:formula="of:=iferror(([.Y56]-[.L56])/[.Y56];0)" office:value-type="percentage" office:value="0">
            <text:p>#NOMBRE?</text:p>
          </table:table-cell>
          <table:table-cell table:number-columns-repeated="998"/>
        </table:table-row>
        <table:table-row table:style-name="ro21">
          <table:table-cell table:style-name="ce866"/>
          <table:table-cell table:style-name="ce873" table:formula="of:=IF([.C57]=[.C56];[.B56]+1;1)" office:value-type="float" office:value="5">
            <text:p>5</text:p>
          </table:table-cell>
          <table:table-cell table:style-name="ce868" office:value-type="string">
            <text:p>Nazca</text:p>
          </table:table-cell>
          <table:table-cell table:style-name="ce872" table:formula="of:=1+[.D56]" office:value-type="float" office:value="50">
            <text:p>50</text:p>
          </table:table-cell>
          <table:table-cell table:style-name="ce873" table:formula="of:=IF([.B58]=1;[.B57];[.E58])" office:value-type="float" office:value="8">
            <text:p>8</text:p>
          </table:table-cell>
          <table:table-cell table:style-name="ce885" office:value-type="string">
            <text:p>Baja</text:p>
          </table:table-cell>
          <table:table-cell table:style-name="ce893" office:value-type="string">
            <text:p>Algodón</text:p>
          </table:table-cell>
          <table:table-cell table:style-name="ce909" office:value-type="float" office:value="100">
            <text:p>100</text:p>
          </table:table-cell>
          <table:table-cell table:style-name="ce927" office:value-type="string">
            <text:p>Agosto - Octubre</text:p>
          </table:table-cell>
          <table:table-cell table:style-name="ce938" office:value-type="string">
            <text:p>Enero - Junio</text:p>
          </table:table-cell>
          <table:table-cell table:style-name="ce952" office:value-type="float" office:value="6000">
            <text:p>6,000</text:p>
          </table:table-cell>
          <table:table-cell table:style-name="ce966" office:value-type="float" office:value="6000">
            <text:p>6,000</text:p>
          </table:table-cell>
          <table:table-cell table:style-name="ce952" office:value-type="float" office:value="60">
            <text:p>60</text:p>
          </table:table-cell>
          <table:table-cell table:style-name="ce966" office:value-type="float" office:value="60">
            <text:p>60</text:p>
          </table:table-cell>
          <table:table-cell table:style-name="ce993" office:value-type="string">
            <text:p>Qq</text:p>
          </table:table-cell>
          <table:table-cell table:style-name="ce1009" office:value-type="float" office:value="120">
            <text:p>120.00</text:p>
          </table:table-cell>
          <table:table-cell table:style-name="ce1009" office:value-type="string">
            <text:p>-</text:p>
          </table:table-cell>
          <table:table-cell table:style-name="ce1040" office:value-type="float" office:value="110">
            <text:p>110.00</text:p>
          </table:table-cell>
          <table:table-cell table:style-name="ce1015" office:value-type="string">
            <text:p>Ene.</text:p>
          </table:table-cell>
          <table:table-cell table:style-name="ce1063" office:value-type="float" office:value="100">
            <text:p>100.00</text:p>
          </table:table-cell>
          <table:table-cell table:style-name="ce1089" office:value-type="string">
            <text:p>Dic.</text:p>
          </table:table-cell>
          <table:table-cell table:style-name="ce1104" table:formula="of:=SUM([.M57:.N57])/2" office:value-type="float" office:value="60">
            <text:p>60.00</text:p>
          </table:table-cell>
          <table:table-cell table:style-name="ce1108" table:formula="of:=[.R57]*[.V57]" office:value-type="float" office:value="6600">
            <text:p>6,600.00</text:p>
          </table:table-cell>
          <table:table-cell table:style-name="ce1111" table:formula="of:=iferror(([.W57]-[.K57])/[.W57];0)" office:value-type="percentage" office:value="0">
            <text:p>#NOMBRE?</text:p>
          </table:table-cell>
          <table:table-cell table:style-name="ce1108" table:formula="of:=[.T57]*[.V57]" office:value-type="float" office:value="6000">
            <text:p>6,000.00</text:p>
          </table:table-cell>
          <table:table-cell table:style-name="ce1114" table:formula="of:=iferror(([.Y57]-[.L57])/[.Y57];0)" office:value-type="percentage" office:value="0">
            <text:p>#NOMBRE?</text:p>
          </table:table-cell>
          <table:table-cell table:number-columns-repeated="998"/>
        </table:table-row>
        <table:table-row table:style-name="ro21">
          <table:table-cell table:style-name="ce866"/>
          <table:table-cell table:style-name="ce873" table:formula="of:=IF([.C58]=[.C57];[.B57]+1;1)" office:value-type="float" office:value="6">
            <text:p>6</text:p>
          </table:table-cell>
          <table:table-cell table:style-name="ce868" office:value-type="string">
            <text:p>Nazca</text:p>
          </table:table-cell>
          <table:table-cell table:style-name="ce872" table:formula="of:=1+[.D57]" office:value-type="float" office:value="51">
            <text:p>51</text:p>
          </table:table-cell>
          <table:table-cell table:style-name="ce873" table:formula="of:=IF([.B59]=1;[.B58];[.E59])" office:value-type="float" office:value="8">
            <text:p>8</text:p>
          </table:table-cell>
          <table:table-cell table:style-name="ce885" office:value-type="string">
            <text:p>Baja</text:p>
          </table:table-cell>
          <table:table-cell table:style-name="ce893" office:value-type="string">
            <text:p>Pallar</text:p>
          </table:table-cell>
          <table:table-cell table:style-name="ce909" office:value-type="float" office:value="300">
            <text:p>300</text:p>
          </table:table-cell>
          <table:table-cell table:style-name="ce927" office:value-type="string">
            <text:p>Enero - Marzo</text:p>
          </table:table-cell>
          <table:table-cell table:style-name="ce938" office:value-type="string">
            <text:p>Agosto - Noviembre</text:p>
          </table:table-cell>
          <table:table-cell table:style-name="ce952" office:value-type="float" office:value="5000">
            <text:p>5,000</text:p>
          </table:table-cell>
          <table:table-cell table:style-name="ce966" office:value-type="float" office:value="6500">
            <text:p>6,500</text:p>
          </table:table-cell>
          <table:table-cell table:style-name="ce952" office:value-type="float" office:value="3000">
            <text:p>3,000</text:p>
          </table:table-cell>
          <table:table-cell table:style-name="ce966" office:value-type="float" office:value="3000">
            <text:p>3,000</text:p>
          </table:table-cell>
          <table:table-cell table:style-name="ce993" office:value-type="string">
            <text:p>kg</text:p>
          </table:table-cell>
          <table:table-cell table:style-name="ce1009" office:value-type="float" office:value="3.8">
            <text:p>3.80</text:p>
          </table:table-cell>
          <table:table-cell table:style-name="ce1009" office:value-type="float" office:value="4.5">
            <text:p>4.50</text:p>
          </table:table-cell>
          <table:table-cell table:style-name="ce1040" office:value-type="float" office:value="3">
            <text:p>3.0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8:.N58])/2" office:value-type="float" office:value="3000">
            <text:p>3000.00</text:p>
          </table:table-cell>
          <table:table-cell table:style-name="ce1108" table:formula="of:=[.R58]*[.V58]" office:value-type="float" office:value="9000">
            <text:p>9,000.00</text:p>
          </table:table-cell>
          <table:table-cell table:style-name="ce1111" table:formula="of:=iferror(([.W58]-[.K58])/[.W58];0)" office:value-type="percentage" office:value="0">
            <text:p>#NOMBRE?</text:p>
          </table:table-cell>
          <table:table-cell table:style-name="ce1108" table:formula="of:=[.T58]*[.V58]" office:value-type="float" office:value="1500">
            <text:p>1,500.00</text:p>
          </table:table-cell>
          <table:table-cell table:style-name="ce1114" table:formula="of:=iferror(([.Y58]-[.L58])/[.Y58];0)" office:value-type="percentage" office:value="0">
            <text:p>#NOMBRE?</text:p>
          </table:table-cell>
          <table:table-cell table:number-columns-repeated="998"/>
        </table:table-row>
        <table:table-row table:style-name="ro21">
          <table:table-cell table:style-name="ce866"/>
          <table:table-cell table:style-name="ce873" table:formula="of:=IF([.C59]=[.C58];[.B58]+1;1)" office:value-type="float" office:value="7">
            <text:p>7</text:p>
          </table:table-cell>
          <table:table-cell table:style-name="ce868" office:value-type="string">
            <text:p>Nazca</text:p>
          </table:table-cell>
          <table:table-cell table:style-name="ce872" table:formula="of:=1+[.D58]" office:value-type="float" office:value="52">
            <text:p>52</text:p>
          </table:table-cell>
          <table:table-cell table:style-name="ce873" table:formula="of:=IF([.B60]=1;[.B59];[.E60])" office:value-type="float" office:value="8">
            <text:p>8</text:p>
          </table:table-cell>
          <table:table-cell table:style-name="ce885" office:value-type="string">
            <text:p>Baja</text:p>
          </table:table-cell>
          <table:table-cell table:style-name="ce893" office:value-type="string">
            <text:p>Garbanzo</text:p>
          </table:table-cell>
          <table:table-cell table:style-name="ce909" office:value-type="float" office:value="150">
            <text:p>150</text:p>
          </table:table-cell>
          <table:table-cell table:style-name="ce927" office:value-type="string">
            <text:p>Abril - Mayo</text:p>
          </table:table-cell>
          <table:table-cell table:style-name="ce938" office:value-type="string">
            <text:p>Setiembre - Octubre</text:p>
          </table:table-cell>
          <table:table-cell table:style-name="ce952" office:value-type="float" office:value="4500">
            <text:p>4,500</text:p>
          </table:table-cell>
          <table:table-cell table:style-name="ce966" office:value-type="float" office:value="4500">
            <text:p>4,5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3.9">
            <text:p>3.90</text:p>
          </table:table-cell>
          <table:table-cell table:style-name="ce1009" office:value-type="float" office:value="5">
            <text:p>5.00</text:p>
          </table:table-cell>
          <table:table-cell table:style-name="ce1040" office:value-type="float" office:value="3.5">
            <text:p>3.5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9:.N59])/2" office:value-type="float" office:value="2350">
            <text:p>2350.00</text:p>
          </table:table-cell>
          <table:table-cell table:style-name="ce1108" table:formula="of:=[.R59]*[.V59]" office:value-type="float" office:value="8225">
            <text:p>8,225.00</text:p>
          </table:table-cell>
          <table:table-cell table:style-name="ce1111" table:formula="of:=iferror(([.W59]-[.K59])/[.W59];0)" office:value-type="percentage" office:value="0">
            <text:p>#NOMBRE?</text:p>
          </table:table-cell>
          <table:table-cell table:style-name="ce1108" table:formula="of:=[.T59]*[.V59]" office:value-type="float" office:value="1175">
            <text:p>1,175.00</text:p>
          </table:table-cell>
          <table:table-cell table:style-name="ce1114" table:formula="of:=iferror(([.Y59]-[.L59])/[.Y59];0)" office:value-type="percentage" office:value="0">
            <text:p>#NOMBRE?</text:p>
          </table:table-cell>
          <table:table-cell table:number-columns-repeated="998"/>
        </table:table-row>
        <table:table-row table:style-name="ro21">
          <table:table-cell table:style-name="ce866"/>
          <table:table-cell table:style-name="ce873" table:formula="of:=IF([.C60]=[.C59];[.B59]+1;1)" office:value-type="float" office:value="8">
            <text:p>8</text:p>
          </table:table-cell>
          <table:table-cell table:style-name="ce868" office:value-type="string">
            <text:p>Nazca</text:p>
          </table:table-cell>
          <table:table-cell table:style-name="ce872" table:formula="of:=1+[.D59]" office:value-type="float" office:value="53">
            <text:p>53</text:p>
          </table:table-cell>
          <table:table-cell table:style-name="ce873" table:formula="of:=IF([.B61]=1;[.B60];[.E61])" office:value-type="float" office:value="8">
            <text:p>8</text:p>
          </table:table-cell>
          <table:table-cell table:style-name="ce886" office:value-type="string">
            <text:p>Baja</text:p>
          </table:table-cell>
          <table:table-cell table:style-name="ce896" office:value-type="string">
            <text:p>Cebolla</text:p>
          </table:table-cell>
          <table:table-cell table:style-name="ce910" office:value-type="float" office:value="300">
            <text:p>300</text:p>
          </table:table-cell>
          <table:table-cell table:style-name="ce930" office:value-type="string">
            <text:p>Enero - Febrero</text:p>
          </table:table-cell>
          <table:table-cell table:style-name="ce941" office:value-type="string">
            <text:p>Mayo - Junio</text:p>
          </table:table-cell>
          <table:table-cell table:style-name="ce953" office:value-type="float" office:value="10500">
            <text:p>10,500</text:p>
          </table:table-cell>
          <table:table-cell table:style-name="ce967" office:value-type="float" office:value="10500">
            <text:p>10,500</text:p>
          </table:table-cell>
          <table:table-cell table:style-name="ce953" office:value-type="float" office:value="35000">
            <text:p>35,000</text:p>
          </table:table-cell>
          <table:table-cell table:style-name="ce967" office:value-type="float" office:value="32000">
            <text:p>32,000</text:p>
          </table:table-cell>
          <table:table-cell table:style-name="ce999"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n.</text:p>
          </table:table-cell>
          <table:table-cell table:style-name="ce1075" office:value-type="float" office:value="0.5">
            <text:p>0.50</text:p>
          </table:table-cell>
          <table:table-cell table:style-name="ce1094" office:value-type="string">
            <text:p>Dic.</text:p>
          </table:table-cell>
          <table:table-cell table:style-name="ce1104" table:formula="of:=SUM([.M60:.N60])/2" office:value-type="float" office:value="33500">
            <text:p>33500.00</text:p>
          </table:table-cell>
          <table:table-cell table:style-name="ce1108" table:formula="of:=[.R60]*[.V60]" office:value-type="float" office:value="16750">
            <text:p>16,750.00</text:p>
          </table:table-cell>
          <table:table-cell table:style-name="ce1111" table:formula="of:=iferror(([.W60]-[.K60])/[.W60];0)" office:value-type="percentage" office:value="0">
            <text:p>#NOMBRE?</text:p>
          </table:table-cell>
          <table:table-cell table:style-name="ce1108" table:formula="of:=[.T60]*[.V60]" office:value-type="float" office:value="16750">
            <text:p>16,750.00</text:p>
          </table:table-cell>
          <table:table-cell table:style-name="ce1114" table:formula="of:=iferror(([.Y60]-[.L60])/[.Y60];0)" office:value-type="percentage" office:value="0">
            <text:p>#NOMBRE?</text:p>
          </table:table-cell>
          <table:table-cell table:number-columns-repeated="998"/>
        </table:table-row>
        <table:table-row table:style-name="ro21">
          <table:table-cell table:style-name="ce866"/>
          <table:table-cell table:style-name="ce873" table:formula="of:=IF([.C61]=[.C60];[.B60]+1;1)" office:value-type="float" office:value="1">
            <text:p>1</text:p>
          </table:table-cell>
          <table:table-cell table:style-name="ce868" office:value-type="string">
            <text:p>Acari</text:p>
          </table:table-cell>
          <table:table-cell table:style-name="ce872" table:formula="of:=1+[.D60]" office:value-type="float" office:value="54">
            <text:p>54</text:p>
          </table:table-cell>
          <table:table-cell table:style-name="ce873" table:formula="of:=IF([.B62]=1;[.B61];[.E62])" office:value-type="float" office:value="5">
            <text:p>5</text:p>
          </table:table-cell>
          <table:table-cell table:style-name="ce883" office:value-type="string">
            <text:p>Alta</text:p>
          </table:table-cell>
          <table:table-cell table:style-name="ce891" office:value-type="string">
            <text:p>Olivo</text:p>
          </table:table-cell>
          <table:table-cell table:style-name="ce915" office:value-type="float" office:value="0">
            <text:p>0</text:p>
          </table:table-cell>
          <table:table-cell table:style-name="ce925" office:value-type="string">
            <text:p>Julio - Agosto</text:p>
          </table:table-cell>
          <table:table-cell table:style-name="ce936" office:value-type="string">
            <text:p>Mayo - Junio</text:p>
          </table:table-cell>
          <table:table-cell table:style-name="ce956" office:value-type="float" office:value="9000">
            <text:p>9,000</text:p>
          </table:table-cell>
          <table:table-cell table:style-name="ce970"/>
          <table:table-cell table:style-name="ce956" office:value-type="float" office:value="8000">
            <text:p>8,000</text:p>
          </table:table-cell>
          <table:table-cell table:style-name="ce970"/>
          <table:table-cell table:style-name="ce916" office:value-type="string">
            <text:p>kg</text:p>
          </table:table-cell>
          <table:table-cell table:style-name="ce1016" office:value-type="float" office:value="1.75">
            <text:p>1.75</text:p>
          </table:table-cell>
          <table:table-cell table:style-name="ce1016" office:value-type="string">
            <text:p>-</text:p>
          </table:table-cell>
          <table:table-cell table:style-name="ce1048" office:value-type="float" office:value="1.8">
            <text:p>1.80</text:p>
          </table:table-cell>
          <table:table-cell table:style-name="ce1016" office:value-type="string">
            <text:p>Jun.-Ene.</text:p>
          </table:table-cell>
          <table:table-cell table:style-name="ce1072" office:value-type="float" office:value="0.5">
            <text:p>0.50</text:p>
          </table:table-cell>
          <table:table-cell table:style-name="ce1091" office:value-type="string">
            <text:p>Feb-May</text:p>
          </table:table-cell>
          <table:table-cell table:style-name="ce1104" table:formula="of:=SUM([.M61:.N61])/2" office:value-type="float" office:value="4000">
            <text:p>4000.00</text:p>
          </table:table-cell>
          <table:table-cell table:style-name="ce1108" table:formula="of:=[.R61]*[.V61]" office:value-type="float" office:value="7200">
            <text:p>7,200.00</text:p>
          </table:table-cell>
          <table:table-cell table:style-name="ce1111" table:formula="of:=iferror(([.W61]-[.K61])/[.W61];0)" office:value-type="percentage" office:value="0">
            <text:p>#NOMBRE?</text:p>
          </table:table-cell>
          <table:table-cell table:style-name="ce1108" table:formula="of:=[.T61]*[.V61]" office:value-type="float" office:value="2000">
            <text:p>2,000.00</text:p>
          </table:table-cell>
          <table:table-cell table:style-name="ce1114" table:formula="of:=iferror(([.Y61]-[.L61])/[.Y61];0)" office:value-type="percentage" office:value="0">
            <text:p>#NOMBRE?</text:p>
          </table:table-cell>
          <table:table-cell table:number-columns-repeated="998"/>
        </table:table-row>
        <table:table-row table:style-name="ro21">
          <table:table-cell table:style-name="ce866"/>
          <table:table-cell table:style-name="ce873" table:formula="of:=IF([.C62]=[.C61];[.B61]+1;1)" office:value-type="float" office:value="2">
            <text:p>2</text:p>
          </table:table-cell>
          <table:table-cell table:style-name="ce868" office:value-type="string">
            <text:p>Acari</text:p>
          </table:table-cell>
          <table:table-cell table:style-name="ce872" table:formula="of:=1+[.D61]" office:value-type="float" office:value="55">
            <text:p>55</text:p>
          </table:table-cell>
          <table:table-cell table:style-name="ce873" table:formula="of:=IF([.B63]=1;[.B62];[.E63])" office:value-type="float" office:value="5">
            <text:p>5</text:p>
          </table:table-cell>
          <table:table-cell table:style-name="ce885" office:value-type="string">
            <text:p>Media</text:p>
          </table:table-cell>
          <table:table-cell table:style-name="ce893" office:value-type="string">
            <text:p>Maíz Amarillo</text:p>
          </table:table-cell>
          <table:table-cell table:style-name="ce912" office:value-type="float" office:value="0">
            <text:p>0</text:p>
          </table:table-cell>
          <table:table-cell table:style-name="ce927" office:value-type="string">
            <text:p>Todo el año</text:p>
          </table:table-cell>
          <table:table-cell table:style-name="ce938" office:value-type="string">
            <text:p>Todo el año</text:p>
          </table:table-cell>
          <table:table-cell table:style-name="ce952" office:value-type="float" office:value="5925">
            <text:p>5,925</text:p>
          </table:table-cell>
          <table:table-cell table:style-name="ce966"/>
          <table:table-cell table:style-name="ce952" office:value-type="float" office:value="9000">
            <text:p>9,000</text:p>
          </table:table-cell>
          <table:table-cell table:style-name="ce966"/>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6" office:value-type="float" office:value="0.9">
            <text:p>0.9</text:p>
          </table:table-cell>
          <table:table-cell table:style-name="ce1015" office:value-type="string">
            <text:p>Set.</text:p>
          </table:table-cell>
          <table:table-cell table:style-name="ce1063" office:value-type="float" office:value="0.5">
            <text:p>0.50</text:p>
          </table:table-cell>
          <table:table-cell table:style-name="ce1089" office:value-type="string">
            <text:p>Ene.</text:p>
          </table:table-cell>
          <table:table-cell table:style-name="ce1104" table:formula="of:=SUM([.M62:.N62])/2" office:value-type="float" office:value="4500">
            <text:p>4500.00</text:p>
          </table:table-cell>
          <table:table-cell table:style-name="ce1108" table:formula="of:=[.R62]*[.V62]" office:value-type="float" office:value="4050">
            <text:p>4,050.00</text:p>
          </table:table-cell>
          <table:table-cell table:style-name="ce1111" table:formula="of:=iferror(([.W62]-[.K62])/[.W62];0)" office:value-type="percentage" office:value="0">
            <text:p>#NOMBRE?</text:p>
          </table:table-cell>
          <table:table-cell table:style-name="ce1108" table:formula="of:=[.T62]*[.V62]" office:value-type="float" office:value="2250">
            <text:p>2,250.00</text:p>
          </table:table-cell>
          <table:table-cell table:style-name="ce1114" table:formula="of:=iferror(([.Y62]-[.L62])/[.Y62];0)" office:value-type="percentage" office:value="0">
            <text:p>#NOMBRE?</text:p>
          </table:table-cell>
          <table:table-cell table:number-columns-repeated="998"/>
        </table:table-row>
        <table:table-row table:style-name="ro21">
          <table:table-cell table:style-name="ce866"/>
          <table:table-cell table:style-name="ce873" table:formula="of:=IF([.C63]=[.C62];[.B62]+1;1)" office:value-type="float" office:value="3">
            <text:p>3</text:p>
          </table:table-cell>
          <table:table-cell table:style-name="ce868" office:value-type="string">
            <text:p>Acari</text:p>
          </table:table-cell>
          <table:table-cell table:style-name="ce872" table:formula="of:=1+[.D62]" office:value-type="float" office:value="56">
            <text:p>56</text:p>
          </table:table-cell>
          <table:table-cell table:style-name="ce873" table:formula="of:=IF([.B64]=1;[.B63];[.E64])" office:value-type="float" office:value="5">
            <text:p>5</text:p>
          </table:table-cell>
          <table:table-cell table:style-name="ce885" office:value-type="string">
            <text:p>Baja</text:p>
          </table:table-cell>
          <table:table-cell table:style-name="ce894" office:value-type="string">
            <text:p>Papa</text:p>
          </table:table-cell>
          <table:table-cell table:style-name="ce912" office:value-type="float" office:value="0">
            <text:p>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13500">
            <text:p>13,500</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65">
            <text:p>0.65</text:p>
          </table:table-cell>
          <table:table-cell table:style-name="ce1010" office:value-type="float" office:value="1.2">
            <text:p>1.20</text:p>
          </table:table-cell>
          <table:table-cell table:style-name="ce1041" office:value-type="float" office:value="0.53">
            <text:p>0.53</text:p>
          </table:table-cell>
          <table:table-cell table:style-name="ce1010" office:value-type="string">
            <text:p>Set.</text:p>
          </table:table-cell>
          <table:table-cell table:style-name="ce1064" office:value-type="float" office:value="0.5">
            <text:p>0.50</text:p>
          </table:table-cell>
          <table:table-cell table:style-name="ce1084" office:value-type="string">
            <text:p>Ago.</text:p>
          </table:table-cell>
          <table:table-cell table:style-name="ce1104" table:formula="of:=SUM([.M63:.N63])/2" office:value-type="float" office:value="16500">
            <text:p>16500.00</text:p>
          </table:table-cell>
          <table:table-cell table:style-name="ce1108" table:formula="of:=[.R63]*[.V63]" office:value-type="float" office:value="8745">
            <text:p>8,745.00</text:p>
          </table:table-cell>
          <table:table-cell table:style-name="ce1111" table:formula="of:=iferror(([.W63]-[.K63])/[.W63];0)" office:value-type="percentage" office:value="0">
            <text:p>#NOMBRE?</text:p>
          </table:table-cell>
          <table:table-cell table:style-name="ce1108" table:formula="of:=[.T63]*[.V63]" office:value-type="float" office:value="8250">
            <text:p>8,250.00</text:p>
          </table:table-cell>
          <table:table-cell table:style-name="ce1114" table:formula="of:=iferror(([.Y63]-[.L63])/[.Y63];0)" office:value-type="percentage" office:value="0">
            <text:p>#NOMBRE?</text:p>
          </table:table-cell>
          <table:table-cell table:number-columns-repeated="998"/>
        </table:table-row>
        <table:table-row table:style-name="ro21">
          <table:table-cell table:style-name="ce866"/>
          <table:table-cell table:style-name="ce873" table:formula="of:=IF([.C64]=[.C63];[.B63]+1;1)" office:value-type="float" office:value="4">
            <text:p>4</text:p>
          </table:table-cell>
          <table:table-cell table:style-name="ce868" office:value-type="string">
            <text:p>Acari</text:p>
          </table:table-cell>
          <table:table-cell table:style-name="ce872" table:formula="of:=1+[.D63]" office:value-type="float" office:value="57">
            <text:p>57</text:p>
          </table:table-cell>
          <table:table-cell table:style-name="ce873" table:formula="of:=IF([.B65]=1;[.B64];[.E65])" office:value-type="float" office:value="5">
            <text:p>5</text:p>
          </table:table-cell>
          <table:table-cell table:style-name="ce885" office:value-type="string">
            <text:p>Baja</text:p>
          </table:table-cell>
          <table:table-cell table:style-name="ce894" office:value-type="string">
            <text:p>Cebolla</text:p>
          </table:table-cell>
          <table:table-cell table:style-name="ce912" office:value-type="float" office:value="0">
            <text:p>0</text:p>
          </table:table-cell>
          <table:table-cell table:style-name="ce928" office:value-type="string">
            <text:p>Enero-Febrero</text:p>
          </table:table-cell>
          <table:table-cell table:style-name="ce939" office:value-type="string">
            <text:p>Junio - Julio:Alta (todo el año)</text:p>
          </table:table-cell>
          <table:table-cell table:style-name="ce952" office:value-type="float" office:value="10474">
            <text:p>10,474</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5">
            <text:p>0.50</text:p>
          </table:table-cell>
          <table:table-cell table:style-name="ce1010" office:value-type="float" office:value="0.6">
            <text:p>0.60</text:p>
          </table:table-cell>
          <table:table-cell table:style-name="ce1041" office:value-type="float" office:value="0.5">
            <text:p>0.50</text:p>
          </table:table-cell>
          <table:table-cell table:style-name="ce1010" office:value-type="string">
            <text:p>Jun.</text:p>
          </table:table-cell>
          <table:table-cell table:style-name="ce1064" office:value-type="float" office:value="0.4">
            <text:p>0.40</text:p>
          </table:table-cell>
          <table:table-cell table:style-name="ce1084" office:value-type="string">
            <text:p>Dic.</text:p>
          </table:table-cell>
          <table:table-cell table:style-name="ce1104" table:formula="of:=SUM([.M64:.N64])/2" office:value-type="float" office:value="16500">
            <text:p>16500.00</text:p>
          </table:table-cell>
          <table:table-cell table:style-name="ce1108" table:formula="of:=[.R64]*[.V64]" office:value-type="float" office:value="8250">
            <text:p>8,250.00</text:p>
          </table:table-cell>
          <table:table-cell table:style-name="ce1111" table:formula="of:=iferror(([.W64]-[.K64])/[.W64];0)" office:value-type="percentage" office:value="0">
            <text:p>#NOMBRE?</text:p>
          </table:table-cell>
          <table:table-cell table:style-name="ce1108" table:formula="of:=[.T64]*[.V64]" office:value-type="float" office:value="6600">
            <text:p>6,600.00</text:p>
          </table:table-cell>
          <table:table-cell table:style-name="ce1114" table:formula="of:=iferror(([.Y64]-[.L64])/[.Y64];0)" office:value-type="percentage" office:value="0">
            <text:p>#NOMBRE?</text:p>
          </table:table-cell>
          <table:table-cell table:number-columns-repeated="998"/>
        </table:table-row>
        <table:table-row table:style-name="ro21">
          <table:table-cell table:style-name="ce866"/>
          <table:table-cell table:style-name="ce873" table:formula="of:=IF([.C65]=[.C64];[.B64]+1;1)" office:value-type="float" office:value="5">
            <text:p>5</text:p>
          </table:table-cell>
          <table:table-cell table:style-name="ce868" office:value-type="string">
            <text:p>Acari</text:p>
          </table:table-cell>
          <table:table-cell table:style-name="ce872" table:formula="of:=1+[.D64]" office:value-type="float" office:value="58">
            <text:p>58</text:p>
          </table:table-cell>
          <table:table-cell table:style-name="ce873" table:formula="of:=IF([.B66]=1;[.B65];[.E66])" office:value-type="float" office:value="5">
            <text:p>5</text:p>
          </table:table-cell>
          <table:table-cell table:style-name="ce886" office:value-type="string">
            <text:p>Baja</text:p>
          </table:table-cell>
          <table:table-cell table:style-name="ce895" office:value-type="string">
            <text:p>Frijol</text:p>
          </table:table-cell>
          <table:table-cell table:style-name="ce913" office:value-type="float" office:value="0">
            <text:p>0</text:p>
          </table:table-cell>
          <table:table-cell table:style-name="ce929" office:value-type="string">
            <text:p>Febrero - Marzo</text:p>
          </table:table-cell>
          <table:table-cell table:style-name="ce940" office:value-type="string">
            <text:p>Julio - Setiembre</text:p>
          </table:table-cell>
          <table:table-cell table:style-name="ce953" office:value-type="float" office:value="5400">
            <text:p>5,400</text:p>
          </table:table-cell>
          <table:table-cell table:style-name="ce967"/>
          <table:table-cell table:style-name="ce953" office:value-type="float" office:value="2500">
            <text:p>2,500</text:p>
          </table:table-cell>
          <table:table-cell table:style-name="ce967"/>
          <table:table-cell table:style-name="ce995" office:value-type="string">
            <text:p>kg</text:p>
          </table:table-cell>
          <table:table-cell table:style-name="ce1011" office:value-type="float" office:value="4.1">
            <text:p>4.10</text:p>
          </table:table-cell>
          <table:table-cell table:style-name="ce1011" office:value-type="float" office:value="5">
            <text:p>5.00</text:p>
          </table:table-cell>
          <table:table-cell table:style-name="ce1042" office:value-type="float" office:value="3.8">
            <text:p>3.80</text:p>
          </table:table-cell>
          <table:table-cell table:style-name="ce1058" office:value-type="string">
            <text:p>Oct.</text:p>
          </table:table-cell>
          <table:table-cell table:style-name="ce1065" office:value-type="float" office:value="4">
            <text:p>4.00</text:p>
          </table:table-cell>
          <table:table-cell table:style-name="ce1090" office:value-type="string">
            <text:p>Ene.</text:p>
          </table:table-cell>
          <table:table-cell table:style-name="ce1104" table:formula="of:=SUM([.M65:.N65])/2" office:value-type="float" office:value="1250">
            <text:p>1250.00</text:p>
          </table:table-cell>
          <table:table-cell table:style-name="ce1108" table:formula="of:=[.R65]*[.V65]" office:value-type="float" office:value="4750">
            <text:p>4,750.00</text:p>
          </table:table-cell>
          <table:table-cell table:style-name="ce1111" table:formula="of:=iferror(([.W65]-[.K65])/[.W65];0)" office:value-type="percentage" office:value="0">
            <text:p>#NOMBRE?</text:p>
          </table:table-cell>
          <table:table-cell table:style-name="ce1108" table:formula="of:=[.T65]*[.V65]" office:value-type="float" office:value="5000">
            <text:p>5,000.00</text:p>
          </table:table-cell>
          <table:table-cell table:style-name="ce1114" table:formula="of:=iferror(([.Y65]-[.L65])/[.Y65];0)" office:value-type="percentage" office:value="0">
            <text:p>#NOMBRE?</text:p>
          </table:table-cell>
          <table:table-cell table:number-columns-repeated="998"/>
        </table:table-row>
        <table:table-row table:style-name="ro21">
          <table:table-cell table:style-name="ce866"/>
          <table:table-cell table:style-name="ce873" table:formula="of:=IF([.C66]=[.C65];[.B65]+1;1)" office:value-type="float" office:value="1">
            <text:p>1</text:p>
          </table:table-cell>
          <table:table-cell table:style-name="ce868" office:value-type="string">
            <text:p>Camana</text:p>
          </table:table-cell>
          <table:table-cell table:style-name="ce872" table:formula="of:=1+[.D65]" office:value-type="float" office:value="59">
            <text:p>59</text:p>
          </table:table-cell>
          <table:table-cell table:style-name="ce873" table:formula="of:=IF([.B67]=1;[.B66];[.E67])" office:value-type="float" office:value="3">
            <text:p>3</text:p>
          </table:table-cell>
          <table:table-cell table:style-name="ce883" office:value-type="string">
            <text:p>Alta</text:p>
          </table:table-cell>
          <table:table-cell table:style-name="ce891" office:value-type="string">
            <text:p>Arroz</text:p>
          </table:table-cell>
          <table:table-cell table:style-name="ce915" office:value-type="float" office:value="4107">
            <text:p>4,107</text:p>
          </table:table-cell>
          <table:table-cell table:style-name="ce925" office:value-type="string">
            <text:p>Agosto - Setiembre </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 - Mayo</text:p>
          </table:table-cell>
          <table:table-cell table:style-name="ce1072" office:value-type="float" office:value="1.2">
            <text:p>1.20</text:p>
          </table:table-cell>
          <table:table-cell table:style-name="ce1091" office:value-type="string">
            <text:p>Set - Octubre</text:p>
          </table:table-cell>
          <table:table-cell table:style-name="ce1104" table:formula="of:=SUM([.M66:.N66])/2" office:value-type="float" office:value="6500">
            <text:p>6500.00</text:p>
          </table:table-cell>
          <table:table-cell table:style-name="ce1108" table:formula="of:=[.R66]*[.V66]" office:value-type="float" office:value="7150">
            <text:p>7,150.00</text:p>
          </table:table-cell>
          <table:table-cell table:style-name="ce1111" table:formula="of:=iferror(([.W66]-[.K66])/[.W66];0)" office:value-type="percentage" office:value="0">
            <text:p>#NOMBRE?</text:p>
          </table:table-cell>
          <table:table-cell table:style-name="ce1108" table:formula="of:=[.T66]*[.V66]" office:value-type="float" office:value="7800">
            <text:p>7,800.00</text:p>
          </table:table-cell>
          <table:table-cell table:style-name="ce1114" table:formula="of:=iferror(([.Y66]-[.L66])/[.Y66];0)" office:value-type="percentage" office:value="0">
            <text:p>#NOMBRE?</text:p>
          </table:table-cell>
          <table:table-cell table:number-columns-repeated="998"/>
        </table:table-row>
        <table:table-row table:style-name="ro21">
          <table:table-cell table:style-name="ce866"/>
          <table:table-cell table:style-name="ce873" table:formula="of:=IF([.C67]=[.C66];[.B66]+1;1)" office:value-type="float" office:value="2">
            <text:p>2</text:p>
          </table:table-cell>
          <table:table-cell table:style-name="ce868" office:value-type="string">
            <text:p>Camana</text:p>
          </table:table-cell>
          <table:table-cell table:style-name="ce872" table:formula="of:=1+[.D66]" office:value-type="float" office:value="60">
            <text:p>60</text:p>
          </table:table-cell>
          <table:table-cell table:style-name="ce873" table:formula="of:=IF([.B68]=1;[.B67];[.E68])" office:value-type="float" office:value="3">
            <text:p>3</text:p>
          </table:table-cell>
          <table:table-cell table:style-name="ce885" office:value-type="string">
            <text:p>Baja</text:p>
          </table:table-cell>
          <table:table-cell table:style-name="ce893" office:value-type="string">
            <text:p>Frijol</text:p>
          </table:table-cell>
          <table:table-cell table:style-name="ce912" office:value-type="float" office:value="1848">
            <text:p>1,848</text:p>
          </table:table-cell>
          <table:table-cell table:style-name="ce927" office:value-type="string">
            <text:p>Abril - Mayo</text:p>
          </table:table-cell>
          <table:table-cell table:style-name="ce938" office:value-type="string">
            <text:p>Agosto-Setiembre</text:p>
          </table:table-cell>
          <table:table-cell table:style-name="ce954" office:value-type="float" office:value="5400">
            <text:p>5,400</text:p>
          </table:table-cell>
          <table:table-cell table:style-name="ce971"/>
          <table:table-cell table:style-name="ce954" office:value-type="float" office:value="3000">
            <text:p>3,000</text:p>
          </table:table-cell>
          <table:table-cell table:style-name="ce971"/>
          <table:table-cell table:style-name="ce997" office:value-type="string">
            <text:p>kg</text:p>
          </table:table-cell>
          <table:table-cell table:style-name="ce1018" office:value-type="float" office:value="4.2">
            <text:p>4.2</text:p>
          </table:table-cell>
          <table:table-cell table:style-name="ce1013" office:value-type="float" office:value="6.5">
            <text:p>6.50</text:p>
          </table:table-cell>
          <table:table-cell table:style-name="ce1044" office:value-type="float" office:value="3.8">
            <text:p>3.80</text:p>
          </table:table-cell>
          <table:table-cell table:style-name="ce1018" office:value-type="string">
            <text:p>Set.-Oct.</text:p>
          </table:table-cell>
          <table:table-cell table:style-name="ce1068" office:value-type="float" office:value="4">
            <text:p>4.00</text:p>
          </table:table-cell>
          <table:table-cell table:style-name="ce1087" office:value-type="string">
            <text:p>Dic.-Ene.</text:p>
          </table:table-cell>
          <table:table-cell table:style-name="ce1104" table:formula="of:=SUM([.M67:.N67])/2" office:value-type="float" office:value="1500">
            <text:p>1500.00</text:p>
          </table:table-cell>
          <table:table-cell table:style-name="ce1108" table:formula="of:=[.R67]*[.V67]" office:value-type="float" office:value="5700">
            <text:p>5,700.00</text:p>
          </table:table-cell>
          <table:table-cell table:style-name="ce1111" table:formula="of:=iferror(([.W67]-[.K67])/[.W67];0)" office:value-type="percentage" office:value="0">
            <text:p>#NOMBRE?</text:p>
          </table:table-cell>
          <table:table-cell table:style-name="ce1108" table:formula="of:=[.T67]*[.V67]" office:value-type="float" office:value="6000">
            <text:p>6,000.00</text:p>
          </table:table-cell>
          <table:table-cell table:style-name="ce1114" table:formula="of:=iferror(([.Y67]-[.L67])/[.Y67];0)" office:value-type="percentage" office:value="0">
            <text:p>#NOMBRE?</text:p>
          </table:table-cell>
          <table:table-cell table:number-columns-repeated="998"/>
        </table:table-row>
        <table:table-row table:style-name="ro21">
          <table:table-cell table:style-name="ce866"/>
          <table:table-cell table:style-name="ce873" table:formula="of:=IF([.C68]=[.C67];[.B67]+1;1)" office:value-type="float" office:value="3">
            <text:p>3</text:p>
          </table:table-cell>
          <table:table-cell table:style-name="ce868" office:value-type="string">
            <text:p>Camana</text:p>
          </table:table-cell>
          <table:table-cell table:style-name="ce872" table:formula="of:=1+[.D67]" office:value-type="float" office:value="61">
            <text:p>61</text:p>
          </table:table-cell>
          <table:table-cell table:style-name="ce873" table:formula="of:=IF([.B69]=1;[.B68];[.E69])" office:value-type="float" office:value="3">
            <text:p>3</text:p>
          </table:table-cell>
          <table:table-cell table:style-name="ce886" office:value-type="string">
            <text:p>Baja</text:p>
          </table:table-cell>
          <table:table-cell table:style-name="ce896" office:value-type="string">
            <text:p>Cebolla</text:p>
          </table:table-cell>
          <table:table-cell table:style-name="ce913" office:value-type="float" office:value="2259">
            <text:p>2,259</text:p>
          </table:table-cell>
          <table:table-cell table:style-name="ce930" office:value-type="string">
            <text:p>Marzo - Abril</text:p>
          </table:table-cell>
          <table:table-cell table:style-name="ce941" office:value-type="string">
            <text:p>Julio - Agosto</text:p>
          </table:table-cell>
          <table:table-cell table:style-name="ce955" office:value-type="float" office:value="13184">
            <text:p>13,184</text:p>
          </table:table-cell>
          <table:table-cell table:style-name="ce969"/>
          <table:table-cell table:style-name="ce955" office:value-type="float" office:value="45000">
            <text:p>45,000</text:p>
          </table:table-cell>
          <table:table-cell table:style-name="ce969"/>
          <table:table-cell table:style-name="ce917"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lio</text:p>
          </table:table-cell>
          <table:table-cell table:style-name="ce1075" office:value-type="float" office:value="0.4">
            <text:p>0.40</text:p>
          </table:table-cell>
          <table:table-cell table:style-name="ce1094" office:value-type="string">
            <text:p>Dic.</text:p>
          </table:table-cell>
          <table:table-cell table:style-name="ce1104" table:formula="of:=SUM([.M68:.N68])/2" office:value-type="float" office:value="22500">
            <text:p>22500.00</text:p>
          </table:table-cell>
          <table:table-cell table:style-name="ce1108" table:formula="of:=[.R68]*[.V68]" office:value-type="float" office:value="11250">
            <text:p>11,250.00</text:p>
          </table:table-cell>
          <table:table-cell table:style-name="ce1111" table:formula="of:=iferror(([.W68]-[.K68])/[.W68];0)" office:value-type="percentage" office:value="0">
            <text:p>#NOMBRE?</text:p>
          </table:table-cell>
          <table:table-cell table:style-name="ce1108" table:formula="of:=[.T68]*[.V68]" office:value-type="float" office:value="9000">
            <text:p>9,000.00</text:p>
          </table:table-cell>
          <table:table-cell table:style-name="ce1114" table:formula="of:=iferror(([.Y68]-[.L68])/[.Y68];0)" office:value-type="percentage" office:value="0">
            <text:p>#NOMBRE?</text:p>
          </table:table-cell>
          <table:table-cell table:number-columns-repeated="998"/>
        </table:table-row>
        <table:table-row table:style-name="ro21">
          <table:table-cell table:style-name="ce867"/>
          <table:table-cell table:style-name="ce873" table:formula="of:=IF([.C69]=[.C68];[.B68]+1;1)" office:value-type="float" office:value="1">
            <text:p>1</text:p>
          </table:table-cell>
          <table:table-cell table:style-name="ce865" office:value-type="string">
            <text:p>Ocoña</text:p>
          </table:table-cell>
          <table:table-cell table:style-name="ce872" table:formula="of:=1+[.D68]" office:value-type="float" office:value="62">
            <text:p>62</text:p>
          </table:table-cell>
          <table:table-cell table:style-name="ce873" table:formula="of:=IF([.B70]=1;[.B69];[.E70])" office:value-type="float" office:value="2">
            <text:p>2</text:p>
          </table:table-cell>
          <table:table-cell table:style-name="ce883" office:value-type="string">
            <text:p>Alta</text:p>
          </table:table-cell>
          <table:table-cell table:style-name="ce891" office:value-type="string">
            <text:p>Arroz</text:p>
          </table:table-cell>
          <table:table-cell table:style-name="ce915" office:value-type="float" office:value="1350">
            <text:p>1,350</text:p>
          </table:table-cell>
          <table:table-cell table:style-name="ce925" office:value-type="string">
            <text:p>Agosto - Setiembre</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il - Mayo</text:p>
          </table:table-cell>
          <table:table-cell table:style-name="ce1072" office:value-type="float" office:value="1.1">
            <text:p>1.10</text:p>
          </table:table-cell>
          <table:table-cell table:style-name="ce1091" office:value-type="string">
            <text:p>Set - Octubre</text:p>
          </table:table-cell>
          <table:table-cell table:style-name="ce1104" table:formula="of:=SUM([.M69:.N69])/2" office:value-type="float" office:value="6500">
            <text:p>6500.00</text:p>
          </table:table-cell>
          <table:table-cell table:style-name="ce1108" table:formula="of:=[.R69]*[.V69]" office:value-type="float" office:value="7150">
            <text:p>7,150.00</text:p>
          </table:table-cell>
          <table:table-cell table:style-name="ce1111" table:formula="of:=iferror(([.W69]-[.K69])/[.W69];0)" office:value-type="percentage" office:value="0">
            <text:p>#NOMBRE?</text:p>
          </table:table-cell>
          <table:table-cell table:style-name="ce1108" table:formula="of:=[.T69]*[.V69]" office:value-type="float" office:value="7150">
            <text:p>7,150.00</text:p>
          </table:table-cell>
          <table:table-cell table:style-name="ce1114" table:formula="of:=iferror(([.Y69]-[.L69])/[.Y69];0)" office:value-type="percentage" office:value="0">
            <text:p>#NOMBRE?</text:p>
          </table:table-cell>
          <table:table-cell table:number-columns-repeated="998"/>
        </table:table-row>
        <table:table-row table:style-name="ro21">
          <table:table-cell table:style-name="ce868" office:value-type="string">
            <text:p>ORIENTE</text:p>
          </table:table-cell>
          <table:table-cell table:style-name="ce873" table:formula="of:=IF([.C70]=[.C69];[.B69]+1;1)" office:value-type="float" office:value="2">
            <text:p>2</text:p>
          </table:table-cell>
          <table:table-cell table:style-name="ce865" office:value-type="string">
            <text:p>Ocoña</text:p>
          </table:table-cell>
          <table:table-cell table:style-name="ce872" table:formula="of:=1+[.D69]" office:value-type="float" office:value="63">
            <text:p>63</text:p>
          </table:table-cell>
          <table:table-cell table:style-name="ce873" table:formula="of:=IF([.B71]=1;[.B70];[.E71])" office:value-type="float" office:value="2">
            <text:p>2</text:p>
          </table:table-cell>
          <table:table-cell table:style-name="ce886" office:value-type="string">
            <text:p>Media</text:p>
          </table:table-cell>
          <table:table-cell table:style-name="ce895" office:value-type="string">
            <text:p>Frijol</text:p>
          </table:table-cell>
          <table:table-cell table:style-name="ce913" office:value-type="float" office:value="743">
            <text:p>743</text:p>
          </table:table-cell>
          <table:table-cell table:style-name="ce929" office:value-type="string">
            <text:p>Abril - Mayo</text:p>
          </table:table-cell>
          <table:table-cell table:style-name="ce940" office:value-type="string">
            <text:p>Agosto-Setiembre</text:p>
          </table:table-cell>
          <table:table-cell table:style-name="ce955" office:value-type="float" office:value="5400">
            <text:p>5,400</text:p>
          </table:table-cell>
          <table:table-cell table:style-name="ce969"/>
          <table:table-cell table:style-name="ce955" office:value-type="float" office:value="3000">
            <text:p>3,000</text:p>
          </table:table-cell>
          <table:table-cell table:style-name="ce969"/>
          <table:table-cell table:style-name="ce998" office:value-type="string">
            <text:p>kg</text:p>
          </table:table-cell>
          <table:table-cell table:style-name="ce1020" office:value-type="float" office:value="4.2">
            <text:p>4.2</text:p>
          </table:table-cell>
          <table:table-cell table:style-name="ce1017" office:value-type="float" office:value="6.5">
            <text:p>6.50</text:p>
          </table:table-cell>
          <table:table-cell table:style-name="ce1050" office:value-type="float" office:value="3.8">
            <text:p>3.80</text:p>
          </table:table-cell>
          <table:table-cell table:style-name="ce1020" office:value-type="string">
            <text:p>Set.-Oct.</text:p>
          </table:table-cell>
          <table:table-cell table:style-name="ce1073" office:value-type="float" office:value="4">
            <text:p>4.00</text:p>
          </table:table-cell>
          <table:table-cell table:style-name="ce1092" office:value-type="string">
            <text:p>Dic.-Ene.</text:p>
          </table:table-cell>
          <table:table-cell table:style-name="ce1104" table:formula="of:=SUM([.M70:.N70])/2" office:value-type="float" office:value="1500">
            <text:p>1500.00</text:p>
          </table:table-cell>
          <table:table-cell table:style-name="ce1108" table:formula="of:=[.R70]*[.V70]" office:value-type="float" office:value="5700">
            <text:p>5,700.00</text:p>
          </table:table-cell>
          <table:table-cell table:style-name="ce1111" table:formula="of:=iferror(([.W70]-[.K70])/[.W70];0)" office:value-type="percentage" office:value="0">
            <text:p>#NOMBRE?</text:p>
          </table:table-cell>
          <table:table-cell table:style-name="ce1108" table:formula="of:=[.T70]*[.V70]" office:value-type="float" office:value="6000">
            <text:p>6,000.00</text:p>
          </table:table-cell>
          <table:table-cell table:style-name="ce1114" table:formula="of:=iferror(([.Y70]-[.L70])/[.Y70];0)" office:value-type="percentage" office:value="0">
            <text:p>#NOMBRE?</text:p>
          </table:table-cell>
          <table:table-cell table:number-columns-repeated="998"/>
        </table:table-row>
        <table:table-row table:style-name="ro21">
          <table:table-cell table:style-name="ce869"/>
          <table:table-cell table:style-name="ce873" table:formula="of:=IF([.C71]=[.C70];[.B70]+1;1)" office:value-type="float" office:value="1">
            <text:p>1</text:p>
          </table:table-cell>
          <table:table-cell table:style-name="ce865" office:value-type="string">
            <text:p>Aguaytia</text:p>
          </table:table-cell>
          <table:table-cell table:style-name="ce872" table:formula="of:=1+[.D70]" office:value-type="float" office:value="64">
            <text:p>64</text:p>
          </table:table-cell>
          <table:table-cell table:style-name="ce873" table:formula="of:=IF([.B72]=1;[.B71];[.E72])" office:value-type="float" office:value="4">
            <text:p>4</text:p>
          </table:table-cell>
          <table:table-cell table:style-name="ce883" office:value-type="string">
            <text:p>Alta</text:p>
          </table:table-cell>
          <table:table-cell table:style-name="ce891" office:value-type="string">
            <text:p>Plátano</text:p>
          </table:table-cell>
          <table:table-cell table:style-name="ce915" office:value-type="float" office:value="1200">
            <text:p>1,200</text:p>
          </table:table-cell>
          <table:table-cell table:style-name="ce925" office:value-type="string">
            <text:p>Todo el año (Set.)</text:p>
          </table:table-cell>
          <table:table-cell table:style-name="ce936" office:value-type="string">
            <text:p>Todo el año (post.14-18 meses inst.)</text:p>
          </table:table-cell>
          <table:table-cell table:style-name="ce956" office:value-type="float" office:value="3700">
            <text:p>3,700</text:p>
          </table:table-cell>
          <table:table-cell table:style-name="ce970"/>
          <table:table-cell table:style-name="ce956" office:value-type="float" office:value="1000">
            <text:p>1,000</text:p>
          </table:table-cell>
          <table:table-cell table:style-name="ce970"/>
          <table:table-cell table:style-name="ce916"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8" office:value-type="float" office:value="5">
            <text:p>5.00</text:p>
          </table:table-cell>
          <table:table-cell table:style-name="ce1016"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4" table:formula="of:=SUM([.M71:.N71])/2" office:value-type="float" office:value="500">
            <text:p>500.00</text:p>
          </table:table-cell>
          <table:table-cell table:style-name="ce1108" table:formula="of:=[.R71]*[.V71]" office:value-type="float" office:value="2500">
            <text:p>2,500.00</text:p>
          </table:table-cell>
          <table:table-cell table:style-name="ce1111" table:formula="of:=iferror(([.W71]-[.K71])/[.W71];0)" office:value-type="percentage" office:value="0">
            <text:p>#NOMBRE?</text:p>
          </table:table-cell>
          <table:table-cell table:style-name="ce1108" table:formula="of:=[.T71]*[.V71]" office:value-type="float" office:value="3000">
            <text:p>3,000.00</text:p>
          </table:table-cell>
          <table:table-cell table:style-name="ce1114" table:formula="of:=iferror(([.Y71]-[.L71])/[.Y71];0)" office:value-type="percentage" office:value="0">
            <text:p>#NOMBRE?</text:p>
          </table:table-cell>
          <table:table-cell table:number-columns-repeated="998"/>
        </table:table-row>
        <table:table-row table:style-name="ro21">
          <table:table-cell table:style-name="ce869"/>
          <table:table-cell table:style-name="ce873" table:formula="of:=IF([.C72]=[.C71];[.B71]+1;1)" office:value-type="float" office:value="2">
            <text:p>2</text:p>
          </table:table-cell>
          <table:table-cell table:style-name="ce865" office:value-type="string">
            <text:p>Aguaytia</text:p>
          </table:table-cell>
          <table:table-cell table:style-name="ce872" table:formula="of:=1+[.D71]" office:value-type="float" office:value="65">
            <text:p>65</text:p>
          </table:table-cell>
          <table:table-cell table:style-name="ce873" table:formula="of:=IF([.B73]=1;[.B72];[.E73])" office:value-type="float" office:value="4">
            <text:p>4</text:p>
          </table:table-cell>
          <table:table-cell table:style-name="ce885" office:value-type="string">
            <text:p>Baja</text:p>
          </table:table-cell>
          <table:table-cell table:style-name="ce893" office:value-type="string">
            <text:p>Piña</text:p>
          </table:table-cell>
          <table:table-cell table:style-name="ce912" office:value-type="float" office:value="50">
            <text:p>50</text:p>
          </table:table-cell>
          <table:table-cell table:style-name="ce927" office:value-type="string">
            <text:p>Todo el año (julio)</text:p>
          </table:table-cell>
          <table:table-cell table:style-name="ce938" office:value-type="string">
            <text:p>18 meses (1era Jul/ 2do Set/ 3ra Nov-Dic. Ago)</text:p>
          </table:table-cell>
          <table:table-cell table:style-name="ce954" office:value-type="float" office:value="16000">
            <text:p>16,000</text:p>
          </table:table-cell>
          <table:table-cell table:style-name="ce972"/>
          <table:table-cell table:style-name="ce952" office:value-type="float" office:value="3750">
            <text:p>3,750</text:p>
          </table:table-cell>
          <table:table-cell table:style-name="ce984"/>
          <table:table-cell table:style-name="ce997" office:value-type="string">
            <text:p>Jabas</text:p>
          </table:table-cell>
          <table:table-cell table:style-name="ce1013" office:value-type="float" office:value="8">
            <text:p>8.00</text:p>
          </table:table-cell>
          <table:table-cell table:style-name="ce1013" office:value-type="float" office:value="8.2">
            <text:p>8.20</text:p>
          </table:table-cell>
          <table:table-cell table:style-name="ce1044" office:value-type="float" office:value="6">
            <text:p>6.00</text:p>
          </table:table-cell>
          <table:table-cell table:style-name="ce1018" office:value-type="string">
            <text:p>Todo el año</text:p>
          </table:table-cell>
          <table:table-cell table:style-name="ce1068" office:value-type="float" office:value="7">
            <text:p>7.00</text:p>
          </table:table-cell>
          <table:table-cell table:style-name="ce1087" office:value-type="string">
            <text:p>Todo el año</text:p>
          </table:table-cell>
          <table:table-cell table:style-name="ce1104" table:formula="of:=SUM([.M72:.N72])/2" office:value-type="float" office:value="1875">
            <text:p>1875.00</text:p>
          </table:table-cell>
          <table:table-cell table:style-name="ce1108" table:formula="of:=[.R72]*[.V72]" office:value-type="float" office:value="11250">
            <text:p>11,250.00</text:p>
          </table:table-cell>
          <table:table-cell table:style-name="ce1111" table:formula="of:=iferror(([.W72]-[.K72])/[.W72];0)" office:value-type="percentage" office:value="0">
            <text:p>#NOMBRE?</text:p>
          </table:table-cell>
          <table:table-cell table:style-name="ce1108" table:formula="of:=[.T72]*[.V72]" office:value-type="float" office:value="13125">
            <text:p>13,125.00</text:p>
          </table:table-cell>
          <table:table-cell table:style-name="ce1114" table:formula="of:=iferror(([.Y72]-[.L72])/[.Y72];0)" office:value-type="percentage" office:value="0">
            <text:p>#NOMBRE?</text:p>
          </table:table-cell>
          <table:table-cell table:number-columns-repeated="998"/>
        </table:table-row>
        <table:table-row table:style-name="ro21">
          <table:table-cell table:style-name="ce869"/>
          <table:table-cell table:style-name="ce873" table:formula="of:=IF([.C73]=[.C72];[.B72]+1;1)" office:value-type="float" office:value="3">
            <text:p>3</text:p>
          </table:table-cell>
          <table:table-cell table:style-name="ce865" office:value-type="string">
            <text:p>Aguaytia</text:p>
          </table:table-cell>
          <table:table-cell table:style-name="ce872" table:formula="of:=1+[.D72]" office:value-type="float" office:value="66">
            <text:p>66</text:p>
          </table:table-cell>
          <table:table-cell table:style-name="ce873" table:formula="of:=IF([.B74]=1;[.B73];[.E74])" office:value-type="float" office:value="4">
            <text:p>4</text:p>
          </table:table-cell>
          <table:table-cell table:style-name="ce885" office:value-type="string">
            <text:p>Media</text:p>
          </table:table-cell>
          <table:table-cell table:style-name="ce893" office:value-type="string">
            <text:p>palma Aceitera</text:p>
          </table:table-cell>
          <table:table-cell table:style-name="ce912" office:value-type="float" office:value="500">
            <text:p>500</text:p>
          </table:table-cell>
          <table:table-cell table:style-name="ce927" office:value-type="string">
            <text:p>Agosto - Setiembre</text:p>
          </table:table-cell>
          <table:table-cell table:style-name="ce938" office:value-type="string">
            <text:p>Jun-Ago campaña baja/Dic-Feb campaña alta</text:p>
          </table:table-cell>
          <table:table-cell table:style-name="ce954" office:value-type="float" office:value="4600">
            <text:p>4,600</text:p>
          </table:table-cell>
          <table:table-cell table:style-name="ce971"/>
          <table:table-cell table:style-name="ce954" office:value-type="float" office:value="12">
            <text:p>12</text:p>
          </table:table-cell>
          <table:table-cell table:style-name="ce971"/>
          <table:table-cell table:style-name="ce997" office:value-type="string">
            <text:p>Tn</text:p>
          </table:table-cell>
          <table:table-cell table:style-name="ce1022" office:value-type="float" office:value="400">
            <text:p>400.00</text:p>
          </table:table-cell>
          <table:table-cell table:style-name="ce1032" office:value-type="float" office:value="500">
            <text:p>500.00</text:p>
          </table:table-cell>
          <table:table-cell table:style-name="ce1044" office:value-type="float" office:value="410">
            <text:p>410.00</text:p>
          </table:table-cell>
          <table:table-cell table:style-name="ce1018" office:value-type="string">
            <text:p>Todo el año</text:p>
          </table:table-cell>
          <table:table-cell table:style-name="ce1068" office:value-type="float" office:value="450">
            <text:p>450.00</text:p>
          </table:table-cell>
          <table:table-cell table:style-name="ce1087" office:value-type="string">
            <text:p>Todo el año</text:p>
          </table:table-cell>
          <table:table-cell table:style-name="ce1104" table:formula="of:=SUM([.M73:.N73])/2" office:value-type="float" office:value="6">
            <text:p>6.00</text:p>
          </table:table-cell>
          <table:table-cell table:style-name="ce1108" table:formula="of:=[.R73]*[.V73]" office:value-type="float" office:value="2460">
            <text:p>2,460.00</text:p>
          </table:table-cell>
          <table:table-cell table:style-name="ce1111" table:formula="of:=iferror(([.W73]-[.K73])/[.W73];0)" office:value-type="percentage" office:value="0">
            <text:p>#NOMBRE?</text:p>
          </table:table-cell>
          <table:table-cell table:style-name="ce1108" table:formula="of:=[.T73]*[.V73]" office:value-type="float" office:value="2700">
            <text:p>2,700.00</text:p>
          </table:table-cell>
          <table:table-cell table:style-name="ce1114" table:formula="of:=iferror(([.Y73]-[.L73])/[.Y73];0)" office:value-type="percentage" office:value="0">
            <text:p>#NOMBRE?</text:p>
          </table:table-cell>
          <table:table-cell table:number-columns-repeated="998"/>
        </table:table-row>
        <table:table-row table:style-name="ro21">
          <table:table-cell table:style-name="ce869"/>
          <table:table-cell table:style-name="ce873" table:formula="of:=IF([.C74]=[.C73];[.B73]+1;1)" office:value-type="float" office:value="4">
            <text:p>4</text:p>
          </table:table-cell>
          <table:table-cell table:style-name="ce865" office:value-type="string">
            <text:p>Aguaytia</text:p>
          </table:table-cell>
          <table:table-cell table:style-name="ce872" table:formula="of:=1+[.D73]" office:value-type="float" office:value="67">
            <text:p>67</text:p>
          </table:table-cell>
          <table:table-cell table:style-name="ce873" table:formula="of:=IF([.B75]=1;[.B74];[.E75])" office:value-type="float" office:value="4">
            <text:p>4</text:p>
          </table:table-cell>
          <table:table-cell table:style-name="ce886" office:value-type="string">
            <text:p>Alta</text:p>
          </table:table-cell>
          <table:table-cell table:style-name="ce896" office:value-type="string">
            <text:p>Cacao</text:p>
          </table:table-cell>
          <table:table-cell table:style-name="ce913" office:value-type="float" office:value="3500">
            <text:p>3,500</text:p>
          </table:table-cell>
          <table:table-cell table:style-name="ce930" office:value-type="string">
            <text:p>Todo el año </text:p>
          </table:table-cell>
          <table:table-cell table:style-name="ce941" office:value-type="string">
            <text:p>Dic-Ener campaña baja y May-Jul campaña alta</text:p>
          </table:table-cell>
          <table:table-cell table:style-name="ce955" office:value-type="float" office:value="4050">
            <text:p>4,050</text:p>
          </table:table-cell>
          <table:table-cell table:style-name="ce969"/>
          <table:table-cell table:style-name="ce955" office:value-type="float" office:value="900">
            <text:p>900</text:p>
          </table:table-cell>
          <table:table-cell table:style-name="ce969"/>
          <table:table-cell table:style-name="ce917" office:value-type="string">
            <text:p>kg</text:p>
          </table:table-cell>
          <table:table-cell table:style-name="ce1014" office:value-type="float" office:value="5.5">
            <text:p>5.50</text:p>
          </table:table-cell>
          <table:table-cell table:style-name="ce1014" office:value-type="float" office:value="5.8">
            <text:p>5.80</text:p>
          </table:table-cell>
          <table:table-cell table:style-name="ce1045" office:value-type="float" office:value="5.2">
            <text:p>5.20</text:p>
          </table:table-cell>
          <table:table-cell table:style-name="ce1014" office:value-type="string">
            <text:p>Dic.-Ene.</text:p>
          </table:table-cell>
          <table:table-cell table:style-name="ce1069" office:value-type="float" office:value="5">
            <text:p>5.00</text:p>
          </table:table-cell>
          <table:table-cell table:style-name="ce1088" office:value-type="string">
            <text:p>May.-Jul.</text:p>
          </table:table-cell>
          <table:table-cell table:style-name="ce1104" table:formula="of:=SUM([.M74:.N74])/2" office:value-type="float" office:value="450">
            <text:p>450.00</text:p>
          </table:table-cell>
          <table:table-cell table:style-name="ce1108" table:formula="of:=[.R74]*[.V74]" office:value-type="float" office:value="2340">
            <text:p>2,340.00</text:p>
          </table:table-cell>
          <table:table-cell table:style-name="ce1111" table:formula="of:=iferror(([.W74]-[.K74])/[.W74];0)" office:value-type="percentage" office:value="0">
            <text:p>#NOMBRE?</text:p>
          </table:table-cell>
          <table:table-cell table:style-name="ce1108" table:formula="of:=[.T74]*[.V74]" office:value-type="float" office:value="2250">
            <text:p>2,250.00</text:p>
          </table:table-cell>
          <table:table-cell table:style-name="ce1114" table:formula="of:=iferror(([.Y74]-[.L74])/[.Y74];0)" office:value-type="percentage" office:value="0">
            <text:p>#NOMBRE?</text:p>
          </table:table-cell>
          <table:table-cell table:number-columns-repeated="998"/>
        </table:table-row>
        <table:table-row table:style-name="ro21">
          <table:table-cell table:style-name="ce869"/>
          <table:table-cell table:style-name="ce873" table:formula="of:=IF([.C75]=[.C74];[.B74]+1;1)" office:value-type="float" office:value="1">
            <text:p>1</text:p>
          </table:table-cell>
          <table:table-cell table:style-name="ce875" office:value-type="string">
            <text:p>San Alejandro</text:p>
          </table:table-cell>
          <table:table-cell table:style-name="ce872" table:formula="of:=1+[.D74]" office:value-type="float" office:value="68">
            <text:p>68</text:p>
          </table:table-cell>
          <table:table-cell table:style-name="ce873" table:formula="of:=IF([.B76]=1;[.B75];[.E76])" office:value-type="float" office:value="1">
            <text:p>1</text:p>
          </table:table-cell>
          <table:table-cell table:style-name="ce887" office:value-type="string">
            <text:p>Alta</text:p>
          </table:table-cell>
          <table:table-cell table:style-name="ce897" office:value-type="string">
            <text:p>Cacao</text:p>
          </table:table-cell>
          <table:table-cell table:style-name="ce918" office:value-type="float" office:value="600">
            <text:p>600</text:p>
          </table:table-cell>
          <table:table-cell table:style-name="ce932" office:value-type="string">
            <text:p>Todo el año</text:p>
          </table:table-cell>
          <table:table-cell table:style-name="ce942" office:value-type="string">
            <text:p>May-Agos campaña alta (todo el año)</text:p>
          </table:table-cell>
          <table:table-cell table:style-name="ce957" office:value-type="float" office:value="4050">
            <text:p>4,050</text:p>
          </table:table-cell>
          <table:table-cell table:style-name="ce973"/>
          <table:table-cell table:style-name="ce957" office:value-type="float" office:value="900">
            <text:p>900</text:p>
          </table:table-cell>
          <table:table-cell table:style-name="ce973"/>
          <table:table-cell table:style-name="ce1000" office:value-type="string">
            <text:p>kg</text:p>
          </table:table-cell>
          <table:table-cell table:style-name="ce1023" office:value-type="float" office:value="6.5">
            <text:p>6.50</text:p>
          </table:table-cell>
          <table:table-cell table:style-name="ce1023" office:value-type="float" office:value="5.8">
            <text:p>5.80</text:p>
          </table:table-cell>
          <table:table-cell table:style-name="ce1053" office:value-type="float" office:value="5.2">
            <text:p>5.20</text:p>
          </table:table-cell>
          <table:table-cell table:style-name="ce1023" office:value-type="string">
            <text:p>Dic.-Ene.</text:p>
          </table:table-cell>
          <table:table-cell table:style-name="ce1076" office:value-type="float" office:value="5">
            <text:p>5.00</text:p>
          </table:table-cell>
          <table:table-cell table:style-name="ce1095" office:value-type="string">
            <text:p>May.-Jul.</text:p>
          </table:table-cell>
          <table:table-cell table:style-name="ce1104" table:formula="of:=SUM([.M75:.N75])/2" office:value-type="float" office:value="450">
            <text:p>450.00</text:p>
          </table:table-cell>
          <table:table-cell table:style-name="ce1108" table:formula="of:=[.R75]*[.V75]" office:value-type="float" office:value="2340">
            <text:p>2,340.00</text:p>
          </table:table-cell>
          <table:table-cell table:style-name="ce1111" table:formula="of:=iferror(([.W75]-[.K75])/[.W75];0)" office:value-type="percentage" office:value="0">
            <text:p>#NOMBRE?</text:p>
          </table:table-cell>
          <table:table-cell table:style-name="ce1108" table:formula="of:=[.T75]*[.V75]" office:value-type="float" office:value="2250">
            <text:p>2,250.00</text:p>
          </table:table-cell>
          <table:table-cell table:style-name="ce1114" table:formula="of:=iferror(([.Y75]-[.L75])/[.Y75];0)" office:value-type="percentage" office:value="0">
            <text:p>#NOMBRE?</text:p>
          </table:table-cell>
          <table:table-cell table:number-columns-repeated="998"/>
        </table:table-row>
        <table:table-row table:style-name="ro21">
          <table:table-cell table:style-name="ce869"/>
          <table:table-cell table:style-name="ce873" table:formula="of:=IF([.C76]=[.C75];[.B75]+1;1)" office:value-type="float" office:value="1">
            <text:p>1</text:p>
          </table:table-cell>
          <table:table-cell table:style-name="ce865" office:value-type="string">
            <text:p>Tingo María</text:p>
          </table:table-cell>
          <table:table-cell table:style-name="ce872" table:formula="of:=1+[.D75]" office:value-type="float" office:value="69">
            <text:p>69</text:p>
          </table:table-cell>
          <table:table-cell table:style-name="ce873" table:formula="of:=IF([.B77]=1;[.B76];[.E77])" office:value-type="float" office:value="3">
            <text:p>3</text:p>
          </table:table-cell>
          <table:table-cell table:style-name="ce883" office:value-type="string">
            <text:p>Baja</text:p>
          </table:table-cell>
          <table:table-cell table:style-name="ce891" office:value-type="string">
            <text:p>Café</text:p>
          </table:table-cell>
          <table:table-cell table:style-name="ce915" office:value-type="float" office:value="650">
            <text:p>650</text:p>
          </table:table-cell>
          <table:table-cell table:style-name="ce925" office:value-type="string">
            <text:p>Todo el año: Alta Setiembre - Octubre</text:p>
          </table:table-cell>
          <table:table-cell table:style-name="ce936" office:value-type="string">
            <text:p>Junio - Agosto:Alta (todo el año)</text:p>
          </table:table-cell>
          <table:table-cell table:style-name="ce956" office:value-type="float" office:value="3400">
            <text:p>3,400</text:p>
          </table:table-cell>
          <table:table-cell table:style-name="ce970"/>
          <table:table-cell table:style-name="ce956" office:value-type="float" office:value="800">
            <text:p>800</text:p>
          </table:table-cell>
          <table:table-cell table:style-name="ce970"/>
          <table:table-cell table:style-name="ce916" office:value-type="string">
            <text:p>kg</text:p>
          </table:table-cell>
          <table:table-cell table:style-name="ce1016" office:value-type="float" office:value="4.5">
            <text:p>4.50</text:p>
          </table:table-cell>
          <table:table-cell table:style-name="ce1016" office:value-type="float" office:value="7">
            <text:p>7.00</text:p>
          </table:table-cell>
          <table:table-cell table:style-name="ce1048" office:value-type="float" office:value="4">
            <text:p>4.00</text:p>
          </table:table-cell>
          <table:table-cell table:style-name="ce1016" office:value-type="string">
            <text:p>Jun - Agos</text:p>
          </table:table-cell>
          <table:table-cell table:style-name="ce1072" office:value-type="float" office:value="6">
            <text:p>6.00</text:p>
          </table:table-cell>
          <table:table-cell table:style-name="ce1091" office:value-type="string">
            <text:p>Todo el año</text:p>
          </table:table-cell>
          <table:table-cell table:style-name="ce1104" table:formula="of:=SUM([.M76:.N76])/2" office:value-type="float" office:value="400">
            <text:p>400.00</text:p>
          </table:table-cell>
          <table:table-cell table:style-name="ce1108" table:formula="of:=[.R76]*[.V76]" office:value-type="float" office:value="1600">
            <text:p>1,600.00</text:p>
          </table:table-cell>
          <table:table-cell table:style-name="ce1111" table:formula="of:=iferror(([.W76]-[.K76])/[.W76];0)" office:value-type="percentage" office:value="0">
            <text:p>#NOMBRE?</text:p>
          </table:table-cell>
          <table:table-cell table:style-name="ce1108" table:formula="of:=[.T76]*[.V76]" office:value-type="float" office:value="2400">
            <text:p>2,400.00</text:p>
          </table:table-cell>
          <table:table-cell table:style-name="ce1114" table:formula="of:=iferror(([.Y76]-[.L76])/[.Y76];0)" office:value-type="percentage" office:value="0">
            <text:p>#NOMBRE?</text:p>
          </table:table-cell>
          <table:table-cell table:number-columns-repeated="998"/>
        </table:table-row>
        <table:table-row table:style-name="ro21">
          <table:table-cell table:style-name="ce869"/>
          <table:table-cell table:style-name="ce873" table:formula="of:=IF([.C77]=[.C76];[.B76]+1;1)" office:value-type="float" office:value="2">
            <text:p>2</text:p>
          </table:table-cell>
          <table:table-cell table:style-name="ce865" office:value-type="string">
            <text:p>Tingo María</text:p>
          </table:table-cell>
          <table:table-cell table:style-name="ce872" table:formula="of:=1+[.D76]" office:value-type="float" office:value="70">
            <text:p>70</text:p>
          </table:table-cell>
          <table:table-cell table:style-name="ce873" table:formula="of:=IF([.B78]=1;[.B77];[.E78])" office:value-type="float" office:value="3">
            <text:p>3</text:p>
          </table:table-cell>
          <table:table-cell table:style-name="ce885" office:value-type="string">
            <text:p>Alta</text:p>
          </table:table-cell>
          <table:table-cell table:style-name="ce894" office:value-type="string">
            <text:p>Cacao</text:p>
          </table:table-cell>
          <table:table-cell table:style-name="ce912"/>
          <table:table-cell table:style-name="ce928" office:value-type="string">
            <text:p>Todo el año</text:p>
          </table:table-cell>
          <table:table-cell table:style-name="ce939" office:value-type="string">
            <text:p>Abril-Agosto/Alta; Nov.-Enero/Baja</text:p>
          </table:table-cell>
          <table:table-cell table:style-name="ce954" office:value-type="float" office:value="4050">
            <text:p>4,050</text:p>
          </table:table-cell>
          <table:table-cell table:style-name="ce971"/>
          <table:table-cell table:style-name="ce954" office:value-type="float" office:value="900">
            <text:p>900</text:p>
          </table:table-cell>
          <table:table-cell table:style-name="ce971"/>
          <table:table-cell table:style-name="ce911"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Abril.-Julio.</text:p>
          </table:table-cell>
          <table:table-cell table:style-name="ce1066" office:value-type="float" office:value="5">
            <text:p>5.00</text:p>
          </table:table-cell>
          <table:table-cell table:style-name="ce1086" office:value-type="string">
            <text:p>Nov.-Ene.</text:p>
          </table:table-cell>
          <table:table-cell table:style-name="ce1104" table:formula="of:=SUM([.M77:.N77])/2" office:value-type="float" office:value="450">
            <text:p>450.00</text:p>
          </table:table-cell>
          <table:table-cell table:style-name="ce1108" table:formula="of:=[.R77]*[.V77]" office:value-type="float" office:value="2340">
            <text:p>2,340.00</text:p>
          </table:table-cell>
          <table:table-cell table:style-name="ce1111" table:formula="of:=iferror(([.W77]-[.K77])/[.W77];0)" office:value-type="percentage" office:value="0">
            <text:p>#NOMBRE?</text:p>
          </table:table-cell>
          <table:table-cell table:style-name="ce1108" table:formula="of:=[.T77]*[.V77]" office:value-type="float" office:value="2250">
            <text:p>2,250.00</text:p>
          </table:table-cell>
          <table:table-cell table:style-name="ce1114" table:formula="of:=iferror(([.Y77]-[.L77])/[.Y77];0)" office:value-type="percentage" office:value="0">
            <text:p>#NOMBRE?</text:p>
          </table:table-cell>
          <table:table-cell table:number-columns-repeated="998"/>
        </table:table-row>
        <table:table-row table:style-name="ro21">
          <table:table-cell table:style-name="ce869"/>
          <table:table-cell table:style-name="ce873" table:formula="of:=IF([.C78]=[.C77];[.B77]+1;1)" office:value-type="float" office:value="3">
            <text:p>3</text:p>
          </table:table-cell>
          <table:table-cell table:style-name="ce865" office:value-type="string">
            <text:p>Tingo María</text:p>
          </table:table-cell>
          <table:table-cell table:style-name="ce872" table:formula="of:=1+[.D77]" office:value-type="float" office:value="71">
            <text:p>71</text:p>
          </table:table-cell>
          <table:table-cell table:style-name="ce873" table:formula="of:=IF([.B79]=1;[.B78];[.E79])" office:value-type="float" office:value="3">
            <text:p>3</text:p>
          </table:table-cell>
          <table:table-cell table:style-name="ce886" office:value-type="string">
            <text:p>Alta</text:p>
          </table:table-cell>
          <table:table-cell table:style-name="ce895" office:value-type="string">
            <text:p>Plátano</text:p>
          </table:table-cell>
          <table:table-cell table:style-name="ce913" office:value-type="float" office:value="300">
            <text:p>300</text:p>
          </table:table-cell>
          <table:table-cell table:style-name="ce929" office:value-type="string">
            <text:p>Todo el año</text:p>
          </table:table-cell>
          <table:table-cell table:style-name="ce940"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98" office:value-type="string">
            <text:p>Racimo</text:p>
          </table:table-cell>
          <table:table-cell table:style-name="ce1017" office:value-type="float" office:value="7">
            <text:p>7.00</text:p>
          </table:table-cell>
          <table:table-cell table:style-name="ce1017" office:value-type="float" office:value="10">
            <text:p>10.00</text:p>
          </table:table-cell>
          <table:table-cell table:style-name="ce1050" office:value-type="float" office:value="5">
            <text:p>5.00</text:p>
          </table:table-cell>
          <table:table-cell table:style-name="ce1020" office:value-type="string">
            <text:p>Todo el año</text:p>
          </table:table-cell>
          <table:table-cell table:style-name="ce1073" office:value-type="float" office:value="6">
            <text:p>6.00</text:p>
          </table:table-cell>
          <table:table-cell table:style-name="ce1092" office:value-type="string">
            <text:p>Todo el año</text:p>
          </table:table-cell>
          <table:table-cell table:style-name="ce1104" table:formula="of:=SUM([.M78:.N78])/2" office:value-type="float" office:value="500">
            <text:p>500.00</text:p>
          </table:table-cell>
          <table:table-cell table:style-name="ce1108" table:formula="of:=[.R78]*[.V78]" office:value-type="float" office:value="2500">
            <text:p>2,500.00</text:p>
          </table:table-cell>
          <table:table-cell table:style-name="ce1111" table:formula="of:=iferror(([.W78]-[.K78])/[.W78];0)" office:value-type="percentage" office:value="0">
            <text:p>#NOMBRE?</text:p>
          </table:table-cell>
          <table:table-cell table:style-name="ce1108" table:formula="of:=[.T78]*[.V78]" office:value-type="float" office:value="3000">
            <text:p>3,000.00</text:p>
          </table:table-cell>
          <table:table-cell table:style-name="ce1114" table:formula="of:=iferror(([.Y78]-[.L78])/[.Y78];0)" office:value-type="percentage" office:value="0">
            <text:p>#NOMBRE?</text:p>
          </table:table-cell>
          <table:table-cell table:number-columns-repeated="998"/>
        </table:table-row>
        <table:table-row table:style-name="ro21">
          <table:table-cell table:style-name="ce869"/>
          <table:table-cell table:style-name="ce873" table:formula="of:=IF([.C79]=[.C78];[.B78]+1;1)" office:value-type="float" office:value="1">
            <text:p>1</text:p>
          </table:table-cell>
          <table:table-cell table:style-name="ce865" office:value-type="string">
            <text:p>Pucallpa</text:p>
          </table:table-cell>
          <table:table-cell table:style-name="ce872" table:formula="of:=1+[.D78]" office:value-type="float" office:value="72">
            <text:p>72</text:p>
          </table:table-cell>
          <table:table-cell table:style-name="ce873" table:formula="of:=IF([.B80]=1;[.B79];[.E80])" office:value-type="float" office:value="9">
            <text:p>9</text:p>
          </table:table-cell>
          <table:table-cell table:style-name="ce883" office:value-type="string">
            <text:p>Alta</text:p>
          </table:table-cell>
          <table:table-cell table:style-name="ce891" office:value-type="string">
            <text:p>Palma Aceitera</text:p>
          </table:table-cell>
          <table:table-cell table:style-name="ce915" office:value-type="float" office:value="700">
            <text:p>700</text:p>
          </table:table-cell>
          <table:table-cell table:style-name="ce925" office:value-type="string">
            <text:p>Todo el año</text:p>
          </table:table-cell>
          <table:table-cell table:style-name="ce943" office:value-type="string">
            <text:p>Jun-Ago campaña baja/Dic-Feb campaña alta</text:p>
          </table:table-cell>
          <table:table-cell table:style-name="ce956" office:value-type="float" office:value="4600">
            <text:p>4,600</text:p>
          </table:table-cell>
          <table:table-cell table:style-name="ce970"/>
          <table:table-cell table:style-name="ce956" office:value-type="float" office:value="12">
            <text:p>12</text:p>
          </table:table-cell>
          <table:table-cell table:style-name="ce970"/>
          <table:table-cell table:style-name="ce1001" office:value-type="string">
            <text:p>Tn</text:p>
          </table:table-cell>
          <table:table-cell table:style-name="ce1024" office:value-type="float" office:value="400">
            <text:p>400.00</text:p>
          </table:table-cell>
          <table:table-cell table:style-name="ce1033" office:value-type="float" office:value="500">
            <text:p>500.00</text:p>
          </table:table-cell>
          <table:table-cell table:style-name="ce1054" office:value-type="float" office:value="410">
            <text:p>410.00</text:p>
          </table:table-cell>
          <table:table-cell table:style-name="ce1026" office:value-type="string">
            <text:p>Todo el año</text:p>
          </table:table-cell>
          <table:table-cell table:style-name="ce1077" office:value-type="float" office:value="450">
            <text:p>450.00</text:p>
          </table:table-cell>
          <table:table-cell table:style-name="ce1093" office:value-type="string">
            <text:p>Todo el año</text:p>
          </table:table-cell>
          <table:table-cell table:style-name="ce1104" table:formula="of:=SUM([.M79:.N79])/2" office:value-type="float" office:value="6">
            <text:p>6.00</text:p>
          </table:table-cell>
          <table:table-cell table:style-name="ce1108" table:formula="of:=[.R79]*[.V79]" office:value-type="float" office:value="2460">
            <text:p>2,460.00</text:p>
          </table:table-cell>
          <table:table-cell table:style-name="ce1111" table:formula="of:=iferror(([.W79]-[.K79])/[.W79];0)" office:value-type="percentage" office:value="0">
            <text:p>#NOMBRE?</text:p>
          </table:table-cell>
          <table:table-cell table:style-name="ce1108" table:formula="of:=[.T79]*[.V79]" office:value-type="float" office:value="2700">
            <text:p>2,700.00</text:p>
          </table:table-cell>
          <table:table-cell table:style-name="ce1114" table:formula="of:=iferror(([.Y79]-[.L79])/[.Y79];0)" office:value-type="percentage" office:value="0">
            <text:p>#NOMBRE?</text:p>
          </table:table-cell>
          <table:table-cell table:number-columns-repeated="998"/>
        </table:table-row>
        <table:table-row table:style-name="ro21">
          <table:table-cell table:style-name="ce869"/>
          <table:table-cell table:style-name="ce873" table:formula="of:=IF([.C80]=[.C79];[.B79]+1;1)" office:value-type="float" office:value="2">
            <text:p>2</text:p>
          </table:table-cell>
          <table:table-cell table:style-name="ce865" office:value-type="string">
            <text:p>Pucallpa</text:p>
          </table:table-cell>
          <table:table-cell table:style-name="ce872" table:formula="of:=1+[.D79]" office:value-type="float" office:value="73">
            <text:p>73</text:p>
          </table:table-cell>
          <table:table-cell table:style-name="ce873" table:formula="of:=IF([.B81]=1;[.B80];[.E81])" office:value-type="float" office:value="9">
            <text:p>9</text:p>
          </table:table-cell>
          <table:table-cell table:style-name="ce885" office:value-type="string">
            <text:p>alta</text:p>
          </table:table-cell>
          <table:table-cell table:style-name="ce893" office:value-type="string">
            <text:p>Cacao</text:p>
          </table:table-cell>
          <table:table-cell table:style-name="ce912" office:value-type="float" office:value="1000">
            <text:p>1,000</text:p>
          </table:table-cell>
          <table:table-cell table:style-name="ce927" office:value-type="string">
            <text:p>Todo el año </text:p>
          </table:table-cell>
          <table:table-cell table:style-name="ce938" office:value-type="string">
            <text:p>Dic-Ener campaña baja y May-Jul campaña alta</text:p>
          </table:table-cell>
          <table:table-cell table:style-name="ce954" office:value-type="float" office:value="4050">
            <text:p>4,050</text:p>
          </table:table-cell>
          <table:table-cell table:style-name="ce972"/>
          <table:table-cell table:style-name="ce952" office:value-type="float" office:value="900">
            <text:p>900</text:p>
          </table:table-cell>
          <table:table-cell table:style-name="ce984"/>
          <table:table-cell table:style-name="ce997"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8" office:value-type="string">
            <text:p>Dic.-Ene.</text:p>
          </table:table-cell>
          <table:table-cell table:style-name="ce1068" office:value-type="float" office:value="5">
            <text:p>5.00</text:p>
          </table:table-cell>
          <table:table-cell table:style-name="ce1087" office:value-type="string">
            <text:p>May.-Jul.</text:p>
          </table:table-cell>
          <table:table-cell table:style-name="ce1104" table:formula="of:=SUM([.M80:.N80])/2" office:value-type="float" office:value="450">
            <text:p>450.00</text:p>
          </table:table-cell>
          <table:table-cell table:style-name="ce1108" table:formula="of:=[.R80]*[.V80]" office:value-type="float" office:value="2340">
            <text:p>2,340.00</text:p>
          </table:table-cell>
          <table:table-cell table:style-name="ce1111" table:formula="of:=iferror(([.W80]-[.K80])/[.W80];0)" office:value-type="percentage" office:value="0">
            <text:p>#NOMBRE?</text:p>
          </table:table-cell>
          <table:table-cell table:style-name="ce1108" table:formula="of:=[.T80]*[.V80]" office:value-type="float" office:value="2250">
            <text:p>2,250.00</text:p>
          </table:table-cell>
          <table:table-cell table:style-name="ce1114" table:formula="of:=iferror(([.Y80]-[.L80])/[.Y80];0)" office:value-type="percentage" office:value="0">
            <text:p>#NOMBRE?</text:p>
          </table:table-cell>
          <table:table-cell table:number-columns-repeated="998"/>
        </table:table-row>
        <table:table-row table:style-name="ro21">
          <table:table-cell table:style-name="ce869"/>
          <table:table-cell table:style-name="ce873" table:formula="of:=IF([.C81]=[.C80];[.B80]+1;1)" office:value-type="float" office:value="3">
            <text:p>3</text:p>
          </table:table-cell>
          <table:table-cell table:style-name="ce865" office:value-type="string">
            <text:p>Pucallpa</text:p>
          </table:table-cell>
          <table:table-cell table:style-name="ce872" table:formula="of:=1+[.D80]" office:value-type="float" office:value="74">
            <text:p>74</text:p>
          </table:table-cell>
          <table:table-cell table:style-name="ce873" table:formula="of:=IF([.B82]=1;[.B81];[.E82])" office:value-type="float" office:value="9">
            <text:p>9</text:p>
          </table:table-cell>
          <table:table-cell table:style-name="ce885" office:value-type="string">
            <text:p>Alta</text:p>
          </table:table-cell>
          <table:table-cell table:style-name="ce893" office:value-type="string">
            <text:p>Arroz en barrizal</text:p>
          </table:table-cell>
          <table:table-cell table:style-name="ce912" office:value-type="float" office:value="300">
            <text:p>300</text:p>
          </table:table-cell>
          <table:table-cell table:style-name="ce927" office:value-type="string">
            <text:p>Enero - Junio</text:p>
          </table:table-cell>
          <table:table-cell table:style-name="ce938" office:value-type="string">
            <text:p>Julio - Noviembre</text:p>
          </table:table-cell>
          <table:table-cell table:style-name="ce954" office:value-type="float" office:value="4000">
            <text:p>4,000</text:p>
          </table:table-cell>
          <table:table-cell table:style-name="ce971"/>
          <table:table-cell table:style-name="ce954" office:value-type="float" office:value="6000">
            <text:p>6,000</text:p>
          </table:table-cell>
          <table:table-cell table:style-name="ce971"/>
          <table:table-cell table:style-name="ce911" office:value-type="string">
            <text:p>kg</text:p>
          </table:table-cell>
          <table:table-cell table:style-name="ce1012" office:value-type="float" office:value="1.5">
            <text:p>1.50</text:p>
          </table:table-cell>
          <table:table-cell table:style-name="ce1012" office:value-type="float" office:value="1.7">
            <text:p>1.70</text:p>
          </table:table-cell>
          <table:table-cell table:style-name="ce1043" office:value-type="float" office:value="0.9">
            <text:p>0.90</text:p>
          </table:table-cell>
          <table:table-cell table:style-name="ce1012" office:value-type="string">
            <text:p>Jul - Nov</text:p>
          </table:table-cell>
          <table:table-cell table:style-name="ce1066" office:value-type="float" office:value="0.95">
            <text:p>0.95</text:p>
          </table:table-cell>
          <table:table-cell table:style-name="ce1087" office:value-type="string">
            <text:p>Dic - Jun</text:p>
          </table:table-cell>
          <table:table-cell table:style-name="ce1104" table:formula="of:=SUM([.M81:.N81])/2" office:value-type="float" office:value="3000">
            <text:p>3000.00</text:p>
          </table:table-cell>
          <table:table-cell table:style-name="ce1108" table:formula="of:=[.R81]*[.V81]" office:value-type="float" office:value="2700">
            <text:p>2,700.00</text:p>
          </table:table-cell>
          <table:table-cell table:style-name="ce1111" table:formula="of:=iferror(([.W81]-[.K81])/[.W81];0)" office:value-type="percentage" office:value="0">
            <text:p>#NOMBRE?</text:p>
          </table:table-cell>
          <table:table-cell table:style-name="ce1108" table:formula="of:=[.T81]*[.V81]" office:value-type="float" office:value="2850">
            <text:p>2,850.00</text:p>
          </table:table-cell>
          <table:table-cell table:style-name="ce1114" table:formula="of:=iferror(([.Y81]-[.L81])/[.Y81];0)" office:value-type="percentage" office:value="0">
            <text:p>#NOMBRE?</text:p>
          </table:table-cell>
          <table:table-cell table:number-columns-repeated="998"/>
        </table:table-row>
        <table:table-row table:style-name="ro21">
          <table:table-cell table:style-name="ce869"/>
          <table:table-cell table:style-name="ce873" table:formula="of:=IF([.C82]=[.C81];[.B81]+1;1)" office:value-type="float" office:value="4">
            <text:p>4</text:p>
          </table:table-cell>
          <table:table-cell table:style-name="ce865" office:value-type="string">
            <text:p>Pucallpa</text:p>
          </table:table-cell>
          <table:table-cell table:style-name="ce872" table:formula="of:=1+[.D81]" office:value-type="float" office:value="75">
            <text:p>75</text:p>
          </table:table-cell>
          <table:table-cell table:style-name="ce873" table:formula="of:=IF([.B83]=1;[.B82];[.E83])" office:value-type="float" office:value="9">
            <text:p>9</text:p>
          </table:table-cell>
          <table:table-cell table:style-name="ce885" office:value-type="string">
            <text:p>Media</text:p>
          </table:table-cell>
          <table:table-cell table:style-name="ce893" office:value-type="string">
            <text:p>Plátano</text:p>
          </table:table-cell>
          <table:table-cell table:style-name="ce912" office:value-type="float" office:value="400">
            <text:p>400</text:p>
          </table:table-cell>
          <table:table-cell table:style-name="ce927" office:value-type="string">
            <text:p>Todo el año (Set.)</text:p>
          </table:table-cell>
          <table:table-cell table:style-name="ce938" office:value-type="string">
            <text:p>Todo el año (post.14-18 meses inst.)</text:p>
          </table:table-cell>
          <table:table-cell table:style-name="ce954" office:value-type="float" office:value="3700">
            <text:p>3,700</text:p>
          </table:table-cell>
          <table:table-cell table:style-name="ce971"/>
          <table:table-cell table:style-name="ce952" office:value-type="float" office:value="1000">
            <text:p>1,000</text:p>
          </table:table-cell>
          <table:table-cell table:style-name="ce971"/>
          <table:table-cell table:style-name="ce997" office:value-type="string">
            <text:p>Racimo</text:p>
          </table:table-cell>
          <table:table-cell table:style-name="ce1013" office:value-type="float" office:value="7">
            <text:p>7.00</text:p>
          </table:table-cell>
          <table:table-cell table:style-name="ce1013" office:value-type="float" office:value="10">
            <text:p>10.00</text:p>
          </table:table-cell>
          <table:table-cell table:style-name="ce1044" office:value-type="float" office:value="5">
            <text:p>5.00</text:p>
          </table:table-cell>
          <table:table-cell table:style-name="ce1013" office:value-type="string">
            <text:p>Todo el año</text:p>
          </table:table-cell>
          <table:table-cell table:style-name="ce1068" office:value-type="float" office:value="6">
            <text:p>6.00</text:p>
          </table:table-cell>
          <table:table-cell table:style-name="ce1087" office:value-type="string">
            <text:p>Todo el año</text:p>
          </table:table-cell>
          <table:table-cell table:style-name="ce1104" table:formula="of:=SUM([.M82:.N82])/2" office:value-type="float" office:value="500">
            <text:p>500.00</text:p>
          </table:table-cell>
          <table:table-cell table:style-name="ce1108" table:formula="of:=[.R82]*[.V82]" office:value-type="float" office:value="2500">
            <text:p>2,500.00</text:p>
          </table:table-cell>
          <table:table-cell table:style-name="ce1111" table:formula="of:=iferror(([.W82]-[.K82])/[.W82];0)" office:value-type="percentage" office:value="0">
            <text:p>#NOMBRE?</text:p>
          </table:table-cell>
          <table:table-cell table:style-name="ce1108" table:formula="of:=[.T82]*[.V82]" office:value-type="float" office:value="3000">
            <text:p>3,000.00</text:p>
          </table:table-cell>
          <table:table-cell table:style-name="ce1114" table:formula="of:=iferror(([.Y82]-[.L82])/[.Y82];0)" office:value-type="percentage" office:value="0">
            <text:p>#NOMBRE?</text:p>
          </table:table-cell>
          <table:table-cell table:number-columns-repeated="998"/>
        </table:table-row>
        <table:table-row table:style-name="ro21">
          <table:table-cell table:style-name="ce869"/>
          <table:table-cell table:style-name="ce873" table:formula="of:=IF([.C83]=[.C82];[.B82]+1;1)" office:value-type="float" office:value="5">
            <text:p>5</text:p>
          </table:table-cell>
          <table:table-cell table:style-name="ce865" office:value-type="string">
            <text:p>Pucallpa</text:p>
          </table:table-cell>
          <table:table-cell table:style-name="ce872" table:formula="of:=1+[.D82]" office:value-type="float" office:value="76">
            <text:p>76</text:p>
          </table:table-cell>
          <table:table-cell table:style-name="ce873" table:formula="of:=IF([.B84]=1;[.B83];[.E84])" office:value-type="float" office:value="9">
            <text:p>9</text:p>
          </table:table-cell>
          <table:table-cell table:style-name="ce885" office:value-type="string">
            <text:p>Media</text:p>
          </table:table-cell>
          <table:table-cell table:style-name="ce893" office:value-type="string">
            <text:p>Piña</text:p>
          </table:table-cell>
          <table:table-cell table:style-name="ce912" office:value-type="float" office:value="50">
            <text:p>50</text:p>
          </table:table-cell>
          <table:table-cell table:style-name="ce927" office:value-type="string">
            <text:p>Junio - Setiembre</text:p>
          </table:table-cell>
          <table:table-cell table:style-name="ce938" office:value-type="string">
            <text:p>Noviembre - Enero</text:p>
          </table:table-cell>
          <table:table-cell table:style-name="ce954" office:value-type="float" office:value="16000">
            <text:p>16,000</text:p>
          </table:table-cell>
          <table:table-cell table:style-name="ce971"/>
          <table:table-cell table:style-name="ce952" office:value-type="float" office:value="3750">
            <text:p>3,750</text:p>
          </table:table-cell>
          <table:table-cell table:style-name="ce971"/>
          <table:table-cell table:style-name="ce997" office:value-type="string">
            <text:p>Jabas</text:p>
          </table:table-cell>
          <table:table-cell table:style-name="ce1013" office:value-type="float" office:value="8">
            <text:p>8.00</text:p>
          </table:table-cell>
          <table:table-cell table:style-name="ce1013" office:value-type="float" office:value="9">
            <text:p>9.00</text:p>
          </table:table-cell>
          <table:table-cell table:style-name="ce1044" office:value-type="float" office:value="7">
            <text:p>7.00</text:p>
          </table:table-cell>
          <table:table-cell table:style-name="ce1013" office:value-type="string">
            <text:p>Todo el año</text:p>
          </table:table-cell>
          <table:table-cell table:style-name="ce1068" office:value-type="float" office:value="8">
            <text:p>8.00</text:p>
          </table:table-cell>
          <table:table-cell table:style-name="ce1087" office:value-type="string">
            <text:p>Todo el año</text:p>
          </table:table-cell>
          <table:table-cell table:style-name="ce1104" table:formula="of:=SUM([.M83:.N83])/2" office:value-type="float" office:value="1875">
            <text:p>1875.00</text:p>
          </table:table-cell>
          <table:table-cell table:style-name="ce1108" table:formula="of:=[.R83]*[.V83]" office:value-type="float" office:value="13125">
            <text:p>13,125.00</text:p>
          </table:table-cell>
          <table:table-cell table:style-name="ce1111" table:formula="of:=iferror(([.W83]-[.K83])/[.W83];0)" office:value-type="percentage" office:value="0">
            <text:p>#NOMBRE?</text:p>
          </table:table-cell>
          <table:table-cell table:style-name="ce1108" table:formula="of:=[.T83]*[.V83]" office:value-type="float" office:value="15000">
            <text:p>15,000.00</text:p>
          </table:table-cell>
          <table:table-cell table:style-name="ce1114" table:formula="of:=iferror(([.Y83]-[.L83])/[.Y83];0)" office:value-type="percentage" office:value="0">
            <text:p>#NOMBRE?</text:p>
          </table:table-cell>
          <table:table-cell table:number-columns-repeated="998"/>
        </table:table-row>
        <table:table-row table:style-name="ro21">
          <table:table-cell table:style-name="ce869"/>
          <table:table-cell table:style-name="ce873" table:formula="of:=IF([.C84]=[.C83];[.B83]+1;1)" office:value-type="float" office:value="6">
            <text:p>6</text:p>
          </table:table-cell>
          <table:table-cell table:style-name="ce865" office:value-type="string">
            <text:p>Pucallpa</text:p>
          </table:table-cell>
          <table:table-cell table:style-name="ce872" table:formula="of:=1+[.D83]" office:value-type="float" office:value="77">
            <text:p>77</text:p>
          </table:table-cell>
          <table:table-cell table:style-name="ce873" table:formula="of:=IF([.B85]=1;[.B84];[.E85])" office:value-type="float" office:value="9">
            <text:p>9</text:p>
          </table:table-cell>
          <table:table-cell table:style-name="ce885" office:value-type="string">
            <text:p>Media</text:p>
          </table:table-cell>
          <table:table-cell table:style-name="ce893" office:value-type="string">
            <text:p>Maíz en Restinja</text:p>
          </table:table-cell>
          <table:table-cell table:style-name="ce912" office:value-type="float" office:value="300">
            <text:p>300</text:p>
          </table:table-cell>
          <table:table-cell table:style-name="ce927" office:value-type="string">
            <text:p>Abril - Junio</text:p>
          </table:table-cell>
          <table:table-cell table:style-name="ce938" office:value-type="string">
            <text:p>Agosto - Setiembre</text:p>
          </table:table-cell>
          <table:table-cell table:style-name="ce954" office:value-type="float" office:value="2500">
            <text:p>2,500</text:p>
          </table:table-cell>
          <table:table-cell table:style-name="ce971"/>
          <table:table-cell table:style-name="ce952" office:value-type="float" office:value="4000">
            <text:p>4,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4:.N84])/2" office:value-type="float" office:value="2000">
            <text:p>2000.00</text:p>
          </table:table-cell>
          <table:table-cell table:style-name="ce1108" table:formula="of:=[.R84]*[.V84]" office:value-type="float" office:value="1600">
            <text:p>1,600.00</text:p>
          </table:table-cell>
          <table:table-cell table:style-name="ce1111" table:formula="of:=iferror(([.W84]-[.K84])/[.W84];0)" office:value-type="percentage" office:value="0">
            <text:p>#NOMBRE?</text:p>
          </table:table-cell>
          <table:table-cell table:style-name="ce1108" table:formula="of:=[.T84]*[.V84]" office:value-type="float" office:value="1800">
            <text:p>1,800.00</text:p>
          </table:table-cell>
          <table:table-cell table:style-name="ce1114" table:formula="of:=iferror(([.Y84]-[.L84])/[.Y84];0)" office:value-type="percentage" office:value="0">
            <text:p>#NOMBRE?</text:p>
          </table:table-cell>
          <table:table-cell table:number-columns-repeated="998"/>
        </table:table-row>
        <table:table-row table:style-name="ro21">
          <table:table-cell table:style-name="ce869"/>
          <table:table-cell table:style-name="ce873" table:formula="of:=IF([.C85]=[.C84];[.B84]+1;1)" office:value-type="float" office:value="7">
            <text:p>7</text:p>
          </table:table-cell>
          <table:table-cell table:style-name="ce865" office:value-type="string">
            <text:p>Pucallpa</text:p>
          </table:table-cell>
          <table:table-cell table:style-name="ce872" table:formula="of:=1+[.D84]" office:value-type="float" office:value="78">
            <text:p>78</text:p>
          </table:table-cell>
          <table:table-cell table:style-name="ce873" table:formula="of:=IF([.B86]=1;[.B85];[.E86])" office:value-type="float" office:value="9">
            <text:p>9</text:p>
          </table:table-cell>
          <table:table-cell table:style-name="ce885" office:value-type="string">
            <text:p>Media</text:p>
          </table:table-cell>
          <table:table-cell table:style-name="ce893" office:value-type="string">
            <text:p>Maíz en altura</text:p>
          </table:table-cell>
          <table:table-cell table:style-name="ce912" office:value-type="float" office:value="300">
            <text:p>300</text:p>
          </table:table-cell>
          <table:table-cell table:style-name="ce927" office:value-type="string">
            <text:p>Agosto - Setiembre</text:p>
          </table:table-cell>
          <table:table-cell table:style-name="ce938" office:value-type="string">
            <text:p>Enero - Febrero</text:p>
          </table:table-cell>
          <table:table-cell table:style-name="ce954" office:value-type="float" office:value="2800">
            <text:p>2,800</text:p>
          </table:table-cell>
          <table:table-cell table:style-name="ce971"/>
          <table:table-cell table:style-name="ce952" office:value-type="float" office:value="4500">
            <text:p>4,5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5:.N85])/2" office:value-type="float" office:value="2250">
            <text:p>2250.00</text:p>
          </table:table-cell>
          <table:table-cell table:style-name="ce1108" table:formula="of:=[.R85]*[.V85]" office:value-type="float" office:value="1800">
            <text:p>1,800.00</text:p>
          </table:table-cell>
          <table:table-cell table:style-name="ce1111" table:formula="of:=iferror(([.W85]-[.K85])/[.W85];0)" office:value-type="percentage" office:value="0">
            <text:p>#NOMBRE?</text:p>
          </table:table-cell>
          <table:table-cell table:style-name="ce1108" table:formula="of:=[.T85]*[.V85]" office:value-type="float" office:value="2025">
            <text:p>2,025.00</text:p>
          </table:table-cell>
          <table:table-cell table:style-name="ce1114" table:formula="of:=iferror(([.Y85]-[.L85])/[.Y85];0)" office:value-type="percentage" office:value="0">
            <text:p>#NOMBRE?</text:p>
          </table:table-cell>
          <table:table-cell table:number-columns-repeated="998"/>
        </table:table-row>
        <table:table-row table:style-name="ro21">
          <table:table-cell table:style-name="ce869"/>
          <table:table-cell table:style-name="ce873" table:formula="of:=IF([.C86]=[.C85];[.B85]+1;1)" office:value-type="float" office:value="8">
            <text:p>8</text:p>
          </table:table-cell>
          <table:table-cell table:style-name="ce865" office:value-type="string">
            <text:p>Pucallpa</text:p>
          </table:table-cell>
          <table:table-cell table:style-name="ce872" table:formula="of:=1+[.D85]" office:value-type="float" office:value="79">
            <text:p>79</text:p>
          </table:table-cell>
          <table:table-cell table:style-name="ce873" table:formula="of:=IF([.B87]=1;[.B86];[.E87])" office:value-type="float" office:value="9">
            <text:p>9</text:p>
          </table:table-cell>
          <table:table-cell table:style-name="ce885" office:value-type="string">
            <text:p>Media</text:p>
          </table:table-cell>
          <table:table-cell table:style-name="ce893" office:value-type="string">
            <text:p>Maíz altura tecnificado</text:p>
          </table:table-cell>
          <table:table-cell table:style-name="ce912" office:value-type="float" office:value="300">
            <text:p>3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3000">
            <text:p>3,000</text:p>
          </table:table-cell>
          <table:table-cell table:style-name="ce971"/>
          <table:table-cell table:style-name="ce952" office:value-type="float" office:value="5000">
            <text:p>5,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6:.N86])/2" office:value-type="float" office:value="2500">
            <text:p>2500.00</text:p>
          </table:table-cell>
          <table:table-cell table:style-name="ce1108" table:formula="of:=[.R86]*[.V86]" office:value-type="float" office:value="2000">
            <text:p>2,000.00</text:p>
          </table:table-cell>
          <table:table-cell table:style-name="ce1111" table:formula="of:=iferror(([.W86]-[.K86])/[.W86];0)" office:value-type="percentage" office:value="0">
            <text:p>#NOMBRE?</text:p>
          </table:table-cell>
          <table:table-cell table:style-name="ce1108" table:formula="of:=[.T86]*[.V86]" office:value-type="float" office:value="2250">
            <text:p>2,250.00</text:p>
          </table:table-cell>
          <table:table-cell table:style-name="ce1114" table:formula="of:=iferror(([.Y86]-[.L86])/[.Y86];0)" office:value-type="percentage" office:value="0">
            <text:p>#NOMBRE?</text:p>
          </table:table-cell>
          <table:table-cell table:number-columns-repeated="998"/>
        </table:table-row>
        <table:table-row table:style-name="ro21">
          <table:table-cell table:style-name="ce869"/>
          <table:table-cell table:style-name="ce873" table:formula="of:=IF([.C87]=[.C86];[.B86]+1;1)" office:value-type="float" office:value="9">
            <text:p>9</text:p>
          </table:table-cell>
          <table:table-cell table:style-name="ce865" office:value-type="string">
            <text:p>Pucallpa</text:p>
          </table:table-cell>
          <table:table-cell table:style-name="ce872" table:formula="of:=1+[.D86]" office:value-type="float" office:value="80">
            <text:p>80</text:p>
          </table:table-cell>
          <table:table-cell table:style-name="ce873" table:formula="of:=IF([.B88]=1;[.B87];[.E88])" office:value-type="float" office:value="9">
            <text:p>9</text:p>
          </table:table-cell>
          <table:table-cell table:style-name="ce886" office:value-type="string">
            <text:p>Baja</text:p>
          </table:table-cell>
          <table:table-cell table:style-name="ce895" office:value-type="string">
            <text:p>Yuca</text:p>
          </table:table-cell>
          <table:table-cell table:style-name="ce913" office:value-type="float" office:value="900">
            <text:p>900</text:p>
          </table:table-cell>
          <table:table-cell table:style-name="ce929" office:value-type="string">
            <text:p>Abril - Mayo /Agosto-Setiembre</text:p>
          </table:table-cell>
          <table:table-cell table:style-name="ce940" office:value-type="string">
            <text:p>Junio-Julio / Noviembre-Diciembre</text:p>
          </table:table-cell>
          <table:table-cell table:style-name="ce955" office:value-type="float" office:value="4000">
            <text:p>4,000</text:p>
          </table:table-cell>
          <table:table-cell table:style-name="ce969"/>
          <table:table-cell table:style-name="ce955" office:value-type="float" office:value="80">
            <text:p>80</text:p>
          </table:table-cell>
          <table:table-cell table:style-name="ce969"/>
          <table:table-cell table:style-name="ce917" office:value-type="string">
            <text:p>sacos</text:p>
          </table:table-cell>
          <table:table-cell table:style-name="ce1014" office:value-type="float" office:value="65">
            <text:p>65.00</text:p>
          </table:table-cell>
          <table:table-cell table:style-name="ce1014" office:value-type="float" office:value="70">
            <text:p>70.00</text:p>
          </table:table-cell>
          <table:table-cell table:style-name="ce1045" office:value-type="float" office:value="60">
            <text:p>60.00</text:p>
          </table:table-cell>
          <table:table-cell table:style-name="ce1014" office:value-type="string">
            <text:p>Jun-Dic</text:p>
          </table:table-cell>
          <table:table-cell table:style-name="ce1069" office:value-type="float" office:value="65">
            <text:p>65.00</text:p>
          </table:table-cell>
          <table:table-cell table:style-name="ce1092" office:value-type="string">
            <text:p>Ene-May</text:p>
          </table:table-cell>
          <table:table-cell table:style-name="ce1104" table:formula="of:=SUM([.M87:.N87])/2" office:value-type="float" office:value="40">
            <text:p>40.00</text:p>
          </table:table-cell>
          <table:table-cell table:style-name="ce1108" table:formula="of:=[.R87]*[.V87]" office:value-type="float" office:value="2400">
            <text:p>2,400.00</text:p>
          </table:table-cell>
          <table:table-cell table:style-name="ce1111" table:formula="of:=iferror(([.W87]-[.K87])/[.W87];0)" office:value-type="percentage" office:value="0">
            <text:p>#NOMBRE?</text:p>
          </table:table-cell>
          <table:table-cell table:style-name="ce1108" table:formula="of:=[.T87]*[.V87]" office:value-type="float" office:value="2600">
            <text:p>2,600.00</text:p>
          </table:table-cell>
          <table:table-cell table:style-name="ce1114" table:formula="of:=iferror(([.Y87]-[.L87])/[.Y87];0)" office:value-type="percentage" office:value="0">
            <text:p>#NOMBRE?</text:p>
          </table:table-cell>
          <table:table-cell table:number-columns-repeated="998"/>
        </table:table-row>
        <table:table-row table:style-name="ro21">
          <table:table-cell table:style-name="ce869"/>
          <table:table-cell table:style-name="ce873" table:formula="of:=IF([.C88]=[.C87];[.B87]+1;1)" office:value-type="float" office:value="1">
            <text:p>1</text:p>
          </table:table-cell>
          <table:table-cell table:style-name="ce876" office:value-type="string">
            <text:p>Tarapoto</text:p>
          </table:table-cell>
          <table:table-cell table:style-name="ce872" table:formula="of:=1+[.D87]" office:value-type="float" office:value="81">
            <text:p>81</text:p>
          </table:table-cell>
          <table:table-cell table:style-name="ce873" table:formula="of:=IF([.B89]=1;[.B88];[.E89])"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6" office:value-type="float" office:value="3500">
            <text:p>3,500</text:p>
          </table:table-cell>
          <table:table-cell table:style-name="ce970"/>
          <table:table-cell table:style-name="ce956" office:value-type="float" office:value="7500">
            <text:p>7,500</text:p>
          </table:table-cell>
          <table:table-cell table:style-name="ce970"/>
          <table:table-cell table:style-name="ce916" office:value-type="string">
            <text:p>kg</text:p>
          </table:table-cell>
          <table:table-cell table:style-name="ce1016" office:value-type="float" office:value="0.88">
            <text:p>0.88</text:p>
          </table:table-cell>
          <table:table-cell table:style-name="ce1016" office:value-type="float" office:value="0">
            <text:p>0.00</text:p>
          </table:table-cell>
          <table:table-cell table:style-name="ce1048" office:value-type="float" office:value="0.9">
            <text:p>0.90</text:p>
          </table:table-cell>
          <table:table-cell table:style-name="ce1016" office:value-type="string">
            <text:p>Ene - Abr</text:p>
          </table:table-cell>
          <table:table-cell table:style-name="ce1072" office:value-type="float" office:value="0.95">
            <text:p>0.95</text:p>
          </table:table-cell>
          <table:table-cell table:style-name="ce1096" office:value-type="string">
            <text:p>Abr-Dic</text:p>
          </table:table-cell>
          <table:table-cell table:style-name="ce1104" table:formula="of:=SUM([.M88:.N88])/2" office:value-type="float" office:value="3750">
            <text:p>3750.00</text:p>
          </table:table-cell>
          <table:table-cell table:style-name="ce1108" table:formula="of:=[.R88]*[.V88]" office:value-type="float" office:value="3375">
            <text:p>3,375.00</text:p>
          </table:table-cell>
          <table:table-cell table:style-name="ce1111" table:formula="of:=iferror(([.W88]-[.K88])/[.W88];0)" office:value-type="percentage" office:value="0">
            <text:p>#NOMBRE?</text:p>
          </table:table-cell>
          <table:table-cell table:style-name="ce1108" table:formula="of:=[.T88]*[.V88]" office:value-type="float" office:value="3562.5">
            <text:p>3,562.50</text:p>
          </table:table-cell>
          <table:table-cell table:style-name="ce1114" table:formula="of:=iferror(([.Y88]-[.L88])/[.Y88];0)" office:value-type="percentage" office:value="0">
            <text:p>#NOMBRE?</text:p>
          </table:table-cell>
          <table:table-cell table:number-columns-repeated="998"/>
        </table:table-row>
        <table:table-row table:style-name="ro21">
          <table:table-cell table:style-name="ce869"/>
          <table:table-cell table:style-name="ce873" table:formula="of:=IF([.C89]=[.C88];[.B88]+1;1)" office:value-type="float" office:value="2">
            <text:p>2</text:p>
          </table:table-cell>
          <table:table-cell table:style-name="ce876" office:value-type="string">
            <text:p>Tarapoto</text:p>
          </table:table-cell>
          <table:table-cell table:style-name="ce872" table:formula="of:=1+[.D88]" office:value-type="float" office:value="82">
            <text:p>82</text:p>
          </table:table-cell>
          <table:table-cell table:style-name="ce873" table:formula="of:=IF([.B90]=1;[.B89];[.E90])"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89:.N89])/2" office:value-type="float" office:value="450">
            <text:p>450.00</text:p>
          </table:table-cell>
          <table:table-cell table:style-name="ce1108" table:formula="of:=[.R89]*[.V89]" office:value-type="float" office:value="2475">
            <text:p>2,475.00</text:p>
          </table:table-cell>
          <table:table-cell table:style-name="ce1111" table:formula="of:=iferror(([.W89]-[.K89])/[.W89];0)" office:value-type="percentage" office:value="0">
            <text:p>#NOMBRE?</text:p>
          </table:table-cell>
          <table:table-cell table:style-name="ce1108" table:formula="of:=[.T89]*[.V89]" office:value-type="float" office:value="2250">
            <text:p>2,250.00</text:p>
          </table:table-cell>
          <table:table-cell table:style-name="ce1114" table:formula="of:=iferror(([.Y89]-[.L89])/[.Y89];0)" office:value-type="percentage" office:value="0">
            <text:p>#NOMBRE?</text:p>
          </table:table-cell>
          <table:table-cell table:number-columns-repeated="998"/>
        </table:table-row>
        <table:table-row table:style-name="ro21">
          <table:table-cell table:style-name="ce869"/>
          <table:table-cell table:style-name="ce873" table:formula="of:=IF([.C90]=[.C89];[.B89]+1;1)" office:value-type="float" office:value="3">
            <text:p>3</text:p>
          </table:table-cell>
          <table:table-cell table:style-name="ce876" office:value-type="string">
            <text:p>Tarapoto</text:p>
          </table:table-cell>
          <table:table-cell table:style-name="ce872" table:formula="of:=1+[.D89]" office:value-type="float" office:value="83">
            <text:p>83</text:p>
          </table:table-cell>
          <table:table-cell table:style-name="ce873" table:formula="of:=IF([.B91]=1;[.B90];[.E91])"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0:.N90])/2" office:value-type="float" office:value="10">
            <text:p>10.00</text:p>
          </table:table-cell>
          <table:table-cell table:style-name="ce1108" table:formula="of:=[.R90]*[.V90]" office:value-type="float" office:value="4000">
            <text:p>4,000.00</text:p>
          </table:table-cell>
          <table:table-cell table:style-name="ce1111" table:formula="of:=iferror(([.W90]-[.K90])/[.W90];0)" office:value-type="percentage" office:value="0">
            <text:p>#NOMBRE?</text:p>
          </table:table-cell>
          <table:table-cell table:style-name="ce1108" table:formula="of:=[.T90]*[.V90]" office:value-type="float" office:value="4000">
            <text:p>4,000.00</text:p>
          </table:table-cell>
          <table:table-cell table:style-name="ce1114" table:formula="of:=iferror(([.Y90]-[.L90])/[.Y90];0)" office:value-type="percentage" office:value="0">
            <text:p>#NOMBRE?</text:p>
          </table:table-cell>
          <table:table-cell table:number-columns-repeated="998"/>
        </table:table-row>
        <table:table-row table:style-name="ro21">
          <table:table-cell table:style-name="ce869"/>
          <table:table-cell table:style-name="ce873" table:formula="of:=IF([.C91]=[.C90];[.B90]+1;1)" office:value-type="float" office:value="4">
            <text:p>4</text:p>
          </table:table-cell>
          <table:table-cell table:style-name="ce876" office:value-type="string">
            <text:p>Tarapoto</text:p>
          </table:table-cell>
          <table:table-cell table:style-name="ce872" table:formula="of:=1+[.D90]" office:value-type="float" office:value="84">
            <text:p>84</text:p>
          </table:table-cell>
          <table:table-cell table:style-name="ce873" table:formula="of:=IF([.B92]=1;[.B91];[.E92])"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1:.N91])/2" office:value-type="float" office:value="15000">
            <text:p>15000.00</text:p>
          </table:table-cell>
          <table:table-cell table:style-name="ce1108" table:formula="of:=[.R91]*[.V91]" office:value-type="float" office:value="14250">
            <text:p>14,250.00</text:p>
          </table:table-cell>
          <table:table-cell table:style-name="ce1111" table:formula="of:=iferror(([.W91]-[.K91])/[.W91];0)" office:value-type="percentage" office:value="0">
            <text:p>#NOMBRE?</text:p>
          </table:table-cell>
          <table:table-cell table:style-name="ce1108" table:formula="of:=[.T91]*[.V91]" office:value-type="float" office:value="14250">
            <text:p>14,250.00</text:p>
          </table:table-cell>
          <table:table-cell table:style-name="ce1114" table:formula="of:=iferror(([.Y91]-[.L91])/[.Y91];0)" office:value-type="percentage" office:value="0">
            <text:p>#NOMBRE?</text:p>
          </table:table-cell>
          <table:table-cell table:number-columns-repeated="998"/>
        </table:table-row>
        <table:table-row table:style-name="ro21">
          <table:table-cell table:style-name="ce869"/>
          <table:table-cell table:style-name="ce873" table:formula="of:=IF([.C92]=[.C91];[.B91]+1;1)" office:value-type="float" office:value="1">
            <text:p>1</text:p>
          </table:table-cell>
          <table:table-cell table:style-name="ce876" office:value-type="string">
            <text:p>Tocache</text:p>
          </table:table-cell>
          <table:table-cell table:style-name="ce872" table:formula="of:=1+[.D91]" office:value-type="float" office:value="85">
            <text:p>85</text:p>
          </table:table-cell>
          <table:table-cell table:style-name="ce873" table:formula="of:=IF([.B93]=1;[.B92];[.E93])"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2:.N92])/2" office:value-type="float" office:value="3750">
            <text:p>3750.00</text:p>
          </table:table-cell>
          <table:table-cell table:style-name="ce1108" table:formula="of:=[.R92]*[.V92]" office:value-type="float" office:value="3375">
            <text:p>3,375.00</text:p>
          </table:table-cell>
          <table:table-cell table:style-name="ce1111" table:formula="of:=iferror(([.W92]-[.K92])/[.W92];0)" office:value-type="percentage" office:value="0">
            <text:p>#NOMBRE?</text:p>
          </table:table-cell>
          <table:table-cell table:style-name="ce1108" table:formula="of:=[.T92]*[.V92]" office:value-type="float" office:value="3562.5">
            <text:p>3,562.50</text:p>
          </table:table-cell>
          <table:table-cell table:style-name="ce1114" table:formula="of:=iferror(([.Y92]-[.L92])/[.Y92];0)" office:value-type="percentage" office:value="0">
            <text:p>#NOMBRE?</text:p>
          </table:table-cell>
          <table:table-cell table:number-columns-repeated="998"/>
        </table:table-row>
        <table:table-row table:style-name="ro21">
          <table:table-cell table:style-name="ce869"/>
          <table:table-cell table:style-name="ce873" table:formula="of:=IF([.C93]=[.C92];[.B92]+1;1)" office:value-type="float" office:value="2">
            <text:p>2</text:p>
          </table:table-cell>
          <table:table-cell table:style-name="ce876" office:value-type="string">
            <text:p>Tocache</text:p>
          </table:table-cell>
          <table:table-cell table:style-name="ce872" table:formula="of:=1+[.D92]" office:value-type="float" office:value="86">
            <text:p>86</text:p>
          </table:table-cell>
          <table:table-cell table:style-name="ce873" table:formula="of:=IF([.B94]=1;[.B93];[.E94])"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3:.N93])/2" office:value-type="float" office:value="450">
            <text:p>450.00</text:p>
          </table:table-cell>
          <table:table-cell table:style-name="ce1108" table:formula="of:=[.R93]*[.V93]" office:value-type="float" office:value="2475">
            <text:p>2,475.00</text:p>
          </table:table-cell>
          <table:table-cell table:style-name="ce1111" table:formula="of:=iferror(([.W93]-[.K93])/[.W93];0)" office:value-type="percentage" office:value="0">
            <text:p>#NOMBRE?</text:p>
          </table:table-cell>
          <table:table-cell table:style-name="ce1108" table:formula="of:=[.T93]*[.V93]" office:value-type="float" office:value="2250">
            <text:p>2,250.00</text:p>
          </table:table-cell>
          <table:table-cell table:style-name="ce1114" table:formula="of:=iferror(([.Y93]-[.L93])/[.Y93];0)" office:value-type="percentage" office:value="0">
            <text:p>#NOMBRE?</text:p>
          </table:table-cell>
          <table:table-cell table:number-columns-repeated="998"/>
        </table:table-row>
        <table:table-row table:style-name="ro21">
          <table:table-cell table:style-name="ce869"/>
          <table:table-cell table:style-name="ce873" table:formula="of:=IF([.C94]=[.C93];[.B93]+1;1)" office:value-type="float" office:value="3">
            <text:p>3</text:p>
          </table:table-cell>
          <table:table-cell table:style-name="ce876" office:value-type="string">
            <text:p>Tocache</text:p>
          </table:table-cell>
          <table:table-cell table:style-name="ce872" table:formula="of:=1+[.D93]" office:value-type="float" office:value="87">
            <text:p>87</text:p>
          </table:table-cell>
          <table:table-cell table:style-name="ce873" table:formula="of:=IF([.B95]=1;[.B94];[.E95])"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4:.N94])/2" office:value-type="float" office:value="10">
            <text:p>10.00</text:p>
          </table:table-cell>
          <table:table-cell table:style-name="ce1108" table:formula="of:=[.R94]*[.V94]" office:value-type="float" office:value="4000">
            <text:p>4,000.00</text:p>
          </table:table-cell>
          <table:table-cell table:style-name="ce1111" table:formula="of:=iferror(([.W94]-[.K94])/[.W94];0)" office:value-type="percentage" office:value="0">
            <text:p>#NOMBRE?</text:p>
          </table:table-cell>
          <table:table-cell table:style-name="ce1108" table:formula="of:=[.T94]*[.V94]" office:value-type="float" office:value="4000">
            <text:p>4,000.00</text:p>
          </table:table-cell>
          <table:table-cell table:style-name="ce1114" table:formula="of:=iferror(([.Y94]-[.L94])/[.Y94];0)" office:value-type="percentage" office:value="0">
            <text:p>#NOMBRE?</text:p>
          </table:table-cell>
          <table:table-cell table:number-columns-repeated="998"/>
        </table:table-row>
        <table:table-row table:style-name="ro21">
          <table:table-cell table:style-name="ce869"/>
          <table:table-cell table:style-name="ce873" table:formula="of:=IF([.C95]=[.C94];[.B94]+1;1)" office:value-type="float" office:value="4">
            <text:p>4</text:p>
          </table:table-cell>
          <table:table-cell table:style-name="ce876" office:value-type="string">
            <text:p>Tocache</text:p>
          </table:table-cell>
          <table:table-cell table:style-name="ce872" table:formula="of:=1+[.D94]" office:value-type="float" office:value="88">
            <text:p>88</text:p>
          </table:table-cell>
          <table:table-cell table:style-name="ce873" table:formula="of:=IF([.B96]=1;[.B95];[.E96])"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5:.N95])/2" office:value-type="float" office:value="15000">
            <text:p>15000.00</text:p>
          </table:table-cell>
          <table:table-cell table:style-name="ce1108" table:formula="of:=[.R95]*[.V95]" office:value-type="float" office:value="14250">
            <text:p>14,250.00</text:p>
          </table:table-cell>
          <table:table-cell table:style-name="ce1111" table:formula="of:=iferror(([.W95]-[.K95])/[.W95];0)" office:value-type="percentage" office:value="0">
            <text:p>#NOMBRE?</text:p>
          </table:table-cell>
          <table:table-cell table:style-name="ce1108" table:formula="of:=[.T95]*[.V95]" office:value-type="float" office:value="14250">
            <text:p>14,250.00</text:p>
          </table:table-cell>
          <table:table-cell table:style-name="ce1114" table:formula="of:=iferror(([.Y95]-[.L95])/[.Y95];0)" office:value-type="percentage" office:value="0">
            <text:p>#NOMBRE?</text:p>
          </table:table-cell>
          <table:table-cell table:number-columns-repeated="998"/>
        </table:table-row>
        <table:table-row table:style-name="ro21">
          <table:table-cell table:style-name="ce869"/>
          <table:table-cell table:style-name="ce873" table:formula="of:=IF([.C96]=[.C95];[.B95]+1;1)" office:value-type="float" office:value="1">
            <text:p>1</text:p>
          </table:table-cell>
          <table:table-cell table:style-name="ce876" office:value-type="string">
            <text:p>Juanjui</text:p>
          </table:table-cell>
          <table:table-cell table:style-name="ce872" table:formula="of:=1+[.D95]" office:value-type="float" office:value="89">
            <text:p>89</text:p>
          </table:table-cell>
          <table:table-cell table:style-name="ce873" table:formula="of:=IF([.B97]=1;[.B96];[.E97])"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6:.N96])/2" office:value-type="float" office:value="3750">
            <text:p>3750.00</text:p>
          </table:table-cell>
          <table:table-cell table:style-name="ce1108" table:formula="of:=[.R96]*[.V96]" office:value-type="float" office:value="3375">
            <text:p>3,375.00</text:p>
          </table:table-cell>
          <table:table-cell table:style-name="ce1111" table:formula="of:=iferror(([.W96]-[.K96])/[.W96];0)" office:value-type="percentage" office:value="0">
            <text:p>#NOMBRE?</text:p>
          </table:table-cell>
          <table:table-cell table:style-name="ce1108" table:formula="of:=[.T96]*[.V96]" office:value-type="float" office:value="3562.5">
            <text:p>3,562.50</text:p>
          </table:table-cell>
          <table:table-cell table:style-name="ce1114" table:formula="of:=iferror(([.Y96]-[.L96])/[.Y96];0)" office:value-type="percentage" office:value="0">
            <text:p>#NOMBRE?</text:p>
          </table:table-cell>
          <table:table-cell table:number-columns-repeated="998"/>
        </table:table-row>
        <table:table-row table:style-name="ro21">
          <table:table-cell table:style-name="ce869"/>
          <table:table-cell table:style-name="ce873" table:formula="of:=IF([.C97]=[.C96];[.B96]+1;1)" office:value-type="float" office:value="2">
            <text:p>2</text:p>
          </table:table-cell>
          <table:table-cell table:style-name="ce876" office:value-type="string">
            <text:p>Juanjui</text:p>
          </table:table-cell>
          <table:table-cell table:style-name="ce872" table:formula="of:=1+[.D96]" office:value-type="float" office:value="90">
            <text:p>90</text:p>
          </table:table-cell>
          <table:table-cell table:style-name="ce873" table:formula="of:=IF([.B98]=1;[.B97];[.E98])"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7:.N97])/2" office:value-type="float" office:value="450">
            <text:p>450.00</text:p>
          </table:table-cell>
          <table:table-cell table:style-name="ce1108" table:formula="of:=[.R97]*[.V97]" office:value-type="float" office:value="2475">
            <text:p>2,475.00</text:p>
          </table:table-cell>
          <table:table-cell table:style-name="ce1111" table:formula="of:=iferror(([.W97]-[.K97])/[.W97];0)" office:value-type="percentage" office:value="0">
            <text:p>#NOMBRE?</text:p>
          </table:table-cell>
          <table:table-cell table:style-name="ce1108" table:formula="of:=[.T97]*[.V97]" office:value-type="float" office:value="2250">
            <text:p>2,250.00</text:p>
          </table:table-cell>
          <table:table-cell table:style-name="ce1114" table:formula="of:=iferror(([.Y97]-[.L97])/[.Y97];0)" office:value-type="percentage" office:value="0">
            <text:p>#NOMBRE?</text:p>
          </table:table-cell>
          <table:table-cell table:number-columns-repeated="998"/>
        </table:table-row>
        <table:table-row table:style-name="ro21">
          <table:table-cell table:style-name="ce870"/>
          <table:table-cell table:style-name="ce873" table:formula="of:=IF([.C98]=[.C97];[.B97]+1;1)" office:value-type="float" office:value="3">
            <text:p>3</text:p>
          </table:table-cell>
          <table:table-cell table:style-name="ce876" office:value-type="string">
            <text:p>Juanjui</text:p>
          </table:table-cell>
          <table:table-cell table:style-name="ce872" table:formula="of:=1+[.D97]" office:value-type="float" office:value="91">
            <text:p>91</text:p>
          </table:table-cell>
          <table:table-cell table:style-name="ce873" table:formula="of:=IF([.B99]=1;[.B98];[.E99])"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8:.N98])/2" office:value-type="float" office:value="10">
            <text:p>10.00</text:p>
          </table:table-cell>
          <table:table-cell table:style-name="ce1108" table:formula="of:=[.R98]*[.V98]" office:value-type="float" office:value="4000">
            <text:p>4,000.00</text:p>
          </table:table-cell>
          <table:table-cell table:style-name="ce1111" table:formula="of:=iferror(([.W98]-[.K98])/[.W98];0)" office:value-type="percentage" office:value="0">
            <text:p>#NOMBRE?</text:p>
          </table:table-cell>
          <table:table-cell table:style-name="ce1108" table:formula="of:=[.T98]*[.V98]" office:value-type="float" office:value="4000">
            <text:p>4,000.00</text:p>
          </table:table-cell>
          <table:table-cell table:style-name="ce1114" table:formula="of:=iferror(([.Y98]-[.L98])/[.Y98];0)" office:value-type="percentage" office:value="0">
            <text:p>#NOMBRE?</text:p>
          </table:table-cell>
          <table:table-cell table:number-columns-repeated="998"/>
        </table:table-row>
        <table:table-row table:style-name="ro21">
          <table:table-cell table:style-name="ce865" office:value-type="string">
            <text:p>NORTE</text:p>
          </table:table-cell>
          <table:table-cell table:style-name="ce873" table:formula="of:=IF([.C99]=[.C98];[.B98]+1;1)" office:value-type="float" office:value="4">
            <text:p>4</text:p>
          </table:table-cell>
          <table:table-cell table:style-name="ce876" office:value-type="string">
            <text:p>Juanjui</text:p>
          </table:table-cell>
          <table:table-cell table:style-name="ce872" table:formula="of:=1+[.D98]" office:value-type="float" office:value="92">
            <text:p>92</text:p>
          </table:table-cell>
          <table:table-cell table:style-name="ce873" table:formula="of:=IF([.B100]=1;[.B99];[.E100])"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9:.N99])/2" office:value-type="float" office:value="15000">
            <text:p>15000.00</text:p>
          </table:table-cell>
          <table:table-cell table:style-name="ce1108" table:formula="of:=[.R99]*[.V99]" office:value-type="float" office:value="14250">
            <text:p>14,250.00</text:p>
          </table:table-cell>
          <table:table-cell table:style-name="ce1111" table:formula="of:=iferror(([.W99]-[.K99])/[.W99];0)" office:value-type="percentage" office:value="0">
            <text:p>#NOMBRE?</text:p>
          </table:table-cell>
          <table:table-cell table:style-name="ce1108" table:formula="of:=[.T99]*[.V99]" office:value-type="float" office:value="14250">
            <text:p>14,250.00</text:p>
          </table:table-cell>
          <table:table-cell table:style-name="ce1114" table:formula="of:=iferror(([.Y99]-[.L99])/[.Y99];0)" office:value-type="percentage" office:value="0">
            <text:p>#NOMBRE?</text:p>
          </table:table-cell>
          <table:table-cell table:number-columns-repeated="998"/>
        </table:table-row>
        <table:table-row table:style-name="ro21">
          <table:table-cell table:style-name="ce866"/>
          <table:table-cell table:style-name="ce873" table:formula="of:=IF([.C100]=[.C99];[.B99]+1;1)" office:value-type="float" office:value="1">
            <text:p>1</text:p>
          </table:table-cell>
          <table:table-cell table:style-name="ce865" office:value-type="string">
            <text:p>Guadalupe</text:p>
          </table:table-cell>
          <table:table-cell table:style-name="ce872" table:formula="of:=1+[.D99]" office:value-type="float" office:value="93">
            <text:p>93</text:p>
          </table:table-cell>
          <table:table-cell table:style-name="ce873" table:formula="of:=IF([.B101]=1;[.B100];[.E101])" office:value-type="float" office:value="2">
            <text:p>2</text:p>
          </table:table-cell>
          <table:table-cell table:style-name="ce883" office:value-type="string">
            <text:p>Alta</text:p>
          </table:table-cell>
          <table:table-cell table:style-name="ce901" office:value-type="string">
            <text:p>Arroz</text:p>
          </table:table-cell>
          <table:table-cell table:style-name="ce915" office:value-type="float" office:value="116">
            <text:p>116</text:p>
          </table:table-cell>
          <table:table-cell table:style-name="ce933" office:value-type="string">
            <text:p>Set.- Octubre</text:p>
          </table:table-cell>
          <table:table-cell table:style-name="ce943" office:value-type="string">
            <text:p>Abril, Mayo, Junio</text:p>
          </table:table-cell>
          <table:table-cell table:style-name="ce956" office:value-type="float" office:value="9000">
            <text:p>9,000</text:p>
          </table:table-cell>
          <table:table-cell table:style-name="ce974"/>
          <table:table-cell table:style-name="ce950" office:value-type="float" office:value="11000">
            <text:p>11,000</text:p>
          </table:table-cell>
          <table:table-cell table:style-name="ce985"/>
          <table:table-cell table:style-name="ce1001" office:value-type="string">
            <text:p>kg</text:p>
          </table:table-cell>
          <table:table-cell table:style-name="ce1026" office:value-type="float" office:value="2">
            <text:p>2</text:p>
          </table:table-cell>
          <table:table-cell table:style-name="ce1035" office:value-type="float" office:value="2.5">
            <text:p>2.50</text:p>
          </table:table-cell>
          <table:table-cell table:style-name="ce1054" office:value-type="float" office:value="0.928571428571429">
            <text:p>0.93</text:p>
          </table:table-cell>
          <table:table-cell table:style-name="ce1026" office:value-type="string">
            <text:p>May.</text:p>
          </table:table-cell>
          <table:table-cell table:style-name="ce1077" office:value-type="float" office:value="1.57142857142857">
            <text:p>1.57</text:p>
          </table:table-cell>
          <table:table-cell table:style-name="ce1093" office:value-type="string">
            <text:p>Feb.</text:p>
          </table:table-cell>
          <table:table-cell table:style-name="ce1104" table:formula="of:=SUM([.M100:.N100])/2" office:value-type="float" office:value="5500">
            <text:p>5500.00</text:p>
          </table:table-cell>
          <table:table-cell table:style-name="ce1108" table:formula="of:=[.R100]*[.V100]" office:value-type="float" office:value="5107.14285714286">
            <text:p>5,107.14</text:p>
          </table:table-cell>
          <table:table-cell table:style-name="ce1111" table:formula="of:=iferror(([.W100]-[.K100])/[.W100];0)" office:value-type="percentage" office:value="0">
            <text:p>#NOMBRE?</text:p>
          </table:table-cell>
          <table:table-cell table:style-name="ce1108" table:formula="of:=[.T100]*[.V100]" office:value-type="float" office:value="8642.85714285713">
            <text:p>8,642.86</text:p>
          </table:table-cell>
          <table:table-cell table:style-name="ce1114" table:formula="of:=iferror(([.Y100]-[.L100])/[.Y100];0)" office:value-type="percentage" office:value="0">
            <text:p>#NOMBRE?</text:p>
          </table:table-cell>
          <table:table-cell table:number-columns-repeated="998"/>
        </table:table-row>
        <table:table-row table:style-name="ro21">
          <table:table-cell table:style-name="ce866"/>
          <table:table-cell table:style-name="ce873" table:formula="of:=IF([.C101]=[.C100];[.B100]+1;1)" office:value-type="float" office:value="2">
            <text:p>2</text:p>
          </table:table-cell>
          <table:table-cell table:style-name="ce865" office:value-type="string">
            <text:p>Guadalupe</text:p>
          </table:table-cell>
          <table:table-cell table:style-name="ce872" table:formula="of:=1+[.D100]" office:value-type="float" office:value="94">
            <text:p>94</text:p>
          </table:table-cell>
          <table:table-cell table:style-name="ce873" table:formula="of:=IF([.B102]=1;[.B101];[.E102])" office:value-type="float" office:value="2">
            <text:p>2</text:p>
          </table:table-cell>
          <table:table-cell table:style-name="ce886" office:value-type="string">
            <text:p>Baja</text:p>
          </table:table-cell>
          <table:table-cell table:style-name="ce896" office:value-type="string">
            <text:p>Maíz Amarillo</text:p>
          </table:table-cell>
          <table:table-cell table:style-name="ce913" office:value-type="float" office:value="202">
            <text:p>202</text:p>
          </table:table-cell>
          <table:table-cell table:style-name="ce930" office:value-type="string">
            <text:p>Mayo- Junio</text:p>
          </table:table-cell>
          <table:table-cell table:style-name="ce941" office:value-type="string">
            <text:p>Nov.- Dic.</text:p>
          </table:table-cell>
          <table:table-cell table:style-name="ce955" office:value-type="float" office:value="6000">
            <text:p>6,000</text:p>
          </table:table-cell>
          <table:table-cell table:style-name="ce969"/>
          <table:table-cell table:style-name="ce955" office:value-type="float" office:value="9000">
            <text:p>9,000</text:p>
          </table:table-cell>
          <table:table-cell table:style-name="ce969"/>
          <table:table-cell table:style-name="ce917" office:value-type="string">
            <text:p>kg</text:p>
          </table:table-cell>
          <table:table-cell table:style-name="ce1014" office:value-type="float" office:value="0.9">
            <text:p>0.90</text:p>
          </table:table-cell>
          <table:table-cell table:style-name="ce1014" office:value-type="float" office:value="1.2">
            <text:p>1.20</text:p>
          </table:table-cell>
          <table:table-cell table:style-name="ce1045" office:value-type="float" office:value="0.77">
            <text:p>0.77</text:p>
          </table:table-cell>
          <table:table-cell table:style-name="ce1014" office:value-type="string">
            <text:p>Agos.</text:p>
          </table:table-cell>
          <table:table-cell table:style-name="ce1069" office:value-type="float" office:value="0.85">
            <text:p>0.85</text:p>
          </table:table-cell>
          <table:table-cell table:style-name="ce1088" office:value-type="string">
            <text:p>Dic.</text:p>
          </table:table-cell>
          <table:table-cell table:style-name="ce1104" table:formula="of:=SUM([.M101:.N101])/2" office:value-type="float" office:value="4500">
            <text:p>4500.00</text:p>
          </table:table-cell>
          <table:table-cell table:style-name="ce1108" table:formula="of:=[.R101]*[.V101]" office:value-type="float" office:value="3465">
            <text:p>3,465.00</text:p>
          </table:table-cell>
          <table:table-cell table:style-name="ce1111" table:formula="of:=iferror(([.W101]-[.K101])/[.W101];0)" office:value-type="percentage" office:value="0">
            <text:p>#NOMBRE?</text:p>
          </table:table-cell>
          <table:table-cell table:style-name="ce1108" table:formula="of:=[.T101]*[.V101]" office:value-type="float" office:value="3825">
            <text:p>3,825.00</text:p>
          </table:table-cell>
          <table:table-cell table:style-name="ce1114" table:formula="of:=iferror(([.Y101]-[.L101])/[.Y101];0)" office:value-type="percentage" office:value="0">
            <text:p>#NOMBRE?</text:p>
          </table:table-cell>
          <table:table-cell table:number-columns-repeated="998"/>
        </table:table-row>
        <table:table-row table:style-name="ro21">
          <table:table-cell table:style-name="ce866"/>
          <table:table-cell table:style-name="ce873" table:formula="of:=IF([.C102]=[.C101];[.B101]+1;1)" office:value-type="float" office:value="1">
            <text:p>1</text:p>
          </table:table-cell>
          <table:table-cell table:style-name="ce865" office:value-type="string">
            <text:p>Santa</text:p>
          </table:table-cell>
          <table:table-cell table:style-name="ce872" table:formula="of:=1+[.D101]" office:value-type="float" office:value="95">
            <text:p>95</text:p>
          </table:table-cell>
          <table:table-cell table:style-name="ce873" table:formula="of:=IF([.B103]=1;[.B102];[.E103])" office:value-type="float" office:value="2">
            <text:p>2</text:p>
          </table:table-cell>
          <table:table-cell table:style-name="ce883" office:value-type="string">
            <text:p>Media</text:p>
          </table:table-cell>
          <table:table-cell table:style-name="ce891" office:value-type="string">
            <text:p>Arroz</text:p>
          </table:table-cell>
          <table:table-cell table:style-name="ce915" office:value-type="float" office:value="55">
            <text:p>55</text:p>
          </table:table-cell>
          <table:table-cell table:style-name="ce925" office:value-type="string">
            <text:p>Octubre-Noviembre</text:p>
          </table:table-cell>
          <table:table-cell table:style-name="ce936" office:value-type="string">
            <text:p>Mayo-Junio</text:p>
          </table:table-cell>
          <table:table-cell table:style-name="ce956" office:value-type="float" office:value="9600">
            <text:p>9,600</text:p>
          </table:table-cell>
          <table:table-cell table:style-name="ce970"/>
          <table:table-cell table:style-name="ce956" office:value-type="float" office:value="12000">
            <text:p>12,000</text:p>
          </table:table-cell>
          <table:table-cell table:style-name="ce970"/>
          <table:table-cell table:style-name="ce916" office:value-type="string">
            <text:p>kg</text:p>
          </table:table-cell>
          <table:table-cell table:style-name="ce1016" office:value-type="float" office:value="1.8">
            <text:p>1.80</text:p>
          </table:table-cell>
          <table:table-cell table:style-name="ce1016" office:value-type="float" office:value="2">
            <text:p>2.00</text:p>
          </table:table-cell>
          <table:table-cell table:style-name="ce1048" office:value-type="float" office:value="0.9">
            <text:p>0.90</text:p>
          </table:table-cell>
          <table:table-cell table:style-name="ce1016" office:value-type="string">
            <text:p>May.</text:p>
          </table:table-cell>
          <table:table-cell table:style-name="ce1072" office:value-type="float" office:value="0.95">
            <text:p>0.95</text:p>
          </table:table-cell>
          <table:table-cell table:style-name="ce1091" office:value-type="string">
            <text:p>Jun.</text:p>
          </table:table-cell>
          <table:table-cell table:style-name="ce1104" table:formula="of:=SUM([.M102:.N102])/2" office:value-type="float" office:value="6000">
            <text:p>6000.00</text:p>
          </table:table-cell>
          <table:table-cell table:style-name="ce1108" table:formula="of:=[.R102]*[.V102]" office:value-type="float" office:value="5400">
            <text:p>5,400.00</text:p>
          </table:table-cell>
          <table:table-cell table:style-name="ce1111" table:formula="of:=iferror(([.W102]-[.K102])/[.W102];0)" office:value-type="percentage" office:value="0">
            <text:p>#NOMBRE?</text:p>
          </table:table-cell>
          <table:table-cell table:style-name="ce1108" table:formula="of:=[.T102]*[.V102]" office:value-type="float" office:value="5700">
            <text:p>5,700.00</text:p>
          </table:table-cell>
          <table:table-cell table:style-name="ce1114" table:formula="of:=iferror(([.Y102]-[.L102])/[.Y102];0)" office:value-type="percentage" office:value="0">
            <text:p>#NOMBRE?</text:p>
          </table:table-cell>
          <table:table-cell table:number-columns-repeated="998"/>
        </table:table-row>
        <table:table-row table:style-name="ro21">
          <table:table-cell table:style-name="ce866"/>
          <table:table-cell table:style-name="ce873" table:formula="of:=IF([.C103]=[.C102];[.B102]+1;1)" office:value-type="float" office:value="2">
            <text:p>2</text:p>
          </table:table-cell>
          <table:table-cell table:style-name="ce865" office:value-type="string">
            <text:p>Santa</text:p>
          </table:table-cell>
          <table:table-cell table:style-name="ce872" table:formula="of:=1+[.D102]" office:value-type="float" office:value="96">
            <text:p>96</text:p>
          </table:table-cell>
          <table:table-cell table:style-name="ce873" table:formula="of:=IF([.B104]=1;[.B103];[.E104])" office:value-type="float" office:value="2">
            <text:p>2</text:p>
          </table:table-cell>
          <table:table-cell table:style-name="ce886" office:value-type="string">
            <text:p>Media</text:p>
          </table:table-cell>
          <table:table-cell table:style-name="ce895" office:value-type="string">
            <text:p>Maíz Amarillo</text:p>
          </table:table-cell>
          <table:table-cell table:style-name="ce913" office:value-type="float" office:value="25">
            <text:p>25</text:p>
          </table:table-cell>
          <table:table-cell table:style-name="ce929" office:value-type="string">
            <text:p>Todo el año</text:p>
          </table:table-cell>
          <table:table-cell table:style-name="ce940" office:value-type="string">
            <text:p>Todo el año</text:p>
          </table:table-cell>
          <table:table-cell table:style-name="ce953" office:value-type="float" office:value="6500">
            <text:p>6,500</text:p>
          </table:table-cell>
          <table:table-cell table:style-name="ce967"/>
          <table:table-cell table:style-name="ce953" office:value-type="float" office:value="10000">
            <text:p>10,000</text:p>
          </table:table-cell>
          <table:table-cell table:style-name="ce986"/>
          <table:table-cell table:style-name="ce998" office:value-type="string">
            <text:p>kg</text:p>
          </table:table-cell>
          <table:table-cell table:style-name="ce1014" office:value-type="float" office:value="1.1">
            <text:p>1.10</text:p>
          </table:table-cell>
          <table:table-cell table:style-name="ce1014" office:value-type="float" office:value="1.2">
            <text:p>1.20</text:p>
          </table:table-cell>
          <table:table-cell table:style-name="ce1047" office:value-type="float" office:value="0.77">
            <text:p>0.77</text:p>
          </table:table-cell>
          <table:table-cell table:style-name="ce998" office:value-type="string">
            <text:p>Todo el año</text:p>
          </table:table-cell>
          <table:table-cell table:style-name="ce1071" office:value-type="float" office:value="0.85">
            <text:p>0.85</text:p>
          </table:table-cell>
          <table:table-cell table:style-name="ce1097" office:value-type="string">
            <text:p>Todo el año</text:p>
          </table:table-cell>
          <table:table-cell table:style-name="ce1104" table:formula="of:=SUM([.M103:.N103])/2" office:value-type="float" office:value="5000">
            <text:p>5000.00</text:p>
          </table:table-cell>
          <table:table-cell table:style-name="ce1108" table:formula="of:=[.R103]*[.V103]" office:value-type="float" office:value="3850">
            <text:p>3,850.00</text:p>
          </table:table-cell>
          <table:table-cell table:style-name="ce1111" table:formula="of:=iferror(([.W103]-[.K103])/[.W103];0)" office:value-type="percentage" office:value="0">
            <text:p>#NOMBRE?</text:p>
          </table:table-cell>
          <table:table-cell table:style-name="ce1108" table:formula="of:=[.T103]*[.V103]" office:value-type="float" office:value="4250">
            <text:p>4,250.00</text:p>
          </table:table-cell>
          <table:table-cell table:style-name="ce1114" table:formula="of:=iferror(([.Y103]-[.L103])/[.Y103];0)" office:value-type="percentage" office:value="0">
            <text:p>#NOMBRE?</text:p>
          </table:table-cell>
          <table:table-cell table:number-columns-repeated="998"/>
        </table:table-row>
        <table:table-row table:style-name="ro21">
          <table:table-cell table:style-name="ce867"/>
          <table:table-cell table:style-name="ce873" table:formula="of:=IF([.C104]=[.C103];[.B103]+1;1)" office:value-type="float" office:value="1">
            <text:p>1</text:p>
          </table:table-cell>
          <table:table-cell table:style-name="ce865" office:value-type="string">
            <text:p>Sayan</text:p>
          </table:table-cell>
          <table:table-cell table:style-name="ce872" table:formula="of:=1+[.D103]" office:value-type="float" office:value="97">
            <text:p>97</text:p>
          </table:table-cell>
          <table:table-cell table:style-name="ce873" table:formula="of:=IF(OR([.B105]=1;[.B105]=&quot;&quot;);[.B104];#ref!))" office:value-type="string" office:string-value="Err:508">
            <text:p>Err:508</text:p>
          </table:table-cell>
          <table:table-cell table:style-name="ce884" office:value-type="string">
            <text:p>Media</text:p>
          </table:table-cell>
          <table:table-cell table:style-name="ce892" office:value-type="string">
            <text:p>Maíz Amarillo</text:p>
          </table:table-cell>
          <table:table-cell table:style-name="ce919" office:value-type="float" office:value="68">
            <text:p>68</text:p>
          </table:table-cell>
          <table:table-cell table:style-name="ce926" office:value-type="string">
            <text:p>Todo el año</text:p>
          </table:table-cell>
          <table:table-cell table:style-name="ce937"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1003" office:value-type="string">
            <text:p>kg</text:p>
          </table:table-cell>
          <table:table-cell table:style-name="ce1027" office:value-type="float" office:value="1.1">
            <text:p>1.10</text:p>
          </table:table-cell>
          <table:table-cell table:style-name="ce1027" office:value-type="float" office:value="1.2">
            <text:p>1.20</text:p>
          </table:table-cell>
          <table:table-cell table:style-name="ce1056" office:value-type="float" office:value="0.77">
            <text:p>0.77</text:p>
          </table:table-cell>
          <table:table-cell table:style-name="ce1003" office:value-type="string">
            <text:p>Todo el año</text:p>
          </table:table-cell>
          <table:table-cell table:style-name="ce1079" office:value-type="float" office:value="0.85">
            <text:p>0.85</text:p>
          </table:table-cell>
          <table:table-cell table:style-name="ce1098" office:value-type="string">
            <text:p>Todo el año</text:p>
          </table:table-cell>
          <table:table-cell table:style-name="ce1104" table:formula="of:=SUM([.M104:.N104])/2" office:value-type="float" office:value="5000">
            <text:p>5000.00</text:p>
          </table:table-cell>
          <table:table-cell table:style-name="ce1108" table:formula="of:=[.R104]*[.V104]" office:value-type="float" office:value="3850">
            <text:p>3,850.00</text:p>
          </table:table-cell>
          <table:table-cell table:style-name="ce1111" table:formula="of:=iferror(([.W104]-[.K104])/[.W104];0)" office:value-type="percentage" office:value="0">
            <text:p>#NOMBRE?</text:p>
          </table:table-cell>
          <table:table-cell table:style-name="ce1108" table:formula="of:=[.T104]*[.V104]" office:value-type="float" office:value="4250">
            <text:p>4,250.00</text:p>
          </table:table-cell>
          <table:table-cell table:style-name="ce1114" table:formula="of:=iferror(([.Y104]-[.L104])/[.Y104];0)" office:value-type="percentage" office:value="0">
            <text:p>#NOMBRE?</text:p>
          </table:table-cell>
          <table:table-cell table:number-columns-repeated="998"/>
        </table:table-row>
        <table:table-row table:style-name="ro21">
          <table:table-cell/>
          <table:table-cell table:style-name="ce873" table:formula="of:=IF([.C105]=[.C104];[.B104]+1;1)" office:value-type="float" office:value="2">
            <text:p>2</text:p>
          </table:table-cell>
          <table:table-cell table:style-name="ce865" office:value-type="string">
            <text:p>Sayan</text:p>
          </table:table-cell>
          <table:table-cell table:number-columns-repeated="2"/>
          <table:table-cell table:style-name="ce885" office:value-type="string">
            <text:p>Baja</text:p>
          </table:table-cell>
          <table:table-cell table:style-name="ce893" office:value-type="string">
            <text:p>Palto</text:p>
          </table:table-cell>
          <table:table-cell table:style-name="ce912" office:value-type="float" office:value="10">
            <text:p>10</text:p>
          </table:table-cell>
          <table:table-cell table:style-name="ce927" office:value-type="string">
            <text:p>Agosto - Setiembre</text:p>
          </table:table-cell>
          <table:table-cell table:style-name="ce938" office:value-type="string">
            <text:p>Mayo - Junio</text:p>
          </table:table-cell>
          <table:table-cell table:style-name="ce911" office:value-type="float" office:value="6000">
            <text:p>6,000</text:p>
          </table:table-cell>
          <table:table-cell table:style-name="ce971"/>
          <table:table-cell table:style-name="ce954" office:value-type="float" office:value="8000">
            <text:p>8,000</text:p>
          </table:table-cell>
          <table:table-cell table:style-name="ce971"/>
          <table:table-cell table:style-name="ce1004" office:value-type="string">
            <text:p>kg</text:p>
          </table:table-cell>
          <table:table-cell table:style-name="ce1013" office:value-type="float" office:value="2">
            <text:p>2.00</text:p>
          </table:table-cell>
          <table:table-cell table:style-name="ce1013" office:value-type="float" office:value="2.3">
            <text:p>2.30</text:p>
          </table:table-cell>
          <table:table-cell table:style-name="ce1044" office:value-type="float" office:value="1.8">
            <text:p>1.80</text:p>
          </table:table-cell>
          <table:table-cell table:style-name="ce1018" office:value-type="string">
            <text:p>May.</text:p>
          </table:table-cell>
          <table:table-cell table:style-name="ce1068" office:value-type="float" office:value="2">
            <text:p>2.00</text:p>
          </table:table-cell>
          <table:table-cell table:style-name="ce1087" office:value-type="string">
            <text:p>Jun.</text:p>
          </table:table-cell>
          <table:table-cell table:style-name="ce1104" table:formula="of:=SUM([.M105:.N105])/2" office:value-type="float" office:value="4000">
            <text:p>4000.00</text:p>
          </table:table-cell>
          <table:table-cell table:style-name="ce1108" table:formula="of:=[.R105]*[.V105]" office:value-type="float" office:value="7200">
            <text:p>7,200.00</text:p>
          </table:table-cell>
          <table:table-cell table:style-name="ce1111" table:formula="of:=iferror(([.W105]-[.K105])/[.W105];0)" office:value-type="percentage" office:value="0">
            <text:p>#NOMBRE?</text:p>
          </table:table-cell>
          <table:table-cell table:style-name="ce1108" table:formula="of:=[.T105]*[.V105]" office:value-type="float" office:value="8000">
            <text:p>8,000.00</text:p>
          </table:table-cell>
          <table:table-cell table:style-name="ce1114"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80"/>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8"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4" table:protected="true" table:protection-key="SRHRxIDGJND2MU3nHPqWhLsZ1+Y=" table:print="false">
        <office:forms form:automatic-focus="false" form:apply-design-mode="false"/>
        <table:table-column table:style-name="co130" table:visibility="collapse" table:default-cell-style-name="ce1120"/>
        <table:table-column table:style-name="co131" table:default-cell-style-name="ce1120"/>
        <table:table-column table:style-name="co132" table:default-cell-style-name="ce1120"/>
        <table:table-column table:style-name="co54" table:number-columns-repeated="8" table:default-cell-style-name="ce1120"/>
        <table:table-column table:style-name="co133" table:default-cell-style-name="ce1120"/>
        <table:table-column table:style-name="co54" table:number-columns-repeated="8" table:default-cell-style-name="ce1120"/>
        <table:table-column table:style-name="co134" table:number-columns-repeated="32" table:default-cell-style-name="ce1120"/>
        <table:table-column table:style-name="co135" table:default-cell-style-name="ce1120"/>
        <table:table-column table:style-name="co64" table:number-columns-repeated="971" table:default-cell-style-name="ce1120"/>
        <table:table-row table:style-name="ro22">
          <table:table-cell table:number-columns-repeated="14"/>
          <table:table-cell table:style-name="ce1139" table:number-columns-repeated="39"/>
          <table:table-cell table:number-columns-repeated="971"/>
        </table:table-row>
        <table:table-row table:style-name="ro23">
          <table:table-cell/>
          <table:table-cell table:style-name="ce1123" office:value-type="string" table:number-columns-spanned="13" table:number-rows-spanned="1">
            <text:p>FLUJO DE CAJA PROYECTADO</text:p>
          </table:table-cell>
          <table:covered-table-cell table:number-columns-repeated="12" table:style-name="ce1123"/>
          <table:table-cell table:style-name="ce1139" table:number-columns-repeated="39"/>
          <table:table-cell table:number-columns-repeated="971"/>
        </table:table-row>
        <table:table-row table:style-name="ro8">
          <table:table-cell/>
          <table:table-cell table:style-name="ce1124" office:value-type="string" table:number-columns-spanned="2" table:number-rows-spanned="1">
            <text:p>Cliente</text:p>
          </table:table-cell>
          <table:covered-table-cell table:style-name="ce1127"/>
          <table:table-cell table:style-name="ce1131" table:formula="of:=IF(IF([Solicitud.D5]=&quot;Persona Natural&quot;;[Solicitud.D12];[Solicitud.D10])=&quot;&quot;;&quot;&quot;;IF([Solicitud.D5]=&quot;Persona Natural&quot;;[Solicitud.D12];[Solicitud.D10]))" office:value-type="string" office:string-value="uni" table:number-columns-spanned="6" table:number-rows-spanned="1">
            <text:p>uni</text:p>
          </table:table-cell>
          <table:covered-table-cell table:number-columns-repeated="5" table:style-name="ce1137"/>
          <table:table-cell table:number-columns-repeated="7"/>
          <table:table-cell table:style-name="ce1138"/>
          <table:table-cell table:style-name="ce1139" table:number-columns-repeated="16"/>
          <table:table-cell table:style-name="ce1138"/>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31" office:value-type="float" office:value="50000" table:number-columns-spanned="2" table:number-rows-spanned="1">
            <text:p>50,000.00</text:p>
          </table:table-cell>
          <table:covered-table-cell table:style-name="ce1137"/>
          <table:table-cell table:style-name="ce1124" office:value-type="string">
            <text:p>TEA</text:p>
          </table:table-cell>
          <table:table-cell table:style-name="ce1131" table:formula="of:=[$Solicitud.H40]" office:value-type="float" office:value="0.12">
            <text:p>0.12</text:p>
          </table:table-cell>
          <table:table-cell table:style-name="ce1124" office:value-type="string">
            <text:p>TEM</text:p>
          </table:table-cell>
          <table:table-cell table:style-name="ce1131" table:formula="of:=[$Solicitud.I40]" office:value-type="float" office:value="0.00948879293458305">
            <text:p>0.01</text:p>
          </table:table-cell>
          <table:table-cell table:number-columns-repeated="7"/>
          <table:table-cell table:style-name="ce1138"/>
          <table:table-cell table:style-name="ce1139" table:number-columns-repeated="16"/>
          <table:table-cell table:style-name="ce1138"/>
          <table:table-cell table:style-name="ce1140"/>
          <table:table-cell table:style-name="ce1142"/>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1" table:formula="of:=[$Solicitud.I5]" office:value-type="float" office:value="41699" table:number-columns-spanned="2" table:number-rows-spanned="1">
            <text:p>41,699.00</text:p>
          </table:table-cell>
          <table:covered-table-cell table:style-name="ce1131"/>
          <table:table-cell table:style-name="ce1124" office:value-type="string" table:number-columns-spanned="2" table:number-rows-spanned="1">
            <text:p>PLAZO</text:p>
          </table:table-cell>
          <table:covered-table-cell table:style-name="ce1124"/>
          <table:table-cell table:style-name="ce1131" table:formula="of:=[$Solicitud.F42]" office:value-type="float" office:value="41939" table:number-columns-spanned="2" table:number-rows-spanned="1">
            <text:p>41,939.00</text:p>
          </table:table-cell>
          <table:covered-table-cell table:style-name="ce1137"/>
          <table:table-cell table:number-columns-repeated="7"/>
          <table:table-cell table:style-name="ce1138"/>
          <table:table-cell table:style-name="ce1139" table:number-columns-repeated="16"/>
          <table:table-cell table:style-name="ce1138"/>
          <table:table-cell table:style-name="ce1141"/>
          <table:table-cell table:number-columns-repeated="989"/>
        </table:table-row>
        <table:table-row table:style-name="ro5">
          <table:table-cell table:number-columns-repeated="10"/>
          <table:table-cell table:style-name="ce1138" table:number-columns-repeated="2"/>
          <table:table-cell table:style-name="ce1139"/>
          <table:table-cell table:style-name="ce1138" table:number-columns-repeated="2"/>
          <table:table-cell table:style-name="ce1139" table:number-columns-repeated="18"/>
          <table:table-cell table:style-name="ce1138"/>
          <table:table-cell table:style-name="ce1141"/>
          <table:table-cell table:number-columns-repeated="989"/>
        </table:table-row>
        <table:table-row table:style-name="ro24">
          <table:table-cell table:style-name="ce1121"/>
          <table:table-cell table:style-name="ce1125" office:value-type="string" table:number-columns-spanned="2" table:number-rows-spanned="1">
            <text:p>FECHA</text:p>
          </table:table-cell>
          <table:covered-table-cell table:style-name="ce1128"/>
          <table:table-cell table:style-name="ce1132" office:value-type="float" office:value="41699">
            <text:p>41699</text:p>
          </table:table-cell>
          <table:table-cell table:style-name="ce1132" office:value-type="float" office:value="41730">
            <text:p>41730</text:p>
          </table:table-cell>
          <table:table-cell table:style-name="ce1132" office:value-type="float" office:value="41760">
            <text:p>41760</text:p>
          </table:table-cell>
          <table:table-cell table:style-name="ce1132" office:value-type="float" office:value="41791">
            <text:p>41791</text:p>
          </table:table-cell>
          <table:table-cell table:style-name="ce1132" office:value-type="float" office:value="41821">
            <text:p>41821</text:p>
          </table:table-cell>
          <table:table-cell table:style-name="ce1132" office:value-type="float" office:value="41852">
            <text:p>41852</text:p>
          </table:table-cell>
          <table:table-cell table:style-name="ce1132" office:value-type="float" office:value="41883">
            <text:p>41883</text:p>
          </table:table-cell>
          <table:table-cell table:style-name="ce1132" office:value-type="float" office:value="41913">
            <text:p>41913</text:p>
          </table:table-cell>
          <table:table-cell table:number-columns-repeated="1013"/>
        </table:table-row>
        <table:table-row table:style-name="ro3">
          <table:table-cell table:style-name="ce1122"/>
          <table:table-cell table:style-name="ce1126" table:formula="of:=CONCATENATE(&quot;Venta de &quot;;['Evaluación Cuantitativa'.B10])"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visibility="collapse">
          <table:table-cell table:style-name="ce1122"/>
          <table:table-cell table:style-name="ce1126" table:formula="of:=CONCATENATE(&quot;Venta de &quot;;['Evaluación Cuantitativa'.B11])"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visibility="collapse">
          <table:table-cell table:style-name="ce1122"/>
          <table:table-cell table:style-name="ce1126" table:formula="of:=CONCATENATE(&quot;Venta de &quot;;['Evaluación Cuantitativa'.B12])"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as Ventas:  &quot;;['Evaluación Cuantitativa'.B16])" office:value-type="string" office:string-value="Otras Ventas:  ">
            <text:p>Otras Ventas: <text: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as Ventas:  &quot;;['Evaluación Cuantitativa'.B17])" office:value-type="string" office:string-value="Otras Ventas:  ">
            <text:p>Otras Ventas: <text: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as Ventas Pecuarias de A. May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as Ventas Pecuarias de A, Men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OTAL DE INGRESOS</text:p>
          </table:table-cell>
          <table:table-cell table:style-name="ce1129"/>
          <table:table-cell table:style-name="ce1132" table:formula="of:=SUM([.D8:.D14])" office:value-type="float" office:value="0">
            <text:p>0</text:p>
          </table:table-cell>
          <table:table-cell table:style-name="ce1132" table:formula="of:=SUM([.E8:.E14])" office:value-type="float" office:value="0">
            <text:p>0</text:p>
          </table:table-cell>
          <table:table-cell table:style-name="ce1132" table:formula="of:=SUM([.F8:.F14])" office:value-type="float" office:value="0">
            <text:p>0</text:p>
          </table:table-cell>
          <table:table-cell table:style-name="ce1132" table:formula="of:=SUM([.G8:.G14])" office:value-type="float" office:value="0">
            <text:p>0</text:p>
          </table:table-cell>
          <table:table-cell table:style-name="ce1132" table:formula="of:=SUM([.H8:.H14])" office:value-type="float" office:value="0">
            <text:p>0</text:p>
          </table:table-cell>
          <table:table-cell table:style-name="ce1132" table:formula="of:=SUM([.I8:.I14])" office:value-type="float" office:value="0">
            <text:p>0</text:p>
          </table:table-cell>
          <table:table-cell table:style-name="ce1132" table:formula="of:=SUM([.J8:.J14])" office:value-type="float" office:value="0">
            <text:p>0</text:p>
          </table:table-cell>
          <table:table-cell table:style-name="ce1132" table:formula="of:=SUM([.K8:.K14])" office:value-type="float" office:value="0">
            <text:p>0</text:p>
          </table:table-cell>
          <table:table-cell table:number-columns-repeated="1013"/>
        </table:table-row>
        <table:table-row table:style-name="ro3">
          <table:table-cell table:style-name="ce1122"/>
          <table:table-cell table:style-name="ce1126" office:value-type="string">
            <text:p><text:s/>- MOD</text:p>
          </table:table-cell>
          <table:table-cell table:style-name="ce1129"/>
          <table:table-cell table:number-columns-repeated="8" table:style-name="ce1133" office:value-type="float" office:value="0">
            <text:p>0</text:p>
          </table:table-cell>
          <table:table-cell table:number-columns-repeated="1013"/>
        </table:table-row>
        <table:table-row table:style-name="ro14">
          <table:table-cell table:style-name="ce1122"/>
          <table:table-cell table:style-name="ce1126" office:value-type="string">
            <text:p><text:s/>- Maquinaria</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ext:s/>- Insumo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ext:s/>- Gastos Generales (Imprevisto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os Egresos (&quot;;['Evaluación Cuantitativa'.B16];&quot;)&quot;)" office:value-type="string" office:string-value="Otros Egresos ()">
            <text:p>Otros Egresos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os Egresos (&quot;;['Evaluación Cuantitativa'.B17];&quot;)&quot;)" office:value-type="string" office:string-value="Otros Egresos ()">
            <text:p>Otros Egresos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os Egresos Pecuarios (A. May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os Egresos Pecuarios (A. Men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OTAL EGRESOS</text:p>
          </table:table-cell>
          <table:table-cell table:style-name="ce1125"/>
          <table:table-cell table:style-name="ce1132" table:formula="of:=SUM([.D16:.D23])" office:value-type="float" office:value="0">
            <text:p>0</text:p>
          </table:table-cell>
          <table:table-cell table:style-name="ce1132" table:formula="of:=SUM([.E16:.E23])" office:value-type="float" office:value="0">
            <text:p>0</text:p>
          </table:table-cell>
          <table:table-cell table:style-name="ce1132" table:formula="of:=SUM([.F16:.F23])" office:value-type="float" office:value="0">
            <text:p>0</text:p>
          </table:table-cell>
          <table:table-cell table:style-name="ce1132" table:formula="of:=SUM([.G16:.G23])" office:value-type="float" office:value="0">
            <text:p>0</text:p>
          </table:table-cell>
          <table:table-cell table:style-name="ce1132" table:formula="of:=SUM([.H16:.H23])" office:value-type="float" office:value="0">
            <text:p>0</text:p>
          </table:table-cell>
          <table:table-cell table:style-name="ce1132" table:formula="of:=SUM([.I16:.I23])" office:value-type="float" office:value="0">
            <text:p>0</text:p>
          </table:table-cell>
          <table:table-cell table:style-name="ce1132" table:formula="of:=SUM([.J16:.J23])" office:value-type="float" office:value="0">
            <text:p>0</text:p>
          </table:table-cell>
          <table:table-cell table:style-name="ce1132" table:formula="of:=SUM([.K16:.K23])" office:value-type="float" office:value="0">
            <text:p>0</text:p>
          </table:table-cell>
          <table:table-cell table:number-columns-repeated="1013"/>
        </table:table-row>
        <table:table-row table:style-name="ro3">
          <table:table-cell table:style-name="ce1122"/>
          <table:table-cell table:style-name="ce1126" office:value-type="string">
            <text:p>SALDO BRUTO</text:p>
          </table:table-cell>
          <table:table-cell table:style-name="ce1125"/>
          <table:table-cell table:style-name="ce1132" table:formula="of:=[.D24]-[.D15]" office:value-type="float" office:value="0">
            <text:p>0</text:p>
          </table:table-cell>
          <table:table-cell table:style-name="ce1132" table:formula="of:=[.E24]-[.E15]" office:value-type="float" office:value="0">
            <text:p>0</text:p>
          </table:table-cell>
          <table:table-cell table:style-name="ce1132" table:formula="of:=[.F24]-[.F15]" office:value-type="float" office:value="0">
            <text:p>0</text:p>
          </table:table-cell>
          <table:table-cell table:style-name="ce1132" table:formula="of:=[.G24]-[.G15]" office:value-type="float" office:value="0">
            <text:p>0</text:p>
          </table:table-cell>
          <table:table-cell table:style-name="ce1132" table:formula="of:=[.H24]-[.H15]" office:value-type="float" office:value="0">
            <text:p>0</text:p>
          </table:table-cell>
          <table:table-cell table:style-name="ce1132" table:formula="of:=[.I24]-[.I15]" office:value-type="float" office:value="0">
            <text:p>0</text:p>
          </table:table-cell>
          <table:table-cell table:style-name="ce1132" table:formula="of:=[.J24]-[.J15]" office:value-type="float" office:value="0">
            <text:p>0</text:p>
          </table:table-cell>
          <table:table-cell table:style-name="ce1132" table:formula="of:=[.K24]-[.K15]" office:value-type="float" office:value="0">
            <text:p>0</text:p>
          </table:table-cell>
          <table:table-cell table:number-columns-repeated="1013"/>
        </table:table-row>
        <table:table-row table:style-name="ro3">
          <table:table-cell table:style-name="ce1122"/>
          <table:table-cell table:style-name="ce1126" office:value-type="string">
            <text:p>Otros Gastos</text:p>
          </table:table-cell>
          <table:table-cell table:style-name="ce1130"/>
          <table:table-cell table:number-columns-repeated="8" office:value-type="float" office:value="0">
            <text:p>0</text:p>
          </table:table-cell>
          <table:table-cell table:number-columns-repeated="1013"/>
        </table:table-row>
        <table:table-row table:style-name="ro3">
          <table:table-cell table:style-name="ce1122"/>
          <table:table-cell table:style-name="ce1126" office:value-type="string">
            <text:p>Obligaciones Agricolas</text:p>
          </table:table-cell>
          <table:table-cell table:style-name="ce1130"/>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SALDO NETO</text:p>
          </table:table-cell>
          <table:table-cell table:style-name="ce1125"/>
          <table:table-cell table:style-name="ce1132" table:formula="of:=[.D25]-[.D26]-[.D27]" office:value-type="float" office:value="0">
            <text:p>0</text:p>
          </table:table-cell>
          <table:table-cell table:style-name="ce1132" table:formula="of:=[.E25]-[.E26]-[.E27]" office:value-type="float" office:value="0">
            <text:p>0</text:p>
          </table:table-cell>
          <table:table-cell table:style-name="ce1132" table:formula="of:=[.F25]-[.F26]-[.F27]" office:value-type="float" office:value="0">
            <text:p>0</text:p>
          </table:table-cell>
          <table:table-cell table:style-name="ce1132" table:formula="of:=[.G25]-[.G26]-[.G27]" office:value-type="float" office:value="0">
            <text:p>0</text:p>
          </table:table-cell>
          <table:table-cell table:style-name="ce1132" table:formula="of:=[.H25]-[.H26]-[.H27]" office:value-type="float" office:value="0">
            <text:p>0</text:p>
          </table:table-cell>
          <table:table-cell table:style-name="ce1132" table:formula="of:=[.I25]-[.I26]-[.I27]" office:value-type="float" office:value="0">
            <text:p>0</text:p>
          </table:table-cell>
          <table:table-cell table:style-name="ce1132" table:formula="of:=[.J25]-[.J26]-[.J27]" office:value-type="float" office:value="0">
            <text:p>0</text:p>
          </table:table-cell>
          <table:table-cell table:style-name="ce1132" table:formula="of:=[.K25]-[.K26]-[.K27]" office:value-type="float" office:value="0">
            <text:p>0</text:p>
          </table:table-cell>
          <table:table-cell table:number-columns-repeated="1013"/>
        </table:table-row>
        <table:table-row table:style-name="ro3">
          <table:table-cell table:style-name="ce1122"/>
          <table:table-cell table:style-name="ce1126" office:value-type="string">
            <text:p>OTROS INGRESOS</text:p>
          </table:table-cell>
          <table:table-cell table:style-name="ce1130"/>
          <table:table-cell table:style-name="ce1133"/>
          <table:table-cell table:number-columns-repeated="7" table:style-name="ce1133" office:value-type="float" office:value="0">
            <text:p>0</text:p>
          </table:table-cell>
          <table:table-cell table:number-columns-repeated="1013"/>
        </table:table-row>
        <table:table-row table:style-name="ro9">
          <table:table-cell table:style-name="ce1122"/>
          <table:table-cell table:style-name="ce1126" office:value-type="string">
            <text:p>Gastos familiares <text:span text:style-name="T2">(+ deuda Fam.)</text:span></text:p>
          </table:table-cell>
          <table:table-cell table:style-name="ce1130"/>
          <table:table-cell table:style-name="ce1133"/>
          <table:table-cell table:number-columns-repeated="7" table:style-name="ce1133" office:value-type="float" office:value="0">
            <text:p>0</text:p>
          </table:table-cell>
          <table:table-cell table:number-columns-repeated="1013"/>
        </table:table-row>
        <table:table-row table:style-name="ro3">
          <table:table-cell table:style-name="ce1122"/>
          <table:table-cell table:style-name="ce1126" office:value-type="string">
            <text:p>SALDO DEL MES ANTES DEL CRÉDITO</text:p>
          </table:table-cell>
          <table:table-cell table:style-name="ce1125"/>
          <table:table-cell table:style-name="ce1132" table:formula="of:=[.D28]+[.D29]-[.D30]" office:value-type="float" office:value="0">
            <text:p>0</text:p>
          </table:table-cell>
          <table:table-cell table:style-name="ce1132" table:formula="of:=[.E28]+[.E29]-[.E30]" office:value-type="float" office:value="0">
            <text:p>0</text:p>
          </table:table-cell>
          <table:table-cell table:style-name="ce1132" table:formula="of:=[.F28]+[.F29]-[.F30]" office:value-type="float" office:value="0">
            <text:p>0</text:p>
          </table:table-cell>
          <table:table-cell table:style-name="ce1132" table:formula="of:=[.G28]+[.G29]-[.G30]" office:value-type="float" office:value="0">
            <text:p>0</text:p>
          </table:table-cell>
          <table:table-cell table:style-name="ce1132" table:formula="of:=[.H28]+[.H29]-[.H30]" office:value-type="float" office:value="0">
            <text:p>0</text:p>
          </table:table-cell>
          <table:table-cell table:style-name="ce1132" table:formula="of:=[.I28]+[.I29]-[.I30]" office:value-type="float" office:value="0">
            <text:p>0</text:p>
          </table:table-cell>
          <table:table-cell table:style-name="ce1132" table:formula="of:=[.J28]+[.J29]-[.J30]" office:value-type="float" office:value="0">
            <text:p>0</text:p>
          </table:table-cell>
          <table:table-cell table:style-name="ce1132" table:formula="of:=[.K28]+[.K29]-[.K30]" office:value-type="float" office:value="0">
            <text:p>0</text:p>
          </table:table-cell>
          <table:table-cell table:number-columns-repeated="1013"/>
        </table:table-row>
        <table:table-row table:style-name="ro3">
          <table:table-cell table:style-name="ce1121"/>
          <table:table-cell table:style-name="ce1126" office:value-type="string">
            <text:p>FLUJO SIN CREDITO CON SALDO INICIAL</text:p>
          </table:table-cell>
          <table:table-cell table:style-name="ce1129"/>
          <table:table-cell table:style-name="ce1132" table:formula="of:=[$'Evaluación Cuantitativa'.W8] + [$'Flujo de Caja'.D31]" office:value-type="float" office:value="0">
            <text:p>0</text:p>
          </table:table-cell>
          <table:table-cell table:style-name="ce1132" table:formula="of:=[.E31]+[.D32]" office:value-type="float" office:value="0">
            <text:p>0</text:p>
          </table:table-cell>
          <table:table-cell table:style-name="ce1132" table:formula="of:=[.F31]+[.E32]" office:value-type="float" office:value="0">
            <text:p>0</text:p>
          </table:table-cell>
          <table:table-cell table:style-name="ce1132" table:formula="of:=[.G31]+[.F32]" office:value-type="float" office:value="0">
            <text:p>0</text:p>
          </table:table-cell>
          <table:table-cell table:style-name="ce1132" table:formula="of:=[.H31]+[.G32]" office:value-type="float" office:value="0">
            <text:p>0</text:p>
          </table:table-cell>
          <table:table-cell table:style-name="ce1132" table:formula="of:=[.I31]+[.H32]" office:value-type="float" office:value="0">
            <text:p>0</text:p>
          </table:table-cell>
          <table:table-cell table:style-name="ce1132" table:formula="of:=[.J31]+[.I32]" office:value-type="float" office:value="0">
            <text:p>0</text:p>
          </table:table-cell>
          <table:table-cell table:style-name="ce1132" table:formula="of:=[.K31]+[.J32]" office:value-type="float" office:value="0">
            <text:p>0</text:p>
          </table:table-cell>
          <table:table-cell table:number-columns-repeated="1013"/>
        </table:table-row>
        <table:table-row table:style-name="ro3">
          <table:table-cell table:style-name="ce1121"/>
          <table:table-cell table:style-name="ce1126" office:value-type="string">
            <text:p>FECHA DE DESEMBOLSO Y PAGOS</text:p>
          </table:table-cell>
          <table:table-cell table:style-name="ce1129"/>
          <table:table-cell table:number-columns-repeated="8" table:style-name="ce1134"/>
          <table:table-cell table:number-columns-repeated="1013"/>
        </table:table-row>
        <table:table-row table:style-name="ro3">
          <table:table-cell table:style-name="ce1121"/>
          <table:table-cell table:style-name="ce1126" office:value-type="string">
            <text:p>DESEMBOLSO</text:p>
          </table:table-cell>
          <table:table-cell table:style-name="ce1129"/>
          <table:table-cell table:number-columns-repeated="8" table:style-name="ce1134"/>
          <table:table-cell table:number-columns-repeated="123"/>
          <table:table-cell table:number-columns-repeated="890"/>
        </table:table-row>
        <table:table-row table:style-name="ro3">
          <table:table-cell table:style-name="ce1121"/>
          <table:table-cell table:style-name="ce1126" office:value-type="string">
            <text:p>CUOTAS</text:p>
          </table:table-cell>
          <table:table-cell table:style-name="ce1129"/>
          <table:table-cell table:number-columns-repeated="8" table:style-name="ce1134"/>
          <table:table-cell table:number-columns-repeated="1013"/>
        </table:table-row>
        <table:table-row table:style-name="ro3">
          <table:table-cell table:style-name="ce1121"/>
          <table:table-cell table:style-name="ce1126" office:value-type="string">
            <text:p>A PAGAR PARA CANCELAR A LA FECHA</text:p>
          </table:table-cell>
          <table:table-cell table:style-name="ce1129"/>
          <table:table-cell table:style-name="ce1132" table:formula="of:=[.D45]" office:value-type="float" office:value="0">
            <text:p>0</text:p>
          </table:table-cell>
          <table:table-cell table:style-name="ce1132" table:formula="of:=[.E45]" office:value-type="float" office:value="0">
            <text:p>0</text:p>
          </table:table-cell>
          <table:table-cell table:style-name="ce1132" table:formula="of:=[.F45]" office:value-type="float" office:value="0">
            <text:p>0</text:p>
          </table:table-cell>
          <table:table-cell table:style-name="ce1132" table:formula="of:=[.G45]" office:value-type="float" office:value="0">
            <text:p>0</text:p>
          </table:table-cell>
          <table:table-cell table:style-name="ce1132" table:formula="of:=[.H45]" office:value-type="float" office:value="0">
            <text:p>0</text:p>
          </table:table-cell>
          <table:table-cell table:style-name="ce1132" table:formula="of:=[.I45]" office:value-type="float" office:value="0">
            <text:p>0</text:p>
          </table:table-cell>
          <table:table-cell table:style-name="ce1132" table:formula="of:=[.J45]" office:value-type="float" office:value="0">
            <text:p>0</text:p>
          </table:table-cell>
          <table:table-cell table:style-name="ce1132" table:formula="of:=[.K45]" office:value-type="float" office:value="0">
            <text:p>0</text:p>
          </table:table-cell>
          <table:table-cell table:number-columns-repeated="1013"/>
        </table:table-row>
        <table:table-row table:style-name="ro3">
          <table:table-cell table:style-name="ce1121"/>
          <table:table-cell table:style-name="ce1126" office:value-type="string">
            <text:p>FLUJO CON CREDITO CON SALDO INICIAL</text:p>
          </table:table-cell>
          <table:table-cell table:style-name="ce1129"/>
          <table:table-cell table:style-name="ce1132" table:formula="of:=[.D32]+[.D34]+[.D35]" office:value-type="float" office:value="0">
            <text:p>0</text:p>
          </table:table-cell>
          <table:table-cell table:style-name="ce1132" table:formula="of:=[.D37]+[.E31]+[.E34]+[.E35]" office:value-type="float" office:value="0">
            <text:p>0</text:p>
          </table:table-cell>
          <table:table-cell table:style-name="ce1132" table:formula="of:=[.E37]+[.F31]+[.F34]+[.F35]" office:value-type="float" office:value="0">
            <text:p>0</text:p>
          </table:table-cell>
          <table:table-cell table:style-name="ce1132" table:formula="of:=[.F37]+[.G31]+[.G34]+[.G35]" office:value-type="float" office:value="0">
            <text:p>0</text:p>
          </table:table-cell>
          <table:table-cell table:style-name="ce1132" table:formula="of:=[.G37]+[.H31]+[.H34]+[.H35]" office:value-type="float" office:value="0">
            <text:p>0</text:p>
          </table:table-cell>
          <table:table-cell table:style-name="ce1132" table:formula="of:=[.H37]+[.I31]+[.I34]+[.I35]" office:value-type="float" office:value="0">
            <text:p>0</text:p>
          </table:table-cell>
          <table:table-cell table:style-name="ce1132" table:formula="of:=[.I37]+[.J31]+[.J34]+[.J35]" office:value-type="float" office:value="0">
            <text:p>0</text:p>
          </table:table-cell>
          <table:table-cell table:style-name="ce1132" table:formula="of:=[.J37]+[.K31]+[.K34]+[.K35]" office:value-type="float" office:value="0">
            <text:p>0</text:p>
          </table:table-cell>
          <table:table-cell table:number-columns-repeated="1013"/>
        </table:table-row>
        <table:table-row table:style-name="ro3">
          <table:table-cell table:style-name="ce1121"/>
          <table:table-cell table:style-name="ce1126" office:value-type="string">
            <text:p>AÑO</text:p>
          </table:table-cell>
          <table:table-cell table:style-name="ce1129"/>
          <table:table-cell table:style-name="ce1133" table:formula="of:=YEAR([.D7])" office:value-type="float" office:value="2014">
            <text:p>2014</text:p>
          </table:table-cell>
          <table:table-cell table:style-name="ce1133" table:formula="of:=YEAR([.E7])" office:value-type="float" office:value="2014">
            <text:p>2014</text:p>
          </table:table-cell>
          <table:table-cell table:style-name="ce1133" table:formula="of:=YEAR([.F7])" office:value-type="float" office:value="2014">
            <text:p>2014</text:p>
          </table:table-cell>
          <table:table-cell table:style-name="ce1133" table:formula="of:=YEAR([.G7])" office:value-type="float" office:value="2014">
            <text:p>2014</text:p>
          </table:table-cell>
          <table:table-cell table:style-name="ce1133" table:formula="of:=YEAR([.H7])" office:value-type="float" office:value="2014">
            <text:p>2014</text:p>
          </table:table-cell>
          <table:table-cell table:style-name="ce1133" table:formula="of:=YEAR([.I7])" office:value-type="float" office:value="2014">
            <text:p>2014</text:p>
          </table:table-cell>
          <table:table-cell table:style-name="ce1133" table:formula="of:=YEAR([.J7])" office:value-type="float" office:value="2014">
            <text:p>2014</text:p>
          </table:table-cell>
          <table:table-cell table:style-name="ce1133" table:formula="of:=YEAR([.K7])" office:value-type="float" office:value="2014">
            <text:p>2014</text:p>
          </table:table-cell>
          <table:table-cell table:number-columns-repeated="1013"/>
        </table:table-row>
        <table:table-row table:style-name="ro3">
          <table:table-cell table:style-name="ce1121"/>
          <table:table-cell table:style-name="ce1126" office:value-type="string">
            <text:p>MES</text:p>
          </table:table-cell>
          <table:table-cell table:style-name="ce1129"/>
          <table:table-cell table:style-name="ce1133" table:formula="of:=MONTH([.D7])" office:value-type="float" office:value="3">
            <text:p>3</text:p>
          </table:table-cell>
          <table:table-cell table:style-name="ce1133" table:formula="of:=MONTH([.E7])" office:value-type="float" office:value="4">
            <text:p>4</text:p>
          </table:table-cell>
          <table:table-cell table:style-name="ce1133" table:formula="of:=MONTH([.F7])" office:value-type="float" office:value="5">
            <text:p>5</text:p>
          </table:table-cell>
          <table:table-cell table:style-name="ce1133" table:formula="of:=MONTH([.G7])" office:value-type="float" office:value="6">
            <text:p>6</text:p>
          </table:table-cell>
          <table:table-cell table:style-name="ce1133" table:formula="of:=MONTH([.H7])" office:value-type="float" office:value="7">
            <text:p>7</text:p>
          </table:table-cell>
          <table:table-cell table:style-name="ce1133" table:formula="of:=MONTH([.I7])" office:value-type="float" office:value="8">
            <text:p>8</text:p>
          </table:table-cell>
          <table:table-cell table:style-name="ce1133" table:formula="of:=MONTH([.J7])" office:value-type="float" office:value="9">
            <text:p>9</text:p>
          </table:table-cell>
          <table:table-cell table:style-name="ce1133" table:formula="of:=MONTH([.K7])" office:value-type="float" office:value="10">
            <text:p>10</text:p>
          </table:table-cell>
          <table:table-cell table:number-columns-repeated="1013"/>
        </table:table-row>
        <table:table-row table:style-name="ro3">
          <table:table-cell table:style-name="ce1121"/>
          <table:table-cell table:style-name="ce1126" office:value-type="string">
            <text:p>FECHA COMPUTADA</text:p>
          </table:table-cell>
          <table:table-cell table:style-name="ce1129"/>
          <table:table-cell table:style-name="ce1133" table:formula="of:=IF(([.D33]&lt;&gt;0);DATE([.D38];[.D39];[.D33]);[.D7])" office:value-type="float" office:value="41699">
            <text:p>41699</text:p>
          </table:table-cell>
          <table:table-cell table:style-name="ce1133" table:formula="of:=IF(([.E33]&lt;&gt;0);DATE([.E38];[.E39];[.E33]);[.E7])" office:value-type="float" office:value="41730">
            <text:p>41730</text:p>
          </table:table-cell>
          <table:table-cell table:style-name="ce1133" table:formula="of:=IF(([.F33]&lt;&gt;0);DATE([.F38];[.F39];[.F33]);[.F7])" office:value-type="float" office:value="41760">
            <text:p>41760</text:p>
          </table:table-cell>
          <table:table-cell table:style-name="ce1133" table:formula="of:=IF(([.G33]&lt;&gt;0);DATE([.G38];[.G39];[.G33]);[.G7])" office:value-type="float" office:value="41791">
            <text:p>41791</text:p>
          </table:table-cell>
          <table:table-cell table:style-name="ce1133" table:formula="of:=IF(([.H33]&lt;&gt;0);DATE([.H38];[.H39];[.H33]);[.H7])" office:value-type="float" office:value="41821">
            <text:p>41821</text:p>
          </table:table-cell>
          <table:table-cell table:style-name="ce1133" table:formula="of:=IF(([.I33]&lt;&gt;0);DATE([.I38];[.I39];[.I33]);[.I7])" office:value-type="float" office:value="41852">
            <text:p>41852</text:p>
          </table:table-cell>
          <table:table-cell table:style-name="ce1133" table:formula="of:=IF(([.J33]&lt;&gt;0);DATE([.J38];[.J39];[.J33]);[.J7])" office:value-type="float" office:value="41883">
            <text:p>41883</text:p>
          </table:table-cell>
          <table:table-cell table:style-name="ce1133" table:formula="of:=IF(([.K33]&lt;&gt;0);DATE([.K38];[.K39];[.K33]);[.K7])" office:value-type="float" office:value="41913">
            <text:p>41913</text:p>
          </table:table-cell>
          <table:table-cell table:number-columns-repeated="82"/>
          <table:table-cell table:number-columns-repeated="931"/>
        </table:table-row>
        <table:table-row table:style-name="ro3">
          <table:table-cell table:style-name="ce1121"/>
          <table:table-cell table:style-name="ce1126" office:value-type="string">
            <text:p>ABONO A CAPITAL</text:p>
          </table:table-cell>
          <table:table-cell table:style-name="ce1129"/>
          <table:table-cell table:style-name="ce1133" office:value-type="float" office:value="0">
            <text:p>0</text:p>
          </table:table-cell>
          <table:table-cell table:style-name="ce1133" table:formula="of:=+IF([.E35]&gt;=[.E44];[.E35]-[.E44];0)" office:value-type="float" office:value="0">
            <text:p>0</text:p>
          </table:table-cell>
          <table:table-cell table:style-name="ce1133" table:formula="of:=+IF([.F35]&gt;=[.F44];[.F35]-[.F44];0)" office:value-type="float" office:value="0">
            <text:p>0</text:p>
          </table:table-cell>
          <table:table-cell table:style-name="ce1133" table:formula="of:=+IF([.G35]&gt;=[.G44];[.G35]-[.G44];0)" office:value-type="float" office:value="0">
            <text:p>0</text:p>
          </table:table-cell>
          <table:table-cell table:style-name="ce1133" table:formula="of:=+IF([.H35]&gt;=[.H44];[.H35]-[.H44];0)" office:value-type="float" office:value="0">
            <text:p>0</text:p>
          </table:table-cell>
          <table:table-cell table:style-name="ce1133" table:formula="of:=+IF([.I35]&gt;=[.I44];[.I35]-[.I44];0)" office:value-type="float" office:value="0">
            <text:p>0</text:p>
          </table:table-cell>
          <table:table-cell table:style-name="ce1133" table:formula="of:=+IF([.J35]&gt;=[.J44];[.J35]-[.J44];0)" office:value-type="float" office:value="0">
            <text:p>0</text:p>
          </table:table-cell>
          <table:table-cell table:style-name="ce1133" table:formula="of:=+IF([.K35]&gt;=[.K44];[.K35]-[.K44];0)" office:value-type="float" office:value="0">
            <text:p>0</text:p>
          </table:table-cell>
          <table:table-cell table:number-columns-repeated="1013"/>
        </table:table-row>
        <table:table-row table:style-name="ro3">
          <table:table-cell table:style-name="ce1121"/>
          <table:table-cell table:style-name="ce1126" office:value-type="string">
            <text:p>ABONO A INTERESES</text:p>
          </table:table-cell>
          <table:table-cell table:style-name="ce1129"/>
          <table:table-cell table:style-name="ce1133" office:value-type="float" office:value="0">
            <text:p>0</text:p>
          </table:table-cell>
          <table:table-cell table:style-name="ce1133" table:formula="of:=+IF(-[.E35]&lt;=[.E44];-[.E35];[.E44])" office:value-type="float" office:value="-0">
            <text:p>-0</text:p>
          </table:table-cell>
          <table:table-cell table:style-name="ce1133" table:formula="of:=+IF(-[.F35]&lt;=[.F44];-[.F35];[.F44])" office:value-type="float" office:value="-0">
            <text:p>-0</text:p>
          </table:table-cell>
          <table:table-cell table:style-name="ce1133" table:formula="of:=+IF(-[.G35]&lt;=[.G44];-[.G35];[.G44])" office:value-type="float" office:value="-0">
            <text:p>-0</text:p>
          </table:table-cell>
          <table:table-cell table:style-name="ce1133" table:formula="of:=+IF(-[.H35]&lt;=[.H44];-[.H35];[.H44])" office:value-type="float" office:value="-0">
            <text:p>-0</text:p>
          </table:table-cell>
          <table:table-cell table:style-name="ce1133" table:formula="of:=+IF(-[.I35]&lt;=[.I44];-[.I35];[.I44])" office:value-type="float" office:value="-0">
            <text:p>-0</text:p>
          </table:table-cell>
          <table:table-cell table:style-name="ce1133" table:formula="of:=+IF(-[.J35]&lt;=[.J44];-[.J35];[.J44])" office:value-type="float" office:value="-0">
            <text:p>-0</text:p>
          </table:table-cell>
          <table:table-cell table:style-name="ce1133" table:formula="of:=+IF(-[.K35]&lt;=[.K44];-[.K35];[.K44])" office:value-type="float" office:value="-0">
            <text:p>-0</text:p>
          </table:table-cell>
          <table:table-cell table:number-columns-repeated="1013"/>
        </table:table-row>
        <table:table-row table:style-name="ro3">
          <table:table-cell table:style-name="ce1121"/>
          <table:table-cell table:style-name="ce1126" office:value-type="string">
            <text:p>INTERESES DEL LAPSO</text:p>
          </table:table-cell>
          <table:table-cell table:style-name="ce1129"/>
          <table:table-cell table:style-name="ce1133" office:value-type="float" office:value="0">
            <text:p>0</text:p>
          </table:table-cell>
          <table:table-cell table:style-name="ce1133" table:formula="of:=([.D45]*[$Solicitud.$CH$176]/360*12)*( [.E40] - [.D40] )" office:value-type="float" office:value="0">
            <text:p>0</text:p>
          </table:table-cell>
          <table:table-cell table:style-name="ce1133" table:formula="of:=([.E45]*[$Solicitud.$CH$176]/360*12)*( [.F40] - [.E40] )" office:value-type="float" office:value="0">
            <text:p>0</text:p>
          </table:table-cell>
          <table:table-cell table:style-name="ce1133" table:formula="of:=([.F45]*[$Solicitud.$CH$176]/360*12)*( [.G40] - [.F40] )" office:value-type="float" office:value="0">
            <text:p>0</text:p>
          </table:table-cell>
          <table:table-cell table:style-name="ce1133" table:formula="of:=([.G45]*[$Solicitud.$CH$176]/360*12)*( [.H40] - [.G40] )" office:value-type="float" office:value="0">
            <text:p>0</text:p>
          </table:table-cell>
          <table:table-cell table:style-name="ce1133" table:formula="of:=([.H45]*[$Solicitud.$CH$176]/360*12)*( [.I40] - [.H40] )" office:value-type="float" office:value="0">
            <text:p>0</text:p>
          </table:table-cell>
          <table:table-cell table:style-name="ce1133" table:formula="of:=([.I45]*[$Solicitud.$CH$176]/360*12)*( [.J40] - [.I40] )" office:value-type="float" office:value="0">
            <text:p>0</text:p>
          </table:table-cell>
          <table:table-cell table:style-name="ce1133" table:formula="of:=([.J45]*[$Solicitud.$CH$176]/360*12)*( [.K40] - [.J40] )" office:value-type="float" office:value="0">
            <text:p>0</text:p>
          </table:table-cell>
          <table:table-cell table:number-columns-repeated="1013"/>
        </table:table-row>
        <table:table-row table:style-name="ro3">
          <table:table-cell table:style-name="ce1121"/>
          <table:table-cell table:style-name="ce1126" office:value-type="string">
            <text:p>INTERESES VIGENTES A LA FECHA</text:p>
          </table:table-cell>
          <table:table-cell table:style-name="ce1129"/>
          <table:table-cell table:style-name="ce1133" office:value-type="float" office:value="0">
            <text:p>0</text:p>
          </table:table-cell>
          <table:table-cell table:style-name="ce1133" table:formula="of:= ( [.D44] + [.E43] - [.D42])" office:value-type="float" office:value="0">
            <text:p>0</text:p>
          </table:table-cell>
          <table:table-cell table:style-name="ce1133" table:formula="of:= ( [.E44] + [.F43] - [.E42])" office:value-type="float" office:value="0">
            <text:p>0</text:p>
          </table:table-cell>
          <table:table-cell table:style-name="ce1133" table:formula="of:= ( [.F44] + [.G43] - [.F42])" office:value-type="float" office:value="0">
            <text:p>0</text:p>
          </table:table-cell>
          <table:table-cell table:style-name="ce1133" table:formula="of:= ( [.G44] + [.H43] - [.G42])" office:value-type="float" office:value="0">
            <text:p>0</text:p>
          </table:table-cell>
          <table:table-cell table:style-name="ce1133" table:formula="of:= ( [.H44] + [.I43] - [.H42])" office:value-type="float" office:value="0">
            <text:p>0</text:p>
          </table:table-cell>
          <table:table-cell table:style-name="ce1133" table:formula="of:= ( [.I44] + [.J43] - [.I42])" office:value-type="float" office:value="0">
            <text:p>0</text:p>
          </table:table-cell>
          <table:table-cell table:style-name="ce1133" table:formula="of:= ( [.J44] + [.K43] - [.J42])" office:value-type="float" office:value="0">
            <text:p>0</text:p>
          </table:table-cell>
          <table:table-cell table:number-columns-repeated="1013"/>
        </table:table-row>
        <table:table-row table:style-name="ro3">
          <table:table-cell table:style-name="ce1121"/>
          <table:table-cell table:style-name="ce1126" office:value-type="string">
            <text:p>CAPITAL VIGENTE</text:p>
          </table:table-cell>
          <table:table-cell table:style-name="ce1129"/>
          <table:table-cell table:style-name="ce1132" table:formula="of:=[.D34]" office:value-type="float" office:value="0">
            <text:p>0</text:p>
          </table:table-cell>
          <table:table-cell table:style-name="ce1132" table:formula="of:=+([.D45]+[.E34]-[.E41]+[.E43]-[.E42])" office:value-type="float" office:value="0">
            <text:p>0</text:p>
          </table:table-cell>
          <table:table-cell table:style-name="ce1132" table:formula="of:=+([.E45]+[.F34]-[.F41]+[.F43]-[.F42])" office:value-type="float" office:value="0">
            <text:p>0</text:p>
          </table:table-cell>
          <table:table-cell table:style-name="ce1132" table:formula="of:=+([.F45]+[.G34]-[.G41]+[.G43]-[.G42])" office:value-type="float" office:value="0">
            <text:p>0</text:p>
          </table:table-cell>
          <table:table-cell table:style-name="ce1132" table:formula="of:=+([.G45]+[.H34]-[.H41]+[.H43]-[.H42])" office:value-type="float" office:value="0">
            <text:p>0</text:p>
          </table:table-cell>
          <table:table-cell table:style-name="ce1132" table:formula="of:=+([.H45]+[.I34]-[.I41]+[.I43]-[.I42])" office:value-type="float" office:value="0">
            <text:p>0</text:p>
          </table:table-cell>
          <table:table-cell table:style-name="ce1132" table:formula="of:=+([.I45]+[.J34]-[.J41]+[.J43]-[.J42])" office:value-type="float" office:value="0">
            <text:p>0</text:p>
          </table:table-cell>
          <table:table-cell table:style-name="ce1132" table:formula="of:=+([.J45]+[.K34]-[.K41]+[.K43]-[.K42])" office:value-type="float" office:value="0">
            <text:p>0</text:p>
          </table:table-cell>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5"/>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36" table:formula="of:=[.D34]" office:value-type="float" office:value="0">
            <text:p><text:s text:c="2"/>- </text:p>
          </table:table-cell>
          <table:table-cell table:style-name="ce1136" table:formula="of:=[.E34]" office:value-type="float" office:value="0">
            <text:p><text:s text:c="2"/>- </text:p>
          </table:table-cell>
          <table:table-cell table:style-name="ce1136" table:formula="of:=[.F34]" office:value-type="float" office:value="0">
            <text:p><text:s text:c="2"/>- </text:p>
          </table:table-cell>
          <table:table-cell table:style-name="ce1136" table:formula="of:=[.G34]" office:value-type="float" office:value="0">
            <text:p><text:s text:c="2"/>- </text:p>
          </table:table-cell>
          <table:table-cell table:style-name="ce1136" table:formula="of:=[.H34]" office:value-type="float" office:value="0">
            <text:p><text:s text:c="2"/>- </text:p>
          </table:table-cell>
          <table:table-cell table:style-name="ce1136" table:formula="of:=[.I34]" office:value-type="float" office:value="0">
            <text:p><text:s text:c="2"/>- </text:p>
          </table:table-cell>
          <table:table-cell table:style-name="ce1136" table:formula="of:=[.J34]" office:value-type="float" office:value="0">
            <text:p><text:s text:c="2"/>- </text:p>
          </table:table-cell>
          <table:table-cell table:style-name="ce1136" table:formula="of:=[.K34]" office:value-type="float" office:value="0">
            <text:p><text:s text:c="2"/>- </text:p>
          </table:table-cell>
          <table:table-cell table:style-name="ce1136" table:formula="of:=[.L34]" office:value-type="float" office:value="0">
            <text:p><text:s text:c="2"/>- </text:p>
          </table:table-cell>
          <table:table-cell table:style-name="ce1136" table:formula="of:=[.M34]" office:value-type="float" office:value="0">
            <text:p><text:s text:c="2"/>- </text:p>
          </table:table-cell>
          <table:table-cell table:style-name="ce1136" table:formula="of:=[.N34]" office:value-type="float" office:value="0">
            <text:p><text:s text:c="2"/>- </text:p>
          </table:table-cell>
          <table:table-cell table:style-name="ce1136" table:formula="of:=[.O34]" office:value-type="float" office:value="0">
            <text:p><text:s text:c="2"/>- </text:p>
          </table:table-cell>
          <table:table-cell table:style-name="ce1136" table:formula="of:=[.P34]" office:value-type="float" office:value="0">
            <text:p><text:s text:c="2"/>- </text:p>
          </table:table-cell>
          <table:table-cell table:style-name="ce1136" table:formula="of:=[.Q34]" office:value-type="float" office:value="0">
            <text:p><text:s text:c="2"/>- </text:p>
          </table:table-cell>
          <table:table-cell table:style-name="ce1136" table:formula="of:=[.R34]" office:value-type="float" office:value="0">
            <text:p><text:s text:c="2"/>- </text:p>
          </table:table-cell>
          <table:table-cell table:style-name="ce1136" table:formula="of:=[.S34]" office:value-type="float" office:value="0">
            <text:p><text:s text:c="2"/>- </text:p>
          </table:table-cell>
          <table:table-cell table:style-name="ce1136" table:formula="of:=[.T34]" office:value-type="float" office:value="0">
            <text:p><text:s text:c="2"/>- </text:p>
          </table:table-cell>
          <table:table-cell table:style-name="ce1136" table:formula="of:=[.U34]" office:value-type="float" office:value="0">
            <text:p><text:s text:c="2"/>- </text:p>
          </table:table-cell>
          <table:table-cell table:style-name="ce1136" table:formula="of:=[.V34]" office:value-type="float" office:value="0">
            <text:p><text:s text:c="2"/>- </text:p>
          </table:table-cell>
          <table:table-cell table:style-name="ce1136" table:formula="of:=[.W34]" office:value-type="float" office:value="0">
            <text:p><text:s text:c="2"/>- </text:p>
          </table:table-cell>
          <table:table-cell table:style-name="ce1136" table:formula="of:=[.X34]" office:value-type="float" office:value="0">
            <text:p><text:s text:c="2"/>- </text:p>
          </table:table-cell>
          <table:table-cell table:style-name="ce1136" table:formula="of:=[.Y34]" office:value-type="float" office:value="0">
            <text:p><text:s text:c="2"/>- </text:p>
          </table:table-cell>
          <table:table-cell table:style-name="ce1136" table:formula="of:=[.Z34]" office:value-type="float" office:value="0">
            <text:p><text:s text:c="2"/>- </text:p>
          </table:table-cell>
          <table:table-cell table:style-name="ce1136" table:formula="of:=[.AA34]" office:value-type="float" office:value="0">
            <text:p><text:s text:c="2"/>- </text:p>
          </table:table-cell>
          <table:table-cell table:style-name="ce1136" table:formula="of:=[.AB34]" office:value-type="float" office:value="0">
            <text:p><text:s text:c="2"/>- </text:p>
          </table:table-cell>
          <table:table-cell table:style-name="ce1136" table:formula="of:=[.AC34]" office:value-type="float" office:value="0">
            <text:p><text:s text:c="2"/>- </text:p>
          </table:table-cell>
          <table:table-cell table:style-name="ce1136" table:formula="of:=[.AD34]" office:value-type="float" office:value="0">
            <text:p><text:s text:c="2"/>- </text:p>
          </table:table-cell>
          <table:table-cell table:style-name="ce1136" table:formula="of:=[.AE34]" office:value-type="float" office:value="0">
            <text:p><text:s text:c="2"/>- </text:p>
          </table:table-cell>
          <table:table-cell table:style-name="ce1136" table:formula="of:=[.AF34]" office:value-type="float" office:value="0">
            <text:p><text:s text:c="2"/>- </text:p>
          </table:table-cell>
          <table:table-cell table:style-name="ce1136" table:formula="of:=[.AG34]" office:value-type="float" office:value="0">
            <text:p><text:s text:c="2"/>- </text:p>
          </table:table-cell>
          <table:table-cell table:style-name="ce1136" table:formula="of:=[.AH34]" office:value-type="float" office:value="0">
            <text:p><text:s text:c="2"/>- </text:p>
          </table:table-cell>
          <table:table-cell table:style-name="ce1136" table:formula="of:=[.AI34]" office:value-type="float" office:value="0">
            <text:p><text:s text:c="2"/>- </text:p>
          </table:table-cell>
          <table:table-cell table:style-name="ce1136" table:formula="of:=[.AJ34]" office:value-type="float" office:value="0">
            <text:p><text:s text:c="2"/>- </text:p>
          </table:table-cell>
          <table:table-cell table:style-name="ce1136" table:formula="of:=[.AK34]" office:value-type="float" office:value="0">
            <text:p><text:s text:c="2"/>- </text:p>
          </table:table-cell>
          <table:table-cell table:style-name="ce1136" table:formula="of:=[.AL34]" office:value-type="float" office:value="0">
            <text:p><text:s text:c="2"/>- </text:p>
          </table:table-cell>
          <table:table-cell table:style-name="ce1136" table:formula="of:=[.AM34]" office:value-type="float" office:value="0">
            <text:p><text:s text:c="2"/>- </text:p>
          </table:table-cell>
          <table:table-cell table:style-name="ce1136" table:formula="of:=[.AN34]" office:value-type="float" office:value="0">
            <text:p><text:s text:c="2"/>- </text:p>
          </table:table-cell>
          <table:table-cell table:style-name="ce1136" table:formula="of:=[.AO34]" office:value-type="float" office:value="0">
            <text:p><text:s text:c="2"/>- </text:p>
          </table:table-cell>
          <table:table-cell table:style-name="ce1136" table:formula="of:=[.AP34]" office:value-type="float" office:value="0">
            <text:p><text:s text:c="2"/>- </text:p>
          </table:table-cell>
          <table:table-cell table:style-name="ce1136" table:formula="of:=[.AQ34]" office:value-type="float" office:value="0">
            <text:p><text:s text:c="2"/>- </text:p>
          </table:table-cell>
          <table:table-cell table:style-name="ce1136" table:formula="of:=[.AR34]" office:value-type="float" office:value="0">
            <text:p><text:s text:c="2"/>- </text:p>
          </table:table-cell>
          <table:table-cell table:style-name="ce1136" table:formula="of:=[.AS34]" office:value-type="float" office:value="0">
            <text:p><text:s text:c="2"/>- </text:p>
          </table:table-cell>
          <table:table-cell table:style-name="ce1136" table:formula="of:=[.AT34]" office:value-type="float" office:value="0">
            <text:p><text:s text:c="2"/>- </text:p>
          </table:table-cell>
          <table:table-cell table:style-name="ce1136" table:formula="of:=[.AU34]" office:value-type="float" office:value="0">
            <text:p><text:s text:c="2"/>- </text:p>
          </table:table-cell>
          <table:table-cell table:style-name="ce1136" table:formula="of:=[.AV34]" office:value-type="float" office:value="0">
            <text:p><text:s text:c="2"/>- </text:p>
          </table:table-cell>
          <table:table-cell table:style-name="ce1136" table:formula="of:=[.AW34]" office:value-type="float" office:value="0">
            <text:p><text:s text:c="2"/>- </text:p>
          </table:table-cell>
          <table:table-cell table:style-name="ce1136" table:formula="of:=[.AX34]" office:value-type="float" office:value="0">
            <text:p><text:s text:c="2"/>- </text:p>
          </table:table-cell>
          <table:table-cell table:style-name="ce1136" table:formula="of:=[.AY34]" office:value-type="float" office:value="0">
            <text:p><text:s text:c="2"/>- </text:p>
          </table:table-cell>
          <table:table-cell table:style-name="ce1136" table:formula="of:=[.AZ34]" office:value-type="float" office:value="0">
            <text:p><text:s text:c="2"/>- </text:p>
          </table:table-cell>
          <table:table-cell table:style-name="ce1136" table:formula="of:=[.BA34]" office:value-type="float" office:value="0">
            <text:p><text:s text:c="2"/>- </text:p>
          </table:table-cell>
          <table:table-cell table:style-name="ce1136" table:formula="of:=[.BB34]" office:value-type="float" office:value="0">
            <text:p><text:s text:c="2"/>- </text:p>
          </table:table-cell>
          <table:table-cell table:style-name="ce1136" table:formula="of:=[.BC34]" office:value-type="float" office:value="0">
            <text:p><text:s text:c="2"/>- </text:p>
          </table:table-cell>
          <table:table-cell table:style-name="ce1136" table:formula="of:=[.BD34]" office:value-type="float" office:value="0">
            <text:p><text:s text:c="2"/>- </text:p>
          </table:table-cell>
          <table:table-cell table:style-name="ce1136" table:formula="of:=[.BE34]" office:value-type="float" office:value="0">
            <text:p><text:s text:c="2"/>- </text:p>
          </table:table-cell>
          <table:table-cell table:style-name="ce1136" table:formula="of:=[.BF34]" office:value-type="float" office:value="0">
            <text:p><text:s text:c="2"/>- </text:p>
          </table:table-cell>
          <table:table-cell table:style-name="ce1136" table:formula="of:=[.BG34]" office:value-type="float" office:value="0">
            <text:p><text:s text:c="2"/>- </text:p>
          </table:table-cell>
          <table:table-cell table:style-name="ce1136" table:formula="of:=[.BH34]" office:value-type="float" office:value="0">
            <text:p><text:s text:c="2"/>- </text:p>
          </table:table-cell>
          <table:table-cell table:style-name="ce1136" table:formula="of:=[.BI34]" office:value-type="float" office:value="0">
            <text:p><text:s text:c="2"/>- </text:p>
          </table:table-cell>
          <table:table-cell table:style-name="ce1136" table:formula="of:=[.BJ34]" office:value-type="float" office:value="0">
            <text:p><text:s text:c="2"/>- </text:p>
          </table:table-cell>
          <table:table-cell table:style-name="ce1136" table:formula="of:=[.BK34]" office:value-type="float" office:value="0">
            <text:p><text:s text:c="2"/>- </text:p>
          </table:table-cell>
          <table:table-cell table:style-name="ce1136" table:formula="of:=[.BL34]" office:value-type="float" office:value="0">
            <text:p><text:s text:c="2"/>- </text:p>
          </table:table-cell>
          <table:table-cell table:style-name="ce1136" table:formula="of:=[.BM34]" office:value-type="float" office:value="0">
            <text:p><text:s text:c="2"/>- </text:p>
          </table:table-cell>
          <table:table-cell table:style-name="ce1136" table:formula="of:=[.BN34]" office:value-type="float" office:value="0">
            <text:p><text:s text:c="2"/>- </text:p>
          </table:table-cell>
          <table:table-cell table:style-name="ce1136" table:formula="of:=[.BO34]" office:value-type="float" office:value="0">
            <text:p><text:s text:c="2"/>- </text:p>
          </table:table-cell>
          <table:table-cell table:style-name="ce1136" table:formula="of:=[.BP34]" office:value-type="float" office:value="0">
            <text:p><text:s text:c="2"/>- </text:p>
          </table:table-cell>
          <table:table-cell table:style-name="ce1136" table:formula="of:=[.BQ34]" office:value-type="float" office:value="0">
            <text:p><text:s text:c="2"/>- </text:p>
          </table:table-cell>
          <table:table-cell table:style-name="ce1136" table:formula="of:=[.BR34]" office:value-type="float" office:value="0">
            <text:p><text:s text:c="2"/>- </text:p>
          </table:table-cell>
          <table:table-cell table:style-name="ce1136" table:formula="of:=[.BS34]" office:value-type="float" office:value="0">
            <text:p><text:s text:c="2"/>- </text:p>
          </table:table-cell>
          <table:table-cell table:style-name="ce1136" table:formula="of:=[.BT34]" office:value-type="float" office:value="0">
            <text:p><text:s text:c="2"/>- </text:p>
          </table:table-cell>
          <table:table-cell table:style-name="ce1136" table:formula="of:=[.BU34]" office:value-type="float" office:value="0">
            <text:p><text:s text:c="2"/>- </text:p>
          </table:table-cell>
          <table:table-cell table:style-name="ce1136" table:formula="of:=[.BV34]" office:value-type="float" office:value="0">
            <text:p><text:s text:c="2"/>- </text:p>
          </table:table-cell>
          <table:table-cell table:style-name="ce1136" table:formula="of:=[.BW34]" office:value-type="float" office:value="0">
            <text:p><text:s text:c="2"/>- </text:p>
          </table:table-cell>
          <table:table-cell table:style-name="ce1136" table:formula="of:=[.BX34]" office:value-type="float" office:value="0">
            <text:p><text:s text:c="2"/>- </text:p>
          </table:table-cell>
          <table:table-cell table:style-name="ce1136" table:formula="of:=[.BY34]" office:value-type="float" office:value="0">
            <text:p><text:s text:c="2"/>- </text:p>
          </table:table-cell>
          <table:table-cell table:style-name="ce1136" table:formula="of:=[.BZ34]" office:value-type="float" office:value="0">
            <text:p><text:s text:c="2"/>- </text:p>
          </table:table-cell>
          <table:table-cell table:style-name="ce1136" table:formula="of:=[.CA34]" office:value-type="float" office:value="0">
            <text:p><text:s text:c="2"/>- </text:p>
          </table:table-cell>
          <table:table-cell table:style-name="ce1136" table:formula="of:=[.CB34]" office:value-type="float" office:value="0">
            <text:p><text:s text:c="2"/>- </text:p>
          </table:table-cell>
          <table:table-cell table:style-name="ce1136" table:formula="of:=[.CC34]" office:value-type="float" office:value="0">
            <text:p><text:s text:c="2"/>- </text:p>
          </table:table-cell>
          <table:table-cell table:style-name="ce1136" table:formula="of:=[.CD34]" office:value-type="float" office:value="0">
            <text:p><text:s text:c="2"/>- </text:p>
          </table:table-cell>
          <table:table-cell table:style-name="ce1136" table:formula="of:=[.CE34]" office:value-type="float" office:value="0">
            <text:p><text:s text:c="2"/>- </text:p>
          </table:table-cell>
          <table:table-cell table:style-name="ce1136" table:formula="of:=[.CF34]" office:value-type="float" office:value="0">
            <text:p><text:s text:c="2"/>- </text:p>
          </table:table-cell>
          <table:table-cell table:style-name="ce1136" table:formula="of:=[.CG34]" office:value-type="float" office:value="0">
            <text:p><text:s text:c="2"/>- </text:p>
          </table:table-cell>
          <table:table-cell table:style-name="ce1136" table:formula="of:=[.CH34]" office:value-type="float" office:value="0">
            <text:p><text:s text:c="2"/>- </text:p>
          </table:table-cell>
          <table:table-cell table:style-name="ce1136" table:formula="of:=[.CI34]" office:value-type="float" office:value="0">
            <text:p><text:s text:c="2"/>- </text:p>
          </table:table-cell>
          <table:table-cell table:style-name="ce1136" table:formula="of:=[.CJ34]" office:value-type="float" office:value="0">
            <text:p><text:s text:c="2"/>- </text:p>
          </table:table-cell>
          <table:table-cell table:style-name="ce1136" table:formula="of:=[.CK34]" office:value-type="float" office:value="0">
            <text:p><text:s text:c="2"/>- </text:p>
          </table:table-cell>
          <table:table-cell table:style-name="ce1136" table:formula="of:=[.CL34]" office:value-type="float" office:value="0">
            <text:p><text:s text:c="2"/>- </text:p>
          </table:table-cell>
          <table:table-cell table:style-name="ce1136" table:formula="of:=[.CM34]" office:value-type="float" office:value="0">
            <text:p><text:s text:c="2"/>- </text:p>
          </table:table-cell>
          <table:table-cell table:style-name="ce1136" table:formula="of:=[.CN34]" office:value-type="float" office:value="0">
            <text:p><text:s text:c="2"/>- </text:p>
          </table:table-cell>
          <table:table-cell table:style-name="ce1136" table:formula="of:=[.CO34]" office:value-type="float" office:value="0">
            <text:p><text:s text:c="2"/>- </text:p>
          </table:table-cell>
          <table:table-cell table:style-name="ce1136" table:formula="of:=[.CP34]" office:value-type="float" office:value="0">
            <text:p><text:s text:c="2"/>- </text:p>
          </table:table-cell>
          <table:table-cell table:style-name="ce1136" table:formula="of:=[.CQ34]" office:value-type="float" office:value="0">
            <text:p><text:s text:c="2"/>- </text:p>
          </table:table-cell>
          <table:table-cell table:style-name="ce1136" table:formula="of:=[.CR34]" office:value-type="float" office:value="0">
            <text:p><text:s text:c="2"/>- </text:p>
          </table:table-cell>
          <table:table-cell table:style-name="ce1136" table:formula="of:=[.CS34]" office:value-type="float" office:value="0">
            <text:p><text:s text:c="2"/>- </text:p>
          </table:table-cell>
          <table:table-cell table:style-name="ce1136" table:formula="of:=[.CT34]" office:value-type="float" office:value="0">
            <text:p><text:s text:c="2"/>- </text:p>
          </table:table-cell>
          <table:table-cell table:style-name="ce1136" table:formula="of:=[.CU34]" office:value-type="float" office:value="0">
            <text:p><text:s text:c="2"/>- </text:p>
          </table:table-cell>
          <table:table-cell table:style-name="ce1136" table:formula="of:=[.CV34]" office:value-type="float" office:value="0">
            <text:p><text:s text:c="2"/>- </text:p>
          </table:table-cell>
          <table:table-cell table:style-name="ce1136" table:formula="of:=[.CW34]" office:value-type="float" office:value="0">
            <text:p><text:s text:c="2"/>- </text:p>
          </table:table-cell>
          <table:table-cell table:style-name="ce1136" table:formula="of:=[.CX34]" office:value-type="float" office:value="0">
            <text:p><text:s text:c="2"/>- </text:p>
          </table:table-cell>
          <table:table-cell table:style-name="ce1136" table:formula="of:=[.CY34]" office:value-type="float" office:value="0">
            <text:p><text:s text:c="2"/>- </text:p>
          </table:table-cell>
          <table:table-cell table:style-name="ce1136" table:formula="of:=[.CZ34]" office:value-type="float" office:value="0">
            <text:p><text:s text:c="2"/>- </text:p>
          </table:table-cell>
          <table:table-cell table:style-name="ce1136" table:formula="of:=[.DA34]" office:value-type="float" office:value="0">
            <text:p><text:s text:c="2"/>- </text:p>
          </table:table-cell>
          <table:table-cell table:style-name="ce1136" table:formula="of:=[.DB34]" office:value-type="float" office:value="0">
            <text:p><text:s text:c="2"/>- </text:p>
          </table:table-cell>
          <table:table-cell table:style-name="ce1136" table:formula="of:=[.DC34]" office:value-type="float" office:value="0">
            <text:p><text:s text:c="2"/>- </text:p>
          </table:table-cell>
          <table:table-cell table:style-name="ce1136" table:formula="of:=[.DD34]" office:value-type="float" office:value="0">
            <text:p><text:s text:c="2"/>- </text:p>
          </table:table-cell>
          <table:table-cell table:style-name="ce1136" table:formula="of:=[.DE34]" office:value-type="float" office:value="0">
            <text:p><text:s text:c="2"/>- </text:p>
          </table:table-cell>
          <table:table-cell table:style-name="ce1136" table:formula="of:=[.DF34]" office:value-type="float" office:value="0">
            <text:p><text:s text:c="2"/>- </text:p>
          </table:table-cell>
          <table:table-cell table:style-name="ce1136" table:formula="of:=[.DG34]" office:value-type="float" office:value="0">
            <text:p><text:s text:c="2"/>- </text:p>
          </table:table-cell>
          <table:table-cell table:style-name="ce1136" table:formula="of:=[.DH34]" office:value-type="float" office:value="0">
            <text:p><text:s text:c="2"/>- </text:p>
          </table:table-cell>
          <table:table-cell table:style-name="ce1136" table:formula="of:=[.DI34]" office:value-type="float" office:value="0">
            <text:p><text:s text:c="2"/>- </text:p>
          </table:table-cell>
          <table:table-cell table:style-name="ce1136" table:formula="of:=[.DJ34]" office:value-type="float" office:value="0">
            <text:p><text:s text:c="2"/>- </text:p>
          </table:table-cell>
          <table:table-cell table:style-name="ce1136" table:formula="of:=[.DK34]" office:value-type="float" office:value="0">
            <text:p><text:s text:c="2"/>- </text:p>
          </table:table-cell>
          <table:table-cell table:style-name="ce1136" table:formula="of:=[.DL34]" office:value-type="float" office:value="0">
            <text:p><text:s text:c="2"/>- </text:p>
          </table:table-cell>
          <table:table-cell table:style-name="ce1136" table:formula="of:=[.DM34]" office:value-type="float" office:value="0">
            <text:p><text:s text:c="2"/>- </text:p>
          </table:table-cell>
          <table:table-cell table:style-name="ce1136" table:formula="of:=[.DN34]" office:value-type="float" office:value="0">
            <text:p><text:s text:c="2"/>- </text:p>
          </table:table-cell>
          <table:table-cell table:style-name="ce1136" table:formula="of:=[.DO34]" office:value-type="float" office:value="0">
            <text:p><text:s text:c="2"/>- </text:p>
          </table:table-cell>
          <table:table-cell table:style-name="ce1136" table:formula="of:=[.DP34]" office:value-type="float" office:value="0">
            <text:p><text:s text:c="2"/>- </text:p>
          </table:table-cell>
          <table:table-cell table:style-name="ce1136" table:formula="of:=[.DQ34]" office:value-type="float" office:value="0">
            <text:p><text:s text:c="2"/>- </text:p>
          </table:table-cell>
          <table:table-cell table:style-name="ce1136" table:formula="of:=[.DR34]" office:value-type="float" office:value="0">
            <text:p><text:s text:c="2"/>- </text:p>
          </table:table-cell>
          <table:table-cell table:style-name="ce1136" table:formula="of:=[.DS34]" office:value-type="float" office:value="0">
            <text:p><text:s text:c="2"/>- </text:p>
          </table:table-cell>
          <table:table-cell table:style-name="ce1136" table:formula="of:=[.DT34]" office:value-type="float" office:value="0">
            <text:p><text:s text:c="2"/>- </text:p>
          </table:table-cell>
          <table:table-cell table:style-name="ce1136" table:formula="of:=[.DU34]" office:value-type="float" office:value="0">
            <text:p><text:s text:c="2"/>- </text:p>
          </table:table-cell>
          <table:table-cell table:style-name="ce1136" table:formula="of:=[.DV34]" office:value-type="float" office:value="0">
            <text:p><text:s text:c="2"/>- </text:p>
          </table:table-cell>
          <table:table-cell table:style-name="ce1136" table:formula="of:=[.DW34]" office:value-type="float" office:value="0">
            <text:p><text:s text:c="2"/>- </text:p>
          </table:table-cell>
          <table:table-cell table:style-name="ce1136" table:formula="of:=[.DX34]" office:value-type="float" office:value="0">
            <text:p><text:s text:c="2"/>- </text:p>
          </table:table-cell>
          <table:table-cell table:style-name="ce1136" table:formula="of:=[.DY34]" office:value-type="float" office:value="0">
            <text:p><text:s text:c="2"/>- </text:p>
          </table:table-cell>
          <table:table-cell table:style-name="ce1136" table:formula="of:=[.DZ34]" office:value-type="float" office:value="0">
            <text:p><text:s text:c="2"/>- </text:p>
          </table:table-cell>
          <table:table-cell table:style-name="ce1136" table:formula="of:=[.EA34]" office:value-type="float" office:value="0">
            <text:p><text:s text:c="2"/>- </text:p>
          </table:table-cell>
          <table:table-cell table:style-name="ce1136" table:formula="of:=[.EB34]" office:value-type="float" office:value="0">
            <text:p><text:s text:c="2"/>- </text:p>
          </table:table-cell>
          <table:table-cell table:style-name="ce1136" table:formula="of:=[.EC34]" office:value-type="float" office:value="0">
            <text:p><text:s text:c="2"/>- </text:p>
          </table:table-cell>
          <table:table-cell table:style-name="ce1136"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35" table:formula="of:=[.D40]" office:value-type="date" office:date-value="2014-03-01">
            <text:p>01/03/2014</text:p>
          </table:table-cell>
          <table:table-cell table:style-name="ce1135" table:formula="of:=[.E40]" office:value-type="date" office:date-value="2014-04-01">
            <text:p>01/04/2014</text:p>
          </table:table-cell>
          <table:table-cell table:style-name="ce1135" table:formula="of:=[.F40]" office:value-type="date" office:date-value="2014-05-01">
            <text:p>01/05/2014</text:p>
          </table:table-cell>
          <table:table-cell table:style-name="ce1135" table:formula="of:=[.G40]" office:value-type="date" office:date-value="2014-06-01">
            <text:p>01/06/2014</text:p>
          </table:table-cell>
          <table:table-cell table:style-name="ce1135" table:formula="of:=[.H40]" office:value-type="date" office:date-value="2014-07-01">
            <text:p>01/07/2014</text:p>
          </table:table-cell>
          <table:table-cell table:style-name="ce1135" table:formula="of:=[.I40]" office:value-type="date" office:date-value="2014-08-01">
            <text:p>01/08/2014</text:p>
          </table:table-cell>
          <table:table-cell table:style-name="ce1135" table:formula="of:=[.J40]" office:value-type="date" office:date-value="2014-09-01">
            <text:p>01/09/2014</text:p>
          </table:table-cell>
          <table:table-cell table:style-name="ce1135" table:formula="of:=[.K40]" office:value-type="date" office:date-value="2014-10-01">
            <text:p>01/10/2014</text:p>
          </table:table-cell>
          <table:table-cell table:style-name="ce1135" table:formula="of:=[.L40]" office:value-type="date" office:date-value="1899-12-30">
            <text:p>30/12/1899</text:p>
          </table:table-cell>
          <table:table-cell table:style-name="ce1135" table:formula="of:=[.M40]" office:value-type="date" office:date-value="1899-12-30">
            <text:p>30/12/1899</text:p>
          </table:table-cell>
          <table:table-cell table:style-name="ce1135" table:formula="of:=[.N40]" office:value-type="date" office:date-value="1899-12-30">
            <text:p>30/12/1899</text:p>
          </table:table-cell>
          <table:table-cell table:style-name="ce1135" table:formula="of:=[.O40]" office:value-type="date" office:date-value="1899-12-30">
            <text:p>30/12/1899</text:p>
          </table:table-cell>
          <table:table-cell table:style-name="ce1135" table:formula="of:=[.P40]" office:value-type="date" office:date-value="1899-12-30">
            <text:p>30/12/1899</text:p>
          </table:table-cell>
          <table:table-cell table:style-name="ce1135" table:formula="of:=[.Q40]" office:value-type="date" office:date-value="1899-12-30">
            <text:p>30/12/1899</text:p>
          </table:table-cell>
          <table:table-cell table:style-name="ce1135" table:formula="of:=[.R40]" office:value-type="date" office:date-value="1899-12-30">
            <text:p>30/12/1899</text:p>
          </table:table-cell>
          <table:table-cell table:style-name="ce1135" table:formula="of:=[.S40]" office:value-type="date" office:date-value="1899-12-30">
            <text:p>30/12/1899</text:p>
          </table:table-cell>
          <table:table-cell table:style-name="ce1135" table:formula="of:=[.T40]" office:value-type="date" office:date-value="1899-12-30">
            <text:p>30/12/1899</text:p>
          </table:table-cell>
          <table:table-cell table:style-name="ce1135" table:formula="of:=[.U40]" office:value-type="date" office:date-value="1899-12-30">
            <text:p>30/12/1899</text:p>
          </table:table-cell>
          <table:table-cell table:style-name="ce1135" table:formula="of:=[.V40]" office:value-type="date" office:date-value="1899-12-30">
            <text:p>30/12/1899</text:p>
          </table:table-cell>
          <table:table-cell table:style-name="ce1135" table:formula="of:=[.W40]" office:value-type="date" office:date-value="1899-12-30">
            <text:p>30/12/1899</text:p>
          </table:table-cell>
          <table:table-cell table:style-name="ce1135" table:formula="of:=[.X40]" office:value-type="date" office:date-value="1899-12-30">
            <text:p>30/12/1899</text:p>
          </table:table-cell>
          <table:table-cell table:style-name="ce1135" table:formula="of:=[.Y40]" office:value-type="date" office:date-value="1899-12-30">
            <text:p>30/12/1899</text:p>
          </table:table-cell>
          <table:table-cell table:style-name="ce1135" table:formula="of:=[.Z40]" office:value-type="date" office:date-value="1899-12-30">
            <text:p>30/12/1899</text:p>
          </table:table-cell>
          <table:table-cell table:style-name="ce1135" table:formula="of:=[.AA40]" office:value-type="date" office:date-value="1899-12-30">
            <text:p>30/12/1899</text:p>
          </table:table-cell>
          <table:table-cell table:style-name="ce1135" table:formula="of:=[.AB40]" office:value-type="date" office:date-value="1899-12-30">
            <text:p>30/12/1899</text:p>
          </table:table-cell>
          <table:table-cell table:style-name="ce1135" table:formula="of:=[.AC40]" office:value-type="date" office:date-value="1899-12-30">
            <text:p>30/12/1899</text:p>
          </table:table-cell>
          <table:table-cell table:style-name="ce1135" table:formula="of:=[.AD40]" office:value-type="date" office:date-value="1899-12-30">
            <text:p>30/12/1899</text:p>
          </table:table-cell>
          <table:table-cell table:style-name="ce1135" table:formula="of:=[.AE40]" office:value-type="date" office:date-value="1899-12-30">
            <text:p>30/12/1899</text:p>
          </table:table-cell>
          <table:table-cell table:style-name="ce1135" table:formula="of:=[.AF40]" office:value-type="date" office:date-value="1899-12-30">
            <text:p>30/12/1899</text:p>
          </table:table-cell>
          <table:table-cell table:style-name="ce1135" table:formula="of:=[.AG40]" office:value-type="date" office:date-value="1899-12-30">
            <text:p>30/12/1899</text:p>
          </table:table-cell>
          <table:table-cell table:style-name="ce1135" table:formula="of:=[.AH40]" office:value-type="date" office:date-value="1899-12-30">
            <text:p>30/12/1899</text:p>
          </table:table-cell>
          <table:table-cell table:style-name="ce1135" table:formula="of:=[.AI40]" office:value-type="date" office:date-value="1899-12-30">
            <text:p>30/12/1899</text:p>
          </table:table-cell>
          <table:table-cell table:style-name="ce1135" table:formula="of:=[.AJ40]" office:value-type="date" office:date-value="1899-12-30">
            <text:p>30/12/1899</text:p>
          </table:table-cell>
          <table:table-cell table:style-name="ce1135" table:formula="of:=[.AK40]" office:value-type="date" office:date-value="1899-12-30">
            <text:p>30/12/1899</text:p>
          </table:table-cell>
          <table:table-cell table:style-name="ce1135" table:formula="of:=[.AL40]" office:value-type="date" office:date-value="1899-12-30">
            <text:p>30/12/1899</text:p>
          </table:table-cell>
          <table:table-cell table:style-name="ce1135" table:formula="of:=[.AM40]" office:value-type="date" office:date-value="1899-12-30">
            <text:p>30/12/1899</text:p>
          </table:table-cell>
          <table:table-cell table:style-name="ce1135" table:formula="of:=[.AN40]" office:value-type="date" office:date-value="1899-12-30">
            <text:p>30/12/1899</text:p>
          </table:table-cell>
          <table:table-cell table:style-name="ce1135" table:formula="of:=[.AO40]" office:value-type="date" office:date-value="1899-12-30">
            <text:p>30/12/1899</text:p>
          </table:table-cell>
          <table:table-cell table:style-name="ce1135" table:formula="of:=[.AP40]" office:value-type="date" office:date-value="1899-12-30">
            <text:p>30/12/1899</text:p>
          </table:table-cell>
          <table:table-cell table:style-name="ce1135" table:formula="of:=[.AQ40]" office:value-type="date" office:date-value="1899-12-30">
            <text:p>30/12/1899</text:p>
          </table:table-cell>
          <table:table-cell table:style-name="ce1135" table:formula="of:=[.AR40]" office:value-type="date" office:date-value="1899-12-30">
            <text:p>30/12/1899</text:p>
          </table:table-cell>
          <table:table-cell table:style-name="ce1135" table:formula="of:=[.AS40]" office:value-type="date" office:date-value="1899-12-30">
            <text:p>30/12/1899</text:p>
          </table:table-cell>
          <table:table-cell table:style-name="ce1135" table:formula="of:=[.AT40]" office:value-type="date" office:date-value="1899-12-30">
            <text:p>30/12/1899</text:p>
          </table:table-cell>
          <table:table-cell table:style-name="ce1135" table:formula="of:=[.AU40]" office:value-type="date" office:date-value="1899-12-30">
            <text:p>30/12/1899</text:p>
          </table:table-cell>
          <table:table-cell table:style-name="ce1135" table:formula="of:=[.AV40]" office:value-type="date" office:date-value="1899-12-30">
            <text:p>30/12/1899</text:p>
          </table:table-cell>
          <table:table-cell table:style-name="ce1135" table:formula="of:=[.AW40]" office:value-type="date" office:date-value="1899-12-30">
            <text:p>30/12/1899</text:p>
          </table:table-cell>
          <table:table-cell table:style-name="ce1135" table:formula="of:=[.AX40]" office:value-type="date" office:date-value="1899-12-30">
            <text:p>30/12/1899</text:p>
          </table:table-cell>
          <table:table-cell table:style-name="ce1135" table:formula="of:=[.AY40]" office:value-type="date" office:date-value="1899-12-30">
            <text:p>30/12/1899</text:p>
          </table:table-cell>
          <table:table-cell table:style-name="ce1135" table:formula="of:=[.AZ40]" office:value-type="date" office:date-value="1899-12-30">
            <text:p>30/12/1899</text:p>
          </table:table-cell>
          <table:table-cell table:style-name="ce1135" table:formula="of:=[.BA40]" office:value-type="date" office:date-value="1899-12-30">
            <text:p>30/12/1899</text:p>
          </table:table-cell>
          <table:table-cell table:style-name="ce1135" table:formula="of:=[.BB40]" office:value-type="date" office:date-value="1899-12-30">
            <text:p>30/12/1899</text:p>
          </table:table-cell>
          <table:table-cell table:style-name="ce1135" table:formula="of:=[.BC40]" office:value-type="date" office:date-value="1899-12-30">
            <text:p>30/12/1899</text:p>
          </table:table-cell>
          <table:table-cell table:style-name="ce1135" table:formula="of:=[.BD40]" office:value-type="date" office:date-value="1899-12-30">
            <text:p>30/12/1899</text:p>
          </table:table-cell>
          <table:table-cell table:style-name="ce1135" table:formula="of:=[.BE40]" office:value-type="date" office:date-value="1899-12-30">
            <text:p>30/12/1899</text:p>
          </table:table-cell>
          <table:table-cell table:style-name="ce1135" table:formula="of:=[.BF40]" office:value-type="date" office:date-value="1899-12-30">
            <text:p>30/12/1899</text:p>
          </table:table-cell>
          <table:table-cell table:style-name="ce1135" table:formula="of:=[.BG40]" office:value-type="date" office:date-value="1899-12-30">
            <text:p>30/12/1899</text:p>
          </table:table-cell>
          <table:table-cell table:style-name="ce1135" table:formula="of:=[.BH40]" office:value-type="date" office:date-value="1899-12-30">
            <text:p>30/12/1899</text:p>
          </table:table-cell>
          <table:table-cell table:style-name="ce1135" table:formula="of:=[.BI40]" office:value-type="date" office:date-value="1899-12-30">
            <text:p>30/12/1899</text:p>
          </table:table-cell>
          <table:table-cell table:style-name="ce1135" table:formula="of:=[.BJ40]" office:value-type="date" office:date-value="1899-12-30">
            <text:p>30/12/1899</text:p>
          </table:table-cell>
          <table:table-cell table:style-name="ce1135" table:formula="of:=[.BK40]" office:value-type="date" office:date-value="1899-12-30">
            <text:p>30/12/1899</text:p>
          </table:table-cell>
          <table:table-cell table:style-name="ce1135" table:formula="of:=[.BL40]" office:value-type="date" office:date-value="1899-12-30">
            <text:p>30/12/1899</text:p>
          </table:table-cell>
          <table:table-cell table:style-name="ce1135" table:formula="of:=[.BM40]" office:value-type="date" office:date-value="1899-12-30">
            <text:p>30/12/1899</text:p>
          </table:table-cell>
          <table:table-cell table:style-name="ce1135" table:formula="of:=[.BN40]" office:value-type="date" office:date-value="1899-12-30">
            <text:p>30/12/1899</text:p>
          </table:table-cell>
          <table:table-cell table:style-name="ce1135" table:formula="of:=[.BO40]" office:value-type="date" office:date-value="1899-12-30">
            <text:p>30/12/1899</text:p>
          </table:table-cell>
          <table:table-cell table:style-name="ce1135" table:formula="of:=[.BP40]" office:value-type="date" office:date-value="1899-12-30">
            <text:p>30/12/1899</text:p>
          </table:table-cell>
          <table:table-cell table:style-name="ce1135" table:formula="of:=[.BQ40]" office:value-type="date" office:date-value="1899-12-30">
            <text:p>30/12/1899</text:p>
          </table:table-cell>
          <table:table-cell table:style-name="ce1135" table:formula="of:=[.BR40]" office:value-type="date" office:date-value="1899-12-30">
            <text:p>30/12/1899</text:p>
          </table:table-cell>
          <table:table-cell table:style-name="ce1135" table:formula="of:=[.BS40]" office:value-type="date" office:date-value="1899-12-30">
            <text:p>30/12/1899</text:p>
          </table:table-cell>
          <table:table-cell table:style-name="ce1135" table:formula="of:=[.BT40]" office:value-type="date" office:date-value="1899-12-30">
            <text:p>30/12/1899</text:p>
          </table:table-cell>
          <table:table-cell table:style-name="ce1135" table:formula="of:=[.BU40]" office:value-type="date" office:date-value="1899-12-30">
            <text:p>30/12/1899</text:p>
          </table:table-cell>
          <table:table-cell table:style-name="ce1135" table:formula="of:=[.BV40]" office:value-type="date" office:date-value="1899-12-30">
            <text:p>30/12/1899</text:p>
          </table:table-cell>
          <table:table-cell table:style-name="ce1135" table:formula="of:=[.BW40]" office:value-type="date" office:date-value="1899-12-30">
            <text:p>30/12/1899</text:p>
          </table:table-cell>
          <table:table-cell table:style-name="ce1135" table:formula="of:=[.BX40]" office:value-type="date" office:date-value="1899-12-30">
            <text:p>30/12/1899</text:p>
          </table:table-cell>
          <table:table-cell table:style-name="ce1135" table:formula="of:=[.BY40]" office:value-type="date" office:date-value="1899-12-30">
            <text:p>30/12/1899</text:p>
          </table:table-cell>
          <table:table-cell table:style-name="ce1135" table:formula="of:=[.BZ40]" office:value-type="date" office:date-value="1899-12-30">
            <text:p>30/12/1899</text:p>
          </table:table-cell>
          <table:table-cell table:style-name="ce1135" table:formula="of:=[.CA40]" office:value-type="date" office:date-value="1899-12-30">
            <text:p>30/12/1899</text:p>
          </table:table-cell>
          <table:table-cell table:style-name="ce1135" table:formula="of:=[.CB40]" office:value-type="date" office:date-value="1899-12-30">
            <text:p>30/12/1899</text:p>
          </table:table-cell>
          <table:table-cell table:style-name="ce1135" table:formula="of:=[.CC40]" office:value-type="date" office:date-value="1899-12-30">
            <text:p>30/12/1899</text:p>
          </table:table-cell>
          <table:table-cell table:style-name="ce1135" table:formula="of:=[.CD40]" office:value-type="date" office:date-value="1899-12-30">
            <text:p>30/12/1899</text:p>
          </table:table-cell>
          <table:table-cell table:style-name="ce1135" table:formula="of:=[.CE40]" office:value-type="date" office:date-value="1899-12-30">
            <text:p>30/12/1899</text:p>
          </table:table-cell>
          <table:table-cell table:style-name="ce1135" table:formula="of:=[.CF40]" office:value-type="date" office:date-value="1899-12-30">
            <text:p>30/12/1899</text:p>
          </table:table-cell>
          <table:table-cell table:style-name="ce1135" table:formula="of:=[.CG40]" office:value-type="date" office:date-value="1899-12-30">
            <text:p>30/12/1899</text:p>
          </table:table-cell>
          <table:table-cell table:style-name="ce1135" table:formula="of:=[.CH40]" office:value-type="date" office:date-value="1899-12-30">
            <text:p>30/12/1899</text:p>
          </table:table-cell>
          <table:table-cell table:style-name="ce1135" table:formula="of:=[.CI40]" office:value-type="date" office:date-value="1899-12-30">
            <text:p>30/12/1899</text:p>
          </table:table-cell>
          <table:table-cell table:style-name="ce1135" table:formula="of:=[.CJ40]" office:value-type="date" office:date-value="1899-12-30">
            <text:p>30/12/1899</text:p>
          </table:table-cell>
          <table:table-cell table:style-name="ce1135" table:formula="of:=[.CK40]" office:value-type="date" office:date-value="1899-12-30">
            <text:p>30/12/1899</text:p>
          </table:table-cell>
          <table:table-cell table:style-name="ce1135" table:formula="of:=[.CL40]" office:value-type="date" office:date-value="1899-12-30">
            <text:p>30/12/1899</text:p>
          </table:table-cell>
          <table:table-cell table:style-name="ce1135" table:formula="of:=[.CM40]" office:value-type="date" office:date-value="1899-12-30">
            <text:p>30/12/1899</text:p>
          </table:table-cell>
          <table:table-cell table:style-name="ce1135" table:formula="of:=[.CN40]" office:value-type="date" office:date-value="1899-12-30">
            <text:p>30/12/1899</text:p>
          </table:table-cell>
          <table:table-cell table:style-name="ce1135"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35"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35"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35"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35" table:formula="of:=HLOOKUP([.C114];[.$D$107:.$ED$109];3;0)" office:value-type="date" office:date-value="1899-12-30">
            <text:p>#N/D</text:p>
          </table:table-cell>
          <table:table-cell table:number-columns-repeated="1019"/>
        </table:table-row>
        <table:table-row table:style-name="ro3">
          <table:table-cell table:number-columns-repeated="4"/>
          <table:table-cell table:style-name="ce1135"/>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S/. </number:text>
      <number:number number:decimal-places="0" number:min-integer-digits="1" number:grouping="true"/>
      <number:text> </number:text>
    </number:number-style>
    <number:number-style style:name="N151P1" style:volatile="true">
      <number:text> S/. -</number:text>
      <number:number number:decimal-places="0" number:min-integer-digits="1" number:grouping="true"/>
      <number:text> </number:text>
    </number:number-style>
    <number:number-style style:name="N151P2" style:volatile="true">
      <number:text> S/.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S/. </number:text>
      <number:number number:decimal-places="2" number:min-integer-digits="1" number:grouping="true"/>
      <number:text> </number:text>
    </number:number-style>
    <number:number-style style:name="N157P1" style:volatile="true">
      <number:text> S/. -</number:text>
      <number:number number:decimal-places="2" number:min-integer-digits="1" number:grouping="true"/>
      <number:text> </number:text>
    </number:number-style>
    <number:number-style style:name="N157P2" style:volatile="true">
      <number:text> S/.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number:min-integer-digits="3" number:min-exponent-digits="1"/>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8">18/09/2014</text:date>, <text:time>16:02:25</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8T16:02:25.46</dc:date>
    <dc:creator>Arnold Huete Garcia</dc:creator>
    <meta:editing-duration>PT22H43M26S</meta:editing-duration>
    <meta:editing-cycles>20</meta:editing-cycles>
    <meta:document-statistic meta:table-count="12" meta:cell-count="9289"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 "", 0, args1())

rem ----------------------------------------------------------------------
dim args2(1) as new com.sun.star.beans.PropertyValue
args2(0).Name = "By"
args2(0).Value = 1
args2(1).Name = "Sel"
args2(1).Value = false

dispatcher.executeDispatch(document, ".uno:GoUp", "", 0, args2())

rem ----------------------------------------------------------------------
dim args3(0) as new com.sun.star.beans.PropertyValue
args3(0).Name = "Protect"
args3(0).Value = false

dispatcher.executeDispatch(document, ".uno:Protect", "", 0, args3())

rem ----------------------------------------------------------------------
dim args4(0) as new com.sun.star.beans.PropertyValue
args4(0).Name = "StringName"
args4(0).Value = "=D24-D15"

dispatcher.executeDispatch(document, ".uno:EnterString", "", 0, args4())

rem ----------------------------------------------------------------------
dispatcher.executeDispatch(document, ".uno:JumpToNextCell", "", 0, Array())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probando()
	NombreColumna(2)
end sub
Function NombreColumna(NumeroColumna As Long) As String
    Dim Max As Integer
    Max = ActiveSheet.Range("1:1").Columns.Count
    If NumeroColumna &lt;= Max And NumeroColumna &gt; 0 Then
        NombreColumna = Mid(ActiveSheet.Cells(1, NumeroColumna).Address, 2, InStr(2, ActiveSheet.Cells(1, NumeroColumna).Address, "$") - 2)
        'msgbox NombreColumna
    Else
        MsgBox "Debe Ingresar un Número de Columna Entre 1 y " &amp; Max
    End If
End Function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Call ffecha(.Range(.Cells(7, 4), .Cells(7, 3 + tam)))
    .Range(.Cells(7, 4), .Cells(7, 3 + tam)).ColumnWidth = 20
    Call colore(oHojaActiva.getCellRangeByPosition( 3,7,2+tam,13 ),1)
    'Call fmonedan(.Range(.Cells(8, 4), .Cells(32, 3 + tam)))
    'Call fmonedan(.Range(.Cells(34, 4), .Cells(37, 3 + tam)))
    Call colore(oHojaActiva.getCellRangeByPosition( 3,14,2+tam,14 ),2)
    Call colore(oHojaActiva.getCellRangeByPosition( 3,15,2+tam,22 ),1)
    Call colore(oHojaActiva.getCellRangeByPosition( 3,23,2+tam,24 ),2)    
	'Call color_gris(.Range(.Cells(26, 4), .Cells(26, 3 + tam)), 1)
	Call colore(oHojaActiva.getCellRangeByPosition( 3,26,2+tam,26 ),1)
	Call colore(oHojaActiva.getCellRangeByPosition( 3,27,2+tam,27 ),2)
	Call colore(oHojaActiva.getCellRangeByPosition( 3,28,2+tam,29 ),1)
	Call colore(oHojaActiva.getCellRangeByPosition( 3,30,2+tam,31 ),2)
	'Call color_gris(.Range(.Cells(33, 4), .Cells(35, 3 + tam)), 1)
	.Range(.Cells(33, 4), .Cells(35, 3 + tam)).Locked = False
	Call colore(oHojaActiva.getCellRangeByPosition( 3,35,2+tam,36 ),2)
	Call colore(oHojaActiva.getCellRangeByPosition( 3,37,2+tam,43 ),1)
	Call colore(oHojaActiva.getCellRangeByPosition( 3,44,2+tam,44 ),2)
    end with
    Do
    venta1 = 0
    venta2 = 0
    venta3 = 0
    otraventa1 = 0
    otraventa2 = 0
    ventapec1 = 0
    ventapec2 = 0
    manod = 0
    maq = 0
    insu = 0
    impre = 0
    costotraventa1 = 0
    costotraventa2 = 0
    costoventapec1 = 0
    costoventapec2 = 0
    oblig = 0
    deudafam = 0
    inimes = DateSerial(Year(fecha), Month(fecha), 1)
    finmes = DateSerial(Year(fecha), Month(fecha) + 1, 0)
    'cabecera fecha
    Worksheets("Flujo de Caja").Cells(7, 3 + i) = inimes 'fecha
    With Worksheets("Evaluación Cuantitativa")
        If (Worksheets("Solicitud").Cells(26, 8) &gt;= 1) Then
            Worksheets("Flujo de Caja").Rows("9:10").EntireRow.Hidden = True
            
            If Not (.Cells(10, 13) = "Al Final") Then
                'fechaper = Worksheets("Costo Produc.1").Cells(5, 9)
                'If (inimes &gt;= DateSerial(Year(fechaper), Month(fechaper), 1)) Then
                If (.Cells(10, 13) = "Irregular") Then
                    Call color_gris(Worksheets("Flujo de Caja").Cells(8, 3 + i), 1)
                    Worksheets("Flujo de Caja").Range(Worksheets("Flujo de Caja").Cells(8, 3 + i), Worksheets("Flujo de Caja").Cells(8, 3 + i)).Locked = False
                    Call validacionsum1(Worksheets("Flujo de Caja").Cells(8, 3 + i), tam + 3, 1)
                Else
                    If (i - .Cells(181, 57)) Mod .Cells(181, 55) = 0 And .Cells(181, 55) &gt; 0 And .Cells(181, 57) &lt;= i Then
                        venta1 = venta1 + .Cells(10, 11) / .Cells(181, 59)
                    End If
                End If
                'End If
            Else
                fechacosecha = Worksheets("Costo Produc.1").Cells(5, 9)
                If (inimes = DateSerial(Year(fechacosecha), Month(fechacosecha), 1)) Then
                    venta1 = venta1 + .Cells(10, 11)
                End If
            End If
            j = 14
            Do
                If (Worksheets("Costo Produc.1").Cells(j, 16) = i) Then
                    manod = manod + Worksheets("Costo Produc.1").Cells(j, 11)
                End If
            j = j + 1
            If (j &gt; 35) Then
            Exit Do
            End If
            Loop
            j = 37
            Do
                If (Worksheets("Costo Produc.1").Cells(j, 16) = i) Then
                    maq = maq + Worksheets("Costo Produc.1").Cells(j, 11)
                End If
            j = j + 1
            If (j &gt; 41) Then
            Exit Do
            End If
            Loop
            j = 44
            Do
                If (Worksheets("Costo Produc.1").Cells(j, 16) = i) Then
                    insu = insu + Worksheets("Costo Produc.1").Cells(j, 11)
                End If
            j = j + 1
            If (j &gt; 59) Then
            Exit Do
            End If
            Loop
            'imprevistos
            If (Worksheets("Costo Produc.1").Cells(61, 16) = i) Then
                impre = impre + Worksheets("Costo Produc.1").Cells(61, 11)
            End If
        End If
        If (Worksheets("Solicitud").Cells(26, 8) &gt;= 2) Then
            Worksheets("Flujo de Caja").Rows("9:9").EntireRow.Hidden = False
            Worksheets("Flujo de Caja").Rows("10:10").EntireRow.Hidden = True
            If Not (.Cells(11, 13) = "Al Final") Then
'                fechaper = Worksheets("Costo Produc.2").Cells(5, 9)
'                If (inimes &gt;= DateSerial(Year(fechaper), Month(fechaper), 1)) Then
'                        venta2 = venta2 + .Cells(11, 11) / .Cells(182, 59)
'                End If
                If (.Cells(11, 13) = "Irregular") Then
                    Call color_gris(Worksheets("Flujo de Caja").Cells(9, 3 + i), 1)
                    Worksheets("Flujo de Caja").Range(Worksheets("Flujo de Caja").Cells(9, 3 + i), Worksheets("Flujo de Caja").Cells(9, 3 + i)).Locked = False
                    Call validacionsum1(Worksheets("Flujo de Caja").Cells(9, 3 + i), tam + 3, 2)
                Else
                    If (i - .Cells(182, 57)) Mod .Cells(182, 55) = 0 And .Cells(182, 55) &gt; 0 And .Cells(182, 57) &lt;= i Then
                            venta2 = venta2 + .Cells(11, 11) / .Cells(182, 59)
                    End If
                End If
            Else
                fechacosecha = Worksheets("Costo Produc.2").Cells(5, 9)
                If (inimes = DateSerial(Year(fechacosecha), Month(fechacosecha), 1)) Then
                    venta2 = venta2 + .Cells(11, 11)
                End If
            End If
            j = 14
            Do
                If (Worksheets("Costo Produc.2").Cells(j, 16) = i) Then
                    manod = manod + Worksheets("Costo Produc.2").Cells(j, 11)
                End If
            j = j + 1
            If (j &gt; 35) Then
            Exit Do
            End If
            Loop
            j = 37
            Do
                If (Worksheets("Costo Produc.2").Cells(j, 16) = i) Then
                    maq = maq + Worksheets("Costo Produc.2").Cells(j, 11)
                End If
            j = j + 1
            If (j &gt; 41) Then
            Exit Do
            End If
            Loop
            j = 44
            Do
                If (Worksheets("Costo Produc.2").Cells(j, 16) = i) Then
                    insu = insu + Worksheets("Costo Produc.2").Cells(j, 11)
                End If
            j = j + 1
            If (j &gt; 59) Then
            Exit Do
            End If
            Loop
            'imprevistos
            If (Worksheets("Costo Produc.2").Cells(61, 16) = i) Then
                impre = impre + Worksheets("Costo Produc.2").Cells(61, 11)
            End If
        End If
        If (Worksheets("Solicitud").Cells(26, 8) = 3) Then
            Worksheets("Flujo de Caja").Rows("9:10").EntireRow.Hidden = False
            If Not (.Cells(12, 13) = "Al Final") Then
'                fechaper = Worksheets("Costo Produc.3").Cells(5, 9)
'                If (inimes &gt;= DateSerial(Year(fechaper), Month(fechaper), 1)) Then
'                        venta3 = venta3 + .Cells(12, 11) / .Cells(183, 59)
'                End If
                If (.Cells(12, 13) = "Irregular") Then
                    Call color_gris(Worksheets("Flujo de Caja").Cells(10, 3 + i), 1)
                    Worksheets("Flujo de Caja").Range(Worksheets("Flujo de Caja").Cells(10, 3 + i), Worksheets("Flujo de Caja").Cells(10, 3 + i)).Locked = False
                    Call validacionsum1(Worksheets("Flujo de Caja").Cells(10, 3 + i), tam + 3, 3)
                Else
                    If (i - .Cells(183, 57)) Mod .Cells(183, 55) = 0 And .Cells(183, 55) &gt; 0 And .Cells(183, 57) &lt;= i Then
                            venta3 = venta3 + .Cells(12, 11) / .Cells(183, 59)
                    End If
                End If
            Else
                fechacosecha = Worksheets("Costo Produc.3").Cells(5, 9)
                If (inimes = DateSerial(Year(fechacosecha), Month(fechacosecha), 1)) Then
                    venta3 = venta3 + .Cells(12, 11)
                End If
            End If
            j = 14
            Do
                If (Worksheets("Costo Produc.3").Cells(j, 16) = i) Then
                    manod = manod + Worksheets("Costo Produc.3").Cells(j, 11)
                End If
            j = j + 1
            If (j &gt; 35) Then
            Exit Do
            End If
            Loop
            j = 37
            Do
                If (Worksheets("Costo Produc.3").Cells(j, 16) = i) Then
                    maq = maq + Worksheets("Costo Produc.3").Cells(j, 11)
                End If
            j = j + 1
            If (j &gt; 41) Then
            Exit Do
            End If
            Loop
            j = 44
            Do
                If (Worksheets("Costo Produc.3").Cells(j, 16) = i) Then
                    insu = insu + Worksheets("Costo Produc.3").Cells(j, 11)
                End If
            j = j + 1
            If (j &gt; 59) Then
            Exit Do
            End If
            Loop
            'imprevistos
            If (Worksheets("Costo Produc.3").Cells(61, 16) = i) Then
                impre = impre + Worksheets("Costo Produc.3").Cells(61, 11)
            End If
        End If
    End With
    Worksheets("Flujo de Caja").Cells(8, 3 + i) = venta1
    Worksheets("Flujo de Caja").Cells(9, 3 + i) = venta2
    Worksheets("Flujo de Caja").Cells(10, 3 + i) = venta3
    
    'Worksheets("Flujo de Caja").Cells(12, 3 + i)
    'otraventa
    With Worksheets("Evaluación Cuantitativa")
        If (Worksheets("Solicitud").Cells(26, 9) &gt;= 1) Then
            If Not (.Cells(16, 8) = "Al Final") Then
                If (i - .Cells(188, 57)) Mod .Cells(188, 55) = 0 And .Cells(188, 55) &gt; 0 And .Cells(188, 57) &lt;= i Then
                        otraventa1 = otraventa1 + .Cells(188, 54) / .Cells(188, 59)
                End If
                If i = .Cells(188, 57) Then
                    costotraventa1 = costotraventa1 + .Cells(33, 5)
                End If
'                fechaper = .Cells(16, 9)
'                If (inimes &gt;= DateSerial(Year(fechaper), Month(fechaper), 1)) Then
'                    otraventa = otraventa + .Cells(16, 6)
'                    If (inimes = DateSerial(Year(fechaper), Month(fechaper), 1)) Then
'                        costotraventa = costotraventa + .Cells(33, 5) - .Cells(25, 23)
'                    End If
'                End If
            Else
                fechacosecha = .Cells(16, 10)
                If (inimes = DateSerial(Year(fechacosecha), Month(fechacosecha), 1)) Then
                    otraventa1 = otraventa1 + .Cells(16, 6)
                    costotraventa1 = costotraventa1 + .Cells(33, 5) '- .Cells(25, 23)
                End If
            End If
        End If
        If (Worksheets("Solicitud").Cells(26, 9) = 2) Then
            If Not (.Cells(17, 8) = "Al Final") Then
                If (i - .Cells(189, 57)) Mod .Cells(189, 55) = 0 And .Cells(189, 55) &gt; 0 And .Cells(189, 57) &lt;= i Then
                        otraventa2 = otraventa2 + .Cells(189, 54) / .Cells(189, 59)
                End If
                If i = .Cells(189, 57) Then
                    costotraventa2 = costotraventa2 + .Cells(34, 5)
                End If
'                fechaper = .Cells(17, 9)
'                If (inimes &gt;= DateSerial(Year(fechaper), Month(fechaper), 1)) Then
'                    otraventa = otraventa + .Cells(17, 6)
'                    If (inimes = DateSerial(Year(fechaper), Month(fechaper), 1)) Then
'                        costotraventa = costotraventa + .Cells(34, 5)
'                    End If
'                End If
            Else
                fechacosecha = .Cells(17, 10)
                If (inimes = DateSerial(Year(fechacosecha), Month(fechacosecha), 1)) Then
                    otraventa2 = otraventa2 + .Cells(17, 6)
                    costotraventa2 = costotraventa2 + .Cells(34, 5)
                End If
            End If
        End If
    End With
    Worksheets("Flujo de Caja").Cells(11, 3 + i) = otraventa1
    Worksheets("Flujo de Caja").Cells(12, 3 + i) = otraventa2
    Worksheets("Flujo de Caja").Cells(20, 3 + i) = costotraventa1
    Worksheets("Flujo de Caja").Cells(21, 3 + i) = costotraventa2
    Worksheets("Flujo de Caja").Cells(15, 3 + i).FormulaR1C1 = "=SUM(R[-7]C[0]:R[-1]C[0])"
    Worksheets("Flujo de Caja").Cells(16, 3 + i) = manod
    Worksheets("Flujo de Caja").Cells(17, 3 + i) = maq
    Worksheets("Flujo de Caja").Cells(18, 3 + i) = insu
    Worksheets("Flujo de Caja").Cells(19, 3 + i) = impre
'    Worksheets("Flujo de Caja").Cells(16, 3 + i) = costotraventa
'    'ventapec
    With Worksheets("Evaluación Cuantitativa")
        If Not (.Cells(21, 8) = "Al Final") Then
                If (i - .Cells(192, 57)) Mod .Cells(192, 55) = 0 And .Cells(192, 55) &gt; 0 And .Cells(192, 57) &lt;= i Then
                    ventapec1 = ventapec1 + .Cells(192, 54) / .Cells(192, 59)
                    costoventapec1 = costoventapec1 + .Cells(39, 8) / .Cells(192, 59)
                End If
'            fechaper = .Cells(21, 9)
'            If (inimes &gt;= DateSerial(Year(fechaper), Month(fechaper), 1)) Then
'                ventapec = ventapec + .Cells(21, 6)
'                If (inimes = DateSerial(Year(fechaper), Month(fechaper), 1)) Then
'                        costoventapec = costoventapec + .Cells(39, 9) - .Cells(27, 23)
'                End If
'            End If

        Else
            fechacosecha = .Cells(21, 10)
            If (inimes = DateSerial(Year(fechacosecha), Month(fechacosecha), 1)) Then
                ventapec1 = ventapec1 + .Cells(21, 6)
                costoventapec1 = costoventapec1 + .Cells(39, 8) ' - .Cells(27, 23)
            End If
        End If
        If Not (.Cells(22, 8) = "Al Final") Then
                If (i - .Cells(193, 57)) Mod .Cells(193, 55) = 0 And .Cells(193, 55) &gt; 0 And .Cells(193, 57) &lt;= i Then
                    ventapec2 = ventapec2 + .Cells(193, 54) / .Cells(193, 59)
                    costoventapec2 = costoventapec2 + .Cells(40, 8) / .Cells(193, 59)
                End If
'            fechaper = .Cells(22, 9)
'            If (inimes &gt;= DateSerial(Year(fechaper), Month(fechaper), 1)) Then
'                ventapec = ventapec + .Cells(22, 6)
'                If (inimes = DateSerial(Year(fechaper), Month(fechaper), 1)) Then
'                    If costoventapec = 0 Then
'                        costoventapec = costoventapec + .Cells(40, 9) - .Cells(27, 23)
'                    Else
'                        costoventapec = costoventapec + .Cells(40, 9)
'                    End If
'                End If
'            End If
        Else
            fechacosecha = .Cells(22, 10)
            If (inimes = DateSerial(Year(fechacosecha), Month(fechacosecha), 1)) Then
                ventapec2 = ventapec2 + .Cells(22, 6)
                costoventapec1 = costoventapec1 + .Cells(40, 8)
'                    If costoventapec = 0 Then
'                        costoventapec = costoventapec + .Cells(40, 9) - .Cells(27, 23)
'                    Else
'                        costoventapec = costoventapec + .Cells(40, 9)
'                    End If
            End If
        End If
    End With
    Worksheets("Flujo de Caja").Cells(13, 3 + i) = ventapec1
    Worksheets("Flujo de Caja").Cells(14, 3 + i) = ventapec2
    Worksheets("Flujo de Caja").Cells(22, 3 + i) = costoventapec1
    Worksheets("Flujo de Caja").Cells(23, 3 + i) = costoventapec2
'    Worksheets("Flujo de Caja").Cells(17, 3 + i) = costoventapec

    Worksheets("Flujo de Caja").Cells(24, 3 + i).FormulaR1C1 = "=SUM(R[-8]C[0]:R[-1]C[0])"
    Worksheets("Flujo de Caja").Cells(25, 3 + i).FormulaR1C1 = "=" &amp; Cstr(NombreColumna(3+i)) &amp; "24-" &amp; Cstr(NombreColumna(3+i)) &amp; "15"
    Worksheets("Flujo de Caja").Cells(28, 3 + i).FormulaR1C1 = "=" &amp; Cstr(NombreColumna(3+i)) &amp; "25-" &amp; Cstr(NombreColumna(3+i)) &amp; "26-" &amp; Cstr(NombreColumna(3+i)) &amp; "27"
    Worksheets("Flujo de Caja").Cells(31, 3 + i).FormulaR1C1 = "=" &amp; Cstr(NombreColumna(3+i)) &amp; "28+" &amp; Cstr(NombreColumna(3+i)) &amp; "29-" &amp; Cstr(NombreColumna(3+i)) &amp; "30"
    If i &gt; 1 Then
    Worksheets("Flujo de Caja").Cells(29, 3 + i) = Worksheets("Evaluación Cuantitativa").Cells(62, 10)
    End If
    Worksheets("Flujo de Caja").Cells(26, 3 + i) = 0
''''Call validacionsum2(Worksheets("Flujo de Caja").Cells(26, 3 + i), tam + 3)
    'otrosgastos
'    If tam = i Then
'
'        Worksheets("Flujo de Caja").Cells(26, 3 + i) = Worksheets("Evaluación Cuantitativa").Cells(46, 14)
'    Else
'
'        Worksheets("Flujo de Caja").Cells(26, 3 + i) = 0
'    End If
    If i &gt; 1 Then
    With Worksheets("Evaluación Cuantitativa")
    If .Cells(129, 55) = 0 Then
        If i = .Cells(129, 56) Then
            oblig = oblig + .Cells(50, 9)
        End If
    Else
        If i Mod .Cells(129, 55) = .Cells(129, 57) And .Cells(129, 55) &gt; 0 And .Cells(129, 56) &gt;= i Then
            oblig = oblig + Worksheets("Evaluación Cuantitativa").Cells(50, 9)
        End If
    End If
    If .Cells(130, 55) = 0 Then
        If i = .Cells(130, 56) Then
            oblig = oblig + .Cells(51, 9)
        End If
    Else
        If i Mod .Cells(130, 55) = .Cells(130, 57) And .Cells(130, 55) &gt; 0 And .Cells(130, 56) &gt;= i Then
            oblig = oblig + Worksheets("Evaluación Cuantitativa").Cells(51, 9)
        End If
    End If
    End With
    End If
    Worksheets("Flujo de Caja").Cells(27, 3 + i) = oblig
    With Worksheets("Evaluación Cuantitativa")
    If .Cells(132, 57) = 0 Then
        If i = .Cells(132, 58) Then
            deudafam = deudafam + .Cells(132, 55)
        End If
    Else
        If i Mod .Cells(132, 57) = .Cells(132, 59) And .Cells(132, 57) &gt; 0 And .Cells(132, 58) &gt;= i Then
            deudafam = deudafam + .Cells(132, 55)
        End If
    End If
    If .Cells(133, 57) = 0 Then
        If i = .Cells(133, 58) Then
            deudafam = deudafam + .Cells(133, 55)
        End If
    Else
        If i Mod .Cells(133, 57) = .Cells(133, 59) And .Cells(133, 57) &gt; 0 And .Cells(133, 58) &gt;= i Then
            deudafam = deudafam + .Cells(133, 55)
        End If
    End If
    If .Cells(134, 57) = 0 Then
        If i = .Cells(134, 58) Then
            deudafam = deudafam + .Cells(134, 55)
        End If
    Else
        If i Mod .Cells(134, 57) = .Cells(134, 59) And .Cells(134, 57) &gt; 0 And .Cells(134, 58) &gt;= i Then
            deudafam = deudafam + .Cells(134, 55)
        End If
    End If
    End With
    If i &gt; 1 Then
    Worksheets("Flujo de Caja").Cells(30, 3 + i).Value = deudafam + Worksheets("Evaluación Cuantitativa").Cells(74, 9).Value
    End If
        'A PAGAR PARA CANCELAR
''''Call validacioncant1(Worksheets("Flujo de Caja").Cells(33, 3 + i))
    Worksheets("Flujo de Caja").Cells(36, 3 + i) = "=" &amp; Cstr(NombreColumna(3+i)) &amp; "45"
    If i = 1 Then
        'FLUJO SIN CREDITO CON SALDO INICIAL
        Worksheets("Flujo de Caja").Cells(32, 3 + i).FormulaR1C1 = "='Evaluación Cuantitativa'!R[-24]C[19] + 'Flujo de Caja'!R[-1]C"
        'FLUJO CON CREDITO CON SALDO INICIAL
        Worksheets("Flujo de Caja").Cells(37, 3 + i).FormulaR1C1 = "=R[-5]C+R[-3]C+R[-2]C"
        'ABONO A CAPITAL
        Worksheets("Flujo de Caja").Cells(41, 3 + i) = 0
        'ABONO A INTERESES
        Worksheets("Flujo de Caja").Cells(42, 3 + i) = 0
        'INTERESES DEL LAPSO
        Worksheets("Flujo de Caja").Cells(43, 3 + i) = 0
        'INTERESES VIGENTES A LA FECHA
        Worksheets("Flujo de Caja").Cells(44, 3 + i) = 0
        'CAPITAL VIGENTE
        Worksheets("Flujo de Caja").Cells(45, 3 + i).FormulaR1C1 = "=R[-11]C"

    Else
        'FLUJO SIN CREDITO CON SALDO INICIAL
        Worksheets("Flujo de Caja").Cells(32, 3 + i).FormulaR1C1 = "=R[-1]C[0]+R[0]C[-1]"
        'FLUJO CON CREDITO CON SALDO INICIAL
        Worksheets("Flujo de Caja").Cells(37, 3 + i).FormulaR1C1 = "=RC[-1]+R[-6]C+R[-3]C+R[-2]C"
        'INTERESES DEL LAPSO
        Worksheets("Flujo de Caja").Cells(43, 3 + i).FormulaR1C1 = "=(R[2]C[-1]*Solicitud!R176C86/360*12)*( R[-3]C - R[-3]C[-1] )"
        'INTERESES VIGENTES A LA FECHA
        Worksheets("Flujo de Caja").Cells(44, 3 + i) = "= ( " &amp; Cstr(NombreColumna(2+i)) &amp; "44 + " &amp; Cstr(NombreColumna(3+i)) &amp; "43 - " &amp; Cstr(NombreColumna(2+i)) &amp; "42)"
        'ABONO A INTERESES
        Worksheets("Flujo de Caja").Cells(42, 3 + i) = "=+IF(-" &amp; Cstr(NombreColumna(3+i)) &amp; "35&lt;=" &amp; Cstr(NombreColumna(3+i)) &amp; "44;-" &amp; Cstr(NombreColumna(3+i)) &amp; "35;" &amp; Cstr(NombreColumna(3+i)) &amp; "44)"
        'ABONO A CAPITAL
        Worksheets("Flujo de Caja").Cells(41, 3 + i) = "=+IF(" &amp; Cstr(NombreColumna(3+i)) &amp; "35&gt;=" &amp; Cstr(NombreColumna(3+i)) &amp; "44;"&amp; Cstr(NombreColumna(3+i)) &amp; "35-"&amp; Cstr(NombreColumna(3+i)) &amp; "44;0)"
        'CAPITAL VIGENTE
        Worksheets("Flujo de Caja").Cells(45, 3 + i) = "=+(" &amp; Cstr(NombreColumna(2+i)) &amp; "45+" &amp; Cstr(NombreColumna(3+i)) &amp; "34-" &amp; Cstr(NombreColumna(3+i)) &amp; "41+" &amp; Cstr(NombreColumna(3+i)) &amp; "43-" &amp; Cstr(NombreColumna(3+i)) &amp; "42)"
    End If

'    With Worksheets("Evaluación Cuantitativa")
'        finpago = .Cells(78, 10)
'        If inimes &lt;= DateSerial(Year(finpago), Month(finpago), 1) Then
'            deudafam = deudafam + .Cells(78, 9)
'        End If
'        finpago = .Cells(79, 10)
'        If inimes &lt;= DateSerial(Year(finpago), Month(finpago), 1) Then
'            deudafam = deudafam + .Cells(79, 9)
'        End If
'        finpago = .Cells(80, 10)
'        If inimes &lt;= DateSerial(Year(finpago), Month(finpago), 1) Then
'            deudafam = deudafam + .Cells(80, 9)
'        End If
'    End With
'    Worksheets("Flujo de Caja").Cells(25, 3 + i).Value = deudafam + Worksheets("Evaluación Cuantitativa").Cells(74, 9).Value
'    Call fmonedan(Worksheets("Flujo de Caja").Cells(25, 3 + i))
''''Call validacionmes(Worksheets("Flujo de Caja").Cells(33, 3 + i))
    Worksheets("Flujo de Caja").Cells(38, 3 + i).FormulaR1C1 = "=YEAR(R[-31]C[0])"
    Worksheets("Flujo de Caja").Cells(39, 3 + i).FormulaR1C1 = "=MONTH(R[-32]C[0])"
    Worksheets("Flujo de Caja").Cells(40, 3 + i).FormulaR1C1 = "=IF((R[-7]C&lt;&gt;0);DATE(R[-2]C;R[-1]C;R[-7]C);R[-33]C)"
    
    fecha = DateAdd("m", i, fechaini)
    i = i + 1
    If DateSerial(Year(fecha), Month(fecha), 1) &gt; DateSerial(Year(fechafin), Month(fechafin), 1) Then
    Exit Do
    End If
    Loop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if num=1 then
	cod=255
	else
	cod=128
	end if
	If oSel.getImplementationName = "ScCellRangeObj" Then
		With oSel
			For col = 0 To oSel.getColumns.getCount - 1
				For fil = 0 To oSel.getRows.getCount - 1
					With .getCellByPosition( col, fil )
						.CharColor = RGB( 1,1,1 )
						.CellBackColor = RGB(0,cod,0)
					End With
				Next
			Next
		End With
	else
		oSel.CharColor = RGB( 255,255,255 )
		oSel.CellBackColor = RGB(219,119,45)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